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1173in" svg:y="0.563in">
            <draw:object draw:notify-on-update-of-ranges="Sheet1.A2:Sheet1.A401 Sheet1.D1:Sheet1.D1 Sheet1.D2:Sheet1.D401 Sheet1.A2:Sheet1.A401 Sheet1.E1:Sheet1.E1 Sheet1.E2:Sheet1.E401 Sheet1.B1:Sheet1.B1 Sheet1.B2:Sheet1.B401 Sheet1.A2:Sheet1.A401 Sheet1.C1:Sheet1.C1 Sheet1.C2:Sheet1.C401 Sheet1.A2:Sheet1.A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v</text:p>
          </table:table-cell>
          <table:table-cell office:value-type="string">
            <text:p>cons_vt</text:p>
          </table:table-cell>
          <table:table-cell office:value-type="string">
            <text:p>vt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91510004">
            <text:p>0.0009151</text:p>
          </table:table-cell>
          <table:table-cell office:value-type="float" office:value="0">
            <text:p>0</text:p>
          </table:table-cell>
          <table:table-cell office:value-type="float" office:value="0.0066552726">
            <text:p>0.0066552726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3]-[.E3])-([.D2]-[.E2])" office:value-type="float" office:value="0.0066552726">
            <text:p>0.00665527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4]-[.E4])-([.D3]-[.E3]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5]-[.E5])-([.D4]-[.E4]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6]-[.E6])-([.D5]-[.E5])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7]-[.E7])-([.D6]-[.E6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8]-[.E8])-([.D7]-[.E7])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9]-[.E9])-([.D8]-[.E8])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0]-[.E10])-([.D9]-[.E9])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1]-[.E11])-([.D10]-[.E10])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2]-[.E12])-([.D11]-[.E11])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3]-[.E13])-([.D12]-[.E12])" office:value-type="float" office:value="0.02">
            <text:p>0.02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table:formula="of:=([.D14]-[.E14])-([.D13]-[.E13])" office:value-type="float" office:value="0.02">
            <text:p>0.02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table:formula="of:=([.D15]-[.E15])-([.D14]-[.E14])" office:value-type="float" office:value="0.02">
            <text:p>0.02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table:formula="of:=([.D16]-[.E16])-([.D15]-[.E15])" office:value-type="float" office:value="0.02">
            <text:p>0.02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24999999">
            <text:p>0.024999999</text:p>
          </table:table-cell>
          <table:table-cell office:value-type="float" office:value="0.0027453">
            <text:p>0.0027453</text:p>
          </table:table-cell>
          <table:table-cell office:value-type="float" office:value="0.099999994">
            <text:p>0.099999994</text:p>
          </table:table-cell>
          <table:table-cell office:value-type="float" office:value="0.019965818">
            <text:p>0.019965818</text:p>
          </table:table-cell>
          <table:table-cell/>
          <table:table-cell table:formula="of:=([.D17]-[.E17])-([.D16]-[.E16])" office:value-type="float" office:value="0.0000341760000000107">
            <text:p>0.000034176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29999997">
            <text:p>0.029999997</text:p>
          </table:table-cell>
          <table:table-cell office:value-type="float" office:value="0.019217102">
            <text:p>0.019217102</text:p>
          </table:table-cell>
          <table:table-cell office:value-type="float" office:value="0.11999999">
            <text:p>0.11999999</text:p>
          </table:table-cell>
          <table:table-cell office:value-type="float" office:value="0.13976073">
            <text:p>0.13976073</text:p>
          </table:table-cell>
          <table:table-cell/>
          <table:table-cell table:formula="of:=([.D18]-[.E18])-([.D17]-[.E17])" office:value-type="float" office:value="-0.099794916">
            <text:p>-0.099794916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34999996">
            <text:p>0.034999996</text:p>
          </table:table-cell>
          <table:table-cell office:value-type="float" office:value="0.024707701">
            <text:p>0.024707701</text:p>
          </table:table-cell>
          <table:table-cell office:value-type="float" office:value="0.13999999">
            <text:p>0.13999999</text:p>
          </table:table-cell>
          <table:table-cell office:value-type="float" office:value="0.17969236">
            <text:p>0.17969236</text:p>
          </table:table-cell>
          <table:table-cell/>
          <table:table-cell table:formula="of:=([.D19]-[.E19])-([.D18]-[.E18])" office:value-type="float" office:value="-0.01993163">
            <text:p>-0.01993163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39999995">
            <text:p>0.039999995</text:p>
          </table:table-cell>
          <table:table-cell office:value-type="float" office:value="0.027453002">
            <text:p>0.027453002</text:p>
          </table:table-cell>
          <table:table-cell office:value-type="float" office:value="0.15999998">
            <text:p>0.15999998</text:p>
          </table:table-cell>
          <table:table-cell office:value-type="float" office:value="0.19965817">
            <text:p>0.19965817</text:p>
          </table:table-cell>
          <table:table-cell/>
          <table:table-cell table:formula="of:=([.D20]-[.E20])-([.D19]-[.E19])" office:value-type="float" office:value="0.0000341800000000225">
            <text:p>0.0000341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44999994">
            <text:p>0.044999994</text:p>
          </table:table-cell>
          <table:table-cell office:value-type="float" office:value="0.032943603">
            <text:p>0.032943603</text:p>
          </table:table-cell>
          <table:table-cell office:value-type="float" office:value="0.17999998">
            <text:p>0.17999998</text:p>
          </table:table-cell>
          <table:table-cell office:value-type="float" office:value="0.18634763">
            <text:p>0.18634763</text:p>
          </table:table-cell>
          <table:table-cell/>
          <table:table-cell table:formula="of:=([.D21]-[.E21])-([.D20]-[.E20])" office:value-type="float" office:value="0.03331054">
            <text:p>0.03331054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49999993">
            <text:p>0.049999993</text:p>
          </table:table-cell>
          <table:table-cell office:value-type="float" office:value="0.035688903">
            <text:p>0.035688903</text:p>
          </table:table-cell>
          <table:table-cell office:value-type="float" office:value="0.19999997">
            <text:p>0.19999997</text:p>
          </table:table-cell>
          <table:table-cell office:value-type="float" office:value="0.19300291">
            <text:p>0.19300291</text:p>
          </table:table-cell>
          <table:table-cell/>
          <table:table-cell table:formula="of:=([.D22]-[.E22])-([.D21]-[.E21])" office:value-type="float" office:value="0.01334471">
            <text:p>0.01334471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54999992">
            <text:p>0.054999992</text:p>
          </table:table-cell>
          <table:table-cell office:value-type="float" office:value="0.0375191">
            <text:p>0.0375191</text:p>
          </table:table-cell>
          <table:table-cell office:value-type="float" office:value="0.21999997">
            <text:p>0.21999997</text:p>
          </table:table-cell>
          <table:table-cell office:value-type="float" office:value="0.20631345">
            <text:p>0.20631345</text:p>
          </table:table-cell>
          <table:table-cell/>
          <table:table-cell table:formula="of:=([.D23]-[.E23])-([.D22]-[.E22])" office:value-type="float" office:value="0.00668946000000001">
            <text:p>0.00668946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5999999">
            <text:p>0.05999999</text:p>
          </table:table-cell>
          <table:table-cell office:value-type="float" office:value="0.041179504">
            <text:p>0.041179504</text:p>
          </table:table-cell>
          <table:table-cell office:value-type="float" office:value="0.23999996">
            <text:p>0.23999996</text:p>
          </table:table-cell>
          <table:table-cell office:value-type="float" office:value="0.20631345">
            <text:p>0.20631345</text:p>
          </table:table-cell>
          <table:table-cell/>
          <table:table-cell table:formula="of:=([.D24]-[.E24])-([.D23]-[.E23])" office:value-type="float" office:value="0.01999999">
            <text:p>0.01999999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6499999">
            <text:p>0.06499999</text:p>
          </table:table-cell>
          <table:table-cell office:value-type="float" office:value="0.0439248">
            <text:p>0.0439248</text:p>
          </table:table-cell>
          <table:table-cell office:value-type="float" office:value="0.25999996">
            <text:p>0.25999996</text:p>
          </table:table-cell>
          <table:table-cell office:value-type="float" office:value="0.23958981">
            <text:p>0.23958981</text:p>
          </table:table-cell>
          <table:table-cell/>
          <table:table-cell table:formula="of:=([.D25]-[.E25])-([.D24]-[.E24])" office:value-type="float" office:value="-0.01327636">
            <text:p>-0.01327636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6999999">
            <text:p>0.06999999</text:p>
          </table:table-cell>
          <table:table-cell office:value-type="float" office:value="0.0512456">
            <text:p>0.0512456</text:p>
          </table:table-cell>
          <table:table-cell office:value-type="float" office:value="0.27999997">
            <text:p>0.27999997</text:p>
          </table:table-cell>
          <table:table-cell office:value-type="float" office:value="0.2662109">
            <text:p>0.2662109</text:p>
          </table:table-cell>
          <table:table-cell/>
          <table:table-cell table:formula="of:=([.D26]-[.E26])-([.D25]-[.E25])" office:value-type="float" office:value="-0.00662108">
            <text:p>-0.00662108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74999996">
            <text:p>0.074999996</text:p>
          </table:table-cell>
          <table:table-cell office:value-type="float" office:value="0.0576513">
            <text:p>0.0576513</text:p>
          </table:table-cell>
          <table:table-cell office:value-type="float" office:value="0.29999998">
            <text:p>0.29999998</text:p>
          </table:table-cell>
          <table:table-cell office:value-type="float" office:value="0.29948726">
            <text:p>0.29948726</text:p>
          </table:table-cell>
          <table:table-cell/>
          <table:table-cell table:formula="of:=([.D27]-[.E27])-([.D26]-[.E26])" office:value-type="float" office:value="-0.01327635">
            <text:p>-0.01327635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8">
            <text:p>0.08</text:p>
          </table:table-cell>
          <table:table-cell office:value-type="float" office:value="0.063141905">
            <text:p>0.063141905</text:p>
          </table:table-cell>
          <table:table-cell office:value-type="float" office:value="0.32">
            <text:p>0.32</text:p>
          </table:table-cell>
          <table:table-cell office:value-type="float" office:value="0.32610837">
            <text:p>0.32610837</text:p>
          </table:table-cell>
          <table:table-cell/>
          <table:table-cell table:formula="of:=([.D28]-[.E28])-([.D27]-[.E27])" office:value-type="float" office:value="-0.00662108999999994">
            <text:p>-0.00662109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85">
            <text:p>0.085</text:p>
          </table:table-cell>
          <table:table-cell office:value-type="float" office:value="0.068632506">
            <text:p>0.068632506</text:p>
          </table:table-cell>
          <table:table-cell office:value-type="float" office:value="0.34">
            <text:p>0.34</text:p>
          </table:table-cell>
          <table:table-cell office:value-type="float" office:value="0.36604">
            <text:p>0.36604</text:p>
          </table:table-cell>
          <table:table-cell/>
          <table:table-cell table:formula="of:=([.D29]-[.E29])-([.D28]-[.E28])" office:value-type="float" office:value="-0.01993163">
            <text:p>-0.01993163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9">
            <text:p>0.09</text:p>
          </table:table-cell>
          <table:table-cell office:value-type="float" office:value="0.075953305">
            <text:p>0.075953305</text:p>
          </table:table-cell>
          <table:table-cell office:value-type="float" office:value="0.36">
            <text:p>0.36</text:p>
          </table:table-cell>
          <table:table-cell office:value-type="float" office:value="0.36604">
            <text:p>0.36604</text:p>
          </table:table-cell>
          <table:table-cell/>
          <table:table-cell table:formula="of:=([.D30]-[.E30])-([.D29]-[.E29])" office:value-type="float" office:value="0.02">
            <text:p>0.02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95000006">
            <text:p>0.095000006</text:p>
          </table:table-cell>
          <table:table-cell office:value-type="float" office:value="0.07961371">
            <text:p>0.07961371</text:p>
          </table:table-cell>
          <table:table-cell office:value-type="float" office:value="0.38000003">
            <text:p>0.38000003</text:p>
          </table:table-cell>
          <table:table-cell office:value-type="float" office:value="0.36604">
            <text:p>0.36604</text:p>
          </table:table-cell>
          <table:table-cell/>
          <table:table-cell table:formula="of:=([.D31]-[.E31])-([.D30]-[.E30])" office:value-type="float" office:value="0.02000003">
            <text:p>0.02000003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10000001">
            <text:p>0.10000001</text:p>
          </table:table-cell>
          <table:table-cell office:value-type="float" office:value="0.08510431">
            <text:p>0.08510431</text:p>
          </table:table-cell>
          <table:table-cell office:value-type="float" office:value="0.40000004">
            <text:p>0.40000004</text:p>
          </table:table-cell>
          <table:table-cell office:value-type="float" office:value="0.39266112">
            <text:p>0.39266112</text:p>
          </table:table-cell>
          <table:table-cell/>
          <table:table-cell table:formula="of:=([.D32]-[.E32])-([.D31]-[.E31])" office:value-type="float" office:value="-0.00662110999999999">
            <text:p>-0.0066211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0500001">
            <text:p>0.10500001</text:p>
          </table:table-cell>
          <table:table-cell office:value-type="float" office:value="0.088764705">
            <text:p>0.088764705</text:p>
          </table:table-cell>
          <table:table-cell office:value-type="float" office:value="0.42000005">
            <text:p>0.42000005</text:p>
          </table:table-cell>
          <table:table-cell office:value-type="float" office:value="0.40597162">
            <text:p>0.40597162</text:p>
          </table:table-cell>
          <table:table-cell/>
          <table:table-cell table:formula="of:=([.D33]-[.E33])-([.D32]-[.E32])" office:value-type="float" office:value="0.00668951000000001">
            <text:p>0.00668951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10000014">
            <text:p>0.110000014</text:p>
          </table:table-cell>
          <table:table-cell office:value-type="float" office:value="0.08967981">
            <text:p>0.08967981</text:p>
          </table:table-cell>
          <table:table-cell office:value-type="float" office:value="0.44000006">
            <text:p>0.44000006</text:p>
          </table:table-cell>
          <table:table-cell office:value-type="float" office:value="0.39931634">
            <text:p>0.39931634</text:p>
          </table:table-cell>
          <table:table-cell/>
          <table:table-cell table:formula="of:=([.D34]-[.E34])-([.D33]-[.E33])" office:value-type="float" office:value="0.0266552900000001">
            <text:p>0.02665529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1500002">
            <text:p>0.11500002</text:p>
          </table:table-cell>
          <table:table-cell office:value-type="float" office:value="0.09700061">
            <text:p>0.09700061</text:p>
          </table:table-cell>
          <table:table-cell office:value-type="float" office:value="0.46000007">
            <text:p>0.46000007</text:p>
          </table:table-cell>
          <table:table-cell office:value-type="float" office:value="0.43924803">
            <text:p>0.43924803</text:p>
          </table:table-cell>
          <table:table-cell/>
          <table:table-cell table:formula="of:=([.D35]-[.E35])-([.D34]-[.E34])" office:value-type="float" office:value="-0.0199316800000001">
            <text:p>-0.01993168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2000002">
            <text:p>0.12000002</text:p>
          </table:table-cell>
          <table:table-cell office:value-type="float" office:value="0.10340631">
            <text:p>0.10340631</text:p>
          </table:table-cell>
          <table:table-cell office:value-type="float" office:value="0.48000008">
            <text:p>0.48000008</text:p>
          </table:table-cell>
          <table:table-cell office:value-type="float" office:value="0.4459033">
            <text:p>0.4459033</text:p>
          </table:table-cell>
          <table:table-cell/>
          <table:table-cell table:formula="of:=([.D36]-[.E36])-([.D35]-[.E35])" office:value-type="float" office:value="0.01334474">
            <text:p>0.01334474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2500001">
            <text:p>0.12500001</text:p>
          </table:table-cell>
          <table:table-cell office:value-type="float" office:value="0.111642204">
            <text:p>0.111642204</text:p>
          </table:table-cell>
          <table:table-cell office:value-type="float" office:value="0.50000006">
            <text:p>0.50000006</text:p>
          </table:table-cell>
          <table:table-cell office:value-type="float" office:value="0.4791796">
            <text:p>0.4791796</text:p>
          </table:table-cell>
          <table:table-cell/>
          <table:table-cell table:formula="of:=([.D37]-[.E37])-([.D36]-[.E36])" office:value-type="float" office:value="-0.01327632">
            <text:p>-0.01327632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3000001">
            <text:p>0.13000001</text:p>
          </table:table-cell>
          <table:table-cell office:value-type="float" office:value="0.116217695">
            <text:p>0.116217695</text:p>
          </table:table-cell>
          <table:table-cell office:value-type="float" office:value="0.52000004">
            <text:p>0.52000004</text:p>
          </table:table-cell>
          <table:table-cell office:value-type="float" office:value="0.512456">
            <text:p>0.512456</text:p>
          </table:table-cell>
          <table:table-cell/>
          <table:table-cell table:formula="of:=([.D38]-[.E38])-([.D37]-[.E37])" office:value-type="float" office:value="-0.01327642">
            <text:p>-0.01327642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35">
            <text:p>0.135</text:p>
          </table:table-cell>
          <table:table-cell office:value-type="float" office:value="0.117132805">
            <text:p>0.117132805</text:p>
          </table:table-cell>
          <table:table-cell office:value-type="float" office:value="0.54">
            <text:p>0.54</text:p>
          </table:table-cell>
          <table:table-cell office:value-type="float" office:value="0.5191113">
            <text:p>0.5191113</text:p>
          </table:table-cell>
          <table:table-cell/>
          <table:table-cell table:formula="of:=([.D39]-[.E39])-([.D38]-[.E38])" office:value-type="float" office:value="0.0133446600000001">
            <text:p>0.01334466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4">
            <text:p>0.14</text:p>
          </table:table-cell>
          <table:table-cell office:value-type="float" office:value="0.12902911">
            <text:p>0.12902911</text:p>
          </table:table-cell>
          <table:table-cell office:value-type="float" office:value="0.56">
            <text:p>0.56</text:p>
          </table:table-cell>
          <table:table-cell office:value-type="float" office:value="0.5923193">
            <text:p>0.5923193</text:p>
          </table:table-cell>
          <table:table-cell/>
          <table:table-cell table:formula="of:=([.D40]-[.E40])-([.D39]-[.E39])" office:value-type="float" office:value="-0.053208">
            <text:p>-0.053208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45">
            <text:p>0.145</text:p>
          </table:table-cell>
          <table:table-cell office:value-type="float" office:value="0.1326895">
            <text:p>0.1326895</text:p>
          </table:table-cell>
          <table:table-cell office:value-type="float" office:value="0.58">
            <text:p>0.58</text:p>
          </table:table-cell>
          <table:table-cell office:value-type="float" office:value="0.60562986">
            <text:p>0.60562986</text:p>
          </table:table-cell>
          <table:table-cell/>
          <table:table-cell table:formula="of:=([.D41]-[.E41])-([.D40]-[.E40])" office:value-type="float" office:value="0.00668943999999994">
            <text:p>0.00668944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14999999">
            <text:p>0.14999999</text:p>
          </table:table-cell>
          <table:table-cell office:value-type="float" office:value="0.14001031">
            <text:p>0.14001031</text:p>
          </table:table-cell>
          <table:table-cell office:value-type="float" office:value="0.59999996">
            <text:p>0.59999996</text:p>
          </table:table-cell>
          <table:table-cell office:value-type="float" office:value="0.61894035">
            <text:p>0.61894035</text:p>
          </table:table-cell>
          <table:table-cell/>
          <table:table-cell table:formula="of:=([.D42]-[.E42])-([.D41]-[.E41])" office:value-type="float" office:value="0.00668946999999998">
            <text:p>0.00668947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15499999">
            <text:p>0.15499999</text:p>
          </table:table-cell>
          <table:table-cell office:value-type="float" office:value="0.1418405">
            <text:p>0.1418405</text:p>
          </table:table-cell>
          <table:table-cell office:value-type="float" office:value="0.61999995">
            <text:p>0.61999995</text:p>
          </table:table-cell>
          <table:table-cell office:value-type="float" office:value="0.61894035">
            <text:p>0.61894035</text:p>
          </table:table-cell>
          <table:table-cell/>
          <table:table-cell table:formula="of:=([.D43]-[.E43])-([.D42]-[.E42])" office:value-type="float" office:value="0.01999999">
            <text:p>0.01999999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15999998">
            <text:p>0.15999998</text:p>
          </table:table-cell>
          <table:table-cell office:value-type="float" office:value="0.14916131">
            <text:p>0.14916131</text:p>
          </table:table-cell>
          <table:table-cell office:value-type="float" office:value="0.6399999">
            <text:p>0.6399999</text:p>
          </table:table-cell>
          <table:table-cell office:value-type="float" office:value="0.60562986">
            <text:p>0.60562986</text:p>
          </table:table-cell>
          <table:table-cell/>
          <table:table-cell table:formula="of:=([.D44]-[.E44])-([.D43]-[.E43])" office:value-type="float" office:value="0.0333104400000001">
            <text:p>0.03331044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16499998">
            <text:p>0.16499998</text:p>
          </table:table-cell>
          <table:table-cell office:value-type="float" office:value="0.1473311">
            <text:p>0.1473311</text:p>
          </table:table-cell>
          <table:table-cell office:value-type="float" office:value="0.6599999">
            <text:p>0.6599999</text:p>
          </table:table-cell>
          <table:table-cell office:value-type="float" office:value="0.57900876">
            <text:p>0.57900876</text:p>
          </table:table-cell>
          <table:table-cell/>
          <table:table-cell table:formula="of:=([.D45]-[.E45])-([.D44]-[.E44])" office:value-type="float" office:value="0.0466211">
            <text:p>0.0466211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16999997">
            <text:p>0.16999997</text:p>
          </table:table-cell>
          <table:table-cell office:value-type="float" office:value="0.15190661">
            <text:p>0.15190661</text:p>
          </table:table-cell>
          <table:table-cell office:value-type="float" office:value="0.6799999">
            <text:p>0.6799999</text:p>
          </table:table-cell>
          <table:table-cell office:value-type="float" office:value="0.5856641">
            <text:p>0.5856641</text:p>
          </table:table-cell>
          <table:table-cell/>
          <table:table-cell table:formula="of:=([.D46]-[.E46])-([.D45]-[.E45])" office:value-type="float" office:value="0.01334466">
            <text:p>0.01334466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17499997">
            <text:p>0.17499997</text:p>
          </table:table-cell>
          <table:table-cell office:value-type="float" office:value="0.1628878">
            <text:p>0.1628878</text:p>
          </table:table-cell>
          <table:table-cell office:value-type="float" office:value="0.69999987">
            <text:p>0.69999987</text:p>
          </table:table-cell>
          <table:table-cell office:value-type="float" office:value="0.6389062">
            <text:p>0.6389062</text:p>
          </table:table-cell>
          <table:table-cell/>
          <table:table-cell table:formula="of:=([.D47]-[.E47])-([.D46]-[.E46])" office:value-type="float" office:value="-0.03324213">
            <text:p>-0.03324213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17999996">
            <text:p>0.17999996</text:p>
          </table:table-cell>
          <table:table-cell office:value-type="float" office:value="0.1665482">
            <text:p>0.1665482</text:p>
          </table:table-cell>
          <table:table-cell office:value-type="float" office:value="0.71999985">
            <text:p>0.71999985</text:p>
          </table:table-cell>
          <table:table-cell office:value-type="float" office:value="0.7054589">
            <text:p>0.7054589</text:p>
          </table:table-cell>
          <table:table-cell/>
          <table:table-cell table:formula="of:=([.D48]-[.E48])-([.D47]-[.E47])" office:value-type="float" office:value="-0.04655272">
            <text:p>-0.04655272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18499996">
            <text:p>0.18499996</text:p>
          </table:table-cell>
          <table:table-cell office:value-type="float" office:value="0.17203881">
            <text:p>0.17203881</text:p>
          </table:table-cell>
          <table:table-cell office:value-type="float" office:value="0.73999983">
            <text:p>0.73999983</text:p>
          </table:table-cell>
          <table:table-cell office:value-type="float" office:value="0.71876943">
            <text:p>0.71876943</text:p>
          </table:table-cell>
          <table:table-cell/>
          <table:table-cell table:formula="of:=([.D49]-[.E49])-([.D48]-[.E48])" office:value-type="float" office:value="0.00668944999999999">
            <text:p>0.00668945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18999995">
            <text:p>0.18999995</text:p>
          </table:table-cell>
          <table:table-cell office:value-type="float" office:value="0.1793596">
            <text:p>0.1793596</text:p>
          </table:table-cell>
          <table:table-cell office:value-type="float" office:value="0.7599998">
            <text:p>0.7599998</text:p>
          </table:table-cell>
          <table:table-cell office:value-type="float" office:value="0.73208">
            <text:p>0.73208</text:p>
          </table:table-cell>
          <table:table-cell/>
          <table:table-cell table:formula="of:=([.D50]-[.E50])-([.D49]-[.E49])" office:value-type="float" office:value="0.00668939999999996">
            <text:p>0.0066894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19499995">
            <text:p>0.19499995</text:p>
          </table:table-cell>
          <table:table-cell office:value-type="float" office:value="0.1875955">
            <text:p>0.1875955</text:p>
          </table:table-cell>
          <table:table-cell office:value-type="float" office:value="0.7799998">
            <text:p>0.7799998</text:p>
          </table:table-cell>
          <table:table-cell office:value-type="float" office:value="0.7387353">
            <text:p>0.7387353</text:p>
          </table:table-cell>
          <table:table-cell/>
          <table:table-cell table:formula="of:=([.D51]-[.E51])-([.D50]-[.E50])" office:value-type="float" office:value="0.0133447">
            <text:p>0.0133447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19999994">
            <text:p>0.19999994</text:p>
          </table:table-cell>
          <table:table-cell office:value-type="float" office:value="0.1940012">
            <text:p>0.1940012</text:p>
          </table:table-cell>
          <table:table-cell office:value-type="float" office:value="0.7999998">
            <text:p>0.7999998</text:p>
          </table:table-cell>
          <table:table-cell office:value-type="float" office:value="0.7453906">
            <text:p>0.7453906</text:p>
          </table:table-cell>
          <table:table-cell/>
          <table:table-cell table:formula="of:=([.D52]-[.E52])-([.D51]-[.E51])" office:value-type="float" office:value="0.0133447">
            <text:p>0.0133447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0499994">
            <text:p>0.20499994</text:p>
          </table:table-cell>
          <table:table-cell office:value-type="float" office:value="0.19949181">
            <text:p>0.19949181</text:p>
          </table:table-cell>
          <table:table-cell office:value-type="float" office:value="0.81999975">
            <text:p>0.81999975</text:p>
          </table:table-cell>
          <table:table-cell office:value-type="float" office:value="0.7986327">
            <text:p>0.7986327</text:p>
          </table:table-cell>
          <table:table-cell/>
          <table:table-cell table:formula="of:=([.D53]-[.E53])-([.D52]-[.E52])" office:value-type="float" office:value="-0.0332421499999999">
            <text:p>-0.03324215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0999993">
            <text:p>0.20999993</text:p>
          </table:table-cell>
          <table:table-cell office:value-type="float" office:value="0.1949163">
            <text:p>0.1949163</text:p>
          </table:table-cell>
          <table:table-cell office:value-type="float" office:value="0.83999974">
            <text:p>0.83999974</text:p>
          </table:table-cell>
          <table:table-cell office:value-type="float" office:value="0.778667">
            <text:p>0.778667</text:p>
          </table:table-cell>
          <table:table-cell/>
          <table:table-cell table:formula="of:=([.D54]-[.E54])-([.D53]-[.E53])" office:value-type="float" office:value="0.0399656899999999">
            <text:p>0.03996569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1499993">
            <text:p>0.21499993</text:p>
          </table:table-cell>
          <table:table-cell office:value-type="float" office:value="0.19949181">
            <text:p>0.19949181</text:p>
          </table:table-cell>
          <table:table-cell office:value-type="float" office:value="0.8599997">
            <text:p>0.8599997</text:p>
          </table:table-cell>
          <table:table-cell office:value-type="float" office:value="0.81194323">
            <text:p>0.81194323</text:p>
          </table:table-cell>
          <table:table-cell/>
          <table:table-cell table:formula="of:=([.D55]-[.E55])-([.D54]-[.E54])" office:value-type="float" office:value="-0.0132762700000001">
            <text:p>-0.01327627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1999992">
            <text:p>0.21999992</text:p>
          </table:table-cell>
          <table:table-cell office:value-type="float" office:value="0.20772772">
            <text:p>0.20772772</text:p>
          </table:table-cell>
          <table:table-cell office:value-type="float" office:value="0.8799997">
            <text:p>0.8799997</text:p>
          </table:table-cell>
          <table:table-cell office:value-type="float" office:value="0.8319091">
            <text:p>0.8319091</text:p>
          </table:table-cell>
          <table:table-cell/>
          <table:table-cell table:formula="of:=([.D56]-[.E56])-([.D55]-[.E55])" office:value-type="float" office:value="0.0000341300000000766">
            <text:p>0.00003413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2499992">
            <text:p>0.22499992</text:p>
          </table:table-cell>
          <table:table-cell office:value-type="float" office:value="0.2159636">
            <text:p>0.2159636</text:p>
          </table:table-cell>
          <table:table-cell office:value-type="float" office:value="0.8999997">
            <text:p>0.8999997</text:p>
          </table:table-cell>
          <table:table-cell office:value-type="float" office:value="0.83856434">
            <text:p>0.83856434</text:p>
          </table:table-cell>
          <table:table-cell/>
          <table:table-cell table:formula="of:=([.D57]-[.E57])-([.D56]-[.E56])" office:value-type="float" office:value="0.01334476">
            <text:p>0.01334476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2999991">
            <text:p>0.22999991</text:p>
          </table:table-cell>
          <table:table-cell office:value-type="float" office:value="0.2205391">
            <text:p>0.2205391</text:p>
          </table:table-cell>
          <table:table-cell office:value-type="float" office:value="0.91999966">
            <text:p>0.91999966</text:p>
          </table:table-cell>
          <table:table-cell office:value-type="float" office:value="0.8718408">
            <text:p>0.8718408</text:p>
          </table:table-cell>
          <table:table-cell/>
          <table:table-cell table:formula="of:=([.D58]-[.E58])-([.D57]-[.E57])" office:value-type="float" office:value="-0.0132764999999999">
            <text:p>-0.0132765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3499991">
            <text:p>0.23499991</text:p>
          </table:table-cell>
          <table:table-cell office:value-type="float" office:value="0.2251146">
            <text:p>0.2251146</text:p>
          </table:table-cell>
          <table:table-cell office:value-type="float" office:value="0.93999964">
            <text:p>0.93999964</text:p>
          </table:table-cell>
          <table:table-cell office:value-type="float" office:value="0.9184277">
            <text:p>0.9184277</text:p>
          </table:table-cell>
          <table:table-cell/>
          <table:table-cell table:formula="of:=([.D59]-[.E59])-([.D58]-[.E58])" office:value-type="float" office:value="-0.02658692">
            <text:p>-0.02658692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399999">
            <text:p>0.2399999</text:p>
          </table:table-cell>
          <table:table-cell office:value-type="float" office:value="0.22969012">
            <text:p>0.22969012</text:p>
          </table:table-cell>
          <table:table-cell office:value-type="float" office:value="0.9599996">
            <text:p>0.9599996</text:p>
          </table:table-cell>
          <table:table-cell office:value-type="float" office:value="0.8984618">
            <text:p>0.8984618</text:p>
          </table:table-cell>
          <table:table-cell/>
          <table:table-cell table:formula="of:=([.D60]-[.E60])-([.D59]-[.E59])" office:value-type="float" office:value="0.0399658599999999">
            <text:p>0.03996586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449999">
            <text:p>0.2449999</text:p>
          </table:table-cell>
          <table:table-cell office:value-type="float" office:value="0.2406713">
            <text:p>0.2406713</text:p>
          </table:table-cell>
          <table:table-cell office:value-type="float" office:value="0.9799996">
            <text:p>0.9799996</text:p>
          </table:table-cell>
          <table:table-cell office:value-type="float" office:value="0.9117724">
            <text:p>0.9117724</text:p>
          </table:table-cell>
          <table:table-cell/>
          <table:table-cell table:formula="of:=([.D61]-[.E61])-([.D60]-[.E60])" office:value-type="float" office:value="0.00668940000000007">
            <text:p>0.0066894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2499999">
            <text:p>0.2499999</text:p>
          </table:table-cell>
          <table:table-cell office:value-type="float" office:value="0.24524681">
            <text:p>0.24524681</text:p>
          </table:table-cell>
          <table:table-cell office:value-type="float" office:value="0.9999996">
            <text:p>0.9999996</text:p>
          </table:table-cell>
          <table:table-cell office:value-type="float" office:value="0.9184277">
            <text:p>0.9184277</text:p>
          </table:table-cell>
          <table:table-cell/>
          <table:table-cell table:formula="of:=([.D62]-[.E62])-([.D61]-[.E61])" office:value-type="float" office:value="0.0133447">
            <text:p>0.0133447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2549999">
            <text:p>0.2549999</text:p>
          </table:table-cell>
          <table:table-cell office:value-type="float" office:value="0.24433172">
            <text:p>0.24433172</text:p>
          </table:table-cell>
          <table:table-cell office:value-type="float" office:value="1.0199996">
            <text:p>1.0199996</text:p>
          </table:table-cell>
          <table:table-cell office:value-type="float" office:value="0.97832507">
            <text:p>0.97832507</text:p>
          </table:table-cell>
          <table:table-cell/>
          <table:table-cell table:formula="of:=([.D63]-[.E63])-([.D62]-[.E62])" office:value-type="float" office:value="-0.03989737">
            <text:p>-0.03989737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2599999">
            <text:p>0.2599999</text:p>
          </table:table-cell>
          <table:table-cell office:value-type="float" office:value="0.2388411">
            <text:p>0.2388411</text:p>
          </table:table-cell>
          <table:table-cell office:value-type="float" office:value="1.0399996">
            <text:p>1.0399996</text:p>
          </table:table-cell>
          <table:table-cell office:value-type="float" office:value="0.95170397">
            <text:p>0.95170397</text:p>
          </table:table-cell>
          <table:table-cell/>
          <table:table-cell table:formula="of:=([.D64]-[.E64])-([.D63]-[.E63])" office:value-type="float" office:value="0.0466211">
            <text:p>0.0466211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2649999">
            <text:p>0.2649999</text:p>
          </table:table-cell>
          <table:table-cell office:value-type="float" office:value="0.2498223">
            <text:p>0.2498223</text:p>
          </table:table-cell>
          <table:table-cell office:value-type="float" office:value="1.0599996">
            <text:p>1.0599996</text:p>
          </table:table-cell>
          <table:table-cell office:value-type="float" office:value="0.9383935">
            <text:p>0.9383935</text:p>
          </table:table-cell>
          <table:table-cell/>
          <table:table-cell table:formula="of:=([.D65]-[.E65])-([.D64]-[.E64])" office:value-type="float" office:value="0.0333104700000001">
            <text:p>0.03331047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2699999">
            <text:p>0.2699999</text:p>
          </table:table-cell>
          <table:table-cell office:value-type="float" office:value="0.25897333">
            <text:p>0.25897333</text:p>
          </table:table-cell>
          <table:table-cell office:value-type="float" office:value="1.0799996">
            <text:p>1.0799996</text:p>
          </table:table-cell>
          <table:table-cell office:value-type="float" office:value="0.95170397">
            <text:p>0.95170397</text:p>
          </table:table-cell>
          <table:table-cell/>
          <table:table-cell table:formula="of:=([.D66]-[.E66])-([.D65]-[.E65])" office:value-type="float" office:value="0.00668952999999994">
            <text:p>0.00668953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2727274">
            <text:p>0.2727274</text:p>
          </table:table-cell>
          <table:table-cell office:value-type="float" office:value="0.2571431">
            <text:p>0.2571431</text:p>
          </table:table-cell>
          <table:table-cell office:value-type="float" office:value="1.0999995">
            <text:p>1.0999995</text:p>
          </table:table-cell>
          <table:table-cell office:value-type="float" office:value="0.9650146">
            <text:p>0.9650146</text:p>
          </table:table-cell>
          <table:table-cell/>
          <table:table-cell table:formula="of:=([.D67]-[.E67])-([.D66]-[.E66])" office:value-type="float" office:value="0.00668927000000008">
            <text:p>0.00668927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26785725">
            <text:p>0.26785725</text:p>
          </table:table-cell>
          <table:table-cell office:value-type="float" office:value="0.2754451">
            <text:p>0.2754451</text:p>
          </table:table-cell>
          <table:table-cell office:value-type="float" office:value="1.1199995">
            <text:p>1.1199995</text:p>
          </table:table-cell>
          <table:table-cell office:value-type="float" office:value="1.0981199">
            <text:p>1.0981199</text:p>
          </table:table-cell>
          <table:table-cell/>
          <table:table-cell table:formula="of:=([.D68]-[.E68])-([.D67]-[.E67])" office:value-type="float" office:value="-0.1131053">
            <text:p>-0.1131053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26315802">
            <text:p>0.26315802</text:p>
          </table:table-cell>
          <table:table-cell office:value-type="float" office:value="0.2891716">
            <text:p>0.2891716</text:p>
          </table:table-cell>
          <table:table-cell office:value-type="float" office:value="1.1399995">
            <text:p>1.1399995</text:p>
          </table:table-cell>
          <table:table-cell office:value-type="float" office:value="1.0781542">
            <text:p>1.0781542</text:p>
          </table:table-cell>
          <table:table-cell/>
          <table:table-cell table:formula="of:=([.D69]-[.E69])-([.D68]-[.E68])" office:value-type="float" office:value="0.0399657">
            <text:p>0.0399657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25862083">
            <text:p>0.25862083</text:p>
          </table:table-cell>
          <table:table-cell office:value-type="float" office:value="0.2763602">
            <text:p>0.2763602</text:p>
          </table:table-cell>
          <table:table-cell office:value-type="float" office:value="1.1599995">
            <text:p>1.1599995</text:p>
          </table:table-cell>
          <table:table-cell office:value-type="float" office:value="1.0515331">
            <text:p>1.0515331</text:p>
          </table:table-cell>
          <table:table-cell/>
          <table:table-cell table:formula="of:=([.D70]-[.E70])-([.D69]-[.E69])" office:value-type="float" office:value="0.0466211000000001">
            <text:p>0.0466211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2542374">
            <text:p>0.2542374</text:p>
          </table:table-cell>
          <table:table-cell office:value-type="float" office:value="0.26995453">
            <text:p>0.26995453</text:p>
          </table:table-cell>
          <table:table-cell office:value-type="float" office:value="1.1799995">
            <text:p>1.1799995</text:p>
          </table:table-cell>
          <table:table-cell office:value-type="float" office:value="1.2179149">
            <text:p>1.2179149</text:p>
          </table:table-cell>
          <table:table-cell/>
          <table:table-cell table:formula="of:=([.D71]-[.E71])-([.D70]-[.E70])" office:value-type="float" office:value="-0.1463818">
            <text:p>-0.1463818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25000012">
            <text:p>0.25000012</text:p>
          </table:table-cell>
          <table:table-cell office:value-type="float" office:value="0.2534827">
            <text:p>0.2534827</text:p>
          </table:table-cell>
          <table:table-cell office:value-type="float" office:value="1.1999995">
            <text:p>1.1999995</text:p>
          </table:table-cell>
          <table:table-cell office:value-type="float" office:value="1.2445359">
            <text:p>1.2445359</text:p>
          </table:table-cell>
          <table:table-cell/>
          <table:table-cell table:formula="of:=([.D72]-[.E72])-([.D71]-[.E71])" office:value-type="float" office:value="-0.00662099999999999">
            <text:p>-0.006621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24590176">
            <text:p>0.24590176</text:p>
          </table:table-cell>
          <table:table-cell office:value-type="float" office:value="0.25531292">
            <text:p>0.25531292</text:p>
          </table:table-cell>
          <table:table-cell office:value-type="float" office:value="1.2199994">
            <text:p>1.2199994</text:p>
          </table:table-cell>
          <table:table-cell office:value-type="float" office:value="1.2711571">
            <text:p>1.2711571</text:p>
          </table:table-cell>
          <table:table-cell/>
          <table:table-cell table:formula="of:=([.D73]-[.E73])-([.D72]-[.E72])" office:value-type="float" office:value="-0.00662129999999994">
            <text:p>-0.0066213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24193561">
            <text:p>0.24193561</text:p>
          </table:table-cell>
          <table:table-cell office:value-type="float" office:value="0.24799211">
            <text:p>0.24799211</text:p>
          </table:table-cell>
          <table:table-cell office:value-type="float" office:value="1.2399994">
            <text:p>1.2399994</text:p>
          </table:table-cell>
          <table:table-cell office:value-type="float" office:value="1.2046045">
            <text:p>1.2046045</text:p>
          </table:table-cell>
          <table:table-cell/>
          <table:table-cell table:formula="of:=([.D74]-[.E74])-([.D73]-[.E73])" office:value-type="float" office:value="0.0865525999999999">
            <text:p>0.0865526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23809536">
            <text:p>0.23809536</text:p>
          </table:table-cell>
          <table:table-cell office:value-type="float" office:value="0.23701091">
            <text:p>0.23701091</text:p>
          </table:table-cell>
          <table:table-cell office:value-type="float" office:value="1.2599994">
            <text:p>1.2599994</text:p>
          </table:table-cell>
          <table:table-cell office:value-type="float" office:value="1.2046044">
            <text:p>1.2046044</text:p>
          </table:table-cell>
          <table:table-cell/>
          <table:table-cell table:formula="of:=([.D75]-[.E75])-([.D74]-[.E74])" office:value-type="float" office:value="0.0200000999999999">
            <text:p>0.0200001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23437512">
            <text:p>0.23437512</text:p>
          </table:table-cell>
          <table:table-cell office:value-type="float" office:value="0.2370109">
            <text:p>0.2370109</text:p>
          </table:table-cell>
          <table:table-cell office:value-type="float" office:value="1.2799994">
            <text:p>1.2799994</text:p>
          </table:table-cell>
          <table:table-cell office:value-type="float" office:value="1.271157">
            <text:p>1.271157</text:p>
          </table:table-cell>
          <table:table-cell/>
          <table:table-cell table:formula="of:=([.D76]-[.E76])-([.D75]-[.E75])" office:value-type="float" office:value="-0.0465526000000001">
            <text:p>-0.0465526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23076935">
            <text:p>0.23076935</text:p>
          </table:table-cell>
          <table:table-cell office:value-type="float" office:value="0.23426561">
            <text:p>0.23426561</text:p>
          </table:table-cell>
          <table:table-cell office:value-type="float" office:value="1.2999994">
            <text:p>1.2999994</text:p>
          </table:table-cell>
          <table:table-cell office:value-type="float" office:value="1.3443651">
            <text:p>1.3443651</text:p>
          </table:table-cell>
          <table:table-cell/>
          <table:table-cell table:formula="of:=([.D77]-[.E77])-([.D76]-[.E76])" office:value-type="float" office:value="-0.0532081">
            <text:p>-0.0532081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22727285">
            <text:p>0.22727285</text:p>
          </table:table-cell>
          <table:table-cell office:value-type="float" office:value="0.2269448">
            <text:p>0.2269448</text:p>
          </table:table-cell>
          <table:table-cell office:value-type="float" office:value="1.3199993">
            <text:p>1.3199993</text:p>
          </table:table-cell>
          <table:table-cell office:value-type="float" office:value="1.2911229">
            <text:p>1.2911229</text:p>
          </table:table-cell>
          <table:table-cell/>
          <table:table-cell table:formula="of:=([.D78]-[.E78])-([.D77]-[.E77])" office:value-type="float" office:value="0.0732421000000003">
            <text:p>0.0732421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22388072">
            <text:p>0.22388072</text:p>
          </table:table-cell>
          <table:table-cell office:value-type="float" office:value="0.2205391">
            <text:p>0.2205391</text:p>
          </table:table-cell>
          <table:table-cell office:value-type="float" office:value="1.3399993">
            <text:p>1.3399993</text:p>
          </table:table-cell>
          <table:table-cell office:value-type="float" office:value="1.2711571">
            <text:p>1.2711571</text:p>
          </table:table-cell>
          <table:table-cell/>
          <table:table-cell table:formula="of:=([.D79]-[.E79])-([.D78]-[.E78])" office:value-type="float" office:value="0.0399658000000001">
            <text:p>0.0399658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22058836">
            <text:p>0.22058836</text:p>
          </table:table-cell>
          <table:table-cell office:value-type="float" office:value="0.21870892">
            <text:p>0.21870892</text:p>
          </table:table-cell>
          <table:table-cell office:value-type="float" office:value="1.3599993">
            <text:p>1.3599993</text:p>
          </table:table-cell>
          <table:table-cell office:value-type="float" office:value="1.2445359">
            <text:p>1.2445359</text:p>
          </table:table-cell>
          <table:table-cell/>
          <table:table-cell table:formula="of:=([.D80]-[.E80])-([.D79]-[.E79])" office:value-type="float" office:value="0.0466211999999997">
            <text:p>0.0466212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21739143">
            <text:p>0.21739143</text:p>
          </table:table-cell>
          <table:table-cell office:value-type="float" office:value="0.2141334">
            <text:p>0.2141334</text:p>
          </table:table-cell>
          <table:table-cell office:value-type="float" office:value="1.3799993">
            <text:p>1.3799993</text:p>
          </table:table-cell>
          <table:table-cell office:value-type="float" office:value="1.2645018">
            <text:p>1.2645018</text:p>
          </table:table-cell>
          <table:table-cell/>
          <table:table-cell table:formula="of:=([.D81]-[.E81])-([.D80]-[.E80])" office:value-type="float" office:value="0.0000340999999999259">
            <text:p>0.0000341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21428584">
            <text:p>0.21428584</text:p>
          </table:table-cell>
          <table:table-cell office:value-type="float" office:value="0.21779382">
            <text:p>0.21779382</text:p>
          </table:table-cell>
          <table:table-cell office:value-type="float" office:value="1.3999993">
            <text:p>1.3999993</text:p>
          </table:table-cell>
          <table:table-cell office:value-type="float" office:value="1.3177441">
            <text:p>1.3177441</text:p>
          </table:table-cell>
          <table:table-cell/>
          <table:table-cell table:formula="of:=([.D82]-[.E82])-([.D81]-[.E81])" office:value-type="float" office:value="-0.0332422999999999">
            <text:p>-0.0332423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21126772">
            <text:p>0.21126772</text:p>
          </table:table-cell>
          <table:table-cell office:value-type="float" office:value="0.2150485">
            <text:p>0.2150485</text:p>
          </table:table-cell>
          <table:table-cell office:value-type="float" office:value="1.4199992">
            <text:p>1.4199992</text:p>
          </table:table-cell>
          <table:table-cell office:value-type="float" office:value="1.3510205">
            <text:p>1.3510205</text:p>
          </table:table-cell>
          <table:table-cell/>
          <table:table-cell table:formula="of:=([.D83]-[.E83])-([.D82]-[.E82])" office:value-type="float" office:value="-0.0132764999999999">
            <text:p>-0.0132765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20833345">
            <text:p>0.20833345</text:p>
          </table:table-cell>
          <table:table-cell office:value-type="float" office:value="0.21413341">
            <text:p>0.21413341</text:p>
          </table:table-cell>
          <table:table-cell office:value-type="float" office:value="1.4399992">
            <text:p>1.4399992</text:p>
          </table:table-cell>
          <table:table-cell office:value-type="float" office:value="1.4109179">
            <text:p>1.4109179</text:p>
          </table:table-cell>
          <table:table-cell/>
          <table:table-cell table:formula="of:=([.D84]-[.E84])-([.D83]-[.E83])" office:value-type="float" office:value="-0.0398974000000001">
            <text:p>-0.0398974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20547958">
            <text:p>0.20547958</text:p>
          </table:table-cell>
          <table:table-cell office:value-type="float" office:value="0.2123032">
            <text:p>0.2123032</text:p>
          </table:table-cell>
          <table:table-cell office:value-type="float" office:value="1.4599992">
            <text:p>1.4599992</text:p>
          </table:table-cell>
          <table:table-cell office:value-type="float" office:value="1.4641602">
            <text:p>1.4641602</text:p>
          </table:table-cell>
          <table:table-cell/>
          <table:table-cell table:formula="of:=([.D85]-[.E85])-([.D84]-[.E84])" office:value-type="float" office:value="-0.0332422999999999">
            <text:p>-0.0332423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20270282">
            <text:p>0.20270282</text:p>
          </table:table-cell>
          <table:table-cell office:value-type="float" office:value="0.20864281">
            <text:p>0.20864281</text:p>
          </table:table-cell>
          <table:table-cell office:value-type="float" office:value="1.4799992">
            <text:p>1.4799992</text:p>
          </table:table-cell>
          <table:table-cell office:value-type="float" office:value="1.46416">
            <text:p>1.46416</text:p>
          </table:table-cell>
          <table:table-cell/>
          <table:table-cell table:formula="of:=([.D86]-[.E86])-([.D85]-[.E85])" office:value-type="float" office:value="0.0200001999999999">
            <text:p>0.0200002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20000012">
            <text:p>0.20000012</text:p>
          </table:table-cell>
          <table:table-cell office:value-type="float" office:value="0.201322">
            <text:p>0.201322</text:p>
          </table:table-cell>
          <table:table-cell office:value-type="float" office:value="1.4999992">
            <text:p>1.4999992</text:p>
          </table:table-cell>
          <table:table-cell office:value-type="float" office:value="1.46416">
            <text:p>1.46416</text:p>
          </table:table-cell>
          <table:table-cell/>
          <table:table-cell table:formula="of:=([.D87]-[.E87])-([.D86]-[.E86])" office:value-type="float" office:value="0.02">
            <text:p>0.02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19736853">
            <text:p>0.19736853</text:p>
          </table:table-cell>
          <table:table-cell office:value-type="float" office:value="0.19674651">
            <text:p>0.19674651</text:p>
          </table:table-cell>
          <table:table-cell office:value-type="float" office:value="1.5199991">
            <text:p>1.5199991</text:p>
          </table:table-cell>
          <table:table-cell office:value-type="float" office:value="1.4308836">
            <text:p>1.4308836</text:p>
          </table:table-cell>
          <table:table-cell/>
          <table:table-cell table:formula="of:=([.D88]-[.E88])-([.D87]-[.E87])" office:value-type="float" office:value="0.0532763000000001">
            <text:p>0.0532763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19480531">
            <text:p>0.19480531</text:p>
          </table:table-cell>
          <table:table-cell office:value-type="float" office:value="0.1985767">
            <text:p>0.1985767</text:p>
          </table:table-cell>
          <table:table-cell office:value-type="float" office:value="1.5399991">
            <text:p>1.5399991</text:p>
          </table:table-cell>
          <table:table-cell office:value-type="float" office:value="1.4441941">
            <text:p>1.4441941</text:p>
          </table:table-cell>
          <table:table-cell/>
          <table:table-cell table:formula="of:=([.D89]-[.E89])-([.D88]-[.E88])" office:value-type="float" office:value="0.00668950000000002">
            <text:p>0.0066895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19230781">
            <text:p>0.19230781</text:p>
          </table:table-cell>
          <table:table-cell office:value-type="float" office:value="0.201322">
            <text:p>0.201322</text:p>
          </table:table-cell>
          <table:table-cell office:value-type="float" office:value="1.5599991">
            <text:p>1.5599991</text:p>
          </table:table-cell>
          <table:table-cell office:value-type="float" office:value="1.46416">
            <text:p>1.46416</text:p>
          </table:table-cell>
          <table:table-cell/>
          <table:table-cell table:formula="of:=([.D90]-[.E90])-([.D89]-[.E89])" office:value-type="float" office:value="0.0000340999999999259">
            <text:p>0.0000341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18987353">
            <text:p>0.18987353</text:p>
          </table:table-cell>
          <table:table-cell office:value-type="float" office:value="0.20315221">
            <text:p>0.20315221</text:p>
          </table:table-cell>
          <table:table-cell office:value-type="float" office:value="1.5799991">
            <text:p>1.5799991</text:p>
          </table:table-cell>
          <table:table-cell office:value-type="float" office:value="1.4774706">
            <text:p>1.4774706</text:p>
          </table:table-cell>
          <table:table-cell/>
          <table:table-cell table:formula="of:=([.D91]-[.E91])-([.D90]-[.E90])" office:value-type="float" office:value="0.00668940000000018">
            <text:p>0.0066894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18750012">
            <text:p>0.18750012</text:p>
          </table:table-cell>
          <table:table-cell office:value-type="float" office:value="0.2040673">
            <text:p>0.2040673</text:p>
          </table:table-cell>
          <table:table-cell office:value-type="float" office:value="1.5999991">
            <text:p>1.5999991</text:p>
          </table:table-cell>
          <table:table-cell office:value-type="float" office:value="1.5107468">
            <text:p>1.5107468</text:p>
          </table:table-cell>
          <table:table-cell/>
          <table:table-cell table:formula="of:=([.D92]-[.E92])-([.D91]-[.E91])" office:value-type="float" office:value="-0.0132762">
            <text:p>-0.0132762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1851853">
            <text:p>0.1851853</text:p>
          </table:table-cell>
          <table:table-cell office:value-type="float" office:value="0.1930861">
            <text:p>0.1930861</text:p>
          </table:table-cell>
          <table:table-cell office:value-type="float" office:value="1.619999">
            <text:p>1.619999</text:p>
          </table:table-cell>
          <table:table-cell office:value-type="float" office:value="1.510747">
            <text:p>1.510747</text:p>
          </table:table-cell>
          <table:table-cell/>
          <table:table-cell table:formula="of:=([.D93]-[.E93])-([.D92]-[.E92])" office:value-type="float" office:value="0.0199997000000001">
            <text:p>0.0199997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18292694">
            <text:p>0.18292694</text:p>
          </table:table-cell>
          <table:table-cell office:value-type="float" office:value="0.18851061">
            <text:p>0.18851061</text:p>
          </table:table-cell>
          <table:table-cell office:value-type="float" office:value="1.639999">
            <text:p>1.639999</text:p>
          </table:table-cell>
          <table:table-cell office:value-type="float" office:value="1.5307128">
            <text:p>1.5307128</text:p>
          </table:table-cell>
          <table:table-cell/>
          <table:table-cell table:formula="of:=([.D94]-[.E94])-([.D93]-[.E93])" office:value-type="float" office:value="0.0000341999999999842">
            <text:p>0.0000342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18072301">
            <text:p>0.18072301</text:p>
          </table:table-cell>
          <table:table-cell office:value-type="float" office:value="0.1885106">
            <text:p>0.1885106</text:p>
          </table:table-cell>
          <table:table-cell office:value-type="float" office:value="1.659999">
            <text:p>1.659999</text:p>
          </table:table-cell>
          <table:table-cell office:value-type="float" office:value="1.5706445">
            <text:p>1.5706445</text:p>
          </table:table-cell>
          <table:table-cell/>
          <table:table-cell table:formula="of:=([.D95]-[.E95])-([.D94]-[.E94])" office:value-type="float" office:value="-0.0199317000000001">
            <text:p>-0.0199317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17857154">
            <text:p>0.17857154</text:p>
          </table:table-cell>
          <table:table-cell office:value-type="float" office:value="0.1811898">
            <text:p>0.1811898</text:p>
          </table:table-cell>
          <table:table-cell office:value-type="float" office:value="1.679999">
            <text:p>1.679999</text:p>
          </table:table-cell>
          <table:table-cell office:value-type="float" office:value="1.5440233">
            <text:p>1.5440233</text:p>
          </table:table-cell>
          <table:table-cell/>
          <table:table-cell table:formula="of:=([.D96]-[.E96])-([.D95]-[.E95])" office:value-type="float" office:value="0.0466211999999999">
            <text:p>0.0466212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1764707">
            <text:p>0.1764707</text:p>
          </table:table-cell>
          <table:table-cell office:value-type="float" office:value="0.1811898">
            <text:p>0.1811898</text:p>
          </table:table-cell>
          <table:table-cell office:value-type="float" office:value="1.699999">
            <text:p>1.699999</text:p>
          </table:table-cell>
          <table:table-cell office:value-type="float" office:value="1.5573337">
            <text:p>1.5573337</text:p>
          </table:table-cell>
          <table:table-cell/>
          <table:table-cell table:formula="of:=([.D97]-[.E97])-([.D96]-[.E96])" office:value-type="float" office:value="0.00668960000000007">
            <text:p>0.0066896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17441872">
            <text:p>0.17441872</text:p>
          </table:table-cell>
          <table:table-cell office:value-type="float" office:value="0.1821049">
            <text:p>0.1821049</text:p>
          </table:table-cell>
          <table:table-cell office:value-type="float" office:value="1.719999">
            <text:p>1.719999</text:p>
          </table:table-cell>
          <table:table-cell office:value-type="float" office:value="1.5906101">
            <text:p>1.5906101</text:p>
          </table:table-cell>
          <table:table-cell/>
          <table:table-cell table:formula="of:=([.D98]-[.E98])-([.D97]-[.E97])" office:value-type="float" office:value="-0.0132764000000001">
            <text:p>-0.0132764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1724139">
            <text:p>0.1724139</text:p>
          </table:table-cell>
          <table:table-cell office:value-type="float" office:value="0.18210492">
            <text:p>0.18210492</text:p>
          </table:table-cell>
          <table:table-cell office:value-type="float" office:value="1.7399989">
            <text:p>1.7399989</text:p>
          </table:table-cell>
          <table:table-cell office:value-type="float" office:value="1.6305419">
            <text:p>1.6305419</text:p>
          </table:table-cell>
          <table:table-cell/>
          <table:table-cell table:formula="of:=([.D99]-[.E99])-([.D98]-[.E98])" office:value-type="float" office:value="-0.0199318999999998">
            <text:p>-0.0199319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17045465">
            <text:p>0.17045465</text:p>
          </table:table-cell>
          <table:table-cell office:value-type="float" office:value="0.1811898">
            <text:p>0.1811898</text:p>
          </table:table-cell>
          <table:table-cell office:value-type="float" office:value="1.7599989">
            <text:p>1.7599989</text:p>
          </table:table-cell>
          <table:table-cell office:value-type="float" office:value="1.6371971">
            <text:p>1.6371971</text:p>
          </table:table-cell>
          <table:table-cell/>
          <table:table-cell table:formula="of:=([.D100]-[.E100])-([.D99]-[.E99])" office:value-type="float" office:value="0.0133447999999998">
            <text:p>0.0133448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16853943">
            <text:p>0.16853943</text:p>
          </table:table-cell>
          <table:table-cell office:value-type="float" office:value="0.16929351">
            <text:p>0.16929351</text:p>
          </table:table-cell>
          <table:table-cell office:value-type="float" office:value="1.7799989">
            <text:p>1.7799989</text:p>
          </table:table-cell>
          <table:table-cell office:value-type="float" office:value="1.6039206">
            <text:p>1.6039206</text:p>
          </table:table-cell>
          <table:table-cell/>
          <table:table-cell table:formula="of:=([.D101]-[.E101])-([.D100]-[.E100])" office:value-type="float" office:value="0.0532765">
            <text:p>0.0532765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16666678">
            <text:p>0.16666678</text:p>
          </table:table-cell>
          <table:table-cell office:value-type="float" office:value="0.16837841">
            <text:p>0.16837841</text:p>
          </table:table-cell>
          <table:table-cell office:value-type="float" office:value="1.7999989">
            <text:p>1.7999989</text:p>
          </table:table-cell>
          <table:table-cell office:value-type="float" office:value="1.610576">
            <text:p>1.610576</text:p>
          </table:table-cell>
          <table:table-cell/>
          <table:table-cell table:formula="of:=([.D102]-[.E102])-([.D101]-[.E101])" office:value-type="float" office:value="0.0133445999999999">
            <text:p>0.0133446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16483527">
            <text:p>0.16483527</text:p>
          </table:table-cell>
          <table:table-cell office:value-type="float" office:value="0.1665482">
            <text:p>0.1665482</text:p>
          </table:table-cell>
          <table:table-cell office:value-type="float" office:value="1.8199989">
            <text:p>1.8199989</text:p>
          </table:table-cell>
          <table:table-cell office:value-type="float" office:value="1.6904393">
            <text:p>1.6904393</text:p>
          </table:table-cell>
          <table:table-cell/>
          <table:table-cell table:formula="of:=([.D103]-[.E103])-([.D102]-[.E102])" office:value-type="float" office:value="-0.0598633">
            <text:p>-0.0598633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16304359">
            <text:p>0.16304359</text:p>
          </table:table-cell>
          <table:table-cell office:value-type="float" office:value="0.16746329">
            <text:p>0.16746329</text:p>
          </table:table-cell>
          <table:table-cell office:value-type="float" office:value="1.8399988">
            <text:p>1.8399988</text:p>
          </table:table-cell>
          <table:table-cell office:value-type="float" office:value="1.7769578">
            <text:p>1.7769578</text:p>
          </table:table-cell>
          <table:table-cell/>
          <table:table-cell table:formula="of:=([.D104]-[.E104])-([.D103]-[.E103])" office:value-type="float" office:value="-0.0665185999999998">
            <text:p>-0.0665186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16129044">
            <text:p>0.16129044</text:p>
          </table:table-cell>
          <table:table-cell office:value-type="float" office:value="0.1702086">
            <text:p>0.1702086</text:p>
          </table:table-cell>
          <table:table-cell office:value-type="float" office:value="1.8599988">
            <text:p>1.8599988</text:p>
          </table:table-cell>
          <table:table-cell office:value-type="float" office:value="1.8102343">
            <text:p>1.8102343</text:p>
          </table:table-cell>
          <table:table-cell/>
          <table:table-cell table:formula="of:=([.D105]-[.E105])-([.D104]-[.E104])" office:value-type="float" office:value="-0.0132764999999999">
            <text:p>-0.0132765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15957458">
            <text:p>0.15957458</text:p>
          </table:table-cell>
          <table:table-cell office:value-type="float" office:value="0.17295392">
            <text:p>0.17295392</text:p>
          </table:table-cell>
          <table:table-cell office:value-type="float" office:value="1.8799988">
            <text:p>1.8799988</text:p>
          </table:table-cell>
          <table:table-cell office:value-type="float" office:value="1.8035791">
            <text:p>1.8035791</text:p>
          </table:table-cell>
          <table:table-cell/>
          <table:table-cell table:formula="of:=([.D106]-[.E106])-([.D105]-[.E105])" office:value-type="float" office:value="0.0266552">
            <text:p>0.0266552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15789485">
            <text:p>0.15789485</text:p>
          </table:table-cell>
          <table:table-cell office:value-type="float" office:value="0.17478411">
            <text:p>0.17478411</text:p>
          </table:table-cell>
          <table:table-cell office:value-type="float" office:value="1.8999988">
            <text:p>1.8999988</text:p>
          </table:table-cell>
          <table:table-cell office:value-type="float" office:value="1.8035791">
            <text:p>1.8035791</text:p>
          </table:table-cell>
          <table:table-cell/>
          <table:table-cell table:formula="of:=([.D107]-[.E107])-([.D106]-[.E106])" office:value-type="float" office:value="0.02">
            <text:p>0.02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1562501">
            <text:p>0.1562501</text:p>
          </table:table-cell>
          <table:table-cell office:value-type="float" office:value="0.17386901">
            <text:p>0.17386901</text:p>
          </table:table-cell>
          <table:table-cell office:value-type="float" office:value="1.9199988">
            <text:p>1.9199988</text:p>
          </table:table-cell>
          <table:table-cell office:value-type="float" office:value="1.8102343">
            <text:p>1.8102343</text:p>
          </table:table-cell>
          <table:table-cell/>
          <table:table-cell table:formula="of:=([.D108]-[.E108])-([.D107]-[.E107])" office:value-type="float" office:value="0.0133448">
            <text:p>0.0133448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15463929">
            <text:p>0.15463929</text:p>
          </table:table-cell>
          <table:table-cell office:value-type="float" office:value="0.16288781">
            <text:p>0.16288781</text:p>
          </table:table-cell>
          <table:table-cell office:value-type="float" office:value="1.9399987">
            <text:p>1.9399987</text:p>
          </table:table-cell>
          <table:table-cell office:value-type="float" office:value="1.8501658">
            <text:p>1.8501658</text:p>
          </table:table-cell>
          <table:table-cell/>
          <table:table-cell table:formula="of:=([.D109]-[.E109])-([.D108]-[.E108])" office:value-type="float" office:value="-0.0199316000000005">
            <text:p>-0.0199316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15306133">
            <text:p>0.15306133</text:p>
          </table:table-cell>
          <table:table-cell office:value-type="float" office:value="0.15739721">
            <text:p>0.15739721</text:p>
          </table:table-cell>
          <table:table-cell office:value-type="float" office:value="1.9599987">
            <text:p>1.9599987</text:p>
          </table:table-cell>
          <table:table-cell office:value-type="float" office:value="1.876787">
            <text:p>1.876787</text:p>
          </table:table-cell>
          <table:table-cell/>
          <table:table-cell table:formula="of:=([.D110]-[.E110])-([.D109]-[.E109])" office:value-type="float" office:value="-0.00662119999999988">
            <text:p>-0.0066212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15151526">
            <text:p>0.15151526</text:p>
          </table:table-cell>
          <table:table-cell office:value-type="float" office:value="0.1519066">
            <text:p>0.1519066</text:p>
          </table:table-cell>
          <table:table-cell office:value-type="float" office:value="1.9799987">
            <text:p>1.9799987</text:p>
          </table:table-cell>
          <table:table-cell office:value-type="float" office:value="1.8368554">
            <text:p>1.8368554</text:p>
          </table:table-cell>
          <table:table-cell/>
          <table:table-cell table:formula="of:=([.D111]-[.E111])-([.D110]-[.E110])" office:value-type="float" office:value="0.0599316000000001">
            <text:p>0.0599316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15000011">
            <text:p>0.15000011</text:p>
          </table:table-cell>
          <table:table-cell office:value-type="float" office:value="0.1564821">
            <text:p>0.1564821</text:p>
          </table:table-cell>
          <table:table-cell office:value-type="float" office:value="1.9999987">
            <text:p>1.9999987</text:p>
          </table:table-cell>
          <table:table-cell office:value-type="float" office:value="1.8302002">
            <text:p>1.8302002</text:p>
          </table:table-cell>
          <table:table-cell/>
          <table:table-cell table:formula="of:=([.D112]-[.E112])-([.D111]-[.E111])" office:value-type="float" office:value="0.0266552">
            <text:p>0.0266552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15">
            <text:p>0.15</text:p>
          </table:table-cell>
          <table:table-cell office:value-type="float" office:value="0.1601425">
            <text:p>0.1601425</text:p>
          </table:table-cell>
          <table:table-cell office:value-type="float" office:value="2">
            <text:p>2</text:p>
          </table:table-cell>
          <table:table-cell office:value-type="float" office:value="1.8834422">
            <text:p>1.8834422</text:p>
          </table:table-cell>
          <table:table-cell/>
          <table:table-cell table:formula="of:=([.D113]-[.E113])-([.D112]-[.E112])" office:value-type="float" office:value="-0.0532406999999999">
            <text:p>-0.0532407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15">
            <text:p>0.15</text:p>
          </table:table-cell>
          <table:table-cell office:value-type="float" office:value="0.1601425">
            <text:p>0.1601425</text:p>
          </table:table-cell>
          <table:table-cell office:value-type="float" office:value="2">
            <text:p>2</text:p>
          </table:table-cell>
          <table:table-cell office:value-type="float" office:value="1.9233737">
            <text:p>1.9233737</text:p>
          </table:table-cell>
          <table:table-cell/>
          <table:table-cell table:formula="of:=([.D114]-[.E114])-([.D113]-[.E113])" office:value-type="float" office:value="-0.0399315">
            <text:p>-0.0399315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15">
            <text:p>0.15</text:p>
          </table:table-cell>
          <table:table-cell office:value-type="float" office:value="0.14916131">
            <text:p>0.14916131</text:p>
          </table:table-cell>
          <table:table-cell office:value-type="float" office:value="2">
            <text:p>2</text:p>
          </table:table-cell>
          <table:table-cell office:value-type="float" office:value="1.9366844">
            <text:p>1.9366844</text:p>
          </table:table-cell>
          <table:table-cell/>
          <table:table-cell table:formula="of:=([.D115]-[.E115])-([.D114]-[.E114])" office:value-type="float" office:value="-0.0133106999999999">
            <text:p>-0.0133107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15">
            <text:p>0.15</text:p>
          </table:table-cell>
          <table:table-cell office:value-type="float" office:value="0.15373681">
            <text:p>0.15373681</text:p>
          </table:table-cell>
          <table:table-cell office:value-type="float" office:value="2">
            <text:p>2</text:p>
          </table:table-cell>
          <table:table-cell office:value-type="float" office:value="1.8900974">
            <text:p>1.8900974</text:p>
          </table:table-cell>
          <table:table-cell/>
          <table:table-cell table:formula="of:=([.D116]-[.E116])-([.D115]-[.E115])" office:value-type="float" office:value="0.0465869999999999">
            <text:p>0.046587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15">
            <text:p>0.15</text:p>
          </table:table-cell>
          <table:table-cell office:value-type="float" office:value="0.15739721">
            <text:p>0.15739721</text:p>
          </table:table-cell>
          <table:table-cell office:value-type="float" office:value="2">
            <text:p>2</text:p>
          </table:table-cell>
          <table:table-cell office:value-type="float" office:value="1.876787">
            <text:p>1.876787</text:p>
          </table:table-cell>
          <table:table-cell/>
          <table:table-cell table:formula="of:=([.D117]-[.E117])-([.D116]-[.E116])" office:value-type="float" office:value="0.0133103999999999">
            <text:p>0.0133104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15">
            <text:p>0.15</text:p>
          </table:table-cell>
          <table:table-cell office:value-type="float" office:value="0.15739723">
            <text:p>0.15739723</text:p>
          </table:table-cell>
          <table:table-cell office:value-type="float" office:value="2">
            <text:p>2</text:p>
          </table:table-cell>
          <table:table-cell office:value-type="float" office:value="1.8634765">
            <text:p>1.8634765</text:p>
          </table:table-cell>
          <table:table-cell/>
          <table:table-cell table:formula="of:=([.D118]-[.E118])-([.D117]-[.E117])" office:value-type="float" office:value="0.0133105">
            <text:p>0.0133105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15">
            <text:p>0.15</text:p>
          </table:table-cell>
          <table:table-cell office:value-type="float" office:value="0.15465191">
            <text:p>0.15465191</text:p>
          </table:table-cell>
          <table:table-cell office:value-type="float" office:value="2">
            <text:p>2</text:p>
          </table:table-cell>
          <table:table-cell office:value-type="float" office:value="1.9366844">
            <text:p>1.9366844</text:p>
          </table:table-cell>
          <table:table-cell/>
          <table:table-cell table:formula="of:=([.D119]-[.E119])-([.D118]-[.E118])" office:value-type="float" office:value="-0.0732078999999999">
            <text:p>-0.0732079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15">
            <text:p>0.15</text:p>
          </table:table-cell>
          <table:table-cell office:value-type="float" office:value="0.15739721">
            <text:p>0.15739721</text:p>
          </table:table-cell>
          <table:table-cell office:value-type="float" office:value="2">
            <text:p>2</text:p>
          </table:table-cell>
          <table:table-cell office:value-type="float" office:value="1.9300292">
            <text:p>1.9300292</text:p>
          </table:table-cell>
          <table:table-cell/>
          <table:table-cell table:formula="of:=([.D120]-[.E120])-([.D119]-[.E119])" office:value-type="float" office:value="0.00665519999999997">
            <text:p>0.0066552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15">
            <text:p>0.15</text:p>
          </table:table-cell>
          <table:table-cell office:value-type="float" office:value="0.16197272">
            <text:p>0.16197272</text:p>
          </table:table-cell>
          <table:table-cell office:value-type="float" office:value="2">
            <text:p>2</text:p>
          </table:table-cell>
          <table:table-cell office:value-type="float" office:value="1.9366844">
            <text:p>1.9366844</text:p>
          </table:table-cell>
          <table:table-cell/>
          <table:table-cell table:formula="of:=([.D121]-[.E121])-([.D120]-[.E120])" office:value-type="float" office:value="-0.00665519999999997">
            <text:p>-0.0066552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15">
            <text:p>0.15</text:p>
          </table:table-cell>
          <table:table-cell office:value-type="float" office:value="0.16105759">
            <text:p>0.16105759</text:p>
          </table:table-cell>
          <table:table-cell office:value-type="float" office:value="2">
            <text:p>2</text:p>
          </table:table-cell>
          <table:table-cell office:value-type="float" office:value="1.930029">
            <text:p>1.930029</text:p>
          </table:table-cell>
          <table:table-cell/>
          <table:table-cell table:formula="of:=([.D122]-[.E122])-([.D121]-[.E121])" office:value-type="float" office:value="0.00665539999999987">
            <text:p>0.0066554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15">
            <text:p>0.15</text:p>
          </table:table-cell>
          <table:table-cell office:value-type="float" office:value="0.16014251">
            <text:p>0.16014251</text:p>
          </table:table-cell>
          <table:table-cell office:value-type="float" office:value="2">
            <text:p>2</text:p>
          </table:table-cell>
          <table:table-cell office:value-type="float" office:value="1.8967528">
            <text:p>1.8967528</text:p>
          </table:table-cell>
          <table:table-cell/>
          <table:table-cell table:formula="of:=([.D123]-[.E123])-([.D122]-[.E122])" office:value-type="float" office:value="0.0332762000000002">
            <text:p>0.0332762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15">
            <text:p>0.15</text:p>
          </table:table-cell>
          <table:table-cell office:value-type="float" office:value="0.15373681">
            <text:p>0.15373681</text:p>
          </table:table-cell>
          <table:table-cell office:value-type="float" office:value="2">
            <text:p>2</text:p>
          </table:table-cell>
          <table:table-cell office:value-type="float" office:value="1.9433396">
            <text:p>1.9433396</text:p>
          </table:table-cell>
          <table:table-cell/>
          <table:table-cell table:formula="of:=([.D124]-[.E124])-([.D123]-[.E123])" office:value-type="float" office:value="-0.0465868">
            <text:p>-0.0465868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15">
            <text:p>0.15</text:p>
          </table:table-cell>
          <table:table-cell office:value-type="float" office:value="0.155567">
            <text:p>0.155567</text:p>
          </table:table-cell>
          <table:table-cell office:value-type="float" office:value="2">
            <text:p>2</text:p>
          </table:table-cell>
          <table:table-cell office:value-type="float" office:value="1.9300292">
            <text:p>1.9300292</text:p>
          </table:table-cell>
          <table:table-cell/>
          <table:table-cell table:formula="of:=([.D125]-[.E125])-([.D124]-[.E124])" office:value-type="float" office:value="0.0133103999999999">
            <text:p>0.0133104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15">
            <text:p>0.15</text:p>
          </table:table-cell>
          <table:table-cell office:value-type="float" office:value="0.1573972">
            <text:p>0.1573972</text:p>
          </table:table-cell>
          <table:table-cell office:value-type="float" office:value="2">
            <text:p>2</text:p>
          </table:table-cell>
          <table:table-cell office:value-type="float" office:value="1.9433396">
            <text:p>1.9433396</text:p>
          </table:table-cell>
          <table:table-cell/>
          <table:table-cell table:formula="of:=([.D126]-[.E126])-([.D125]-[.E125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15">
            <text:p>0.15</text:p>
          </table:table-cell>
          <table:table-cell office:value-type="float" office:value="0.1583123">
            <text:p>0.1583123</text:p>
          </table:table-cell>
          <table:table-cell office:value-type="float" office:value="2">
            <text:p>2</text:p>
          </table:table-cell>
          <table:table-cell office:value-type="float" office:value="1.9366843">
            <text:p>1.9366843</text:p>
          </table:table-cell>
          <table:table-cell/>
          <table:table-cell table:formula="of:=([.D127]-[.E127])-([.D126]-[.E126])" office:value-type="float" office:value="0.00665529999999981">
            <text:p>0.0066553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15">
            <text:p>0.15</text:p>
          </table:table-cell>
          <table:table-cell office:value-type="float" office:value="0.146416">
            <text:p>0.146416</text:p>
          </table:table-cell>
          <table:table-cell office:value-type="float" office:value="2">
            <text:p>2</text:p>
          </table:table-cell>
          <table:table-cell office:value-type="float" office:value="1.930029">
            <text:p>1.930029</text:p>
          </table:table-cell>
          <table:table-cell/>
          <table:table-cell table:formula="of:=([.D128]-[.E128])-([.D127]-[.E127])" office:value-type="float" office:value="0.00665530000000003">
            <text:p>0.0066553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15">
            <text:p>0.15</text:p>
          </table:table-cell>
          <table:table-cell office:value-type="float" office:value="0.14916131">
            <text:p>0.14916131</text:p>
          </table:table-cell>
          <table:table-cell office:value-type="float" office:value="2">
            <text:p>2</text:p>
          </table:table-cell>
          <table:table-cell office:value-type="float" office:value="1.8967526">
            <text:p>1.8967526</text:p>
          </table:table-cell>
          <table:table-cell/>
          <table:table-cell table:formula="of:=([.D129]-[.E129])-([.D128]-[.E128])" office:value-type="float" office:value="0.0332763999999999">
            <text:p>0.0332764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15">
            <text:p>0.15</text:p>
          </table:table-cell>
          <table:table-cell office:value-type="float" office:value="0.16197269">
            <text:p>0.16197269</text:p>
          </table:table-cell>
          <table:table-cell office:value-type="float" office:value="2">
            <text:p>2</text:p>
          </table:table-cell>
          <table:table-cell office:value-type="float" office:value="1.9233737">
            <text:p>1.9233737</text:p>
          </table:table-cell>
          <table:table-cell/>
          <table:table-cell table:formula="of:=([.D130]-[.E130])-([.D129]-[.E129])" office:value-type="float" office:value="-0.0266210999999998">
            <text:p>-0.0266211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15">
            <text:p>0.15</text:p>
          </table:table-cell>
          <table:table-cell office:value-type="float" office:value="0.15831232">
            <text:p>0.15831232</text:p>
          </table:table-cell>
          <table:table-cell office:value-type="float" office:value="2">
            <text:p>2</text:p>
          </table:table-cell>
          <table:table-cell office:value-type="float" office:value="1.9100633">
            <text:p>1.9100633</text:p>
          </table:table-cell>
          <table:table-cell/>
          <table:table-cell table:formula="of:=([.D131]-[.E131])-([.D130]-[.E130])" office:value-type="float" office:value="0.0133103999999999">
            <text:p>0.0133104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15">
            <text:p>0.15</text:p>
          </table:table-cell>
          <table:table-cell office:value-type="float" office:value="0.16471802">
            <text:p>0.16471802</text:p>
          </table:table-cell>
          <table:table-cell office:value-type="float" office:value="2">
            <text:p>2</text:p>
          </table:table-cell>
          <table:table-cell office:value-type="float" office:value="1.9832714">
            <text:p>1.9832714</text:p>
          </table:table-cell>
          <table:table-cell/>
          <table:table-cell table:formula="of:=([.D132]-[.E132])-([.D131]-[.E131])" office:value-type="float" office:value="-0.0732081">
            <text:p>-0.0732081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15">
            <text:p>0.15</text:p>
          </table:table-cell>
          <table:table-cell office:value-type="float" office:value="0.1592274">
            <text:p>0.1592274</text:p>
          </table:table-cell>
          <table:table-cell office:value-type="float" office:value="2">
            <text:p>2</text:p>
          </table:table-cell>
          <table:table-cell office:value-type="float" office:value="1.9965819">
            <text:p>1.9965819</text:p>
          </table:table-cell>
          <table:table-cell/>
          <table:table-cell table:formula="of:=([.D133]-[.E133])-([.D132]-[.E132])" office:value-type="float" office:value="-0.0133104999999998">
            <text:p>-0.0133105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15">
            <text:p>0.15</text:p>
          </table:table-cell>
          <table:table-cell office:value-type="float" office:value="0.16288781">
            <text:p>0.16288781</text:p>
          </table:table-cell>
          <table:table-cell office:value-type="float" office:value="2">
            <text:p>2</text:p>
          </table:table-cell>
          <table:table-cell office:value-type="float" office:value="2.0098922">
            <text:p>2.0098922</text:p>
          </table:table-cell>
          <table:table-cell/>
          <table:table-cell table:formula="of:=([.D134]-[.E134])-([.D133]-[.E133])" office:value-type="float" office:value="-0.0133103000000001">
            <text:p>-0.0133103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15">
            <text:p>0.15</text:p>
          </table:table-cell>
          <table:table-cell office:value-type="float" office:value="0.1573972">
            <text:p>0.1573972</text:p>
          </table:table-cell>
          <table:table-cell office:value-type="float" office:value="2">
            <text:p>2</text:p>
          </table:table-cell>
          <table:table-cell office:value-type="float" office:value="1.9965819">
            <text:p>1.9965819</text:p>
          </table:table-cell>
          <table:table-cell/>
          <table:table-cell table:formula="of:=([.D135]-[.E135])-([.D134]-[.E134])" office:value-type="float" office:value="0.0133103000000001">
            <text:p>0.0133103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15">
            <text:p>0.15</text:p>
          </table:table-cell>
          <table:table-cell office:value-type="float" office:value="0.15190661">
            <text:p>0.15190661</text:p>
          </table:table-cell>
          <table:table-cell office:value-type="float" office:value="2">
            <text:p>2</text:p>
          </table:table-cell>
          <table:table-cell office:value-type="float" office:value="1.930029">
            <text:p>1.930029</text:p>
          </table:table-cell>
          <table:table-cell/>
          <table:table-cell table:formula="of:=([.D136]-[.E136])-([.D135]-[.E135])" office:value-type="float" office:value="0.0665528999999998">
            <text:p>0.0665529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15">
            <text:p>0.15</text:p>
          </table:table-cell>
          <table:table-cell office:value-type="float" office:value="0.146416">
            <text:p>0.146416</text:p>
          </table:table-cell>
          <table:table-cell office:value-type="float" office:value="2">
            <text:p>2</text:p>
          </table:table-cell>
          <table:table-cell office:value-type="float" office:value="1.876787">
            <text:p>1.876787</text:p>
          </table:table-cell>
          <table:table-cell/>
          <table:table-cell table:formula="of:=([.D137]-[.E137])-([.D136]-[.E136])" office:value-type="float" office:value="0.053242">
            <text:p>0.053242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15">
            <text:p>0.15</text:p>
          </table:table-cell>
          <table:table-cell office:value-type="float" office:value="0.15282172">
            <text:p>0.15282172</text:p>
          </table:table-cell>
          <table:table-cell office:value-type="float" office:value="2">
            <text:p>2</text:p>
          </table:table-cell>
          <table:table-cell office:value-type="float" office:value="1.949995">
            <text:p>1.949995</text:p>
          </table:table-cell>
          <table:table-cell/>
          <table:table-cell table:formula="of:=([.D138]-[.E138])-([.D137]-[.E137])" office:value-type="float" office:value="-0.0732079999999999">
            <text:p>-0.073208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15">
            <text:p>0.15</text:p>
          </table:table-cell>
          <table:table-cell office:value-type="float" office:value="0.15190661">
            <text:p>0.15190661</text:p>
          </table:table-cell>
          <table:table-cell office:value-type="float" office:value="2">
            <text:p>2</text:p>
          </table:table-cell>
          <table:table-cell office:value-type="float" office:value="1.9566503">
            <text:p>1.9566503</text:p>
          </table:table-cell>
          <table:table-cell/>
          <table:table-cell table:formula="of:=([.D139]-[.E139])-([.D138]-[.E138])" office:value-type="float" office:value="-0.00665530000000003">
            <text:p>-0.0066553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15">
            <text:p>0.15</text:p>
          </table:table-cell>
          <table:table-cell office:value-type="float" office:value="0.1573972">
            <text:p>0.1573972</text:p>
          </table:table-cell>
          <table:table-cell office:value-type="float" office:value="2">
            <text:p>2</text:p>
          </table:table-cell>
          <table:table-cell office:value-type="float" office:value="1.9566501">
            <text:p>1.9566501</text:p>
          </table:table-cell>
          <table:table-cell/>
          <table:table-cell table:formula="of:=([.D140]-[.E140])-([.D139]-[.E139])" office:value-type="float" office:value="0.000000199999999894729">
            <text:p>0.0000002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15">
            <text:p>0.15</text:p>
          </table:table-cell>
          <table:table-cell office:value-type="float" office:value="0.15373681">
            <text:p>0.15373681</text:p>
          </table:table-cell>
          <table:table-cell office:value-type="float" office:value="2">
            <text:p>2</text:p>
          </table:table-cell>
          <table:table-cell office:value-type="float" office:value="1.9965819">
            <text:p>1.9965819</text:p>
          </table:table-cell>
          <table:table-cell/>
          <table:table-cell table:formula="of:=([.D141]-[.E141])-([.D140]-[.E140])" office:value-type="float" office:value="-0.0399317999999997">
            <text:p>-0.0399318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15">
            <text:p>0.15</text:p>
          </table:table-cell>
          <table:table-cell office:value-type="float" office:value="0.1546519">
            <text:p>0.1546519</text:p>
          </table:table-cell>
          <table:table-cell office:value-type="float" office:value="2">
            <text:p>2</text:p>
          </table:table-cell>
          <table:table-cell office:value-type="float" office:value="1.976616">
            <text:p>1.976616</text:p>
          </table:table-cell>
          <table:table-cell/>
          <table:table-cell table:formula="of:=([.D142]-[.E142])-([.D141]-[.E141])" office:value-type="float" office:value="0.0199658999999999">
            <text:p>0.0199659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15">
            <text:p>0.15</text:p>
          </table:table-cell>
          <table:table-cell office:value-type="float" office:value="0.15922742">
            <text:p>0.15922742</text:p>
          </table:table-cell>
          <table:table-cell office:value-type="float" office:value="2">
            <text:p>2</text:p>
          </table:table-cell>
          <table:table-cell office:value-type="float" office:value="1.9832712">
            <text:p>1.9832712</text:p>
          </table:table-cell>
          <table:table-cell/>
          <table:table-cell table:formula="of:=([.D143]-[.E143])-([.D142]-[.E142])" office:value-type="float" office:value="-0.00665519999999997">
            <text:p>-0.0066552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15">
            <text:p>0.15</text:p>
          </table:table-cell>
          <table:table-cell office:value-type="float" office:value="0.15373681">
            <text:p>0.15373681</text:p>
          </table:table-cell>
          <table:table-cell office:value-type="float" office:value="2">
            <text:p>2</text:p>
          </table:table-cell>
          <table:table-cell office:value-type="float" office:value="1.9965819">
            <text:p>1.9965819</text:p>
          </table:table-cell>
          <table:table-cell/>
          <table:table-cell table:formula="of:=([.D144]-[.E144])-([.D143]-[.E143])" office:value-type="float" office:value="-0.0133106999999999">
            <text:p>-0.0133107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15">
            <text:p>0.15</text:p>
          </table:table-cell>
          <table:table-cell office:value-type="float" office:value="0.15282172">
            <text:p>0.15282172</text:p>
          </table:table-cell>
          <table:table-cell office:value-type="float" office:value="2">
            <text:p>2</text:p>
          </table:table-cell>
          <table:table-cell office:value-type="float" office:value="2.0032372">
            <text:p>2.0032372</text:p>
          </table:table-cell>
          <table:table-cell/>
          <table:table-cell table:formula="of:=([.D145]-[.E145])-([.D144]-[.E144])" office:value-type="float" office:value="-0.00665530000000025">
            <text:p>-0.0066553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15">
            <text:p>0.15</text:p>
          </table:table-cell>
          <table:table-cell office:value-type="float" office:value="0.15190661">
            <text:p>0.15190661</text:p>
          </table:table-cell>
          <table:table-cell office:value-type="float" office:value="2">
            <text:p>2</text:p>
          </table:table-cell>
          <table:table-cell office:value-type="float" office:value="1.9566503">
            <text:p>1.9566503</text:p>
          </table:table-cell>
          <table:table-cell/>
          <table:table-cell table:formula="of:=([.D146]-[.E146])-([.D145]-[.E145])" office:value-type="float" office:value="0.0465869000000001">
            <text:p>0.0465869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15">
            <text:p>0.15</text:p>
          </table:table-cell>
          <table:table-cell office:value-type="float" office:value="0.1537368">
            <text:p>0.1537368</text:p>
          </table:table-cell>
          <table:table-cell office:value-type="float" office:value="2">
            <text:p>2</text:p>
          </table:table-cell>
          <table:table-cell office:value-type="float" office:value="1.930029">
            <text:p>1.930029</text:p>
          </table:table-cell>
          <table:table-cell/>
          <table:table-cell table:formula="of:=([.D147]-[.E147])-([.D146]-[.E146])" office:value-type="float" office:value="0.0266213">
            <text:p>0.0266213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15">
            <text:p>0.15</text:p>
          </table:table-cell>
          <table:table-cell office:value-type="float" office:value="0.14641601">
            <text:p>0.14641601</text:p>
          </table:table-cell>
          <table:table-cell office:value-type="float" office:value="2">
            <text:p>2</text:p>
          </table:table-cell>
          <table:table-cell office:value-type="float" office:value="1.9566501">
            <text:p>1.9566501</text:p>
          </table:table-cell>
          <table:table-cell/>
          <table:table-cell table:formula="of:=([.D148]-[.E148])-([.D147]-[.E147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15">
            <text:p>0.15</text:p>
          </table:table-cell>
          <table:table-cell office:value-type="float" office:value="0.1509915">
            <text:p>0.1509915</text:p>
          </table:table-cell>
          <table:table-cell office:value-type="float" office:value="2">
            <text:p>2</text:p>
          </table:table-cell>
          <table:table-cell office:value-type="float" office:value="1.9899265">
            <text:p>1.9899265</text:p>
          </table:table-cell>
          <table:table-cell/>
          <table:table-cell table:formula="of:=([.D149]-[.E149])-([.D148]-[.E148])" office:value-type="float" office:value="-0.0332763999999999">
            <text:p>-0.0332764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15">
            <text:p>0.15</text:p>
          </table:table-cell>
          <table:table-cell office:value-type="float" office:value="0.1519066">
            <text:p>0.1519066</text:p>
          </table:table-cell>
          <table:table-cell office:value-type="float" office:value="2">
            <text:p>2</text:p>
          </table:table-cell>
          <table:table-cell office:value-type="float" office:value="1.9965819">
            <text:p>1.9965819</text:p>
          </table:table-cell>
          <table:table-cell/>
          <table:table-cell table:formula="of:=([.D150]-[.E150])-([.D149]-[.E149])" office:value-type="float" office:value="-0.00665539999999987">
            <text:p>-0.0066554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15">
            <text:p>0.15</text:p>
          </table:table-cell>
          <table:table-cell office:value-type="float" office:value="0.14916131">
            <text:p>0.14916131</text:p>
          </table:table-cell>
          <table:table-cell office:value-type="float" office:value="2">
            <text:p>2</text:p>
          </table:table-cell>
          <table:table-cell office:value-type="float" office:value="1.976616">
            <text:p>1.976616</text:p>
          </table:table-cell>
          <table:table-cell/>
          <table:table-cell table:formula="of:=([.D151]-[.E151])-([.D150]-[.E150])" office:value-type="float" office:value="0.0199658999999999">
            <text:p>0.0199659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15">
            <text:p>0.15</text:p>
          </table:table-cell>
          <table:table-cell office:value-type="float" office:value="0.1455009">
            <text:p>0.1455009</text:p>
          </table:table-cell>
          <table:table-cell office:value-type="float" office:value="2">
            <text:p>2</text:p>
          </table:table-cell>
          <table:table-cell office:value-type="float" office:value="1.976616">
            <text:p>1.976616</text:p>
          </table:table-cell>
          <table:table-cell/>
          <table:table-cell table:formula="of:=([.D152]-[.E152])-([.D151]-[.E151])" office:value-type="float" office:value="0">
            <text:p>0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15">
            <text:p>0.15</text:p>
          </table:table-cell>
          <table:table-cell office:value-type="float" office:value="0.14733112">
            <text:p>0.14733112</text:p>
          </table:table-cell>
          <table:table-cell office:value-type="float" office:value="2">
            <text:p>2</text:p>
          </table:table-cell>
          <table:table-cell office:value-type="float" office:value="1.9499949">
            <text:p>1.9499949</text:p>
          </table:table-cell>
          <table:table-cell/>
          <table:table-cell table:formula="of:=([.D153]-[.E153])-([.D152]-[.E152])" office:value-type="float" office:value="0.0266210999999998">
            <text:p>0.0266211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15">
            <text:p>0.15</text:p>
          </table:table-cell>
          <table:table-cell office:value-type="float" office:value="0.146416">
            <text:p>0.146416</text:p>
          </table:table-cell>
          <table:table-cell office:value-type="float" office:value="2">
            <text:p>2</text:p>
          </table:table-cell>
          <table:table-cell office:value-type="float" office:value="1.9832712">
            <text:p>1.9832712</text:p>
          </table:table-cell>
          <table:table-cell/>
          <table:table-cell table:formula="of:=([.D154]-[.E154])-([.D153]-[.E153])" office:value-type="float" office:value="-0.0332762999999998">
            <text:p>-0.0332763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15">
            <text:p>0.15</text:p>
          </table:table-cell>
          <table:table-cell office:value-type="float" office:value="0.1482462">
            <text:p>0.1482462</text:p>
          </table:table-cell>
          <table:table-cell office:value-type="float" office:value="2">
            <text:p>2</text:p>
          </table:table-cell>
          <table:table-cell office:value-type="float" office:value="1.9699606">
            <text:p>1.9699606</text:p>
          </table:table-cell>
          <table:table-cell/>
          <table:table-cell table:formula="of:=([.D155]-[.E155])-([.D154]-[.E154])" office:value-type="float" office:value="0.0133106000000001">
            <text:p>0.0133106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15">
            <text:p>0.15</text:p>
          </table:table-cell>
          <table:table-cell office:value-type="float" office:value="0.146416">
            <text:p>0.146416</text:p>
          </table:table-cell>
          <table:table-cell office:value-type="float" office:value="2">
            <text:p>2</text:p>
          </table:table-cell>
          <table:table-cell office:value-type="float" office:value="1.9832712">
            <text:p>1.9832712</text:p>
          </table:table-cell>
          <table:table-cell/>
          <table:table-cell table:formula="of:=([.D156]-[.E156])-([.D155]-[.E155])" office:value-type="float" office:value="-0.0133106000000001">
            <text:p>-0.0133106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15">
            <text:p>0.15</text:p>
          </table:table-cell>
          <table:table-cell office:value-type="float" office:value="0.14733112">
            <text:p>0.14733112</text:p>
          </table:table-cell>
          <table:table-cell office:value-type="float" office:value="2">
            <text:p>2</text:p>
          </table:table-cell>
          <table:table-cell office:value-type="float" office:value="1.9899266">
            <text:p>1.9899266</text:p>
          </table:table-cell>
          <table:table-cell/>
          <table:table-cell table:formula="of:=([.D157]-[.E157])-([.D156]-[.E156])" office:value-type="float" office:value="-0.00665540000000009">
            <text:p>-0.0066554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15">
            <text:p>0.15</text:p>
          </table:table-cell>
          <table:table-cell office:value-type="float" office:value="0.14641601">
            <text:p>0.14641601</text:p>
          </table:table-cell>
          <table:table-cell office:value-type="float" office:value="2">
            <text:p>2</text:p>
          </table:table-cell>
          <table:table-cell office:value-type="float" office:value="2.0098922">
            <text:p>2.0098922</text:p>
          </table:table-cell>
          <table:table-cell/>
          <table:table-cell table:formula="of:=([.D158]-[.E158])-([.D157]-[.E157])" office:value-type="float" office:value="-0.0199655999999999">
            <text:p>-0.0199656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15">
            <text:p>0.15</text:p>
          </table:table-cell>
          <table:table-cell office:value-type="float" office:value="0.15007639">
            <text:p>0.15007639</text:p>
          </table:table-cell>
          <table:table-cell office:value-type="float" office:value="2">
            <text:p>2</text:p>
          </table:table-cell>
          <table:table-cell office:value-type="float" office:value="2.049824">
            <text:p>2.049824</text:p>
          </table:table-cell>
          <table:table-cell/>
          <table:table-cell table:formula="of:=([.D159]-[.E159])-([.D158]-[.E158])" office:value-type="float" office:value="-0.0399318000000002">
            <text:p>-0.0399318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15">
            <text:p>0.15</text:p>
          </table:table-cell>
          <table:table-cell office:value-type="float" office:value="0.1537368">
            <text:p>0.1537368</text:p>
          </table:table-cell>
          <table:table-cell office:value-type="float" office:value="2">
            <text:p>2</text:p>
          </table:table-cell>
          <table:table-cell office:value-type="float" office:value="2.0365133">
            <text:p>2.0365133</text:p>
          </table:table-cell>
          <table:table-cell/>
          <table:table-cell table:formula="of:=([.D160]-[.E160])-([.D159]-[.E159])" office:value-type="float" office:value="0.0133106999999999">
            <text:p>0.0133107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15">
            <text:p>0.15</text:p>
          </table:table-cell>
          <table:table-cell office:value-type="float" office:value="0.14824621">
            <text:p>0.14824621</text:p>
          </table:table-cell>
          <table:table-cell office:value-type="float" office:value="2">
            <text:p>2</text:p>
          </table:table-cell>
          <table:table-cell office:value-type="float" office:value="1.9965819">
            <text:p>1.9965819</text:p>
          </table:table-cell>
          <table:table-cell/>
          <table:table-cell table:formula="of:=([.D161]-[.E161])-([.D160]-[.E160])" office:value-type="float" office:value="0.0399314000000004">
            <text:p>0.0399314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15">
            <text:p>0.15</text:p>
          </table:table-cell>
          <table:table-cell office:value-type="float" office:value="0.14367071">
            <text:p>0.14367071</text:p>
          </table:table-cell>
          <table:table-cell office:value-type="float" office:value="2">
            <text:p>2</text:p>
          </table:table-cell>
          <table:table-cell office:value-type="float" office:value="1.9366843">
            <text:p>1.9366843</text:p>
          </table:table-cell>
          <table:table-cell/>
          <table:table-cell table:formula="of:=([.D162]-[.E162])-([.D161]-[.E161])" office:value-type="float" office:value="0.0598975999999998">
            <text:p>0.0598976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15">
            <text:p>0.15</text:p>
          </table:table-cell>
          <table:table-cell office:value-type="float" office:value="0.14733112">
            <text:p>0.14733112</text:p>
          </table:table-cell>
          <table:table-cell office:value-type="float" office:value="2">
            <text:p>2</text:p>
          </table:table-cell>
          <table:table-cell office:value-type="float" office:value="2.003237">
            <text:p>2.003237</text:p>
          </table:table-cell>
          <table:table-cell/>
          <table:table-cell table:formula="of:=([.D163]-[.E163])-([.D162]-[.E162])" office:value-type="float" office:value="-0.0665526999999999">
            <text:p>-0.0665527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15">
            <text:p>0.15</text:p>
          </table:table-cell>
          <table:table-cell office:value-type="float" office:value="0.14733112">
            <text:p>0.14733112</text:p>
          </table:table-cell>
          <table:table-cell office:value-type="float" office:value="2">
            <text:p>2</text:p>
          </table:table-cell>
          <table:table-cell office:value-type="float" office:value="2.003237">
            <text:p>2.003237</text:p>
          </table:table-cell>
          <table:table-cell/>
          <table:table-cell table:formula="of:=([.D164]-[.E164])-([.D163]-[.E163])" office:value-type="float" office:value="0">
            <text:p>0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15">
            <text:p>0.15</text:p>
          </table:table-cell>
          <table:table-cell office:value-type="float" office:value="0.14275561">
            <text:p>0.14275561</text:p>
          </table:table-cell>
          <table:table-cell office:value-type="float" office:value="2">
            <text:p>2</text:p>
          </table:table-cell>
          <table:table-cell office:value-type="float" office:value="1.9699607">
            <text:p>1.9699607</text:p>
          </table:table-cell>
          <table:table-cell/>
          <table:table-cell table:formula="of:=([.D165]-[.E165])-([.D164]-[.E164])" office:value-type="float" office:value="0.0332762999999998">
            <text:p>0.0332763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15">
            <text:p>0.15</text:p>
          </table:table-cell>
          <table:table-cell office:value-type="float" office:value="0.1455009">
            <text:p>0.1455009</text:p>
          </table:table-cell>
          <table:table-cell office:value-type="float" office:value="2">
            <text:p>2</text:p>
          </table:table-cell>
          <table:table-cell office:value-type="float" office:value="2.0165477">
            <text:p>2.0165477</text:p>
          </table:table-cell>
          <table:table-cell/>
          <table:table-cell table:formula="of:=([.D166]-[.E166])-([.D165]-[.E165])" office:value-type="float" office:value="-0.0465869999999997">
            <text:p>-0.046587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15">
            <text:p>0.15</text:p>
          </table:table-cell>
          <table:table-cell office:value-type="float" office:value="0.14824621">
            <text:p>0.14824621</text:p>
          </table:table-cell>
          <table:table-cell office:value-type="float" office:value="2">
            <text:p>2</text:p>
          </table:table-cell>
          <table:table-cell office:value-type="float" office:value="2.049824">
            <text:p>2.049824</text:p>
          </table:table-cell>
          <table:table-cell/>
          <table:table-cell table:formula="of:=([.D167]-[.E167])-([.D166]-[.E166])" office:value-type="float" office:value="-0.0332763000000003">
            <text:p>-0.0332763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15">
            <text:p>0.15</text:p>
          </table:table-cell>
          <table:table-cell office:value-type="float" office:value="0.146416">
            <text:p>0.146416</text:p>
          </table:table-cell>
          <table:table-cell office:value-type="float" office:value="2">
            <text:p>2</text:p>
          </table:table-cell>
          <table:table-cell office:value-type="float" office:value="2.0365133">
            <text:p>2.0365133</text:p>
          </table:table-cell>
          <table:table-cell/>
          <table:table-cell table:formula="of:=([.D168]-[.E168])-([.D167]-[.E167])" office:value-type="float" office:value="0.0133106999999999">
            <text:p>0.0133107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15">
            <text:p>0.15</text:p>
          </table:table-cell>
          <table:table-cell office:value-type="float" office:value="0.14367071">
            <text:p>0.14367071</text:p>
          </table:table-cell>
          <table:table-cell office:value-type="float" office:value="2">
            <text:p>2</text:p>
          </table:table-cell>
          <table:table-cell office:value-type="float" office:value="2.0165477">
            <text:p>2.0165477</text:p>
          </table:table-cell>
          <table:table-cell/>
          <table:table-cell table:formula="of:=([.D169]-[.E169])-([.D168]-[.E168])" office:value-type="float" office:value="0.0199656000000004">
            <text:p>0.0199656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15">
            <text:p>0.15</text:p>
          </table:table-cell>
          <table:table-cell office:value-type="float" office:value="0.14733112">
            <text:p>0.14733112</text:p>
          </table:table-cell>
          <table:table-cell office:value-type="float" office:value="2">
            <text:p>2</text:p>
          </table:table-cell>
          <table:table-cell office:value-type="float" office:value="1.9899266">
            <text:p>1.9899266</text:p>
          </table:table-cell>
          <table:table-cell/>
          <table:table-cell table:formula="of:=([.D170]-[.E170])-([.D169]-[.E169])" office:value-type="float" office:value="0.0266210999999998">
            <text:p>0.0266211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15151516">
            <text:p>0.15151516</text:p>
          </table:table-cell>
          <table:table-cell office:value-type="float" office:value="0.14733112">
            <text:p>0.14733112</text:p>
          </table:table-cell>
          <table:table-cell office:value-type="float" office:value="1.98">
            <text:p>1.98</text:p>
          </table:table-cell>
          <table:table-cell office:value-type="float" office:value="2.003237">
            <text:p>2.003237</text:p>
          </table:table-cell>
          <table:table-cell/>
          <table:table-cell table:formula="of:=([.D171]-[.E171])-([.D170]-[.E170])" office:value-type="float" office:value="-0.0333104">
            <text:p>-0.0333104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15306123">
            <text:p>0.15306123</text:p>
          </table:table-cell>
          <table:table-cell office:value-type="float" office:value="0.1390952">
            <text:p>0.1390952</text:p>
          </table:table-cell>
          <table:table-cell office:value-type="float" office:value="1.96">
            <text:p>1.96</text:p>
          </table:table-cell>
          <table:table-cell office:value-type="float" office:value="1.9699607">
            <text:p>1.9699607</text:p>
          </table:table-cell>
          <table:table-cell/>
          <table:table-cell table:formula="of:=([.D172]-[.E172])-([.D171]-[.E171])" office:value-type="float" office:value="0.0132762999999998">
            <text:p>0.0132763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15463917">
            <text:p>0.15463917</text:p>
          </table:table-cell>
          <table:table-cell office:value-type="float" office:value="0.1381801">
            <text:p>0.1381801</text:p>
          </table:table-cell>
          <table:table-cell office:value-type="float" office:value="1.94">
            <text:p>1.94</text:p>
          </table:table-cell>
          <table:table-cell office:value-type="float" office:value="1.9366843">
            <text:p>1.9366843</text:p>
          </table:table-cell>
          <table:table-cell/>
          <table:table-cell table:formula="of:=([.D173]-[.E173])-([.D172]-[.E172])" office:value-type="float" office:value="0.0132764000000001">
            <text:p>0.0132764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15625">
            <text:p>0.15625</text:p>
          </table:table-cell>
          <table:table-cell office:value-type="float" office:value="0.14458579">
            <text:p>0.14458579</text:p>
          </table:table-cell>
          <table:table-cell office:value-type="float" office:value="1.9200001">
            <text:p>1.9200001</text:p>
          </table:table-cell>
          <table:table-cell office:value-type="float" office:value="1.9433396">
            <text:p>1.9433396</text:p>
          </table:table-cell>
          <table:table-cell/>
          <table:table-cell table:formula="of:=([.D174]-[.E174])-([.D173]-[.E173])" office:value-type="float" office:value="-0.0266551999999998">
            <text:p>-0.0266552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15789473">
            <text:p>0.15789473</text:p>
          </table:table-cell>
          <table:table-cell office:value-type="float" office:value="0.15190661">
            <text:p>0.15190661</text:p>
          </table:table-cell>
          <table:table-cell office:value-type="float" office:value="1.9000001">
            <text:p>1.9000001</text:p>
          </table:table-cell>
          <table:table-cell office:value-type="float" office:value="1.930029">
            <text:p>1.930029</text:p>
          </table:table-cell>
          <table:table-cell/>
          <table:table-cell table:formula="of:=([.D175]-[.E175])-([.D174]-[.E174])" office:value-type="float" office:value="-0.00668940000000018">
            <text:p>-0.0066894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15957446">
            <text:p>0.15957446</text:p>
          </table:table-cell>
          <table:table-cell office:value-type="float" office:value="0.15739721">
            <text:p>0.15739721</text:p>
          </table:table-cell>
          <table:table-cell office:value-type="float" office:value="1.8800001">
            <text:p>1.8800001</text:p>
          </table:table-cell>
          <table:table-cell office:value-type="float" office:value="1.9300292">
            <text:p>1.9300292</text:p>
          </table:table-cell>
          <table:table-cell/>
          <table:table-cell table:formula="of:=([.D176]-[.E176])-([.D175]-[.E175])" office:value-type="float" office:value="-0.0200001999999999">
            <text:p>-0.0200002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16129032">
            <text:p>0.16129032</text:p>
          </table:table-cell>
          <table:table-cell office:value-type="float" office:value="0.1601425">
            <text:p>0.1601425</text:p>
          </table:table-cell>
          <table:table-cell office:value-type="float" office:value="1.8600001">
            <text:p>1.8600001</text:p>
          </table:table-cell>
          <table:table-cell office:value-type="float" office:value="1.8834422">
            <text:p>1.8834422</text:p>
          </table:table-cell>
          <table:table-cell/>
          <table:table-cell table:formula="of:=([.D177]-[.E177])-([.D176]-[.E176])" office:value-type="float" office:value="0.0265869999999999">
            <text:p>0.026587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16304347">
            <text:p>0.16304347</text:p>
          </table:table-cell>
          <table:table-cell office:value-type="float" office:value="0.15831232">
            <text:p>0.15831232</text:p>
          </table:table-cell>
          <table:table-cell office:value-type="float" office:value="1.8400002">
            <text:p>1.8400002</text:p>
          </table:table-cell>
          <table:table-cell office:value-type="float" office:value="1.8701317">
            <text:p>1.8701317</text:p>
          </table:table-cell>
          <table:table-cell/>
          <table:table-cell table:formula="of:=([.D178]-[.E178])-([.D177]-[.E177])" office:value-type="float" office:value="-0.00668939999999996">
            <text:p>-0.0066894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16483516">
            <text:p>0.16483516</text:p>
          </table:table-cell>
          <table:table-cell office:value-type="float" office:value="0.16105759">
            <text:p>0.16105759</text:p>
          </table:table-cell>
          <table:table-cell office:value-type="float" office:value="1.8200002">
            <text:p>1.8200002</text:p>
          </table:table-cell>
          <table:table-cell office:value-type="float" office:value="1.8634765">
            <text:p>1.8634765</text:p>
          </table:table-cell>
          <table:table-cell/>
          <table:table-cell table:formula="of:=([.D179]-[.E179])-([.D178]-[.E178])" office:value-type="float" office:value="-0.0133448">
            <text:p>-0.0133448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16666666">
            <text:p>0.16666666</text:p>
          </table:table-cell>
          <table:table-cell office:value-type="float" office:value="0.16105762">
            <text:p>0.16105762</text:p>
          </table:table-cell>
          <table:table-cell office:value-type="float" office:value="1.8000002">
            <text:p>1.8000002</text:p>
          </table:table-cell>
          <table:table-cell office:value-type="float" office:value="1.8368554">
            <text:p>1.8368554</text:p>
          </table:table-cell>
          <table:table-cell/>
          <table:table-cell table:formula="of:=([.D180]-[.E180])-([.D179]-[.E179])" office:value-type="float" office:value="0.00662110000000005">
            <text:p>0.0066211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16853932">
            <text:p>0.16853932</text:p>
          </table:table-cell>
          <table:table-cell office:value-type="float" office:value="0.16380292">
            <text:p>0.16380292</text:p>
          </table:table-cell>
          <table:table-cell office:value-type="float" office:value="1.7800002">
            <text:p>1.7800002</text:p>
          </table:table-cell>
          <table:table-cell office:value-type="float" office:value="1.8168896">
            <text:p>1.8168896</text:p>
          </table:table-cell>
          <table:table-cell/>
          <table:table-cell table:formula="of:=([.D181]-[.E181])-([.D180]-[.E180])" office:value-type="float" office:value="-0.0000342000000002063">
            <text:p>-0.0000342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17045453">
            <text:p>0.17045453</text:p>
          </table:table-cell>
          <table:table-cell office:value-type="float" office:value="0.16197269">
            <text:p>0.16197269</text:p>
          </table:table-cell>
          <table:table-cell office:value-type="float" office:value="1.7600002">
            <text:p>1.7600002</text:p>
          </table:table-cell>
          <table:table-cell office:value-type="float" office:value="1.7636473">
            <text:p>1.7636473</text:p>
          </table:table-cell>
          <table:table-cell/>
          <table:table-cell table:formula="of:=([.D182]-[.E182])-([.D181]-[.E181])" office:value-type="float" office:value="0.0332423000000002">
            <text:p>0.0332423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17241378">
            <text:p>0.17241378</text:p>
          </table:table-cell>
          <table:table-cell office:value-type="float" office:value="0.1628878">
            <text:p>0.1628878</text:p>
          </table:table-cell>
          <table:table-cell office:value-type="float" office:value="1.7400002">
            <text:p>1.7400002</text:p>
          </table:table-cell>
          <table:table-cell office:value-type="float" office:value="1.7569921">
            <text:p>1.7569921</text:p>
          </table:table-cell>
          <table:table-cell/>
          <table:table-cell table:formula="of:=([.D183]-[.E183])-([.D182]-[.E182])" office:value-type="float" office:value="-0.0133448">
            <text:p>-0.0133448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17441858">
            <text:p>0.17441858</text:p>
          </table:table-cell>
          <table:table-cell office:value-type="float" office:value="0.1702086">
            <text:p>0.1702086</text:p>
          </table:table-cell>
          <table:table-cell office:value-type="float" office:value="1.7200003">
            <text:p>1.7200003</text:p>
          </table:table-cell>
          <table:table-cell office:value-type="float" office:value="1.7569921">
            <text:p>1.7569921</text:p>
          </table:table-cell>
          <table:table-cell/>
          <table:table-cell table:formula="of:=([.D184]-[.E184])-([.D183]-[.E183])" office:value-type="float" office:value="-0.0199999">
            <text:p>-0.0199999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17647056">
            <text:p>0.17647056</text:p>
          </table:table-cell>
          <table:table-cell office:value-type="float" office:value="0.1784445">
            <text:p>0.1784445</text:p>
          </table:table-cell>
          <table:table-cell office:value-type="float" office:value="1.7000003">
            <text:p>1.7000003</text:p>
          </table:table-cell>
          <table:table-cell office:value-type="float" office:value="1.7769579">
            <text:p>1.7769579</text:p>
          </table:table-cell>
          <table:table-cell/>
          <table:table-cell table:formula="of:=([.D185]-[.E185])-([.D184]-[.E184])" office:value-type="float" office:value="-0.0399657999999998">
            <text:p>-0.0399658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1785714">
            <text:p>0.1785714</text:p>
          </table:table-cell>
          <table:table-cell office:value-type="float" office:value="0.1756992">
            <text:p>0.1756992</text:p>
          </table:table-cell>
          <table:table-cell office:value-type="float" office:value="1.6800003">
            <text:p>1.6800003</text:p>
          </table:table-cell>
          <table:table-cell office:value-type="float" office:value="1.7170603">
            <text:p>1.7170603</text:p>
          </table:table-cell>
          <table:table-cell/>
          <table:table-cell table:formula="of:=([.D186]-[.E186])-([.D185]-[.E185])" office:value-type="float" office:value="0.0398976">
            <text:p>0.0398976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18072286">
            <text:p>0.18072286</text:p>
          </table:table-cell>
          <table:table-cell office:value-type="float" office:value="0.1729539">
            <text:p>0.1729539</text:p>
          </table:table-cell>
          <table:table-cell office:value-type="float" office:value="1.6600003">
            <text:p>1.6600003</text:p>
          </table:table-cell>
          <table:table-cell office:value-type="float" office:value="1.6704735">
            <text:p>1.6704735</text:p>
          </table:table-cell>
          <table:table-cell/>
          <table:table-cell table:formula="of:=([.D187]-[.E187])-([.D186]-[.E186])" office:value-type="float" office:value="0.0265868">
            <text:p>0.0265868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1829268">
            <text:p>0.1829268</text:p>
          </table:table-cell>
          <table:table-cell office:value-type="float" office:value="0.1665482">
            <text:p>0.1665482</text:p>
          </table:table-cell>
          <table:table-cell office:value-type="float" office:value="1.6400003">
            <text:p>1.6400003</text:p>
          </table:table-cell>
          <table:table-cell office:value-type="float" office:value="1.5706445">
            <text:p>1.5706445</text:p>
          </table:table-cell>
          <table:table-cell/>
          <table:table-cell table:formula="of:=([.D188]-[.E188])-([.D187]-[.E187])" office:value-type="float" office:value="0.0798289999999999">
            <text:p>0.079829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18518515">
            <text:p>0.18518515</text:p>
          </table:table-cell>
          <table:table-cell office:value-type="float" office:value="0.1729539">
            <text:p>0.1729539</text:p>
          </table:table-cell>
          <table:table-cell office:value-type="float" office:value="1.6200004">
            <text:p>1.6200004</text:p>
          </table:table-cell>
          <table:table-cell office:value-type="float" office:value="1.5506785">
            <text:p>1.5506785</text:p>
          </table:table-cell>
          <table:table-cell/>
          <table:table-cell table:formula="of:=([.D189]-[.E189])-([.D188]-[.E188])" office:value-type="float" office:value="-0.0000339000000002532">
            <text:p>-0.0000339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18749997">
            <text:p>0.18749997</text:p>
          </table:table-cell>
          <table:table-cell office:value-type="float" office:value="0.19034082">
            <text:p>0.19034082</text:p>
          </table:table-cell>
          <table:table-cell office:value-type="float" office:value="1.6000004">
            <text:p>1.6000004</text:p>
          </table:table-cell>
          <table:table-cell office:value-type="float" office:value="1.6238865">
            <text:p>1.6238865</text:p>
          </table:table-cell>
          <table:table-cell/>
          <table:table-cell table:formula="of:=([.D190]-[.E190])-([.D189]-[.E189])" office:value-type="float" office:value="-0.093208">
            <text:p>-0.093208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18987338">
            <text:p>0.18987338</text:p>
          </table:table-cell>
          <table:table-cell office:value-type="float" office:value="0.18851061">
            <text:p>0.18851061</text:p>
          </table:table-cell>
          <table:table-cell office:value-type="float" office:value="1.5800004">
            <text:p>1.5800004</text:p>
          </table:table-cell>
          <table:table-cell office:value-type="float" office:value="1.5839549">
            <text:p>1.5839549</text:p>
          </table:table-cell>
          <table:table-cell/>
          <table:table-cell table:formula="of:=([.D191]-[.E191])-([.D190]-[.E190])" office:value-type="float" office:value="0.0199316000000001">
            <text:p>0.0199316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19230765">
            <text:p>0.19230765</text:p>
          </table:table-cell>
          <table:table-cell office:value-type="float" office:value="0.19583139">
            <text:p>0.19583139</text:p>
          </table:table-cell>
          <table:table-cell office:value-type="float" office:value="1.5600004">
            <text:p>1.5600004</text:p>
          </table:table-cell>
          <table:table-cell office:value-type="float" office:value="1.6771287">
            <text:p>1.6771287</text:p>
          </table:table-cell>
          <table:table-cell/>
          <table:table-cell table:formula="of:=([.D192]-[.E192])-([.D191]-[.E191])" office:value-type="float" office:value="-0.1131738">
            <text:p>-0.1131738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19480515">
            <text:p>0.19480515</text:p>
          </table:table-cell>
          <table:table-cell office:value-type="float" office:value="0.19583139">
            <text:p>0.19583139</text:p>
          </table:table-cell>
          <table:table-cell office:value-type="float" office:value="1.5400004">
            <text:p>1.5400004</text:p>
          </table:table-cell>
          <table:table-cell office:value-type="float" office:value="1.6771287">
            <text:p>1.6771287</text:p>
          </table:table-cell>
          <table:table-cell/>
          <table:table-cell table:formula="of:=([.D193]-[.E193])-([.D192]-[.E192])" office:value-type="float" office:value="-0.02">
            <text:p>-0.02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19736837">
            <text:p>0.19736837</text:p>
          </table:table-cell>
          <table:table-cell office:value-type="float" office:value="0.19766162">
            <text:p>0.19766162</text:p>
          </table:table-cell>
          <table:table-cell office:value-type="float" office:value="1.5200005">
            <text:p>1.5200005</text:p>
          </table:table-cell>
          <table:table-cell office:value-type="float" office:value="1.6238865">
            <text:p>1.6238865</text:p>
          </table:table-cell>
          <table:table-cell/>
          <table:table-cell table:formula="of:=([.D194]-[.E194])-([.D193]-[.E193])" office:value-type="float" office:value="0.0332423000000002">
            <text:p>0.0332423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19999994">
            <text:p>0.19999994</text:p>
          </table:table-cell>
          <table:table-cell office:value-type="float" office:value="0.201322">
            <text:p>0.201322</text:p>
          </table:table-cell>
          <table:table-cell office:value-type="float" office:value="1.5000005">
            <text:p>1.5000005</text:p>
          </table:table-cell>
          <table:table-cell office:value-type="float" office:value="1.5706445">
            <text:p>1.5706445</text:p>
          </table:table-cell>
          <table:table-cell/>
          <table:table-cell table:formula="of:=([.D195]-[.E195])-([.D194]-[.E194])" office:value-type="float" office:value="0.033242">
            <text:p>0.033242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20270264">
            <text:p>0.20270264</text:p>
          </table:table-cell>
          <table:table-cell office:value-type="float" office:value="0.201322">
            <text:p>0.201322</text:p>
          </table:table-cell>
          <table:table-cell office:value-type="float" office:value="1.4800005">
            <text:p>1.4800005</text:p>
          </table:table-cell>
          <table:table-cell office:value-type="float" office:value="1.5174022">
            <text:p>1.5174022</text:p>
          </table:table-cell>
          <table:table-cell/>
          <table:table-cell table:formula="of:=([.D196]-[.E196])-([.D195]-[.E195])" office:value-type="float" office:value="0.0332423000000002">
            <text:p>0.0332423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20547938">
            <text:p>0.20547938</text:p>
          </table:table-cell>
          <table:table-cell office:value-type="float" office:value="0.20223711">
            <text:p>0.20223711</text:p>
          </table:table-cell>
          <table:table-cell office:value-type="float" office:value="1.4600005">
            <text:p>1.4600005</text:p>
          </table:table-cell>
          <table:table-cell office:value-type="float" office:value="1.4841259">
            <text:p>1.4841259</text:p>
          </table:table-cell>
          <table:table-cell/>
          <table:table-cell table:formula="of:=([.D197]-[.E197])-([.D196]-[.E196])" office:value-type="float" office:value="0.0132762999999998">
            <text:p>0.0132763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20833327">
            <text:p>0.20833327</text:p>
          </table:table-cell>
          <table:table-cell office:value-type="float" office:value="0.20681262">
            <text:p>0.20681262</text:p>
          </table:table-cell>
          <table:table-cell office:value-type="float" office:value="1.4400005">
            <text:p>1.4400005</text:p>
          </table:table-cell>
          <table:table-cell office:value-type="float" office:value="1.5174022">
            <text:p>1.5174022</text:p>
          </table:table-cell>
          <table:table-cell/>
          <table:table-cell table:formula="of:=([.D198]-[.E198])-([.D197]-[.E197])" office:value-type="float" office:value="-0.0532762999999998">
            <text:p>-0.0532763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21126753">
            <text:p>0.21126753</text:p>
          </table:table-cell>
          <table:table-cell office:value-type="float" office:value="0.21047302">
            <text:p>0.21047302</text:p>
          </table:table-cell>
          <table:table-cell office:value-type="float" office:value="1.4200006">
            <text:p>1.4200006</text:p>
          </table:table-cell>
          <table:table-cell office:value-type="float" office:value="1.5440233">
            <text:p>1.5440233</text:p>
          </table:table-cell>
          <table:table-cell/>
          <table:table-cell table:formula="of:=([.D199]-[.E199])-([.D198]-[.E198])" office:value-type="float" office:value="-0.0466210000000002">
            <text:p>-0.046621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21428564">
            <text:p>0.21428564</text:p>
          </table:table-cell>
          <table:table-cell office:value-type="float" office:value="0.20864281">
            <text:p>0.20864281</text:p>
          </table:table-cell>
          <table:table-cell office:value-type="float" office:value="1.4000006">
            <text:p>1.4000006</text:p>
          </table:table-cell>
          <table:table-cell office:value-type="float" office:value="1.5174022">
            <text:p>1.5174022</text:p>
          </table:table-cell>
          <table:table-cell/>
          <table:table-cell table:formula="of:=([.D200]-[.E200])-([.D199]-[.E199])" office:value-type="float" office:value="0.00662110000000027">
            <text:p>0.0066211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21739122">
            <text:p>0.21739122</text:p>
          </table:table-cell>
          <table:table-cell office:value-type="float" office:value="0.20681259">
            <text:p>0.20681259</text:p>
          </table:table-cell>
          <table:table-cell office:value-type="float" office:value="1.3800006">
            <text:p>1.3800006</text:p>
          </table:table-cell>
          <table:table-cell office:value-type="float" office:value="1.4907811">
            <text:p>1.4907811</text:p>
          </table:table-cell>
          <table:table-cell/>
          <table:table-cell table:formula="of:=([.D201]-[.E201])-([.D200]-[.E200])" office:value-type="float" office:value="0.00662109999999982">
            <text:p>0.006621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22058815">
            <text:p>0.22058815</text:p>
          </table:table-cell>
          <table:table-cell office:value-type="float" office:value="0.2058975">
            <text:p>0.2058975</text:p>
          </table:table-cell>
          <table:table-cell office:value-type="float" office:value="1.3600006">
            <text:p>1.3600006</text:p>
          </table:table-cell>
          <table:table-cell office:value-type="float" office:value="1.4441941">
            <text:p>1.4441941</text:p>
          </table:table-cell>
          <table:table-cell/>
          <table:table-cell table:formula="of:=([.D202]-[.E202])-([.D201]-[.E201])" office:value-type="float" office:value="0.0265869999999999">
            <text:p>0.026587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2238805">
            <text:p>0.2238805</text:p>
          </table:table-cell>
          <table:table-cell office:value-type="float" office:value="0.21138811">
            <text:p>0.21138811</text:p>
          </table:table-cell>
          <table:table-cell office:value-type="float" office:value="1.3400006">
            <text:p>1.3400006</text:p>
          </table:table-cell>
          <table:table-cell office:value-type="float" office:value="1.4175732">
            <text:p>1.4175732</text:p>
          </table:table-cell>
          <table:table-cell/>
          <table:table-cell table:formula="of:=([.D203]-[.E203])-([.D202]-[.E202])" office:value-type="float" office:value="0.00662089999999993">
            <text:p>0.0066209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22727263">
            <text:p>0.22727263</text:p>
          </table:table-cell>
          <table:table-cell office:value-type="float" office:value="0.21413341">
            <text:p>0.21413341</text:p>
          </table:table-cell>
          <table:table-cell office:value-type="float" office:value="1.3200006">
            <text:p>1.3200006</text:p>
          </table:table-cell>
          <table:table-cell office:value-type="float" office:value="1.3976073">
            <text:p>1.3976073</text:p>
          </table:table-cell>
          <table:table-cell/>
          <table:table-cell table:formula="of:=([.D204]-[.E204])-([.D203]-[.E203])" office:value-type="float" office:value="-0.0000340999999999259">
            <text:p>-0.0000341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23076913">
            <text:p>0.23076913</text:p>
          </table:table-cell>
          <table:table-cell office:value-type="float" office:value="0.2159636">
            <text:p>0.2159636</text:p>
          </table:table-cell>
          <table:table-cell office:value-type="float" office:value="1.3000007">
            <text:p>1.3000007</text:p>
          </table:table-cell>
          <table:table-cell office:value-type="float" office:value="1.3443652">
            <text:p>1.3443652</text:p>
          </table:table-cell>
          <table:table-cell/>
          <table:table-cell table:formula="of:=([.D205]-[.E205])-([.D204]-[.E204])" office:value-type="float" office:value="0.0332422000000001">
            <text:p>0.0332422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23437488">
            <text:p>0.23437488</text:p>
          </table:table-cell>
          <table:table-cell office:value-type="float" office:value="0.22145419">
            <text:p>0.22145419</text:p>
          </table:table-cell>
          <table:table-cell office:value-type="float" office:value="1.2800007">
            <text:p>1.2800007</text:p>
          </table:table-cell>
          <table:table-cell office:value-type="float" office:value="1.3310546">
            <text:p>1.3310546</text:p>
          </table:table-cell>
          <table:table-cell/>
          <table:table-cell table:formula="of:=([.D206]-[.E206])-([.D205]-[.E205])" office:value-type="float" office:value="-0.00668939999999996">
            <text:p>-0.0066894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23809512">
            <text:p>0.23809512</text:p>
          </table:table-cell>
          <table:table-cell office:value-type="float" office:value="0.228775">
            <text:p>0.228775</text:p>
          </table:table-cell>
          <table:table-cell office:value-type="float" office:value="1.2600007">
            <text:p>1.2600007</text:p>
          </table:table-cell>
          <table:table-cell office:value-type="float" office:value="1.3842967">
            <text:p>1.3842967</text:p>
          </table:table-cell>
          <table:table-cell/>
          <table:table-cell table:formula="of:=([.D207]-[.E207])-([.D206]-[.E206])" office:value-type="float" office:value="-0.0732421000000001">
            <text:p>-0.0732421</text:p>
          </table:table-cell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24193536">
            <text:p>0.24193536</text:p>
          </table:table-cell>
          <table:table-cell office:value-type="float" office:value="0.2306052">
            <text:p>0.2306052</text:p>
          </table:table-cell>
          <table:table-cell office:value-type="float" office:value="1.2400007">
            <text:p>1.2400007</text:p>
          </table:table-cell>
          <table:table-cell office:value-type="float" office:value="1.317744">
            <text:p>1.317744</text:p>
          </table:table-cell>
          <table:table-cell/>
          <table:table-cell table:formula="of:=([.D208]-[.E208])-([.D207]-[.E207])" office:value-type="float" office:value="0.0465526999999999">
            <text:p>0.0465527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2459015">
            <text:p>0.2459015</text:p>
          </table:table-cell>
          <table:table-cell office:value-type="float" office:value="0.22602971">
            <text:p>0.22602971</text:p>
          </table:table-cell>
          <table:table-cell office:value-type="float" office:value="1.2200007">
            <text:p>1.2200007</text:p>
          </table:table-cell>
          <table:table-cell office:value-type="float" office:value="1.2578466">
            <text:p>1.2578466</text:p>
          </table:table-cell>
          <table:table-cell/>
          <table:table-cell table:formula="of:=([.D209]-[.E209])-([.D208]-[.E208])" office:value-type="float" office:value="0.0398974000000001">
            <text:p>0.0398974</text:p>
          </table:table-cell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24999985">
            <text:p>0.24999985</text:p>
          </table:table-cell>
          <table:table-cell office:value-type="float" office:value="0.23426561">
            <text:p>0.23426561</text:p>
          </table:table-cell>
          <table:table-cell office:value-type="float" office:value="1.2000008">
            <text:p>1.2000008</text:p>
          </table:table-cell>
          <table:table-cell office:value-type="float" office:value="1.2511913">
            <text:p>1.2511913</text:p>
          </table:table-cell>
          <table:table-cell/>
          <table:table-cell table:formula="of:=([.D210]-[.E210])-([.D209]-[.E209])" office:value-type="float" office:value="-0.0133445999999999">
            <text:p>-0.0133446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25423712">
            <text:p>0.25423712</text:p>
          </table:table-cell>
          <table:table-cell office:value-type="float" office:value="0.2406713">
            <text:p>0.2406713</text:p>
          </table:table-cell>
          <table:table-cell office:value-type="float" office:value="1.1800008">
            <text:p>1.1800008</text:p>
          </table:table-cell>
          <table:table-cell office:value-type="float" office:value="1.2578466">
            <text:p>1.2578466</text:p>
          </table:table-cell>
          <table:table-cell/>
          <table:table-cell table:formula="of:=([.D211]-[.E211])-([.D210]-[.E210])" office:value-type="float" office:value="-0.0266553">
            <text:p>-0.0266553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25862053">
            <text:p>0.25862053</text:p>
          </table:table-cell>
          <table:table-cell office:value-type="float" office:value="0.25165248">
            <text:p>0.25165248</text:p>
          </table:table-cell>
          <table:table-cell office:value-type="float" office:value="1.1600008">
            <text:p>1.1600008</text:p>
          </table:table-cell>
          <table:table-cell office:value-type="float" office:value="1.271157">
            <text:p>1.271157</text:p>
          </table:table-cell>
          <table:table-cell/>
          <table:table-cell table:formula="of:=([.D212]-[.E212])-([.D211]-[.E211])" office:value-type="float" office:value="-0.0333104000000002">
            <text:p>-0.0333104</text:p>
          </table:table-cell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26315773">
            <text:p>0.26315773</text:p>
          </table:table-cell>
          <table:table-cell office:value-type="float" office:value="0.25348273">
            <text:p>0.25348273</text:p>
          </table:table-cell>
          <table:table-cell office:value-type="float" office:value="1.1400008">
            <text:p>1.1400008</text:p>
          </table:table-cell>
          <table:table-cell office:value-type="float" office:value="1.2711571">
            <text:p>1.2711571</text:p>
          </table:table-cell>
          <table:table-cell/>
          <table:table-cell table:formula="of:=([.D213]-[.E213])-([.D212]-[.E212])" office:value-type="float" office:value="-0.0200000999999999">
            <text:p>-0.0200001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26785696">
            <text:p>0.26785696</text:p>
          </table:table-cell>
          <table:table-cell office:value-type="float" office:value="0.25256762">
            <text:p>0.25256762</text:p>
          </table:table-cell>
          <table:table-cell office:value-type="float" office:value="1.1200008">
            <text:p>1.1200008</text:p>
          </table:table-cell>
          <table:table-cell office:value-type="float" office:value="1.197949">
            <text:p>1.197949</text:p>
          </table:table-cell>
          <table:table-cell/>
          <table:table-cell table:formula="of:=([.D214]-[.E214])-([.D213]-[.E213])" office:value-type="float" office:value="0.0532081">
            <text:p>0.0532081</text:p>
          </table:table-cell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27272707">
            <text:p>0.27272707</text:p>
          </table:table-cell>
          <table:table-cell office:value-type="float" office:value="0.2571431">
            <text:p>0.2571431</text:p>
          </table:table-cell>
          <table:table-cell office:value-type="float" office:value="1.1000009">
            <text:p>1.1000009</text:p>
          </table:table-cell>
          <table:table-cell office:value-type="float" office:value="1.2046045">
            <text:p>1.2046045</text:p>
          </table:table-cell>
          <table:table-cell/>
          <table:table-cell table:formula="of:=([.D215]-[.E215])-([.D214]-[.E214])" office:value-type="float" office:value="-0.0266554000000001">
            <text:p>-0.0266554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27772707">
            <text:p>0.27772707</text:p>
          </table:table-cell>
          <table:table-cell office:value-type="float" office:value="0.2608035">
            <text:p>0.2608035</text:p>
          </table:table-cell>
          <table:table-cell office:value-type="float" office:value="1.0800009">
            <text:p>1.0800009</text:p>
          </table:table-cell>
          <table:table-cell office:value-type="float" office:value="1.1513621">
            <text:p>1.1513621</text:p>
          </table:table-cell>
          <table:table-cell/>
          <table:table-cell table:formula="of:=([.D216]-[.E216])-([.D215]-[.E215])" office:value-type="float" office:value="0.0332424">
            <text:p>0.0332424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28272706">
            <text:p>0.28272706</text:p>
          </table:table-cell>
          <table:table-cell office:value-type="float" office:value="0.26354882">
            <text:p>0.26354882</text:p>
          </table:table-cell>
          <table:table-cell office:value-type="float" office:value="1.0600009">
            <text:p>1.0600009</text:p>
          </table:table-cell>
          <table:table-cell office:value-type="float" office:value="1.1180857">
            <text:p>1.1180857</text:p>
          </table:table-cell>
          <table:table-cell/>
          <table:table-cell table:formula="of:=([.D217]-[.E217])-([.D216]-[.E216])" office:value-type="float" office:value="0.0132764000000001">
            <text:p>0.0132764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28772706">
            <text:p>0.28772706</text:p>
          </table:table-cell>
          <table:table-cell office:value-type="float" office:value="0.2717847">
            <text:p>0.2717847</text:p>
          </table:table-cell>
          <table:table-cell office:value-type="float" office:value="1.0400009">
            <text:p>1.0400009</text:p>
          </table:table-cell>
          <table:table-cell office:value-type="float" office:value="1.1114305">
            <text:p>1.1114305</text:p>
          </table:table-cell>
          <table:table-cell/>
          <table:table-cell table:formula="of:=([.D218]-[.E218])-([.D217]-[.E217])" office:value-type="float" office:value="-0.0133448">
            <text:p>-0.0133448</text:p>
          </table:table-cell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29272705">
            <text:p>0.29272705</text:p>
          </table:table-cell>
          <table:table-cell office:value-type="float" office:value="0.2726998">
            <text:p>0.2726998</text:p>
          </table:table-cell>
          <table:table-cell office:value-type="float" office:value="1.0200009">
            <text:p>1.0200009</text:p>
          </table:table-cell>
          <table:table-cell office:value-type="float" office:value="1.0648437">
            <text:p>1.0648437</text:p>
          </table:table-cell>
          <table:table-cell/>
          <table:table-cell table:formula="of:=([.D219]-[.E219])-([.D218]-[.E218])" office:value-type="float" office:value="0.0265868000000002">
            <text:p>0.0265868</text:p>
          </table:table-cell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29772705">
            <text:p>0.29772705</text:p>
          </table:table-cell>
          <table:table-cell office:value-type="float" office:value="0.2818508">
            <text:p>0.2818508</text:p>
          </table:table-cell>
          <table:table-cell office:value-type="float" office:value="1.000001">
            <text:p>1.000001</text:p>
          </table:table-cell>
          <table:table-cell office:value-type="float" office:value="1.0648437">
            <text:p>1.0648437</text:p>
          </table:table-cell>
          <table:table-cell/>
          <table:table-cell table:formula="of:=([.D220]-[.E220])-([.D219]-[.E219])" office:value-type="float" office:value="-0.0199999000000002">
            <text:p>-0.0199999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30272704">
            <text:p>0.30272704</text:p>
          </table:table-cell>
          <table:table-cell office:value-type="float" office:value="0.29283202">
            <text:p>0.29283202</text:p>
          </table:table-cell>
          <table:table-cell office:value-type="float" office:value="0.980001">
            <text:p>0.980001</text:p>
          </table:table-cell>
          <table:table-cell office:value-type="float" office:value="1.0382227">
            <text:p>1.0382227</text:p>
          </table:table-cell>
          <table:table-cell/>
          <table:table-cell table:formula="of:=([.D221]-[.E221])-([.D220]-[.E220])" office:value-type="float" office:value="0.0066210000000001">
            <text:p>0.006621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30772704">
            <text:p>0.30772704</text:p>
          </table:table-cell>
          <table:table-cell office:value-type="float" office:value="0.2891716">
            <text:p>0.2891716</text:p>
          </table:table-cell>
          <table:table-cell office:value-type="float" office:value="0.960001">
            <text:p>0.960001</text:p>
          </table:table-cell>
          <table:table-cell office:value-type="float" office:value="0.99829084">
            <text:p>0.99829084</text:p>
          </table:table-cell>
          <table:table-cell/>
          <table:table-cell table:formula="of:=([.D222]-[.E222])-([.D221]-[.E221])" office:value-type="float" office:value="0.0199318599999999">
            <text:p>0.01993186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31272703">
            <text:p>0.31272703</text:p>
          </table:table-cell>
          <table:table-cell office:value-type="float" office:value="0.2910018">
            <text:p>0.2910018</text:p>
          </table:table-cell>
          <table:table-cell office:value-type="float" office:value="0.940001">
            <text:p>0.940001</text:p>
          </table:table-cell>
          <table:table-cell office:value-type="float" office:value="0.9716698">
            <text:p>0.9716698</text:p>
          </table:table-cell>
          <table:table-cell/>
          <table:table-cell table:formula="of:=([.D223]-[.E223])-([.D222]-[.E222])" office:value-type="float" office:value="0.00662104000000008">
            <text:p>0.00662104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31772703">
            <text:p>0.31772703</text:p>
          </table:table-cell>
          <table:table-cell office:value-type="float" office:value="0.29283202">
            <text:p>0.29283202</text:p>
          </table:table-cell>
          <table:table-cell office:value-type="float" office:value="0.92000103">
            <text:p>0.92000103</text:p>
          </table:table-cell>
          <table:table-cell office:value-type="float" office:value="0.9450487">
            <text:p>0.9450487</text:p>
          </table:table-cell>
          <table:table-cell/>
          <table:table-cell table:formula="of:=([.D224]-[.E224])-([.D223]-[.E223])" office:value-type="float" office:value="0.00662112999999998">
            <text:p>0.00662113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32272702">
            <text:p>0.32272702</text:p>
          </table:table-cell>
          <table:table-cell office:value-type="float" office:value="0.2974075">
            <text:p>0.2974075</text:p>
          </table:table-cell>
          <table:table-cell office:value-type="float" office:value="0.90000105">
            <text:p>0.90000105</text:p>
          </table:table-cell>
          <table:table-cell office:value-type="float" office:value="0.97832507">
            <text:p>0.97832507</text:p>
          </table:table-cell>
          <table:table-cell/>
          <table:table-cell table:formula="of:=([.D225]-[.E225])-([.D224]-[.E224])" office:value-type="float" office:value="-0.0532763500000001">
            <text:p>-0.05327635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32772702">
            <text:p>0.32772702</text:p>
          </table:table-cell>
          <table:table-cell office:value-type="float" office:value="0.3056434">
            <text:p>0.3056434</text:p>
          </table:table-cell>
          <table:table-cell office:value-type="float" office:value="0.88000107">
            <text:p>0.88000107</text:p>
          </table:table-cell>
          <table:table-cell office:value-type="float" office:value="0.9450488">
            <text:p>0.9450488</text:p>
          </table:table-cell>
          <table:table-cell/>
          <table:table-cell table:formula="of:=([.D226]-[.E226])-([.D225]-[.E225])" office:value-type="float" office:value="0.0132762900000002">
            <text:p>0.01327629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33272702">
            <text:p>0.33272702</text:p>
          </table:table-cell>
          <table:table-cell office:value-type="float" office:value="0.3193699">
            <text:p>0.3193699</text:p>
          </table:table-cell>
          <table:table-cell office:value-type="float" office:value="0.8600011">
            <text:p>0.8600011</text:p>
          </table:table-cell>
          <table:table-cell office:value-type="float" office:value="0.95170414">
            <text:p>0.95170414</text:p>
          </table:table-cell>
          <table:table-cell/>
          <table:table-cell table:formula="of:=([.D227]-[.E227])-([.D226]-[.E226])" office:value-type="float" office:value="-0.0266553100000002">
            <text:p>-0.02665531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337727">
            <text:p>0.337727</text:p>
          </table:table-cell>
          <table:table-cell office:value-type="float" office:value="0.3184548">
            <text:p>0.3184548</text:p>
          </table:table-cell>
          <table:table-cell office:value-type="float" office:value="0.8400011">
            <text:p>0.8400011</text:p>
          </table:table-cell>
          <table:table-cell office:value-type="float" office:value="0.99829096">
            <text:p>0.99829096</text:p>
          </table:table-cell>
          <table:table-cell/>
          <table:table-cell table:formula="of:=([.D228]-[.E228])-([.D227]-[.E227])" office:value-type="float" office:value="-0.06658682">
            <text:p>-0.06658682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342727">
            <text:p>0.342727</text:p>
          </table:table-cell>
          <table:table-cell office:value-type="float" office:value="0.32303032">
            <text:p>0.32303032</text:p>
          </table:table-cell>
          <table:table-cell office:value-type="float" office:value="0.8200011">
            <text:p>0.8200011</text:p>
          </table:table-cell>
          <table:table-cell office:value-type="float" office:value="0.95170397">
            <text:p>0.95170397</text:p>
          </table:table-cell>
          <table:table-cell/>
          <table:table-cell table:formula="of:=([.D229]-[.E229])-([.D228]-[.E228])" office:value-type="float" office:value="0.02658699">
            <text:p>0.02658699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347727">
            <text:p>0.347727</text:p>
          </table:table-cell>
          <table:table-cell office:value-type="float" office:value="0.329436">
            <text:p>0.329436</text:p>
          </table:table-cell>
          <table:table-cell office:value-type="float" office:value="0.80000114">
            <text:p>0.80000114</text:p>
          </table:table-cell>
          <table:table-cell office:value-type="float" office:value="0.8651854">
            <text:p>0.8651854</text:p>
          </table:table-cell>
          <table:table-cell/>
          <table:table-cell table:formula="of:=([.D230]-[.E230])-([.D229]-[.E229])" office:value-type="float" office:value="0.0665186100000001">
            <text:p>0.06651861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352727">
            <text:p>0.352727</text:p>
          </table:table-cell>
          <table:table-cell office:value-type="float" office:value="0.3413323">
            <text:p>0.3413323</text:p>
          </table:table-cell>
          <table:table-cell office:value-type="float" office:value="0.78000116">
            <text:p>0.78000116</text:p>
          </table:table-cell>
          <table:table-cell office:value-type="float" office:value="0.831909">
            <text:p>0.831909</text:p>
          </table:table-cell>
          <table:table-cell/>
          <table:table-cell table:formula="of:=([.D231]-[.E231])-([.D230]-[.E230])" office:value-type="float" office:value="0.01327642">
            <text:p>0.01327642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357727">
            <text:p>0.357727</text:p>
          </table:table-cell>
          <table:table-cell office:value-type="float" office:value="0.3440776">
            <text:p>0.3440776</text:p>
          </table:table-cell>
          <table:table-cell office:value-type="float" office:value="0.7600012">
            <text:p>0.7600012</text:p>
          </table:table-cell>
          <table:table-cell office:value-type="float" office:value="0.7986327">
            <text:p>0.7986327</text:p>
          </table:table-cell>
          <table:table-cell/>
          <table:table-cell table:formula="of:=([.D232]-[.E232])-([.D231]-[.E231])" office:value-type="float" office:value="0.01327634">
            <text:p>0.01327634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362727">
            <text:p>0.362727</text:p>
          </table:table-cell>
          <table:table-cell office:value-type="float" office:value="0.34590784">
            <text:p>0.34590784</text:p>
          </table:table-cell>
          <table:table-cell office:value-type="float" office:value="0.7400012">
            <text:p>0.7400012</text:p>
          </table:table-cell>
          <table:table-cell office:value-type="float" office:value="0.8252538">
            <text:p>0.8252538</text:p>
          </table:table-cell>
          <table:table-cell/>
          <table:table-cell table:formula="of:=([.D233]-[.E233])-([.D232]-[.E232])" office:value-type="float" office:value="-0.0466211">
            <text:p>-0.0466211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36772698">
            <text:p>0.36772698</text:p>
          </table:table-cell>
          <table:table-cell office:value-type="float" office:value="0.34682292">
            <text:p>0.34682292</text:p>
          </table:table-cell>
          <table:table-cell office:value-type="float" office:value="0.7200012">
            <text:p>0.7200012</text:p>
          </table:table-cell>
          <table:table-cell office:value-type="float" office:value="0.81859857">
            <text:p>0.81859857</text:p>
          </table:table-cell>
          <table:table-cell/>
          <table:table-cell table:formula="of:=([.D234]-[.E234])-([.D233]-[.E233])" office:value-type="float" office:value="-0.01334477">
            <text:p>-0.01334477</text:p>
          </table:table-cell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37272698">
            <text:p>0.37272698</text:p>
          </table:table-cell>
          <table:table-cell office:value-type="float" office:value="0.3559739">
            <text:p>0.3559739</text:p>
          </table:table-cell>
          <table:table-cell office:value-type="float" office:value="0.70000124">
            <text:p>0.70000124</text:p>
          </table:table-cell>
          <table:table-cell office:value-type="float" office:value="0.77866685">
            <text:p>0.77866685</text:p>
          </table:table-cell>
          <table:table-cell/>
          <table:table-cell table:formula="of:=([.D235]-[.E235])-([.D234]-[.E234])" office:value-type="float" office:value="0.01993176">
            <text:p>0.01993176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37772697">
            <text:p>0.37772697</text:p>
          </table:table-cell>
          <table:table-cell office:value-type="float" office:value="0.35780412">
            <text:p>0.35780412</text:p>
          </table:table-cell>
          <table:table-cell office:value-type="float" office:value="0.68000126">
            <text:p>0.68000126</text:p>
          </table:table-cell>
          <table:table-cell office:value-type="float" office:value="0.7254249">
            <text:p>0.7254249</text:p>
          </table:table-cell>
          <table:table-cell/>
          <table:table-cell table:formula="of:=([.D236]-[.E236])-([.D235]-[.E235])" office:value-type="float" office:value="0.0332419700000002">
            <text:p>0.03324197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38272697">
            <text:p>0.38272697</text:p>
          </table:table-cell>
          <table:table-cell office:value-type="float" office:value="0.36878532">
            <text:p>0.36878532</text:p>
          </table:table-cell>
          <table:table-cell office:value-type="float" office:value="0.6600013">
            <text:p>0.6600013</text:p>
          </table:table-cell>
          <table:table-cell office:value-type="float" office:value="0.6988038">
            <text:p>0.6988038</text:p>
          </table:table-cell>
          <table:table-cell/>
          <table:table-cell table:formula="of:=([.D237]-[.E237])-([.D236]-[.E236])" office:value-type="float" office:value="0.00662113999999991">
            <text:p>0.00662114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38772696">
            <text:p>0.38772696</text:p>
          </table:table-cell>
          <table:table-cell office:value-type="float" office:value="0.37976652">
            <text:p>0.37976652</text:p>
          </table:table-cell>
          <table:table-cell office:value-type="float" office:value="0.6400013">
            <text:p>0.6400013</text:p>
          </table:table-cell>
          <table:table-cell office:value-type="float" office:value="0.6854931">
            <text:p>0.6854931</text:p>
          </table:table-cell>
          <table:table-cell/>
          <table:table-cell table:formula="of:=([.D238]-[.E238])-([.D237]-[.E237])" office:value-type="float" office:value="-0.00668930000000001">
            <text:p>-0.0066893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39272696">
            <text:p>0.39272696</text:p>
          </table:table-cell>
          <table:table-cell office:value-type="float" office:value="0.38891754">
            <text:p>0.38891754</text:p>
          </table:table-cell>
          <table:table-cell office:value-type="float" office:value="0.6200013">
            <text:p>0.6200013</text:p>
          </table:table-cell>
          <table:table-cell office:value-type="float" office:value="0.6455614">
            <text:p>0.6455614</text:p>
          </table:table-cell>
          <table:table-cell/>
          <table:table-cell table:formula="of:=([.D239]-[.E239])-([.D238]-[.E238])" office:value-type="float" office:value="0.0199317">
            <text:p>0.0199317</text:p>
          </table:table-cell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39772695">
            <text:p>0.39772695</text:p>
          </table:table-cell>
          <table:table-cell office:value-type="float" office:value="0.3825118">
            <text:p>0.3825118</text:p>
          </table:table-cell>
          <table:table-cell office:value-type="float" office:value="0.60000134">
            <text:p>0.60000134</text:p>
          </table:table-cell>
          <table:table-cell office:value-type="float" office:value="0.7054588">
            <text:p>0.7054588</text:p>
          </table:table-cell>
          <table:table-cell/>
          <table:table-cell table:formula="of:=([.D240]-[.E240])-([.D239]-[.E239])" office:value-type="float" office:value="-0.0798973599999999">
            <text:p>-0.07989736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40272695">
            <text:p>0.40272695</text:p>
          </table:table-cell>
          <table:table-cell office:value-type="float" office:value="0.3861722">
            <text:p>0.3861722</text:p>
          </table:table-cell>
          <table:table-cell office:value-type="float" office:value="0.58000135">
            <text:p>0.58000135</text:p>
          </table:table-cell>
          <table:table-cell office:value-type="float" office:value="0.7320799">
            <text:p>0.7320799</text:p>
          </table:table-cell>
          <table:table-cell/>
          <table:table-cell table:formula="of:=([.D241]-[.E241])-([.D240]-[.E240])" office:value-type="float" office:value="-0.0466210900000001">
            <text:p>-0.04662109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40772694">
            <text:p>0.40772694</text:p>
          </table:table-cell>
          <table:table-cell office:value-type="float" office:value="0.3898326">
            <text:p>0.3898326</text:p>
          </table:table-cell>
          <table:table-cell office:value-type="float" office:value="0.5600014">
            <text:p>0.5600014</text:p>
          </table:table-cell>
          <table:table-cell office:value-type="float" office:value="0.6522166">
            <text:p>0.6522166</text:p>
          </table:table-cell>
          <table:table-cell/>
          <table:table-cell table:formula="of:=([.D242]-[.E242])-([.D241]-[.E241])" office:value-type="float" office:value="0.0598633500000001">
            <text:p>0.05986335</text:p>
          </table:table-cell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41272694">
            <text:p>0.41272694</text:p>
          </table:table-cell>
          <table:table-cell office:value-type="float" office:value="0.38708735">
            <text:p>0.38708735</text:p>
          </table:table-cell>
          <table:table-cell office:value-type="float" office:value="0.5400014">
            <text:p>0.5400014</text:p>
          </table:table-cell>
          <table:table-cell office:value-type="float" office:value="0.56569827">
            <text:p>0.56569827</text:p>
          </table:table-cell>
          <table:table-cell/>
          <table:table-cell table:formula="of:=([.D243]-[.E243])-([.D242]-[.E242])" office:value-type="float" office:value="0.0665183299999999">
            <text:p>0.06651833</text:p>
          </table:table-cell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41772693">
            <text:p>0.41772693</text:p>
          </table:table-cell>
          <table:table-cell office:value-type="float" office:value="0.40355912">
            <text:p>0.40355912</text:p>
          </table:table-cell>
          <table:table-cell office:value-type="float" office:value="0.5200014">
            <text:p>0.5200014</text:p>
          </table:table-cell>
          <table:table-cell office:value-type="float" office:value="0.512456">
            <text:p>0.512456</text:p>
          </table:table-cell>
          <table:table-cell/>
          <table:table-cell table:formula="of:=([.D244]-[.E244])-([.D243]-[.E243])" office:value-type="float" office:value="0.03324227">
            <text:p>0.03324227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42272693">
            <text:p>0.42272693</text:p>
          </table:table-cell>
          <table:table-cell office:value-type="float" office:value="0.4246064">
            <text:p>0.4246064</text:p>
          </table:table-cell>
          <table:table-cell office:value-type="float" office:value="0.50000143">
            <text:p>0.50000143</text:p>
          </table:table-cell>
          <table:table-cell office:value-type="float" office:value="0.45255852">
            <text:p>0.45255852</text:p>
          </table:table-cell>
          <table:table-cell/>
          <table:table-cell table:formula="of:=([.D245]-[.E245])-([.D244]-[.E244])" office:value-type="float" office:value="0.03989751">
            <text:p>0.03989751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42772692">
            <text:p>0.42772692</text:p>
          </table:table-cell>
          <table:table-cell office:value-type="float" office:value="0.41637048">
            <text:p>0.41637048</text:p>
          </table:table-cell>
          <table:table-cell office:value-type="float" office:value="0.48000142">
            <text:p>0.48000142</text:p>
          </table:table-cell>
          <table:table-cell office:value-type="float" office:value="0.47252443">
            <text:p>0.47252443</text:p>
          </table:table-cell>
          <table:table-cell/>
          <table:table-cell table:formula="of:=([.D246]-[.E246])-([.D245]-[.E245])" office:value-type="float" office:value="-0.0399659199999999">
            <text:p>-0.03996592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43272692">
            <text:p>0.43272692</text:p>
          </table:table-cell>
          <table:table-cell office:value-type="float" office:value="0.41637048">
            <text:p>0.41637048</text:p>
          </table:table-cell>
          <table:table-cell office:value-type="float" office:value="0.4600014">
            <text:p>0.4600014</text:p>
          </table:table-cell>
          <table:table-cell office:value-type="float" office:value="0.4858349">
            <text:p>0.4858349</text:p>
          </table:table-cell>
          <table:table-cell/>
          <table:table-cell table:formula="of:=([.D247]-[.E247])-([.D246]-[.E246])" office:value-type="float" office:value="-0.03331049">
            <text:p>-0.03331049</text:p>
          </table:table-cell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4377269">
            <text:p>0.4377269</text:p>
          </table:table-cell>
          <table:table-cell office:value-type="float" office:value="0.4310121">
            <text:p>0.4310121</text:p>
          </table:table-cell>
          <table:table-cell office:value-type="float" office:value="0.4400014">
            <text:p>0.4400014</text:p>
          </table:table-cell>
          <table:table-cell office:value-type="float" office:value="0.49914548">
            <text:p>0.49914548</text:p>
          </table:table-cell>
          <table:table-cell/>
          <table:table-cell table:formula="of:=([.D248]-[.E248])-([.D247]-[.E247])" office:value-type="float" office:value="-0.0333105800000001">
            <text:p>-0.03331058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4427269">
            <text:p>0.4427269</text:p>
          </table:table-cell>
          <table:table-cell office:value-type="float" office:value="0.44656882">
            <text:p>0.44656882</text:p>
          </table:table-cell>
          <table:table-cell office:value-type="float" office:value="0.4200014">
            <text:p>0.4200014</text:p>
          </table:table-cell>
          <table:table-cell office:value-type="float" office:value="0.3726953">
            <text:p>0.3726953</text:p>
          </table:table-cell>
          <table:table-cell/>
          <table:table-cell table:formula="of:=([.D249]-[.E249])-([.D248]-[.E248])" office:value-type="float" office:value="0.10645018">
            <text:p>0.10645018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4477269">
            <text:p>0.4477269</text:p>
          </table:table-cell>
          <table:table-cell office:value-type="float" office:value="0.46578592">
            <text:p>0.46578592</text:p>
          </table:table-cell>
          <table:table-cell office:value-type="float" office:value="0.40000138">
            <text:p>0.40000138</text:p>
          </table:table-cell>
          <table:table-cell office:value-type="float" office:value="0.35272944">
            <text:p>0.35272944</text:p>
          </table:table-cell>
          <table:table-cell/>
          <table:table-cell table:formula="of:=([.D250]-[.E250])-([.D249]-[.E249])" office:value-type="float" office:value="-0.0000341599999999498">
            <text:p>-0.00003416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4527269">
            <text:p>0.4527269</text:p>
          </table:table-cell>
          <table:table-cell office:value-type="float" office:value="0.4602953">
            <text:p>0.4602953</text:p>
          </table:table-cell>
          <table:table-cell office:value-type="float" office:value="0.38000137">
            <text:p>0.38000137</text:p>
          </table:table-cell>
          <table:table-cell office:value-type="float" office:value="0.36604008">
            <text:p>0.36604008</text:p>
          </table:table-cell>
          <table:table-cell/>
          <table:table-cell table:formula="of:=([.D251]-[.E251])-([.D250]-[.E250])" office:value-type="float" office:value="-0.03331065">
            <text:p>-0.03331065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4577269">
            <text:p>0.4577269</text:p>
          </table:table-cell>
          <table:table-cell office:value-type="float" office:value="0.4511443">
            <text:p>0.4511443</text:p>
          </table:table-cell>
          <table:table-cell office:value-type="float" office:value="0.36000136">
            <text:p>0.36000136</text:p>
          </table:table-cell>
          <table:table-cell office:value-type="float" office:value="0.3660399">
            <text:p>0.3660399</text:p>
          </table:table-cell>
          <table:table-cell/>
          <table:table-cell table:formula="of:=([.D252]-[.E252])-([.D251]-[.E251])" office:value-type="float" office:value="-0.01999983">
            <text:p>-0.01999983</text:p>
          </table:table-cell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4627269">
            <text:p>0.4627269</text:p>
          </table:table-cell>
          <table:table-cell office:value-type="float" office:value="0.44382352">
            <text:p>0.44382352</text:p>
          </table:table-cell>
          <table:table-cell office:value-type="float" office:value="0.34000134">
            <text:p>0.34000134</text:p>
          </table:table-cell>
          <table:table-cell office:value-type="float" office:value="0.47252432">
            <text:p>0.47252432</text:p>
          </table:table-cell>
          <table:table-cell/>
          <table:table-cell table:formula="of:=([.D253]-[.E253])-([.D252]-[.E252])" office:value-type="float" office:value="-0.12648444">
            <text:p>-0.12648444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4677269">
            <text:p>0.4677269</text:p>
          </table:table-cell>
          <table:table-cell office:value-type="float" office:value="0.44748393">
            <text:p>0.44748393</text:p>
          </table:table-cell>
          <table:table-cell office:value-type="float" office:value="0.32000133">
            <text:p>0.32000133</text:p>
          </table:table-cell>
          <table:table-cell office:value-type="float" office:value="0.41928217">
            <text:p>0.41928217</text:p>
          </table:table-cell>
          <table:table-cell/>
          <table:table-cell table:formula="of:=([.D254]-[.E254])-([.D253]-[.E253])" office:value-type="float" office:value="0.03324214">
            <text:p>0.03324214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47272688">
            <text:p>0.47272688</text:p>
          </table:table-cell>
          <table:table-cell office:value-type="float" office:value="0.45297453">
            <text:p>0.45297453</text:p>
          </table:table-cell>
          <table:table-cell office:value-type="float" office:value="0.30000132">
            <text:p>0.30000132</text:p>
          </table:table-cell>
          <table:table-cell office:value-type="float" office:value="0.33941883">
            <text:p>0.33941883</text:p>
          </table:table-cell>
          <table:table-cell/>
          <table:table-cell table:formula="of:=([.D255]-[.E255])-([.D254]-[.E254])" office:value-type="float" office:value="0.05986333">
            <text:p>0.05986333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47772688">
            <text:p>0.47772688</text:p>
          </table:table-cell>
          <table:table-cell office:value-type="float" office:value="0.46487078">
            <text:p>0.46487078</text:p>
          </table:table-cell>
          <table:table-cell office:value-type="float" office:value="0.2800013">
            <text:p>0.2800013</text:p>
          </table:table-cell>
          <table:table-cell office:value-type="float" office:value="0.26621076">
            <text:p>0.26621076</text:p>
          </table:table-cell>
          <table:table-cell/>
          <table:table-cell table:formula="of:=([.D256]-[.E256])-([.D255]-[.E255])" office:value-type="float" office:value="0.05320805">
            <text:p>0.05320805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48272687">
            <text:p>0.48272687</text:p>
          </table:table-cell>
          <table:table-cell office:value-type="float" office:value="0.46853122">
            <text:p>0.46853122</text:p>
          </table:table-cell>
          <table:table-cell office:value-type="float" office:value="0.2600013">
            <text:p>0.2600013</text:p>
          </table:table-cell>
          <table:table-cell office:value-type="float" office:value="0.34607404">
            <text:p>0.34607404</text:p>
          </table:table-cell>
          <table:table-cell/>
          <table:table-cell table:formula="of:=([.D257]-[.E257])-([.D256]-[.E256])" office:value-type="float" office:value="-0.0998632800000001">
            <text:p>-0.09986328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48772687">
            <text:p>0.48772687</text:p>
          </table:table-cell>
          <table:table-cell office:value-type="float" office:value="0.4804275">
            <text:p>0.4804275</text:p>
          </table:table-cell>
          <table:table-cell office:value-type="float" office:value="0.2400013">
            <text:p>0.2400013</text:p>
          </table:table-cell>
          <table:table-cell office:value-type="float" office:value="0.33941898">
            <text:p>0.33941898</text:p>
          </table:table-cell>
          <table:table-cell/>
          <table:table-cell table:formula="of:=([.D258]-[.E258])-([.D257]-[.E257])" office:value-type="float" office:value="-0.0133449399999999">
            <text:p>-0.01334494</text:p>
          </table:table-cell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49272686">
            <text:p>0.49272686</text:p>
          </table:table-cell>
          <table:table-cell office:value-type="float" office:value="0.4968993">
            <text:p>0.4968993</text:p>
          </table:table-cell>
          <table:table-cell office:value-type="float" office:value="0.22000131">
            <text:p>0.22000131</text:p>
          </table:table-cell>
          <table:table-cell office:value-type="float" office:value="0.29948726">
            <text:p>0.29948726</text:p>
          </table:table-cell>
          <table:table-cell/>
          <table:table-cell table:formula="of:=([.D259]-[.E259])-([.D258]-[.E258])" office:value-type="float" office:value="0.01993173">
            <text:p>0.01993173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49772686">
            <text:p>0.49772686</text:p>
          </table:table-cell>
          <table:table-cell office:value-type="float" office:value="0.494154">
            <text:p>0.494154</text:p>
          </table:table-cell>
          <table:table-cell office:value-type="float" office:value="0.20000131">
            <text:p>0.20000131</text:p>
          </table:table-cell>
          <table:table-cell office:value-type="float" office:value="0.27952158">
            <text:p>0.27952158</text:p>
          </table:table-cell>
          <table:table-cell/>
          <table:table-cell table:formula="of:=([.D260]-[.E260])-([.D259]-[.E259])" office:value-type="float" office:value="-0.0000343199999999488">
            <text:p>-0.00003432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5">
            <text:p>0.5</text:p>
          </table:table-cell>
          <table:table-cell office:value-type="float" office:value="0.49323887">
            <text:p>0.49323887</text:p>
          </table:table-cell>
          <table:table-cell office:value-type="float" office:value="0.18000132">
            <text:p>0.18000132</text:p>
          </table:table-cell>
          <table:table-cell office:value-type="float" office:value="0.27286616">
            <text:p>0.27286616</text:p>
          </table:table-cell>
          <table:table-cell/>
          <table:table-cell table:formula="of:=([.D261]-[.E261])-([.D260]-[.E260])" office:value-type="float" office:value="-0.0133445700000001">
            <text:p>-0.01334457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5">
            <text:p>0.5</text:p>
          </table:table-cell>
          <table:table-cell office:value-type="float" office:value="0.48591813">
            <text:p>0.48591813</text:p>
          </table:table-cell>
          <table:table-cell office:value-type="float" office:value="0.16000132">
            <text:p>0.16000132</text:p>
          </table:table-cell>
          <table:table-cell office:value-type="float" office:value="0.29948726">
            <text:p>0.29948726</text:p>
          </table:table-cell>
          <table:table-cell/>
          <table:table-cell table:formula="of:=([.D262]-[.E262])-([.D261]-[.E261])" office:value-type="float" office:value="-0.0466211">
            <text:p>-0.0466211</text:p>
          </table:table-cell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0.14000133">
            <text:p>0.14000133</text:p>
          </table:table-cell>
          <table:table-cell office:value-type="float" office:value="0.21296875">
            <text:p>0.21296875</text:p>
          </table:table-cell>
          <table:table-cell/>
          <table:table-cell table:formula="of:=([.D263]-[.E263])-([.D262]-[.E262])" office:value-type="float" office:value="0.06651852">
            <text:p>0.06651852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5">
            <text:p>0.5</text:p>
          </table:table-cell>
          <table:table-cell office:value-type="float" office:value="0.4996446">
            <text:p>0.4996446</text:p>
          </table:table-cell>
          <table:table-cell office:value-type="float" office:value="0.12000133">
            <text:p>0.12000133</text:p>
          </table:table-cell>
          <table:table-cell office:value-type="float" office:value="0.15972656">
            <text:p>0.15972656</text:p>
          </table:table-cell>
          <table:table-cell/>
          <table:table-cell table:formula="of:=([.D264]-[.E264])-([.D263]-[.E263])" office:value-type="float" office:value="0.03324219">
            <text:p>0.03324219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5">
            <text:p>0.5</text:p>
          </table:table-cell>
          <table:table-cell office:value-type="float" office:value="0.50147486">
            <text:p>0.50147486</text:p>
          </table:table-cell>
          <table:table-cell office:value-type="float" office:value="0.100001335">
            <text:p>0.100001335</text:p>
          </table:table-cell>
          <table:table-cell office:value-type="float" office:value="0.19965813">
            <text:p>0.19965813</text:p>
          </table:table-cell>
          <table:table-cell/>
          <table:table-cell table:formula="of:=([.D265]-[.E265])-([.D264]-[.E264])" office:value-type="float" office:value="-0.059931565">
            <text:p>-0.059931565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5">
            <text:p>0.5</text:p>
          </table:table-cell>
          <table:table-cell office:value-type="float" office:value="0.4895785">
            <text:p>0.4895785</text:p>
          </table:table-cell>
          <table:table-cell office:value-type="float" office:value="0.08000134">
            <text:p>0.08000134</text:p>
          </table:table-cell>
          <table:table-cell office:value-type="float" office:value="0.21962398">
            <text:p>0.21962398</text:p>
          </table:table-cell>
          <table:table-cell/>
          <table:table-cell table:formula="of:=([.D266]-[.E266])-([.D265]-[.E265])" office:value-type="float" office:value="-0.039965845">
            <text:p>-0.039965845</text:p>
          </table:table-cell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5">
            <text:p>0.5</text:p>
          </table:table-cell>
          <table:table-cell office:value-type="float" office:value="0.5023899">
            <text:p>0.5023899</text:p>
          </table:table-cell>
          <table:table-cell office:value-type="float" office:value="0.06000134">
            <text:p>0.06000134</text:p>
          </table:table-cell>
          <table:table-cell office:value-type="float" office:value="0.20631336">
            <text:p>0.20631336</text:p>
          </table:table-cell>
          <table:table-cell/>
          <table:table-cell table:formula="of:=([.D267]-[.E267])-([.D266]-[.E266])" office:value-type="float" office:value="-0.00668937999999999">
            <text:p>-0.00668938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0.04000134">
            <text:p>0.04000134</text:p>
          </table:table-cell>
          <table:table-cell office:value-type="float" office:value="0.15972656">
            <text:p>0.15972656</text:p>
          </table:table-cell>
          <table:table-cell/>
          <table:table-cell table:formula="of:=([.D268]-[.E268])-([.D267]-[.E267])" office:value-type="float" office:value="0.0265868">
            <text:p>0.0265868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5">
            <text:p>0.5</text:p>
          </table:table-cell>
          <table:table-cell office:value-type="float" office:value="0.48591813">
            <text:p>0.48591813</text:p>
          </table:table-cell>
          <table:table-cell office:value-type="float" office:value="0.02000134">
            <text:p>0.02000134</text:p>
          </table:table-cell>
          <table:table-cell office:value-type="float" office:value="0.046586957">
            <text:p>0.046586957</text:p>
          </table:table-cell>
          <table:table-cell/>
          <table:table-cell table:formula="of:=([.D269]-[.E269])-([.D268]-[.E268])" office:value-type="float" office:value="0.093139603">
            <text:p>0.093139603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5">
            <text:p>0.5</text:p>
          </table:table-cell>
          <table:table-cell office:value-type="float" office:value="0.47676712">
            <text:p>0.47676712</text:p>
          </table:table-cell>
          <table:table-cell office:value-type="float" office:value="0.0000013411045">
            <text:p>1.3411045E-006</text:p>
          </table:table-cell>
          <table:table-cell office:value-type="float" office:value="0.11313961">
            <text:p>0.11313961</text:p>
          </table:table-cell>
          <table:table-cell/>
          <table:table-cell table:formula="of:=([.D270]-[.E270])-([.D269]-[.E269])" office:value-type="float" office:value="-0.0865526518955">
            <text:p>-0.0865526519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5">
            <text:p>0.5</text:p>
          </table:table-cell>
          <table:table-cell office:value-type="float" office:value="0.5042201">
            <text:p>0.5042201</text:p>
          </table:table-cell>
          <table:table-cell office:value-type="float" office:value="-0.019998658">
            <text:p>-0.019998658</text:p>
          </table:table-cell>
          <table:table-cell office:value-type="float" office:value="-0.006655231">
            <text:p>-0.006655231</text:p>
          </table:table-cell>
          <table:table-cell/>
          <table:table-cell table:formula="of:=([.D271]-[.E271])-([.D270]-[.E270])" office:value-type="float" office:value="0.0997948418955">
            <text:p>0.0997948419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5">
            <text:p>0.5</text:p>
          </table:table-cell>
          <table:table-cell office:value-type="float" office:value="0.48774832">
            <text:p>0.48774832</text:p>
          </table:table-cell>
          <table:table-cell office:value-type="float" office:value="-0.039998658">
            <text:p>-0.039998658</text:p>
          </table:table-cell>
          <table:table-cell office:value-type="float" office:value="-0.033276327">
            <text:p>-0.033276327</text:p>
          </table:table-cell>
          <table:table-cell/>
          <table:table-cell table:formula="of:=([.D272]-[.E272])-([.D271]-[.E271])" office:value-type="float" office:value="0.006621096">
            <text:p>0.006621096</text:p>
          </table:table-cell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5">
            <text:p>0.5</text:p>
          </table:table-cell>
          <table:table-cell office:value-type="float" office:value="0.485003">
            <text:p>0.485003</text:p>
          </table:table-cell>
          <table:table-cell office:value-type="float" office:value="-0.059998658">
            <text:p>-0.059998658</text:p>
          </table:table-cell>
          <table:table-cell office:value-type="float" office:value="-0.066552654">
            <text:p>-0.066552654</text:p>
          </table:table-cell>
          <table:table-cell/>
          <table:table-cell table:formula="of:=([.D273]-[.E273])-([.D272]-[.E272])" office:value-type="float" office:value="0.013276327">
            <text:p>0.013276327</text:p>
          </table:table-cell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5">
            <text:p>0.5</text:p>
          </table:table-cell>
          <table:table-cell office:value-type="float" office:value="0.49140874">
            <text:p>0.49140874</text:p>
          </table:table-cell>
          <table:table-cell office:value-type="float" office:value="-0.07999866">
            <text:p>-0.07999866</text:p>
          </table:table-cell>
          <table:table-cell office:value-type="float" office:value="-0.08651868">
            <text:p>-0.08651868</text:p>
          </table:table-cell>
          <table:table-cell/>
          <table:table-cell table:formula="of:=([.D274]-[.E274])-([.D273]-[.E273])" office:value-type="float" office:value="-0.0000339759999999981">
            <text:p>-0.000033976</text:p>
          </table:table-cell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5">
            <text:p>0.5</text:p>
          </table:table-cell>
          <table:table-cell office:value-type="float" office:value="0.503305">
            <text:p>0.503305</text:p>
          </table:table-cell>
          <table:table-cell office:value-type="float" office:value="-0.09999865">
            <text:p>-0.09999865</text:p>
          </table:table-cell>
          <table:table-cell office:value-type="float" office:value="-0.15972656">
            <text:p>-0.15972656</text:p>
          </table:table-cell>
          <table:table-cell/>
          <table:table-cell table:formula="of:=([.D275]-[.E275])-([.D274]-[.E274])" office:value-type="float" office:value="0.05320789">
            <text:p>0.05320789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-0.11999865">
            <text:p>-0.11999865</text:p>
          </table:table-cell>
          <table:table-cell office:value-type="float" office:value="-0.07986328">
            <text:p>-0.07986328</text:p>
          </table:table-cell>
          <table:table-cell/>
          <table:table-cell table:formula="of:=([.D276]-[.E276])-([.D275]-[.E275])" office:value-type="float" office:value="-0.09986328">
            <text:p>-0.09986328</text:p>
          </table:table-cell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5">
            <text:p>0.5</text:p>
          </table:table-cell>
          <table:table-cell office:value-type="float" office:value="0.4895785">
            <text:p>0.4895785</text:p>
          </table:table-cell>
          <table:table-cell office:value-type="float" office:value="-0.13999864">
            <text:p>-0.13999864</text:p>
          </table:table-cell>
          <table:table-cell office:value-type="float" office:value="-0.046586957">
            <text:p>-0.046586957</text:p>
          </table:table-cell>
          <table:table-cell/>
          <table:table-cell table:formula="of:=([.D277]-[.E277])-([.D276]-[.E276])" office:value-type="float" office:value="-0.053276313">
            <text:p>-0.053276313</text:p>
          </table:table-cell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5">
            <text:p>0.5</text:p>
          </table:table-cell>
          <table:table-cell office:value-type="float" office:value="0.49689934">
            <text:p>0.49689934</text:p>
          </table:table-cell>
          <table:table-cell office:value-type="float" office:value="-0.15999864">
            <text:p>-0.15999864</text:p>
          </table:table-cell>
          <table:table-cell office:value-type="float" office:value="-0.05989742">
            <text:p>-0.05989742</text:p>
          </table:table-cell>
          <table:table-cell/>
          <table:table-cell table:formula="of:=([.D278]-[.E278])-([.D277]-[.E277])" office:value-type="float" office:value="-0.006689537">
            <text:p>-0.006689537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5">
            <text:p>0.5</text:p>
          </table:table-cell>
          <table:table-cell office:value-type="float" office:value="0.4996446">
            <text:p>0.4996446</text:p>
          </table:table-cell>
          <table:table-cell office:value-type="float" office:value="-0.17999864">
            <text:p>-0.17999864</text:p>
          </table:table-cell>
          <table:table-cell office:value-type="float" office:value="-0.09317391">
            <text:p>-0.09317391</text:p>
          </table:table-cell>
          <table:table-cell/>
          <table:table-cell table:formula="of:=([.D279]-[.E279])-([.D278]-[.E278])" office:value-type="float" office:value="0.01327649">
            <text:p>0.01327649</text:p>
          </table:table-cell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5">
            <text:p>0.5</text:p>
          </table:table-cell>
          <table:table-cell office:value-type="float" office:value="0.49232385">
            <text:p>0.49232385</text:p>
          </table:table-cell>
          <table:table-cell office:value-type="float" office:value="-0.19999863">
            <text:p>-0.19999863</text:p>
          </table:table-cell>
          <table:table-cell office:value-type="float" office:value="-0.13310546">
            <text:p>-0.13310546</text:p>
          </table:table-cell>
          <table:table-cell/>
          <table:table-cell table:formula="of:=([.D280]-[.E280])-([.D279]-[.E279])" office:value-type="float" office:value="0.01993156">
            <text:p>0.01993156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5">
            <text:p>0.5</text:p>
          </table:table-cell>
          <table:table-cell office:value-type="float" office:value="0.4831728">
            <text:p>0.4831728</text:p>
          </table:table-cell>
          <table:table-cell office:value-type="float" office:value="-0.21999863">
            <text:p>-0.21999863</text:p>
          </table:table-cell>
          <table:table-cell office:value-type="float" office:value="-0.17303702">
            <text:p>-0.17303702</text:p>
          </table:table-cell>
          <table:table-cell/>
          <table:table-cell table:formula="of:=([.D281]-[.E281])-([.D280]-[.E280])" office:value-type="float" office:value="0.01993156">
            <text:p>0.01993156</text:p>
          </table:table-cell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5">
            <text:p>0.5</text:p>
          </table:table-cell>
          <table:table-cell office:value-type="float" office:value="0.50055975">
            <text:p>0.50055975</text:p>
          </table:table-cell>
          <table:table-cell office:value-type="float" office:value="-0.23999862">
            <text:p>-0.23999862</text:p>
          </table:table-cell>
          <table:table-cell office:value-type="float" office:value="-0.24624507">
            <text:p>-0.24624507</text:p>
          </table:table-cell>
          <table:table-cell/>
          <table:table-cell table:formula="of:=([.D282]-[.E282])-([.D281]-[.E281])" office:value-type="float" office:value="0.05320806">
            <text:p>0.05320806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5">
            <text:p>0.5</text:p>
          </table:table-cell>
          <table:table-cell office:value-type="float" office:value="0.50055975">
            <text:p>0.50055975</text:p>
          </table:table-cell>
          <table:table-cell office:value-type="float" office:value="-0.25999862">
            <text:p>-0.25999862</text:p>
          </table:table-cell>
          <table:table-cell office:value-type="float" office:value="-0.17969242">
            <text:p>-0.17969242</text:p>
          </table:table-cell>
          <table:table-cell/>
          <table:table-cell table:formula="of:=([.D283]-[.E283])-([.D282]-[.E282])" office:value-type="float" office:value="-0.08655265">
            <text:p>-0.08655265</text:p>
          </table:table-cell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5">
            <text:p>0.5</text:p>
          </table:table-cell>
          <table:table-cell office:value-type="float" office:value="0.48774832">
            <text:p>0.48774832</text:p>
          </table:table-cell>
          <table:table-cell office:value-type="float" office:value="-0.27999863">
            <text:p>-0.27999863</text:p>
          </table:table-cell>
          <table:table-cell office:value-type="float" office:value="-0.13976069">
            <text:p>-0.13976069</text:p>
          </table:table-cell>
          <table:table-cell/>
          <table:table-cell table:formula="of:=([.D284]-[.E284])-([.D283]-[.E283])" office:value-type="float" office:value="-0.05993174">
            <text:p>-0.05993174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5">
            <text:p>0.5</text:p>
          </table:table-cell>
          <table:table-cell office:value-type="float" office:value="0.4795124">
            <text:p>0.4795124</text:p>
          </table:table-cell>
          <table:table-cell office:value-type="float" office:value="-0.29999864">
            <text:p>-0.29999864</text:p>
          </table:table-cell>
          <table:table-cell office:value-type="float" office:value="-0.18634765">
            <text:p>-0.18634765</text:p>
          </table:table-cell>
          <table:table-cell/>
          <table:table-cell table:formula="of:=([.D285]-[.E285])-([.D284]-[.E284])" office:value-type="float" office:value="0.0265869500000001">
            <text:p>0.02658695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5">
            <text:p>0.5</text:p>
          </table:table-cell>
          <table:table-cell office:value-type="float" office:value="0.48866343">
            <text:p>0.48866343</text:p>
          </table:table-cell>
          <table:table-cell office:value-type="float" office:value="-0.31999865">
            <text:p>-0.31999865</text:p>
          </table:table-cell>
          <table:table-cell office:value-type="float" office:value="-0.2662109">
            <text:p>-0.2662109</text:p>
          </table:table-cell>
          <table:table-cell/>
          <table:table-cell table:formula="of:=([.D286]-[.E286])-([.D285]-[.E285])" office:value-type="float" office:value="0.05986324">
            <text:p>0.05986324</text:p>
          </table:table-cell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5">
            <text:p>0.5</text:p>
          </table:table-cell>
          <table:table-cell office:value-type="float" office:value="0.48225775">
            <text:p>0.48225775</text:p>
          </table:table-cell>
          <table:table-cell office:value-type="float" office:value="-0.33999866">
            <text:p>-0.33999866</text:p>
          </table:table-cell>
          <table:table-cell office:value-type="float" office:value="-0.23293445">
            <text:p>-0.23293445</text:p>
          </table:table-cell>
          <table:table-cell/>
          <table:table-cell table:formula="of:=([.D287]-[.E287])-([.D286]-[.E286])" office:value-type="float" office:value="-0.05327646">
            <text:p>-0.05327646</text:p>
          </table:table-cell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5">
            <text:p>0.5</text:p>
          </table:table-cell>
          <table:table-cell office:value-type="float" office:value="0.4795124">
            <text:p>0.4795124</text:p>
          </table:table-cell>
          <table:table-cell office:value-type="float" office:value="-0.35999867">
            <text:p>-0.35999867</text:p>
          </table:table-cell>
          <table:table-cell office:value-type="float" office:value="-0.17303719">
            <text:p>-0.17303719</text:p>
          </table:table-cell>
          <table:table-cell/>
          <table:table-cell table:formula="of:=([.D288]-[.E288])-([.D287]-[.E287])" office:value-type="float" office:value="-0.07989727">
            <text:p>-0.07989727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5">
            <text:p>0.5</text:p>
          </table:table-cell>
          <table:table-cell office:value-type="float" office:value="0.49049363">
            <text:p>0.49049363</text:p>
          </table:table-cell>
          <table:table-cell office:value-type="float" office:value="-0.37999868">
            <text:p>-0.37999868</text:p>
          </table:table-cell>
          <table:table-cell office:value-type="float" office:value="-0.25290045">
            <text:p>-0.25290045</text:p>
          </table:table-cell>
          <table:table-cell/>
          <table:table-cell table:formula="of:=([.D289]-[.E289])-([.D288]-[.E288])" office:value-type="float" office:value="0.05986325">
            <text:p>0.05986325</text:p>
          </table:table-cell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5">
            <text:p>0.5</text:p>
          </table:table-cell>
          <table:table-cell office:value-type="float" office:value="0.5023899">
            <text:p>0.5023899</text:p>
          </table:table-cell>
          <table:table-cell office:value-type="float" office:value="-0.3999987">
            <text:p>-0.3999987</text:p>
          </table:table-cell>
          <table:table-cell office:value-type="float" office:value="-0.2861768">
            <text:p>-0.2861768</text:p>
          </table:table-cell>
          <table:table-cell/>
          <table:table-cell table:formula="of:=([.D290]-[.E290])-([.D289]-[.E289])" office:value-type="float" office:value="0.0132763300000001">
            <text:p>0.01327633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5">
            <text:p>0.5</text:p>
          </table:table-cell>
          <table:table-cell office:value-type="float" office:value="0.49689934">
            <text:p>0.49689934</text:p>
          </table:table-cell>
          <table:table-cell office:value-type="float" office:value="-0.4199987">
            <text:p>-0.4199987</text:p>
          </table:table-cell>
          <table:table-cell office:value-type="float" office:value="-0.32610837">
            <text:p>-0.32610837</text:p>
          </table:table-cell>
          <table:table-cell/>
          <table:table-cell table:formula="of:=([.D291]-[.E291])-([.D290]-[.E290])" office:value-type="float" office:value="0.01993157">
            <text:p>0.01993157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5">
            <text:p>0.5</text:p>
          </table:table-cell>
          <table:table-cell office:value-type="float" office:value="0.49232385">
            <text:p>0.49232385</text:p>
          </table:table-cell>
          <table:table-cell office:value-type="float" office:value="-0.43999872">
            <text:p>-0.43999872</text:p>
          </table:table-cell>
          <table:table-cell office:value-type="float" office:value="-0.29283205">
            <text:p>-0.29283205</text:p>
          </table:table-cell>
          <table:table-cell/>
          <table:table-cell table:formula="of:=([.D292]-[.E292])-([.D291]-[.E291])" office:value-type="float" office:value="-0.05327634">
            <text:p>-0.05327634</text:p>
          </table:table-cell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5">
            <text:p>0.5</text:p>
          </table:table-cell>
          <table:table-cell office:value-type="float" office:value="0.49506912">
            <text:p>0.49506912</text:p>
          </table:table-cell>
          <table:table-cell office:value-type="float" office:value="-0.45999873">
            <text:p>-0.45999873</text:p>
          </table:table-cell>
          <table:table-cell office:value-type="float" office:value="-0.35272944">
            <text:p>-0.35272944</text:p>
          </table:table-cell>
          <table:table-cell/>
          <table:table-cell table:formula="of:=([.D293]-[.E293])-([.D292]-[.E292])" office:value-type="float" office:value="0.03989738">
            <text:p>0.03989738</text:p>
          </table:table-cell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-0.47999874">
            <text:p>-0.47999874</text:p>
          </table:table-cell>
          <table:table-cell office:value-type="float" office:value="-0.34607422">
            <text:p>-0.34607422</text:p>
          </table:table-cell>
          <table:table-cell/>
          <table:table-cell table:formula="of:=([.D294]-[.E294])-([.D293]-[.E293])" office:value-type="float" office:value="-0.02665523">
            <text:p>-0.02665523</text:p>
          </table:table-cell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5">
            <text:p>0.5</text:p>
          </table:table-cell>
          <table:table-cell office:value-type="float" office:value="0.494154">
            <text:p>0.494154</text:p>
          </table:table-cell>
          <table:table-cell office:value-type="float" office:value="-0.49999875">
            <text:p>-0.49999875</text:p>
          </table:table-cell>
          <table:table-cell office:value-type="float" office:value="-0.34607422">
            <text:p>-0.34607422</text:p>
          </table:table-cell>
          <table:table-cell/>
          <table:table-cell table:formula="of:=([.D295]-[.E295])-([.D294]-[.E294])" office:value-type="float" office:value="-0.02000001">
            <text:p>-0.02000001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5">
            <text:p>0.5</text:p>
          </table:table-cell>
          <table:table-cell office:value-type="float" office:value="0.50513524">
            <text:p>0.50513524</text:p>
          </table:table-cell>
          <table:table-cell office:value-type="float" office:value="-0.5199987">
            <text:p>-0.5199987</text:p>
          </table:table-cell>
          <table:table-cell office:value-type="float" office:value="-0.41262704">
            <text:p>-0.41262704</text:p>
          </table:table-cell>
          <table:table-cell/>
          <table:table-cell table:formula="of:=([.D296]-[.E296])-([.D295]-[.E295])" office:value-type="float" office:value="0.0465528700000001">
            <text:p>0.04655287</text:p>
          </table:table-cell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5">
            <text:p>0.5</text:p>
          </table:table-cell>
          <table:table-cell office:value-type="float" office:value="0.50147486">
            <text:p>0.50147486</text:p>
          </table:table-cell>
          <table:table-cell office:value-type="float" office:value="-0.5399987">
            <text:p>-0.5399987</text:p>
          </table:table-cell>
          <table:table-cell office:value-type="float" office:value="-0.5058008">
            <text:p>-0.5058008</text:p>
          </table:table-cell>
          <table:table-cell/>
          <table:table-cell table:formula="of:=([.D297]-[.E297])-([.D296]-[.E296])" office:value-type="float" office:value="0.0731737599999999">
            <text:p>0.07317376</text:p>
          </table:table-cell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5">
            <text:p>0.5</text:p>
          </table:table-cell>
          <table:table-cell office:value-type="float" office:value="0.48591813">
            <text:p>0.48591813</text:p>
          </table:table-cell>
          <table:table-cell office:value-type="float" office:value="-0.5599987">
            <text:p>-0.5599987</text:p>
          </table:table-cell>
          <table:table-cell office:value-type="float" office:value="-0.5390771">
            <text:p>-0.5390771</text:p>
          </table:table-cell>
          <table:table-cell/>
          <table:table-cell table:formula="of:=([.D298]-[.E298])-([.D297]-[.E297])" office:value-type="float" office:value="0.0132763">
            <text:p>0.0132763</text:p>
          </table:table-cell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5">
            <text:p>0.5</text:p>
          </table:table-cell>
          <table:table-cell office:value-type="float" office:value="0.494154">
            <text:p>0.494154</text:p>
          </table:table-cell>
          <table:table-cell office:value-type="float" office:value="-0.5799987">
            <text:p>-0.5799987</text:p>
          </table:table-cell>
          <table:table-cell office:value-type="float" office:value="-0.5856639">
            <text:p>-0.5856639</text:p>
          </table:table-cell>
          <table:table-cell/>
          <table:table-cell table:formula="of:=([.D299]-[.E299])-([.D298]-[.E298])" office:value-type="float" office:value="0.0265868">
            <text:p>0.0265868</text:p>
          </table:table-cell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5">
            <text:p>0.5</text:p>
          </table:table-cell>
          <table:table-cell office:value-type="float" office:value="0.5133711">
            <text:p>0.5133711</text:p>
          </table:table-cell>
          <table:table-cell office:value-type="float" office:value="-0.59999865">
            <text:p>-0.59999865</text:p>
          </table:table-cell>
          <table:table-cell office:value-type="float" office:value="-0.632251">
            <text:p>-0.632251</text:p>
          </table:table-cell>
          <table:table-cell/>
          <table:table-cell table:formula="of:=([.D300]-[.E300])-([.D299]-[.E299])" office:value-type="float" office:value="0.02658715">
            <text:p>0.02658715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48387206">
            <text:p>0.48387206</text:p>
          </table:table-cell>
          <table:table-cell office:value-type="float" office:value="0.5142862">
            <text:p>0.5142862</text:p>
          </table:table-cell>
          <table:table-cell office:value-type="float" office:value="-0.61999863">
            <text:p>-0.61999863</text:p>
          </table:table-cell>
          <table:table-cell office:value-type="float" office:value="-0.6255956">
            <text:p>-0.6255956</text:p>
          </table:table-cell>
          <table:table-cell/>
          <table:table-cell table:formula="of:=([.D301]-[.E301])-([.D300]-[.E300])" office:value-type="float" office:value="-0.0266553800000001">
            <text:p>-0.02665538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46875104">
            <text:p>0.46875104</text:p>
          </table:table-cell>
          <table:table-cell office:value-type="float" office:value="0.5225221">
            <text:p>0.5225221</text:p>
          </table:table-cell>
          <table:table-cell office:value-type="float" office:value="-0.6399986">
            <text:p>-0.6399986</text:p>
          </table:table-cell>
          <table:table-cell office:value-type="float" office:value="-0.64556146">
            <text:p>-0.64556146</text:p>
          </table:table-cell>
          <table:table-cell/>
          <table:table-cell table:formula="of:=([.D302]-[.E302])-([.D301]-[.E301])" office:value-type="float" office:value="-0.0000341099999998651">
            <text:p>-0.00003411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45454645">
            <text:p>0.45454645</text:p>
          </table:table-cell>
          <table:table-cell office:value-type="float" office:value="0.5179466">
            <text:p>0.5179466</text:p>
          </table:table-cell>
          <table:table-cell office:value-type="float" office:value="-0.6599986">
            <text:p>-0.6599986</text:p>
          </table:table-cell>
          <table:table-cell office:value-type="float" office:value="-0.61228514">
            <text:p>-0.61228514</text:p>
          </table:table-cell>
          <table:table-cell/>
          <table:table-cell table:formula="of:=([.D303]-[.E303])-([.D302]-[.E302])" office:value-type="float" office:value="-0.05327632">
            <text:p>-0.05327632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4411774">
            <text:p>0.4411774</text:p>
          </table:table-cell>
          <table:table-cell office:value-type="float" office:value="0.49140874">
            <text:p>0.49140874</text:p>
          </table:table-cell>
          <table:table-cell office:value-type="float" office:value="-0.6799986">
            <text:p>-0.6799986</text:p>
          </table:table-cell>
          <table:table-cell office:value-type="float" office:value="-0.5790088">
            <text:p>-0.5790088</text:p>
          </table:table-cell>
          <table:table-cell/>
          <table:table-cell table:formula="of:=([.D304]-[.E304])-([.D303]-[.E303])" office:value-type="float" office:value="-0.05327634">
            <text:p>-0.05327634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42857233">
            <text:p>0.42857233</text:p>
          </table:table-cell>
          <table:table-cell office:value-type="float" office:value="0.4502292">
            <text:p>0.4502292</text:p>
          </table:table-cell>
          <table:table-cell office:value-type="float" office:value="-0.69999856">
            <text:p>-0.69999856</text:p>
          </table:table-cell>
          <table:table-cell office:value-type="float" office:value="-0.73208">
            <text:p>-0.73208</text:p>
          </table:table-cell>
          <table:table-cell/>
          <table:table-cell table:formula="of:=([.D305]-[.E305])-([.D304]-[.E304])" office:value-type="float" office:value="0.13307124">
            <text:p>0.13307124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41666752">
            <text:p>0.41666752</text:p>
          </table:table-cell>
          <table:table-cell office:value-type="float" office:value="0.3870873">
            <text:p>0.3870873</text:p>
          </table:table-cell>
          <table:table-cell office:value-type="float" office:value="-0.71999854">
            <text:p>-0.71999854</text:p>
          </table:table-cell>
          <table:table-cell office:value-type="float" office:value="-0.9383935">
            <text:p>-0.9383935</text:p>
          </table:table-cell>
          <table:table-cell/>
          <table:table-cell table:formula="of:=([.D306]-[.E306])-([.D305]-[.E305])" office:value-type="float" office:value="0.18631352">
            <text:p>0.18631352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40540624">
            <text:p>0.40540624</text:p>
          </table:table-cell>
          <table:table-cell office:value-type="float" office:value="0.35231352">
            <text:p>0.35231352</text:p>
          </table:table-cell>
          <table:table-cell office:value-type="float" office:value="-0.7399985">
            <text:p>-0.7399985</text:p>
          </table:table-cell>
          <table:table-cell office:value-type="float" office:value="-0.9250828">
            <text:p>-0.9250828</text:p>
          </table:table-cell>
          <table:table-cell/>
          <table:table-cell table:formula="of:=([.D307]-[.E307])-([.D306]-[.E306])" office:value-type="float" office:value="-0.03331066">
            <text:p>-0.03331066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39473763">
            <text:p>0.39473763</text:p>
          </table:table-cell>
          <table:table-cell office:value-type="float" office:value="0.3440776">
            <text:p>0.3440776</text:p>
          </table:table-cell>
          <table:table-cell office:value-type="float" office:value="-0.7599985">
            <text:p>-0.7599985</text:p>
          </table:table-cell>
          <table:table-cell office:value-type="float" office:value="-0.93173814">
            <text:p>-0.93173814</text:p>
          </table:table-cell>
          <table:table-cell/>
          <table:table-cell table:formula="of:=([.D308]-[.E308])-([.D307]-[.E307])" office:value-type="float" office:value="-0.0133446599999999">
            <text:p>-0.01334466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38461614">
            <text:p>0.38461614</text:p>
          </table:table-cell>
          <table:table-cell office:value-type="float" office:value="0.3733608">
            <text:p>0.3733608</text:p>
          </table:table-cell>
          <table:table-cell office:value-type="float" office:value="-0.7799985">
            <text:p>-0.7799985</text:p>
          </table:table-cell>
          <table:table-cell office:value-type="float" office:value="-0.86518544">
            <text:p>-0.86518544</text:p>
          </table:table-cell>
          <table:table-cell/>
          <table:table-cell table:formula="of:=([.D309]-[.E309])-([.D308]-[.E308])" office:value-type="float" office:value="-0.0865527">
            <text:p>-0.0865527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37500075">
            <text:p>0.37500075</text:p>
          </table:table-cell>
          <table:table-cell office:value-type="float" office:value="0.43741783">
            <text:p>0.43741783</text:p>
          </table:table-cell>
          <table:table-cell office:value-type="float" office:value="-0.79999846">
            <text:p>-0.79999846</text:p>
          </table:table-cell>
          <table:table-cell office:value-type="float" office:value="-0.59897465">
            <text:p>-0.59897465</text:p>
          </table:table-cell>
          <table:table-cell/>
          <table:table-cell table:formula="of:=([.D310]-[.E310])-([.D309]-[.E309])" office:value-type="float" office:value="-0.28621075">
            <text:p>-0.28621075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36585438">
            <text:p>0.36585438</text:p>
          </table:table-cell>
          <table:table-cell office:value-type="float" office:value="0.4310121">
            <text:p>0.4310121</text:p>
          </table:table-cell>
          <table:table-cell office:value-type="float" office:value="-0.81999844">
            <text:p>-0.81999844</text:p>
          </table:table-cell>
          <table:table-cell office:value-type="float" office:value="-0.5390771">
            <text:p>-0.5390771</text:p>
          </table:table-cell>
          <table:table-cell/>
          <table:table-cell table:formula="of:=([.D311]-[.E311])-([.D310]-[.E310])" office:value-type="float" office:value="-0.0798975300000001">
            <text:p>-0.07989753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35714355">
            <text:p>0.35714355</text:p>
          </table:table-cell>
          <table:table-cell office:value-type="float" office:value="0.4099648">
            <text:p>0.4099648</text:p>
          </table:table-cell>
          <table:table-cell office:value-type="float" office:value="-0.8399984">
            <text:p>-0.8399984</text:p>
          </table:table-cell>
          <table:table-cell office:value-type="float" office:value="-0.57235354">
            <text:p>-0.57235354</text:p>
          </table:table-cell>
          <table:table-cell/>
          <table:table-cell table:formula="of:=([.D312]-[.E312])-([.D311]-[.E311])" office:value-type="float" office:value="0.0132764800000001">
            <text:p>0.01327648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34883788">
            <text:p>0.34883788</text:p>
          </table:table-cell>
          <table:table-cell office:value-type="float" office:value="0.384342">
            <text:p>0.384342</text:p>
          </table:table-cell>
          <table:table-cell office:value-type="float" office:value="-0.8599984">
            <text:p>-0.8599984</text:p>
          </table:table-cell>
          <table:table-cell office:value-type="float" office:value="-0.73208">
            <text:p>-0.73208</text:p>
          </table:table-cell>
          <table:table-cell/>
          <table:table-cell table:formula="of:=([.D313]-[.E313])-([.D312]-[.E312])" office:value-type="float" office:value="0.13972646">
            <text:p>0.13972646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34090972">
            <text:p>0.34090972</text:p>
          </table:table-cell>
          <table:table-cell office:value-type="float" office:value="0.33126622">
            <text:p>0.33126622</text:p>
          </table:table-cell>
          <table:table-cell office:value-type="float" office:value="-0.8799984">
            <text:p>-0.8799984</text:p>
          </table:table-cell>
          <table:table-cell office:value-type="float" office:value="-1.144707">
            <text:p>-1.144707</text:p>
          </table:table-cell>
          <table:table-cell/>
          <table:table-cell table:formula="of:=([.D314]-[.E314])-([.D313]-[.E313])" office:value-type="float" office:value="0.392627">
            <text:p>0.392627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33333394">
            <text:p>0.33333394</text:p>
          </table:table-cell>
          <table:table-cell office:value-type="float" office:value="0.2763602">
            <text:p>0.2763602</text:p>
          </table:table-cell>
          <table:table-cell office:value-type="float" office:value="-0.89999837">
            <text:p>-0.89999837</text:p>
          </table:table-cell>
          <table:table-cell office:value-type="float" office:value="-1.4508495">
            <text:p>-1.4508495</text:p>
          </table:table-cell>
          <table:table-cell/>
          <table:table-cell table:formula="of:=([.D315]-[.E315])-([.D314]-[.E314])" office:value-type="float" office:value="0.28614253">
            <text:p>0.28614253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32608756">
            <text:p>0.32608756</text:p>
          </table:table-cell>
          <table:table-cell office:value-type="float" office:value="0.25256762">
            <text:p>0.25256762</text:p>
          </table:table-cell>
          <table:table-cell office:value-type="float" office:value="-0.91999835">
            <text:p>-0.91999835</text:p>
          </table:table-cell>
          <table:table-cell office:value-type="float" office:value="-1.4242282">
            <text:p>-1.4242282</text:p>
          </table:table-cell>
          <table:table-cell/>
          <table:table-cell table:formula="of:=([.D316]-[.E316])-([.D315]-[.E315])" office:value-type="float" office:value="-0.0466212799999999">
            <text:p>-0.04662128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31914952">
            <text:p>0.31914952</text:p>
          </table:table-cell>
          <table:table-cell office:value-type="float" office:value="0.2937471">
            <text:p>0.2937471</text:p>
          </table:table-cell>
          <table:table-cell office:value-type="float" office:value="-0.9399983">
            <text:p>-0.9399983</text:p>
          </table:table-cell>
          <table:table-cell office:value-type="float" office:value="-1.1114305">
            <text:p>-1.1114305</text:p>
          </table:table-cell>
          <table:table-cell/>
          <table:table-cell table:formula="of:=([.D317]-[.E317])-([.D316]-[.E316])" office:value-type="float" office:value="-0.33279765">
            <text:p>-0.33279765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31250057">
            <text:p>0.31250057</text:p>
          </table:table-cell>
          <table:table-cell office:value-type="float" office:value="0.39532322">
            <text:p>0.39532322</text:p>
          </table:table-cell>
          <table:table-cell office:value-type="float" office:value="-0.9599983">
            <text:p>-0.9599983</text:p>
          </table:table-cell>
          <table:table-cell office:value-type="float" office:value="-0.49249014">
            <text:p>-0.49249014</text:p>
          </table:table-cell>
          <table:table-cell/>
          <table:table-cell table:formula="of:=([.D318]-[.E318])-([.D317]-[.E317])" office:value-type="float" office:value="-0.63894036">
            <text:p>-0.63894036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306123">
            <text:p>0.306123</text:p>
          </table:table-cell>
          <table:table-cell office:value-type="float" office:value="0.4246064">
            <text:p>0.4246064</text:p>
          </table:table-cell>
          <table:table-cell office:value-type="float" office:value="-0.9799983">
            <text:p>-0.9799983</text:p>
          </table:table-cell>
          <table:table-cell office:value-type="float" office:value="-0.19965829">
            <text:p>-0.19965829</text:p>
          </table:table-cell>
          <table:table-cell/>
          <table:table-cell table:formula="of:=([.D319]-[.E319])-([.D318]-[.E318])" office:value-type="float" office:value="-0.31283185">
            <text:p>-0.31283185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30000052">
            <text:p>0.30000052</text:p>
          </table:table-cell>
          <table:table-cell office:value-type="float" office:value="0.3925779">
            <text:p>0.3925779</text:p>
          </table:table-cell>
          <table:table-cell office:value-type="float" office:value="-0.9999983">
            <text:p>-0.9999983</text:p>
          </table:table-cell>
          <table:table-cell office:value-type="float" office:value="-0.2595557">
            <text:p>-0.2595557</text:p>
          </table:table-cell>
          <table:table-cell/>
          <table:table-cell table:formula="of:=([.D320]-[.E320])-([.D319]-[.E319])" office:value-type="float" office:value="0.03989741">
            <text:p>0.03989741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29411814">
            <text:p>0.29411814</text:p>
          </table:table-cell>
          <table:table-cell office:value-type="float" office:value="0.28551123">
            <text:p>0.28551123</text:p>
          </table:table-cell>
          <table:table-cell office:value-type="float" office:value="-1.0199983">
            <text:p>-1.0199983</text:p>
          </table:table-cell>
          <table:table-cell office:value-type="float" office:value="-1.0648437">
            <text:p>-1.0648437</text:p>
          </table:table-cell>
          <table:table-cell/>
          <table:table-cell table:formula="of:=([.D321]-[.E321])-([.D320]-[.E320])" office:value-type="float" office:value="0.785288">
            <text:p>0.785288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288462">
            <text:p>0.288462</text:p>
          </table:table-cell>
          <table:table-cell office:value-type="float" office:value="0.16105759">
            <text:p>0.16105759</text:p>
          </table:table-cell>
          <table:table-cell office:value-type="float" office:value="-1.0399983">
            <text:p>-1.0399983</text:p>
          </table:table-cell>
          <table:table-cell office:value-type="float" office:value="-1.9832712">
            <text:p>-1.9832712</text:p>
          </table:table-cell>
          <table:table-cell/>
          <table:table-cell table:formula="of:=([.D322]-[.E322])-([.D321]-[.E321])" office:value-type="float" office:value="0.8984275">
            <text:p>0.8984275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28301933">
            <text:p>0.28301933</text:p>
          </table:table-cell>
          <table:table-cell office:value-type="float" office:value="0.07229292">
            <text:p>0.07229292</text:p>
          </table:table-cell>
          <table:table-cell office:value-type="float" office:value="-1.0599983">
            <text:p>-1.0599983</text:p>
          </table:table-cell>
          <table:table-cell office:value-type="float" office:value="-2.5356588">
            <text:p>-2.5356588</text:p>
          </table:table-cell>
          <table:table-cell/>
          <table:table-cell table:formula="of:=([.D323]-[.E323])-([.D322]-[.E322])" office:value-type="float" office:value="0.5323876">
            <text:p>0.5323876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27777824">
            <text:p>0.27777824</text:p>
          </table:table-cell>
          <table:table-cell office:value-type="float" office:value="0.1290291">
            <text:p>0.1290291</text:p>
          </table:table-cell>
          <table:table-cell office:value-type="float" office:value="-1.0799983">
            <text:p>-1.0799983</text:p>
          </table:table-cell>
          <table:table-cell office:value-type="float" office:value="-2.0564792">
            <text:p>-2.0564792</text:p>
          </table:table-cell>
          <table:table-cell/>
          <table:table-cell table:formula="of:=([.D324]-[.E324])-([.D323]-[.E323])" office:value-type="float" office:value="-0.4991796">
            <text:p>-0.4991796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27272773">
            <text:p>0.27272773</text:p>
          </table:table-cell>
          <table:table-cell office:value-type="float" office:value="0.2159636">
            <text:p>0.2159636</text:p>
          </table:table-cell>
          <table:table-cell office:value-type="float" office:value="-1.0999982">
            <text:p>-1.0999982</text:p>
          </table:table-cell>
          <table:table-cell office:value-type="float" office:value="-1.3310547">
            <text:p>-1.3310547</text:p>
          </table:table-cell>
          <table:table-cell/>
          <table:table-cell table:formula="of:=([.D325]-[.E325])-([.D324]-[.E324])" office:value-type="float" office:value="-0.7454244">
            <text:p>-0.7454244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26785758">
            <text:p>0.26785758</text:p>
          </table:table-cell>
          <table:table-cell office:value-type="float" office:value="0.384342">
            <text:p>0.384342</text:p>
          </table:table-cell>
          <table:table-cell office:value-type="float" office:value="-1.1199982">
            <text:p>-1.1199982</text:p>
          </table:table-cell>
          <table:table-cell office:value-type="float" office:value="-0.14641592">
            <text:p>-0.14641592</text:p>
          </table:table-cell>
          <table:table-cell/>
          <table:table-cell table:formula="of:=([.D326]-[.E326])-([.D325]-[.E325])" office:value-type="float" office:value="-1.20463878">
            <text:p>-1.20463878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26315832">
            <text:p>0.26315832</text:p>
          </table:table-cell>
          <table:table-cell office:value-type="float" office:value="0.5179466">
            <text:p>0.5179466</text:p>
          </table:table-cell>
          <table:table-cell office:value-type="float" office:value="-1.1399982">
            <text:p>-1.1399982</text:p>
          </table:table-cell>
          <table:table-cell office:value-type="float" office:value="0.8518748">
            <text:p>0.8518748</text:p>
          </table:table-cell>
          <table:table-cell/>
          <table:table-cell table:formula="of:=([.D327]-[.E327])-([.D326]-[.E326])" office:value-type="float" office:value="-1.01829072">
            <text:p>-1.01829072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2586211">
            <text:p>0.2586211</text:p>
          </table:table-cell>
          <table:table-cell office:value-type="float" office:value="0.51154095">
            <text:p>0.51154095</text:p>
          </table:table-cell>
          <table:table-cell office:value-type="float" office:value="-1.1599982">
            <text:p>-1.1599982</text:p>
          </table:table-cell>
          <table:table-cell office:value-type="float" office:value="0.7520458">
            <text:p>0.7520458</text:p>
          </table:table-cell>
          <table:table-cell/>
          <table:table-cell table:formula="of:=([.D328]-[.E328])-([.D327]-[.E327])" office:value-type="float" office:value="0.0798290000000002">
            <text:p>0.079829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25423768">
            <text:p>0.25423768</text:p>
          </table:table-cell>
          <table:table-cell office:value-type="float" office:value="0.37976652">
            <text:p>0.37976652</text:p>
          </table:table-cell>
          <table:table-cell office:value-type="float" office:value="-1.1799982">
            <text:p>-1.1799982</text:p>
          </table:table-cell>
          <table:table-cell office:value-type="float" office:value="0.13976079">
            <text:p>0.13976079</text:p>
          </table:table-cell>
          <table:table-cell/>
          <table:table-cell table:formula="of:=([.D329]-[.E329])-([.D328]-[.E328])" office:value-type="float" office:value="0.59228501">
            <text:p>0.59228501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2500004">
            <text:p>0.2500004</text:p>
          </table:table-cell>
          <table:table-cell office:value-type="float" office:value="0.2626337">
            <text:p>0.2626337</text:p>
          </table:table-cell>
          <table:table-cell office:value-type="float" office:value="-1.1999981">
            <text:p>-1.1999981</text:p>
          </table:table-cell>
          <table:table-cell office:value-type="float" office:value="-0.7254247">
            <text:p>-0.7254247</text:p>
          </table:table-cell>
          <table:table-cell/>
          <table:table-cell table:formula="of:=([.D330]-[.E330])-([.D329]-[.E329])" office:value-type="float" office:value="0.84518559">
            <text:p>0.84518559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24590203">
            <text:p>0.24590203</text:p>
          </table:table-cell>
          <table:table-cell office:value-type="float" office:value="0.1308593">
            <text:p>0.1308593</text:p>
          </table:table-cell>
          <table:table-cell office:value-type="float" office:value="-1.2199981">
            <text:p>-1.2199981</text:p>
          </table:table-cell>
          <table:table-cell office:value-type="float" office:value="-1.6172312">
            <text:p>-1.6172312</text:p>
          </table:table-cell>
          <table:table-cell/>
          <table:table-cell table:formula="of:=([.D331]-[.E331])-([.D330]-[.E330])" office:value-type="float" office:value="0.8718065">
            <text:p>0.8718065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24193586">
            <text:p>0.24193586</text:p>
          </table:table-cell>
          <table:table-cell office:value-type="float" office:value="0.022877498">
            <text:p>0.022877498</text:p>
          </table:table-cell>
          <table:table-cell office:value-type="float" office:value="-1.2399981">
            <text:p>-1.2399981</text:p>
          </table:table-cell>
          <table:table-cell office:value-type="float" office:value="-2.5223484">
            <text:p>-2.5223484</text:p>
          </table:table-cell>
          <table:table-cell/>
          <table:table-cell table:formula="of:=([.D332]-[.E332])-([.D331]-[.E331])" office:value-type="float" office:value="0.8851172">
            <text:p>0.8851172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23809561">
            <text:p>0.23809561</text:p>
          </table:table-cell>
          <table:table-cell office:value-type="float" office:value="-0.011896308">
            <text:p>-0.011896308</text:p>
          </table:table-cell>
          <table:table-cell office:value-type="float" office:value="-1.2599981">
            <text:p>-1.2599981</text:p>
          </table:table-cell>
          <table:table-cell office:value-type="float" office:value="-2.828491">
            <text:p>-2.828491</text:p>
          </table:table-cell>
          <table:table-cell/>
          <table:table-cell table:formula="of:=([.D333]-[.E333])-([.D332]-[.E332])" office:value-type="float" office:value="0.2861426">
            <text:p>0.2861426</text:p>
          </table:table-cell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23437536">
            <text:p>0.23437536</text:p>
          </table:table-cell>
          <table:table-cell office:value-type="float" office:value="0.07412309">
            <text:p>0.07412309</text:p>
          </table:table-cell>
          <table:table-cell office:value-type="float" office:value="-1.2799981">
            <text:p>-1.2799981</text:p>
          </table:table-cell>
          <table:table-cell office:value-type="float" office:value="-2.096411">
            <text:p>-2.096411</text:p>
          </table:table-cell>
          <table:table-cell/>
          <table:table-cell table:formula="of:=([.D334]-[.E334])-([.D333]-[.E333])" office:value-type="float" office:value="-0.75208">
            <text:p>-0.75208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23076959">
            <text:p>0.23076959</text:p>
          </table:table-cell>
          <table:table-cell office:value-type="float" office:value="0.17386901">
            <text:p>0.17386901</text:p>
          </table:table-cell>
          <table:table-cell office:value-type="float" office:value="-1.299998">
            <text:p>-1.299998</text:p>
          </table:table-cell>
          <table:table-cell office:value-type="float" office:value="-1.46416">
            <text:p>-1.46416</text:p>
          </table:table-cell>
          <table:table-cell/>
          <table:table-cell table:formula="of:=([.D335]-[.E335])-([.D334]-[.E334])" office:value-type="float" office:value="-0.6522509">
            <text:p>-0.6522509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22727308">
            <text:p>0.22727308</text:p>
          </table:table-cell>
          <table:table-cell office:value-type="float" office:value="0.3276058">
            <text:p>0.3276058</text:p>
          </table:table-cell>
          <table:table-cell office:value-type="float" office:value="-1.319998">
            <text:p>-1.319998</text:p>
          </table:table-cell>
          <table:table-cell office:value-type="float" office:value="-0.41262686">
            <text:p>-0.41262686</text:p>
          </table:table-cell>
          <table:table-cell/>
          <table:table-cell table:formula="of:=([.D336]-[.E336])-([.D335]-[.E335])" office:value-type="float" office:value="-1.07153314">
            <text:p>-1.07153314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22388093">
            <text:p>0.22388093</text:p>
          </table:table-cell>
          <table:table-cell office:value-type="float" office:value="0.4813426">
            <text:p>0.4813426</text:p>
          </table:table-cell>
          <table:table-cell office:value-type="float" office:value="-1.339998">
            <text:p>-1.339998</text:p>
          </table:table-cell>
          <table:table-cell office:value-type="float" office:value="0.6655273">
            <text:p>0.6655273</text:p>
          </table:table-cell>
          <table:table-cell/>
          <table:table-cell table:formula="of:=([.D337]-[.E337])-([.D336]-[.E336])" office:value-type="float" office:value="-1.09815416">
            <text:p>-1.09815416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22058856">
            <text:p>0.22058856</text:p>
          </table:table-cell>
          <table:table-cell office:value-type="float" office:value="0.4502292">
            <text:p>0.4502292</text:p>
          </table:table-cell>
          <table:table-cell office:value-type="float" office:value="-1.359998">
            <text:p>-1.359998</text:p>
          </table:table-cell>
          <table:table-cell office:value-type="float" office:value="0.3593847">
            <text:p>0.3593847</text:p>
          </table:table-cell>
          <table:table-cell/>
          <table:table-cell table:formula="of:=([.D338]-[.E338])-([.D337]-[.E337])" office:value-type="float" office:value="0.2861426">
            <text:p>0.2861426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21739164">
            <text:p>0.21739164</text:p>
          </table:table-cell>
          <table:table-cell office:value-type="float" office:value="0.29832262">
            <text:p>0.29832262</text:p>
          </table:table-cell>
          <table:table-cell office:value-type="float" office:value="-1.379998">
            <text:p>-1.379998</text:p>
          </table:table-cell>
          <table:table-cell office:value-type="float" office:value="-0.46586907">
            <text:p>-0.46586907</text:p>
          </table:table-cell>
          <table:table-cell/>
          <table:table-cell table:formula="of:=([.D339]-[.E339])-([.D338]-[.E338])" office:value-type="float" office:value="0.80525377">
            <text:p>0.80525377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21428603">
            <text:p>0.21428603</text:p>
          </table:table-cell>
          <table:table-cell office:value-type="float" office:value="0.18027471">
            <text:p>0.18027471</text:p>
          </table:table-cell>
          <table:table-cell office:value-type="float" office:value="-1.399998">
            <text:p>-1.399998</text:p>
          </table:table-cell>
          <table:table-cell office:value-type="float" office:value="-1.4308836">
            <text:p>-1.4308836</text:p>
          </table:table-cell>
          <table:table-cell/>
          <table:table-cell table:formula="of:=([.D340]-[.E340])-([.D339]-[.E339])" office:value-type="float" office:value="0.94501453">
            <text:p>0.94501453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21126792">
            <text:p>0.21126792</text:p>
          </table:table-cell>
          <table:table-cell office:value-type="float" office:value="0.052160703">
            <text:p>0.052160703</text:p>
          </table:table-cell>
          <table:table-cell office:value-type="float" office:value="-1.4199979">
            <text:p>-1.4199979</text:p>
          </table:table-cell>
          <table:table-cell office:value-type="float" office:value="-2.2561374">
            <text:p>-2.2561374</text:p>
          </table:table-cell>
          <table:table-cell/>
          <table:table-cell table:formula="of:=([.D341]-[.E341])-([.D340]-[.E340])" office:value-type="float" office:value="0.8052539">
            <text:p>0.8052539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20833364">
            <text:p>0.20833364</text:p>
          </table:table-cell>
          <table:table-cell office:value-type="float" office:value="0.022877498">
            <text:p>0.022877498</text:p>
          </table:table-cell>
          <table:table-cell office:value-type="float" office:value="-1.4399979">
            <text:p>-1.4399979</text:p>
          </table:table-cell>
          <table:table-cell office:value-type="float" office:value="-2.6421435">
            <text:p>-2.6421435</text:p>
          </table:table-cell>
          <table:table-cell/>
          <table:table-cell table:formula="of:=([.D342]-[.E342])-([.D341]-[.E341])" office:value-type="float" office:value="0.3660061">
            <text:p>0.3660061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20547976">
            <text:p>0.20547976</text:p>
          </table:table-cell>
          <table:table-cell office:value-type="float" office:value="0.1015761">
            <text:p>0.1015761</text:p>
          </table:table-cell>
          <table:table-cell office:value-type="float" office:value="-1.4599979">
            <text:p>-1.4599979</text:p>
          </table:table-cell>
          <table:table-cell office:value-type="float" office:value="-1.9899266">
            <text:p>-1.9899266</text:p>
          </table:table-cell>
          <table:table-cell/>
          <table:table-cell table:formula="of:=([.D343]-[.E343])-([.D342]-[.E342])" office:value-type="float" office:value="-0.6722169">
            <text:p>-0.6722169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202703">
            <text:p>0.202703</text:p>
          </table:table-cell>
          <table:table-cell office:value-type="float" office:value="0.2058975">
            <text:p>0.2058975</text:p>
          </table:table-cell>
          <table:table-cell office:value-type="float" office:value="-1.4799979">
            <text:p>-1.4799979</text:p>
          </table:table-cell>
          <table:table-cell office:value-type="float" office:value="-1.2977782">
            <text:p>-1.2977782</text:p>
          </table:table-cell>
          <table:table-cell/>
          <table:table-cell table:formula="of:=([.D344]-[.E344])-([.D343]-[.E343])" office:value-type="float" office:value="-0.7121484">
            <text:p>-0.7121484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2000003">
            <text:p>0.2000003</text:p>
          </table:table-cell>
          <table:table-cell office:value-type="float" office:value="0.3395021">
            <text:p>0.3395021</text:p>
          </table:table-cell>
          <table:table-cell office:value-type="float" office:value="-1.4999979">
            <text:p>-1.4999979</text:p>
          </table:table-cell>
          <table:table-cell office:value-type="float" office:value="-0.47252432">
            <text:p>-0.47252432</text:p>
          </table:table-cell>
          <table:table-cell/>
          <table:table-cell table:formula="of:=([.D345]-[.E345])-([.D344]-[.E344])" office:value-type="float" office:value="-0.84525388">
            <text:p>-0.84525388</text:p>
          </table:table-cell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0.19736871">
            <text:p>0.19736871</text:p>
          </table:table-cell>
          <table:table-cell office:value-type="float" office:value="0.4255215">
            <text:p>0.4255215</text:p>
          </table:table-cell>
          <table:table-cell office:value-type="float" office:value="-1.5199978">
            <text:p>-1.5199978</text:p>
          </table:table-cell>
          <table:table-cell office:value-type="float" office:value="-0.006655231">
            <text:p>-0.006655231</text:p>
          </table:table-cell>
          <table:table-cell/>
          <table:table-cell table:formula="of:=([.D346]-[.E346])-([.D345]-[.E345])" office:value-type="float" office:value="-0.485868989">
            <text:p>-0.485868989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0.19480547">
            <text:p>0.19480547</text:p>
          </table:table-cell>
          <table:table-cell office:value-type="float" office:value="0.31845483">
            <text:p>0.31845483</text:p>
          </table:table-cell>
          <table:table-cell office:value-type="float" office:value="-1.5399978">
            <text:p>-1.5399978</text:p>
          </table:table-cell>
          <table:table-cell office:value-type="float" office:value="-0.7986328">
            <text:p>-0.7986328</text:p>
          </table:table-cell>
          <table:table-cell/>
          <table:table-cell table:formula="of:=([.D347]-[.E347])-([.D346]-[.E346])" office:value-type="float" office:value="0.771977569">
            <text:p>0.771977569</text:p>
          </table:table-cell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0.19230798">
            <text:p>0.19230798</text:p>
          </table:table-cell>
          <table:table-cell office:value-type="float" office:value="0.1875955">
            <text:p>0.1875955</text:p>
          </table:table-cell>
          <table:table-cell office:value-type="float" office:value="-1.5599978">
            <text:p>-1.5599978</text:p>
          </table:table-cell>
          <table:table-cell office:value-type="float" office:value="-1.7104051">
            <text:p>-1.7104051</text:p>
          </table:table-cell>
          <table:table-cell/>
          <table:table-cell table:formula="of:=([.D348]-[.E348])-([.D347]-[.E347])" office:value-type="float" office:value="0.8917723">
            <text:p>0.8917723</text:p>
          </table:table-cell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0.1898737">
            <text:p>0.1898737</text:p>
          </table:table-cell>
          <table:table-cell office:value-type="float" office:value="0.0485003">
            <text:p>0.0485003</text:p>
          </table:table-cell>
          <table:table-cell office:value-type="float" office:value="-1.5799978">
            <text:p>-1.5799978</text:p>
          </table:table-cell>
          <table:table-cell office:value-type="float" office:value="-2.6155224">
            <text:p>-2.6155224</text:p>
          </table:table-cell>
          <table:table-cell/>
          <table:table-cell table:formula="of:=([.D349]-[.E349])-([.D348]-[.E348])" office:value-type="float" office:value="0.8851173">
            <text:p>0.8851173</text:p>
          </table:table-cell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0.18750027">
            <text:p>0.18750027</text:p>
          </table:table-cell>
          <table:table-cell office:value-type="float" office:value="-0.015556696">
            <text:p>-0.015556696</text:p>
          </table:table-cell>
          <table:table-cell office:value-type="float" office:value="-1.5999978">
            <text:p>-1.5999978</text:p>
          </table:table-cell>
          <table:table-cell office:value-type="float" office:value="-3.0281491">
            <text:p>-3.0281491</text:p>
          </table:table-cell>
          <table:table-cell/>
          <table:table-cell table:formula="of:=([.D350]-[.E350])-([.D349]-[.E349])" office:value-type="float" office:value="0.3926267">
            <text:p>0.3926267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.18518545">
            <text:p>0.18518545</text:p>
          </table:table-cell>
          <table:table-cell office:value-type="float" office:value="0.07046269">
            <text:p>0.07046269</text:p>
          </table:table-cell>
          <table:table-cell office:value-type="float" office:value="-1.6199977">
            <text:p>-1.6199977</text:p>
          </table:table-cell>
          <table:table-cell office:value-type="float" office:value="-2.4291744">
            <text:p>-2.4291744</text:p>
          </table:table-cell>
          <table:table-cell/>
          <table:table-cell table:formula="of:=([.D351]-[.E351])-([.D350]-[.E350])" office:value-type="float" office:value="-0.6189746">
            <text:p>-0.6189746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0.18292709">
            <text:p>0.18292709</text:p>
          </table:table-cell>
          <table:table-cell office:value-type="float" office:value="0.18942572">
            <text:p>0.18942572</text:p>
          </table:table-cell>
          <table:table-cell office:value-type="float" office:value="-1.6399977">
            <text:p>-1.6399977</text:p>
          </table:table-cell>
          <table:table-cell office:value-type="float" office:value="-1.6305419">
            <text:p>-1.6305419</text:p>
          </table:table-cell>
          <table:table-cell/>
          <table:table-cell table:formula="of:=([.D352]-[.E352])-([.D351]-[.E351])" office:value-type="float" office:value="-0.8186325">
            <text:p>-0.8186325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0.18072315">
            <text:p>0.18072315</text:p>
          </table:table-cell>
          <table:table-cell office:value-type="float" office:value="0.35048333">
            <text:p>0.35048333</text:p>
          </table:table-cell>
          <table:table-cell office:value-type="float" office:value="-1.6599977">
            <text:p>-1.6599977</text:p>
          </table:table-cell>
          <table:table-cell office:value-type="float" office:value="-0.45921388">
            <text:p>-0.45921388</text:p>
          </table:table-cell>
          <table:table-cell/>
          <table:table-cell table:formula="of:=([.D353]-[.E353])-([.D352]-[.E352])" office:value-type="float" office:value="-1.19132802">
            <text:p>-1.19132802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0.17857169">
            <text:p>0.17857169</text:p>
          </table:table-cell>
          <table:table-cell office:value-type="float" office:value="0.4346725">
            <text:p>0.4346725</text:p>
          </table:table-cell>
          <table:table-cell office:value-type="float" office:value="-1.6799977">
            <text:p>-1.6799977</text:p>
          </table:table-cell>
          <table:table-cell office:value-type="float" office:value="0.13976069">
            <text:p>0.13976069</text:p>
          </table:table-cell>
          <table:table-cell/>
          <table:table-cell table:formula="of:=([.D354]-[.E354])-([.D353]-[.E353])" office:value-type="float" office:value="-0.61897457">
            <text:p>-0.61897457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0.17647083">
            <text:p>0.17647083</text:p>
          </table:table-cell>
          <table:table-cell office:value-type="float" office:value="0.3248605">
            <text:p>0.3248605</text:p>
          </table:table-cell>
          <table:table-cell office:value-type="float" office:value="-1.6999977">
            <text:p>-1.6999977</text:p>
          </table:table-cell>
          <table:table-cell office:value-type="float" office:value="-0.65887207">
            <text:p>-0.65887207</text:p>
          </table:table-cell>
          <table:table-cell/>
          <table:table-cell table:formula="of:=([.D355]-[.E355])-([.D354]-[.E354])" office:value-type="float" office:value="0.77863276">
            <text:p>0.77863276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17441885">
            <text:p>0.17441885</text:p>
          </table:table-cell>
          <table:table-cell office:value-type="float" office:value="0.1930861">
            <text:p>0.1930861</text:p>
          </table:table-cell>
          <table:table-cell office:value-type="float" office:value="-1.7199976">
            <text:p>-1.7199976</text:p>
          </table:table-cell>
          <table:table-cell office:value-type="float" office:value="-1.6438522">
            <text:p>-1.6438522</text:p>
          </table:table-cell>
          <table:table-cell/>
          <table:table-cell table:formula="of:=([.D356]-[.E356])-([.D355]-[.E355])" office:value-type="float" office:value="0.96498023">
            <text:p>0.96498023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17241403">
            <text:p>0.17241403</text:p>
          </table:table-cell>
          <table:table-cell office:value-type="float" office:value="0.055821102">
            <text:p>0.055821102</text:p>
          </table:table-cell>
          <table:table-cell office:value-type="float" office:value="-1.7399976">
            <text:p>-1.7399976</text:p>
          </table:table-cell>
          <table:table-cell office:value-type="float" office:value="-2.682075">
            <text:p>-2.682075</text:p>
          </table:table-cell>
          <table:table-cell/>
          <table:table-cell table:formula="of:=([.D357]-[.E357])-([.D356]-[.E356])" office:value-type="float" office:value="1.0182228">
            <text:p>1.0182228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17045479">
            <text:p>0.17045479</text:p>
          </table:table-cell>
          <table:table-cell office:value-type="float" office:value="-0.07412311">
            <text:p>-0.07412311</text:p>
          </table:table-cell>
          <table:table-cell office:value-type="float" office:value="-1.7599976">
            <text:p>-1.7599976</text:p>
          </table:table-cell>
          <table:table-cell office:value-type="float" office:value="-3.494018">
            <text:p>-3.494018</text:p>
          </table:table-cell>
          <table:table-cell/>
          <table:table-cell table:formula="of:=([.D358]-[.E358])-([.D357]-[.E357])" office:value-type="float" office:value="0.791943">
            <text:p>0.791943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16853955">
            <text:p>0.16853955</text:p>
          </table:table-cell>
          <table:table-cell office:value-type="float" office:value="-0.07686841">
            <text:p>-0.07686841</text:p>
          </table:table-cell>
          <table:table-cell office:value-type="float" office:value="-1.7799976">
            <text:p>-1.7799976</text:p>
          </table:table-cell>
          <table:table-cell office:value-type="float" office:value="-3.4740527">
            <text:p>-3.4740527</text:p>
          </table:table-cell>
          <table:table-cell/>
          <table:table-cell table:formula="of:=([.D359]-[.E359])-([.D358]-[.E358])" office:value-type="float" office:value="-0.0399653">
            <text:p>-0.0399653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0.1666669">
            <text:p>0.1666669</text:p>
          </table:table-cell>
          <table:table-cell office:value-type="float" office:value="0.0430097">
            <text:p>0.0430097</text:p>
          </table:table-cell>
          <table:table-cell office:value-type="float" office:value="-1.7999976">
            <text:p>-1.7999976</text:p>
          </table:table-cell>
          <table:table-cell office:value-type="float" office:value="-2.655454">
            <text:p>-2.655454</text:p>
          </table:table-cell>
          <table:table-cell/>
          <table:table-cell table:formula="of:=([.D360]-[.E360])-([.D359]-[.E359])" office:value-type="float" office:value="-0.8385987">
            <text:p>-0.8385987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0.1648354">
            <text:p>0.1648354</text:p>
          </table:table-cell>
          <table:table-cell office:value-type="float" office:value="0.1381801">
            <text:p>0.1381801</text:p>
          </table:table-cell>
          <table:table-cell office:value-type="float" office:value="-1.8199975">
            <text:p>-1.8199975</text:p>
          </table:table-cell>
          <table:table-cell office:value-type="float" office:value="-1.7902684">
            <text:p>-1.7902684</text:p>
          </table:table-cell>
          <table:table-cell/>
          <table:table-cell table:formula="of:=([.D361]-[.E361])-([.D360]-[.E360])" office:value-type="float" office:value="-0.8851855">
            <text:p>-0.8851855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0.16304371">
            <text:p>0.16304371</text:p>
          </table:table-cell>
          <table:table-cell office:value-type="float" office:value="0.30747363">
            <text:p>0.30747363</text:p>
          </table:table-cell>
          <table:table-cell office:value-type="float" office:value="-1.8399975">
            <text:p>-1.8399975</text:p>
          </table:table-cell>
          <table:table-cell office:value-type="float" office:value="-0.5989745">
            <text:p>-0.5989745</text:p>
          </table:table-cell>
          <table:table-cell/>
          <table:table-cell table:formula="of:=([.D362]-[.E362])-([.D361]-[.E361])" office:value-type="float" office:value="-1.2112939">
            <text:p>-1.2112939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0.16129054">
            <text:p>0.16129054</text:p>
          </table:table-cell>
          <table:table-cell office:value-type="float" office:value="0.41637054">
            <text:p>0.41637054</text:p>
          </table:table-cell>
          <table:table-cell office:value-type="float" office:value="-1.8599975">
            <text:p>-1.8599975</text:p>
          </table:table-cell>
          <table:table-cell office:value-type="float" office:value="0.35272953">
            <text:p>0.35272953</text:p>
          </table:table-cell>
          <table:table-cell/>
          <table:table-cell table:formula="of:=([.D363]-[.E363])-([.D362]-[.E362])" office:value-type="float" office:value="-0.97170403">
            <text:p>-0.97170403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0.15957469">
            <text:p>0.15957469</text:p>
          </table:table-cell>
          <table:table-cell office:value-type="float" office:value="0.3623796">
            <text:p>0.3623796</text:p>
          </table:table-cell>
          <table:table-cell office:value-type="float" office:value="-1.8799975">
            <text:p>-1.8799975</text:p>
          </table:table-cell>
          <table:table-cell office:value-type="float" office:value="-0.3593847">
            <text:p>-0.3593847</text:p>
          </table:table-cell>
          <table:table-cell/>
          <table:table-cell table:formula="of:=([.D364]-[.E364])-([.D363]-[.E363])" office:value-type="float" office:value="0.69211423">
            <text:p>0.69211423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0.15789495">
            <text:p>0.15789495</text:p>
          </table:table-cell>
          <table:table-cell office:value-type="float" office:value="0.1985767">
            <text:p>0.1985767</text:p>
          </table:table-cell>
          <table:table-cell office:value-type="float" office:value="-1.8999975">
            <text:p>-1.8999975</text:p>
          </table:table-cell>
          <table:table-cell office:value-type="float" office:value="-1.6039206">
            <text:p>-1.6039206</text:p>
          </table:table-cell>
          <table:table-cell/>
          <table:table-cell table:formula="of:=([.D365]-[.E365])-([.D364]-[.E364])" office:value-type="float" office:value="1.2245359">
            <text:p>1.2245359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0.15625021">
            <text:p>0.15625021</text:p>
          </table:table-cell>
          <table:table-cell office:value-type="float" office:value="0.05399089">
            <text:p>0.05399089</text:p>
          </table:table-cell>
          <table:table-cell office:value-type="float" office:value="-1.9199975">
            <text:p>-1.9199975</text:p>
          </table:table-cell>
          <table:table-cell office:value-type="float" office:value="-2.5489695">
            <text:p>-2.5489695</text:p>
          </table:table-cell>
          <table:table-cell/>
          <table:table-cell table:formula="of:=([.D366]-[.E366])-([.D365]-[.E365])" office:value-type="float" office:value="0.9250489">
            <text:p>0.9250489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0.1546394">
            <text:p>0.1546394</text:p>
          </table:table-cell>
          <table:table-cell office:value-type="float" office:value="-0.0448399">
            <text:p>-0.0448399</text:p>
          </table:table-cell>
          <table:table-cell office:value-type="float" office:value="-1.9399974">
            <text:p>-1.9399974</text:p>
          </table:table-cell>
          <table:table-cell office:value-type="float" office:value="-3.0947015">
            <text:p>-3.0947015</text:p>
          </table:table-cell>
          <table:table-cell/>
          <table:table-cell table:formula="of:=([.D367]-[.E367])-([.D366]-[.E366])" office:value-type="float" office:value="0.5257321">
            <text:p>0.5257321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0.15306143">
            <text:p>0.15306143</text:p>
          </table:table-cell>
          <table:table-cell office:value-type="float" office:value="-0.032943603">
            <text:p>-0.032943603</text:p>
          </table:table-cell>
          <table:table-cell office:value-type="float" office:value="-1.9599974">
            <text:p>-1.9599974</text:p>
          </table:table-cell>
          <table:table-cell office:value-type="float" office:value="-3.0614252">
            <text:p>-3.0614252</text:p>
          </table:table-cell>
          <table:table-cell/>
          <table:table-cell table:formula="of:=([.D368]-[.E368])-([.D367]-[.E367])" office:value-type="float" office:value="-0.0532763000000003">
            <text:p>-0.0532763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0.15151535">
            <text:p>0.15151535</text:p>
          </table:table-cell>
          <table:table-cell office:value-type="float" office:value="0.07595331">
            <text:p>0.07595331</text:p>
          </table:table-cell>
          <table:table-cell office:value-type="float" office:value="-1.9799974">
            <text:p>-1.9799974</text:p>
          </table:table-cell>
          <table:table-cell office:value-type="float" office:value="-2.3493114">
            <text:p>-2.3493114</text:p>
          </table:table-cell>
          <table:table-cell/>
          <table:table-cell table:formula="of:=([.D369]-[.E369])-([.D368]-[.E368])" office:value-type="float" office:value="-0.7321138">
            <text:p>-0.7321138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0.1500002">
            <text:p>0.1500002</text:p>
          </table:table-cell>
          <table:table-cell office:value-type="float" office:value="0.1610576">
            <text:p>0.1610576</text:p>
          </table:table-cell>
          <table:table-cell office:value-type="float" office:value="-1.9999974">
            <text:p>-1.9999974</text:p>
          </table:table-cell>
          <table:table-cell office:value-type="float" office:value="-1.557334">
            <text:p>-1.557334</text:p>
          </table:table-cell>
          <table:table-cell/>
          <table:table-cell table:formula="of:=([.D370]-[.E370])-([.D369]-[.E369])" office:value-type="float" office:value="-0.8119774">
            <text:p>-0.8119774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0.15">
            <text:p>0.15</text:p>
          </table:table-cell>
          <table:table-cell office:value-type="float" office:value="0.3276058">
            <text:p>0.3276058</text:p>
          </table:table-cell>
          <table:table-cell office:value-type="float" office:value="-2">
            <text:p>-2</text:p>
          </table:table-cell>
          <table:table-cell office:value-type="float" office:value="-0.43924797">
            <text:p>-0.43924797</text:p>
          </table:table-cell>
          <table:table-cell/>
          <table:table-cell table:formula="of:=([.D371]-[.E371])-([.D370]-[.E370])" office:value-type="float" office:value="-1.11808863">
            <text:p>-1.11808863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0.15">
            <text:p>0.15</text:p>
          </table:table-cell>
          <table:table-cell office:value-type="float" office:value="0.39166278">
            <text:p>0.39166278</text:p>
          </table:table-cell>
          <table:table-cell office:value-type="float" office:value="-2">
            <text:p>-2</text:p>
          </table:table-cell>
          <table:table-cell office:value-type="float" office:value="-0.2529003">
            <text:p>-0.2529003</text:p>
          </table:table-cell>
          <table:table-cell/>
          <table:table-cell table:formula="of:=([.D372]-[.E372])-([.D371]-[.E371])" office:value-type="float" office:value="-0.18634767">
            <text:p>-0.18634767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0.15">
            <text:p>0.15</text:p>
          </table:table-cell>
          <table:table-cell office:value-type="float" office:value="0.29649243">
            <text:p>0.29649243</text:p>
          </table:table-cell>
          <table:table-cell office:value-type="float" office:value="-2">
            <text:p>-2</text:p>
          </table:table-cell>
          <table:table-cell office:value-type="float" office:value="-1.0116016">
            <text:p>-1.0116016</text:p>
          </table:table-cell>
          <table:table-cell/>
          <table:table-cell table:formula="of:=([.D373]-[.E373])-([.D372]-[.E372])" office:value-type="float" office:value="0.7587013">
            <text:p>0.7587013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0.15">
            <text:p>0.15</text:p>
          </table:table-cell>
          <table:table-cell office:value-type="float" office:value="0.16837841">
            <text:p>0.16837841</text:p>
          </table:table-cell>
          <table:table-cell office:value-type="float" office:value="-2">
            <text:p>-2</text:p>
          </table:table-cell>
          <table:table-cell office:value-type="float" office:value="-1.9034079">
            <text:p>-1.9034079</text:p>
          </table:table-cell>
          <table:table-cell/>
          <table:table-cell table:formula="of:=([.D374]-[.E374])-([.D373]-[.E373])" office:value-type="float" office:value="0.8918063">
            <text:p>0.8918063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0.15">
            <text:p>0.15</text:p>
          </table:table-cell>
          <table:table-cell office:value-type="float" office:value="0.02653791">
            <text:p>0.02653791</text:p>
          </table:table-cell>
          <table:table-cell office:value-type="float" office:value="-2">
            <text:p>-2</text:p>
          </table:table-cell>
          <table:table-cell office:value-type="float" office:value="-2.9349754">
            <text:p>-2.9349754</text:p>
          </table:table-cell>
          <table:table-cell/>
          <table:table-cell table:formula="of:=([.D375]-[.E375])-([.D374]-[.E374])" office:value-type="float" office:value="1.0315675">
            <text:p>1.0315675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.15">
            <text:p>0.15</text:p>
          </table:table-cell>
          <table:table-cell office:value-type="float" office:value="-0.0970006">
            <text:p>-0.0970006</text:p>
          </table:table-cell>
          <table:table-cell office:value-type="float" office:value="-2">
            <text:p>-2</text:p>
          </table:table-cell>
          <table:table-cell office:value-type="float" office:value="-3.6071582">
            <text:p>-3.6071582</text:p>
          </table:table-cell>
          <table:table-cell/>
          <table:table-cell table:formula="of:=([.D376]-[.E376])-([.D375]-[.E375])" office:value-type="float" office:value="0.6721828">
            <text:p>0.6721828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0.15">
            <text:p>0.15</text:p>
          </table:table-cell>
          <table:table-cell office:value-type="float" office:value="-0.081443906">
            <text:p>-0.081443906</text:p>
          </table:table-cell>
          <table:table-cell office:value-type="float" office:value="-2">
            <text:p>-2</text:p>
          </table:table-cell>
          <table:table-cell office:value-type="float" office:value="-3.5339499">
            <text:p>-3.5339499</text:p>
          </table:table-cell>
          <table:table-cell/>
          <table:table-cell table:formula="of:=([.D377]-[.E377])-([.D376]-[.E376])" office:value-type="float" office:value="-0.0732082999999997">
            <text:p>-0.0732083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0.15">
            <text:p>0.15</text:p>
          </table:table-cell>
          <table:table-cell office:value-type="float" office:value="0.0036604004">
            <text:p>0.0036604004</text:p>
          </table:table-cell>
          <table:table-cell office:value-type="float" office:value="-2">
            <text:p>-2</text:p>
          </table:table-cell>
          <table:table-cell office:value-type="float" office:value="-2.9150093">
            <text:p>-2.9150093</text:p>
          </table:table-cell>
          <table:table-cell/>
          <table:table-cell table:formula="of:=([.D378]-[.E378])-([.D377]-[.E377])" office:value-type="float" office:value="-0.6189406">
            <text:p>-0.6189406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0.15">
            <text:p>0.15</text:p>
          </table:table-cell>
          <table:table-cell office:value-type="float" office:value="0.060396608">
            <text:p>0.060396608</text:p>
          </table:table-cell>
          <table:table-cell office:value-type="float" office:value="-2">
            <text:p>-2</text:p>
          </table:table-cell>
          <table:table-cell office:value-type="float" office:value="-2.4225194">
            <text:p>-2.4225194</text:p>
          </table:table-cell>
          <table:table-cell/>
          <table:table-cell table:formula="of:=([.D379]-[.E379])-([.D378]-[.E378])" office:value-type="float" office:value="-0.4924899">
            <text:p>-0.4924899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0.15">
            <text:p>0.15</text:p>
          </table:table-cell>
          <table:table-cell office:value-type="float" office:value="0.1638029">
            <text:p>0.1638029</text:p>
          </table:table-cell>
          <table:table-cell office:value-type="float" office:value="-2">
            <text:p>-2</text:p>
          </table:table-cell>
          <table:table-cell office:value-type="float" office:value="-1.537368">
            <text:p>-1.537368</text:p>
          </table:table-cell>
          <table:table-cell/>
          <table:table-cell table:formula="of:=([.D380]-[.E380])-([.D379]-[.E379])" office:value-type="float" office:value="-0.8851514">
            <text:p>-0.8851514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0.15">
            <text:p>0.15</text:p>
          </table:table-cell>
          <table:table-cell office:value-type="float" office:value="0.32394543">
            <text:p>0.32394543</text:p>
          </table:table-cell>
          <table:table-cell office:value-type="float" office:value="-2">
            <text:p>-2</text:p>
          </table:table-cell>
          <table:table-cell office:value-type="float" office:value="-0.49249023">
            <text:p>-0.49249023</text:p>
          </table:table-cell>
          <table:table-cell/>
          <table:table-cell table:formula="of:=([.D381]-[.E381])-([.D380]-[.E380])" office:value-type="float" office:value="-1.04487777">
            <text:p>-1.04487777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0.15">
            <text:p>0.15</text:p>
          </table:table-cell>
          <table:table-cell office:value-type="float" office:value="0.41637048">
            <text:p>0.41637048</text:p>
          </table:table-cell>
          <table:table-cell office:value-type="float" office:value="-2">
            <text:p>-2</text:p>
          </table:table-cell>
          <table:table-cell office:value-type="float" office:value="-0.11313961">
            <text:p>-0.11313961</text:p>
          </table:table-cell>
          <table:table-cell/>
          <table:table-cell table:formula="of:=([.D382]-[.E382])-([.D381]-[.E381])" office:value-type="float" office:value="-0.37935062">
            <text:p>-0.37935062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0.15">
            <text:p>0.15</text:p>
          </table:table-cell>
          <table:table-cell office:value-type="float" office:value="0.35231352">
            <text:p>0.35231352</text:p>
          </table:table-cell>
          <table:table-cell office:value-type="float" office:value="-2">
            <text:p>-2</text:p>
          </table:table-cell>
          <table:table-cell office:value-type="float" office:value="-0.512456">
            <text:p>-0.512456</text:p>
          </table:table-cell>
          <table:table-cell/>
          <table:table-cell table:formula="of:=([.D383]-[.E383])-([.D382]-[.E382])" office:value-type="float" office:value="0.39931639">
            <text:p>0.39931639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0.15">
            <text:p>0.15</text:p>
          </table:table-cell>
          <table:table-cell office:value-type="float" office:value="0.22236931">
            <text:p>0.22236931</text:p>
          </table:table-cell>
          <table:table-cell office:value-type="float" office:value="-2">
            <text:p>-2</text:p>
          </table:table-cell>
          <table:table-cell office:value-type="float" office:value="-1.4708152">
            <text:p>-1.4708152</text:p>
          </table:table-cell>
          <table:table-cell/>
          <table:table-cell table:formula="of:=([.D384]-[.E384])-([.D383]-[.E383])" office:value-type="float" office:value="0.9583592">
            <text:p>0.9583592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0.15">
            <text:p>0.15</text:p>
          </table:table-cell>
          <table:table-cell office:value-type="float" office:value="0.10889691">
            <text:p>0.10889691</text:p>
          </table:table-cell>
          <table:table-cell office:value-type="float" office:value="-2">
            <text:p>-2</text:p>
          </table:table-cell>
          <table:table-cell office:value-type="float" office:value="-2.123032">
            <text:p>-2.123032</text:p>
          </table:table-cell>
          <table:table-cell/>
          <table:table-cell table:formula="of:=([.D385]-[.E385])-([.D384]-[.E384])" office:value-type="float" office:value="0.6522168">
            <text:p>0.6522168</text:p>
          </table:table-cell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0.15">
            <text:p>0.15</text:p>
          </table:table-cell>
          <table:table-cell office:value-type="float" office:value="-0.024707709">
            <text:p>-0.024707709</text:p>
          </table:table-cell>
          <table:table-cell office:value-type="float" office:value="-2">
            <text:p>-2</text:p>
          </table:table-cell>
          <table:table-cell office:value-type="float" office:value="-2.8817332">
            <text:p>-2.8817332</text:p>
          </table:table-cell>
          <table:table-cell/>
          <table:table-cell table:formula="of:=([.D386]-[.E386])-([.D385]-[.E385])" office:value-type="float" office:value="0.7587012">
            <text:p>0.7587012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0.15">
            <text:p>0.15</text:p>
          </table:table-cell>
          <table:table-cell office:value-type="float" office:value="-0.052160703">
            <text:p>-0.052160703</text:p>
          </table:table-cell>
          <table:table-cell office:value-type="float" office:value="-2">
            <text:p>-2</text:p>
          </table:table-cell>
          <table:table-cell office:value-type="float" office:value="-3.4274657">
            <text:p>-3.4274657</text:p>
          </table:table-cell>
          <table:table-cell/>
          <table:table-cell table:formula="of:=([.D387]-[.E387])-([.D386]-[.E386])" office:value-type="float" office:value="0.5457325">
            <text:p>0.5457325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0.15">
            <text:p>0.15</text:p>
          </table:table-cell>
          <table:table-cell office:value-type="float" office:value="0.028368099">
            <text:p>0.028368099</text:p>
          </table:table-cell>
          <table:table-cell office:value-type="float" office:value="-2">
            <text:p>-2</text:p>
          </table:table-cell>
          <table:table-cell office:value-type="float" office:value="-2.9349754">
            <text:p>-2.9349754</text:p>
          </table:table-cell>
          <table:table-cell/>
          <table:table-cell table:formula="of:=([.D388]-[.E388])-([.D387]-[.E387])" office:value-type="float" office:value="-0.4924903">
            <text:p>-0.4924903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0.15">
            <text:p>0.15</text:p>
          </table:table-cell>
          <table:table-cell office:value-type="float" office:value="0.1409254">
            <text:p>0.1409254</text:p>
          </table:table-cell>
          <table:table-cell office:value-type="float" office:value="-2">
            <text:p>-2</text:p>
          </table:table-cell>
          <table:table-cell office:value-type="float" office:value="-1.876787">
            <text:p>-1.876787</text:p>
          </table:table-cell>
          <table:table-cell/>
          <table:table-cell table:formula="of:=([.D389]-[.E389])-([.D388]-[.E388])" office:value-type="float" office:value="-1.0581884">
            <text:p>-1.0581884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0.15">
            <text:p>0.15</text:p>
          </table:table-cell>
          <table:table-cell office:value-type="float" office:value="0.265379">
            <text:p>0.265379</text:p>
          </table:table-cell>
          <table:table-cell office:value-type="float" office:value="-2">
            <text:p>-2</text:p>
          </table:table-cell>
          <table:table-cell office:value-type="float" office:value="-1.1580175">
            <text:p>-1.1580175</text:p>
          </table:table-cell>
          <table:table-cell/>
          <table:table-cell table:formula="of:=([.D390]-[.E390])-([.D389]-[.E389])" office:value-type="float" office:value="-0.7187695">
            <text:p>-0.7187695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0.15">
            <text:p>0.15</text:p>
          </table:table-cell>
          <table:table-cell office:value-type="float" office:value="0.42003092">
            <text:p>0.42003092</text:p>
          </table:table-cell>
          <table:table-cell office:value-type="float" office:value="-2">
            <text:p>-2</text:p>
          </table:table-cell>
          <table:table-cell office:value-type="float" office:value="-0.0066554006">
            <text:p>-0.0066554006</text:p>
          </table:table-cell>
          <table:table-cell/>
          <table:table-cell table:formula="of:=([.D391]-[.E391])-([.D390]-[.E390])" office:value-type="float" office:value="-1.1513620994">
            <text:p>-1.1513620994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0.15">
            <text:p>0.15</text:p>
          </table:table-cell>
          <table:table-cell office:value-type="float" office:value="0.40081382">
            <text:p>0.40081382</text:p>
          </table:table-cell>
          <table:table-cell office:value-type="float" office:value="-2">
            <text:p>-2</text:p>
          </table:table-cell>
          <table:table-cell office:value-type="float" office:value="-0.15972656">
            <text:p>-0.15972656</text:p>
          </table:table-cell>
          <table:table-cell/>
          <table:table-cell table:formula="of:=([.D392]-[.E392])-([.D391]-[.E391])" office:value-type="float" office:value="0.1530711594">
            <text:p>0.1530711594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0.15">
            <text:p>0.15</text:p>
          </table:table-cell>
          <table:table-cell office:value-type="float" office:value="0.28002062">
            <text:p>0.28002062</text:p>
          </table:table-cell>
          <table:table-cell office:value-type="float" office:value="-2">
            <text:p>-2</text:p>
          </table:table-cell>
          <table:table-cell office:value-type="float" office:value="-1.0781542">
            <text:p>-1.0781542</text:p>
          </table:table-cell>
          <table:table-cell/>
          <table:table-cell table:formula="of:=([.D393]-[.E393])-([.D392]-[.E392])" office:value-type="float" office:value="0.91842764">
            <text:p>0.91842764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0.15">
            <text:p>0.15</text:p>
          </table:table-cell>
          <table:table-cell office:value-type="float" office:value="0.14916131">
            <text:p>0.14916131</text:p>
          </table:table-cell>
          <table:table-cell office:value-type="float" office:value="-2">
            <text:p>-2</text:p>
          </table:table-cell>
          <table:table-cell office:value-type="float" office:value="-2.003237">
            <text:p>-2.003237</text:p>
          </table:table-cell>
          <table:table-cell/>
          <table:table-cell table:formula="of:=([.D394]-[.E394])-([.D393]-[.E393])" office:value-type="float" office:value="0.9250828">
            <text:p>0.9250828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0.15">
            <text:p>0.15</text:p>
          </table:table-cell>
          <table:table-cell office:value-type="float" office:value="0.018302003">
            <text:p>0.018302003</text:p>
          </table:table-cell>
          <table:table-cell office:value-type="float" office:value="-2">
            <text:p>-2</text:p>
          </table:table-cell>
          <table:table-cell office:value-type="float" office:value="-2.781904">
            <text:p>-2.781904</text:p>
          </table:table-cell>
          <table:table-cell/>
          <table:table-cell table:formula="of:=([.D395]-[.E395])-([.D394]-[.E394])" office:value-type="float" office:value="0.778667">
            <text:p>0.778667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0.15">
            <text:p>0.15</text:p>
          </table:table-cell>
          <table:table-cell office:value-type="float" office:value="-0.08784961">
            <text:p>-0.08784961</text:p>
          </table:table-cell>
          <table:table-cell office:value-type="float" office:value="-2">
            <text:p>-2</text:p>
          </table:table-cell>
          <table:table-cell office:value-type="float" office:value="-3.5805368">
            <text:p>-3.5805368</text:p>
          </table:table-cell>
          <table:table-cell/>
          <table:table-cell table:formula="of:=([.D396]-[.E396])-([.D395]-[.E395])" office:value-type="float" office:value="0.7986328">
            <text:p>0.7986328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0.15">
            <text:p>0.15</text:p>
          </table:table-cell>
          <table:table-cell office:value-type="float" office:value="-0.084189214">
            <text:p>-0.084189214</text:p>
          </table:table-cell>
          <table:table-cell office:value-type="float" office:value="-2">
            <text:p>-2</text:p>
          </table:table-cell>
          <table:table-cell office:value-type="float" office:value="-3.5406053">
            <text:p>-3.5406053</text:p>
          </table:table-cell>
          <table:table-cell/>
          <table:table-cell table:formula="of:=([.D397]-[.E397])-([.D396]-[.E396])" office:value-type="float" office:value="-0.0399314999999998">
            <text:p>-0.0399315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2.6487987">
            <text:p>-2.6487987</text:p>
          </table:table-cell>
          <table:table-cell/>
          <table:table-cell table:formula="of:=([.D398]-[.E398])-([.D397]-[.E397])" office:value-type="float" office:value="-0.8918066">
            <text:p>-0.8918066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0.15">
            <text:p>0.15</text:p>
          </table:table-cell>
          <table:table-cell office:value-type="float" office:value="0.1253687">
            <text:p>0.1253687</text:p>
          </table:table-cell>
          <table:table-cell office:value-type="float" office:value="-2">
            <text:p>-2</text:p>
          </table:table-cell>
          <table:table-cell office:value-type="float" office:value="-1.8302">
            <text:p>-1.8302</text:p>
          </table:table-cell>
          <table:table-cell/>
          <table:table-cell table:formula="of:=([.D399]-[.E399])-([.D398]-[.E398])" office:value-type="float" office:value="-0.8185987">
            <text:p>-0.8185987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0.15">
            <text:p>0.15</text:p>
          </table:table-cell>
          <table:table-cell office:value-type="float" office:value="0.3102189">
            <text:p>0.3102189</text:p>
          </table:table-cell>
          <table:table-cell office:value-type="float" office:value="-2">
            <text:p>-2</text:p>
          </table:table-cell>
          <table:table-cell office:value-type="float" office:value="-0.36604">
            <text:p>-0.36604</text:p>
          </table:table-cell>
          <table:table-cell/>
          <table:table-cell table:formula="of:=([.D400]-[.E400])-([.D399]-[.E399])" office:value-type="float" office:value="-1.46416">
            <text:p>-1.46416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15">
            <text:p>0.15</text:p>
          </table:table-cell>
          <table:table-cell office:value-type="float" office:value="0.41637054">
            <text:p>0.41637054</text:p>
          </table:table-cell>
          <table:table-cell office:value-type="float" office:value="-2">
            <text:p>-2</text:p>
          </table:table-cell>
          <table:table-cell office:value-type="float" office:value="0.24624516">
            <text:p>0.24624516</text:p>
          </table:table-cell>
          <table:table-cell/>
          <table:table-cell table:formula="of:=([.D401]-[.E401])-([.D400]-[.E400])" office:value-type="float" office:value="-0.61228516">
            <text:p>-0.61228516</text:p>
          </table:table-cell>
        </table:table-row>
        <table:table-row table:style-name="ro2" table:number-rows-repeated="10481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 style:data-style-name="N2" text:time-value="0000-00-00T22:26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2T12:39:36</dc:date>
    <dc:creator>Matthieu Pizenberg</dc:creator>
    <meta:editing-duration>PT19H51M8S</meta:editing-duration>
    <meta:editing-cycles>17</meta:editing-cycles>
    <meta:generator>LibreOffice/4.0.2.2$Linux_X86_64 LibreOffice_project/400m0$Build-2</meta:generator>
    <meta:document-statistic meta:table-count="1" meta:cell-count="2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column-mapping="3 4 1 2" chart:style-name="ch1">
        <chart:legend chart:legend-position="end" svg:x="41.577cm" svg:y="8.437cm" style:legend-expansion="high" chart:style-name="ch2"/>
        <chart:plot-area chart:style-name="ch3" table:cell-range-address="Sheet1.A2:Sheet1.C401 Sheet1.D1:Sheet1.E401 Sheet1.B1:Sheet1.C1" chart:data-source-has-labels="row" svg:x="1.332cm" svg:y="1.651cm" svg:width="38.481cm" svg:height="16.516cm">
          <chartooo:coordinate-region svg:x="2.165cm" svg:y="1.85cm" svg:width="37.105cm" svg:height="16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D2:Sheet1.D401" chart:label-cell-address="Sheet1.D1:Sheet1.D1" chart:class="chart:scatter">
            <chart:domain table:cell-range-address="Sheet1.A2:Sheet1.A401"/>
            <chart:data-point chart:repeated="400"/>
          </chart:series>
          <chart:series chart:attached-axis="secondary-y" chart:style-name="ch8" chart:values-cell-range-address="Sheet1.E2:Sheet1.E401" chart:label-cell-address="Sheet1.E1:Sheet1.E1" chart:class="chart:scatter">
            <chart:data-point chart:repeated="400"/>
          </chart:series>
          <chart:series chart:attached-axis="primary-y" chart:style-name="ch9" chart:values-cell-range-address="Sheet1.B2:Sheet1.B401" chart:label-cell-address="Sheet1.B1:Sheet1.B1" chart:class="chart:scatter">
            <chart:data-point chart:repeated="400"/>
          </chart:series>
          <chart:series chart:attached-axis="primary-y" chart:style-name="ch10" chart:values-cell-range-address="Sheet1.C2:Sheet1.C401" chart:label-cell-address="Sheet1.C1:Sheet1.C1" chart:class="chart:scatter">
            <chart:data-point chart:repeated="4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t</text:p>
                <draw:g>
                  <svg:desc>Sheet1.D1:Sheet1.D1</svg:desc>
                </draw:g>
              </table:table-cell>
              <table:table-cell office:value-type="string">
                <text:p>vt</text:p>
                <draw:g>
                  <svg:desc>Sheet1.E1:Sheet1.E1</svg:desc>
                </draw:g>
              </table:table-cell>
              <table:table-cell office:value-type="string">
                <text:p>cons_v</text:p>
                <draw:g>
                  <svg:desc>Sheet1.B1:Sheet1.B1</svg:desc>
                </draw:g>
              </table:table-cell>
              <table:table-cell office:value-type="string">
                <text:p>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01</svg:desc>
                </draw:g>
              </table:table-cell>
              <table:table-cell office:value-type="float" office:value="0">
                <text:p>0</text:p>
                <draw:g>
                  <svg:desc>Sheet1.D2:Sheet1.D401</svg:desc>
                </draw:g>
              </table:table-cell>
              <table:table-cell office:value-type="float" office:value="0.0066552726">
                <text:p>0.0066552726</text:p>
                <draw:g>
                  <svg:desc>Sheet1.E2:Sheet1.E401</svg:desc>
                </draw:g>
              </table:table-cell>
              <table:table-cell office:value-type="float" office:value="0">
                <text:p>0</text:p>
                <draw:g>
                  <svg:desc>Sheet1.B2:Sheet1.B401</svg:desc>
                </draw:g>
              </table:table-cell>
              <table:table-cell office:value-type="float" office:value="0.00091510004">
                <text:p>0.00091510004</text:p>
                <draw:g>
                  <svg:desc>Sheet1.C2:Sheet1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99999994">
                <text:p>0.099999994</text:p>
              </table:table-cell>
              <table:table-cell office:value-type="float" office:value="0.019965818">
                <text:p>0.019965818</text:p>
              </table:table-cell>
              <table:table-cell office:value-type="float" office:value="0.024999999">
                <text:p>0.024999999</text:p>
              </table:table-cell>
              <table:table-cell office:value-type="float" office:value="0.0027453">
                <text:p>0.0027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11999999">
                <text:p>0.11999999</text:p>
              </table:table-cell>
              <table:table-cell office:value-type="float" office:value="0.13976073">
                <text:p>0.13976073</text:p>
              </table:table-cell>
              <table:table-cell office:value-type="float" office:value="0.029999997">
                <text:p>0.029999997</text:p>
              </table:table-cell>
              <table:table-cell office:value-type="float" office:value="0.019217102">
                <text:p>0.019217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13999999">
                <text:p>0.13999999</text:p>
              </table:table-cell>
              <table:table-cell office:value-type="float" office:value="0.17969236">
                <text:p>0.17969236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.024707701">
                <text:p>0.024707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19965817">
                <text:p>0.19965817</text:p>
              </table:table-cell>
              <table:table-cell office:value-type="float" office:value="0.039999995">
                <text:p>0.039999995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17999998">
                <text:p>0.17999998</text:p>
              </table:table-cell>
              <table:table-cell office:value-type="float" office:value="0.18634763">
                <text:p>0.18634763</text:p>
              </table:table-cell>
              <table:table-cell office:value-type="float" office:value="0.044999994">
                <text:p>0.044999994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19999997">
                <text:p>0.19999997</text:p>
              </table:table-cell>
              <table:table-cell office:value-type="float" office:value="0.19300291">
                <text:p>0.19300291</text:p>
              </table:table-cell>
              <table:table-cell office:value-type="float" office:value="0.049999993">
                <text:p>0.049999993</text:p>
              </table:table-cell>
              <table:table-cell office:value-type="float" office:value="0.035688903">
                <text:p>0.035688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21999997">
                <text:p>0.21999997</text:p>
              </table:table-cell>
              <table:table-cell office:value-type="float" office:value="0.20631345">
                <text:p>0.20631345</text:p>
              </table:table-cell>
              <table:table-cell office:value-type="float" office:value="0.054999992">
                <text:p>0.054999992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23999996">
                <text:p>0.23999996</text:p>
              </table:table-cell>
              <table:table-cell office:value-type="float" office:value="0.20631345">
                <text:p>0.20631345</text:p>
              </table:table-cell>
              <table:table-cell office:value-type="float" office:value="0.05999999">
                <text:p>0.05999999</text:p>
              </table:table-cell>
              <table:table-cell office:value-type="float" office:value="0.041179504">
                <text:p>0.041179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25999996">
                <text:p>0.25999996</text:p>
              </table:table-cell>
              <table:table-cell office:value-type="float" office:value="0.23958981">
                <text:p>0.23958981</text:p>
              </table:table-cell>
              <table:table-cell office:value-type="float" office:value="0.06499999">
                <text:p>0.06499999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27999997">
                <text:p>0.27999997</text:p>
              </table:table-cell>
              <table:table-cell office:value-type="float" office:value="0.2662109">
                <text:p>0.2662109</text:p>
              </table:table-cell>
              <table:table-cell office:value-type="float" office:value="0.06999999">
                <text:p>0.06999999</text:p>
              </table:table-cell>
              <table:table-cell office:value-type="float" office:value="0.0512456">
                <text:p>0.0512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29999998">
                <text:p>0.29999998</text:p>
              </table:table-cell>
              <table:table-cell office:value-type="float" office:value="0.29948726">
                <text:p>0.29948726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576513">
                <text:p>0.0576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32">
                <text:p>0.32</text:p>
              </table:table-cell>
              <table:table-cell office:value-type="float" office:value="0.32610837">
                <text:p>0.32610837</text:p>
              </table:table-cell>
              <table:table-cell office:value-type="float" office:value="0.08">
                <text:p>0.08</text:p>
              </table:table-cell>
              <table:table-cell office:value-type="float" office:value="0.063141905">
                <text:p>0.063141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34">
                <text:p>0.34</text:p>
              </table:table-cell>
              <table:table-cell office:value-type="float" office:value="0.36604">
                <text:p>0.36604</text:p>
              </table:table-cell>
              <table:table-cell office:value-type="float" office:value="0.085">
                <text:p>0.085</text:p>
              </table:table-cell>
              <table:table-cell office:value-type="float" office:value="0.068632506">
                <text:p>0.0686325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36">
                <text:p>0.36</text:p>
              </table:table-cell>
              <table:table-cell office:value-type="float" office:value="0.36604">
                <text:p>0.36604</text:p>
              </table:table-cell>
              <table:table-cell office:value-type="float" office:value="0.09">
                <text:p>0.09</text:p>
              </table:table-cell>
              <table:table-cell office:value-type="float" office:value="0.075953305">
                <text:p>0.0759533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38000003">
                <text:p>0.38000003</text:p>
              </table:table-cell>
              <table:table-cell office:value-type="float" office:value="0.36604">
                <text:p>0.36604</text:p>
              </table:table-cell>
              <table:table-cell office:value-type="float" office:value="0.095000006">
                <text:p>0.095000006</text:p>
              </table:table-cell>
              <table:table-cell office:value-type="float" office:value="0.07961371">
                <text:p>0.07961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40000004">
                <text:p>0.40000004</text:p>
              </table:table-cell>
              <table:table-cell office:value-type="float" office:value="0.39266112">
                <text:p>0.39266112</text:p>
              </table:table-cell>
              <table:table-cell office:value-type="float" office:value="0.10000001">
                <text:p>0.10000001</text:p>
              </table:table-cell>
              <table:table-cell office:value-type="float" office:value="0.08510431">
                <text:p>0.08510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42000005">
                <text:p>0.42000005</text:p>
              </table:table-cell>
              <table:table-cell office:value-type="float" office:value="0.40597162">
                <text:p>0.40597162</text:p>
              </table:table-cell>
              <table:table-cell office:value-type="float" office:value="0.10500001">
                <text:p>0.10500001</text:p>
              </table:table-cell>
              <table:table-cell office:value-type="float" office:value="0.088764705">
                <text:p>0.088764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44000006">
                <text:p>0.44000006</text:p>
              </table:table-cell>
              <table:table-cell office:value-type="float" office:value="0.39931634">
                <text:p>0.39931634</text:p>
              </table:table-cell>
              <table:table-cell office:value-type="float" office:value="0.110000014">
                <text:p>0.110000014</text:p>
              </table:table-cell>
              <table:table-cell office:value-type="float" office:value="0.08967981">
                <text:p>0.08967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46000007">
                <text:p>0.46000007</text:p>
              </table:table-cell>
              <table:table-cell office:value-type="float" office:value="0.43924803">
                <text:p>0.43924803</text:p>
              </table:table-cell>
              <table:table-cell office:value-type="float" office:value="0.11500002">
                <text:p>0.11500002</text:p>
              </table:table-cell>
              <table:table-cell office:value-type="float" office:value="0.09700061">
                <text:p>0.09700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48000008">
                <text:p>0.48000008</text:p>
              </table:table-cell>
              <table:table-cell office:value-type="float" office:value="0.4459033">
                <text:p>0.4459033</text:p>
              </table:table-cell>
              <table:table-cell office:value-type="float" office:value="0.12000002">
                <text:p>0.12000002</text:p>
              </table:table-cell>
              <table:table-cell office:value-type="float" office:value="0.10340631">
                <text:p>0.103406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50000006">
                <text:p>0.50000006</text:p>
              </table:table-cell>
              <table:table-cell office:value-type="float" office:value="0.4791796">
                <text:p>0.4791796</text:p>
              </table:table-cell>
              <table:table-cell office:value-type="float" office:value="0.12500001">
                <text:p>0.12500001</text:p>
              </table:table-cell>
              <table:table-cell office:value-type="float" office:value="0.111642204">
                <text:p>0.1116422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52000004">
                <text:p>0.52000004</text:p>
              </table:table-cell>
              <table:table-cell office:value-type="float" office:value="0.512456">
                <text:p>0.512456</text:p>
              </table:table-cell>
              <table:table-cell office:value-type="float" office:value="0.13000001">
                <text:p>0.13000001</text:p>
              </table:table-cell>
              <table:table-cell office:value-type="float" office:value="0.116217695">
                <text:p>0.1162176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54">
                <text:p>0.54</text:p>
              </table:table-cell>
              <table:table-cell office:value-type="float" office:value="0.5191113">
                <text:p>0.5191113</text:p>
              </table:table-cell>
              <table:table-cell office:value-type="float" office:value="0.135">
                <text:p>0.135</text:p>
              </table:table-cell>
              <table:table-cell office:value-type="float" office:value="0.117132805">
                <text:p>0.1171328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56">
                <text:p>0.56</text:p>
              </table:table-cell>
              <table:table-cell office:value-type="float" office:value="0.5923193">
                <text:p>0.5923193</text:p>
              </table:table-cell>
              <table:table-cell office:value-type="float" office:value="0.14">
                <text:p>0.14</text:p>
              </table:table-cell>
              <table:table-cell office:value-type="float" office:value="0.12902911">
                <text:p>0.12902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58">
                <text:p>0.58</text:p>
              </table:table-cell>
              <table:table-cell office:value-type="float" office:value="0.60562986">
                <text:p>0.60562986</text:p>
              </table:table-cell>
              <table:table-cell office:value-type="float" office:value="0.145">
                <text:p>0.145</text:p>
              </table:table-cell>
              <table:table-cell office:value-type="float" office:value="0.1326895">
                <text:p>0.1326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59999996">
                <text:p>0.59999996</text:p>
              </table:table-cell>
              <table:table-cell office:value-type="float" office:value="0.61894035">
                <text:p>0.61894035</text:p>
              </table:table-cell>
              <table:table-cell office:value-type="float" office:value="0.14999999">
                <text:p>0.14999999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61999995">
                <text:p>0.61999995</text:p>
              </table:table-cell>
              <table:table-cell office:value-type="float" office:value="0.61894035">
                <text:p>0.61894035</text:p>
              </table:table-cell>
              <table:table-cell office:value-type="float" office:value="0.15499999">
                <text:p>0.15499999</text:p>
              </table:table-cell>
              <table:table-cell office:value-type="float" office:value="0.1418405">
                <text:p>0.14184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6399999">
                <text:p>0.6399999</text:p>
              </table:table-cell>
              <table:table-cell office:value-type="float" office:value="0.60562986">
                <text:p>0.60562986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6599999">
                <text:p>0.6599999</text:p>
              </table:table-cell>
              <table:table-cell office:value-type="float" office:value="0.57900876">
                <text:p>0.57900876</text:p>
              </table:table-cell>
              <table:table-cell office:value-type="float" office:value="0.16499998">
                <text:p>0.16499998</text:p>
              </table:table-cell>
              <table:table-cell office:value-type="float" office:value="0.1473311">
                <text:p>0.14733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6799999">
                <text:p>0.6799999</text:p>
              </table:table-cell>
              <table:table-cell office:value-type="float" office:value="0.5856641">
                <text:p>0.5856641</text:p>
              </table:table-cell>
              <table:table-cell office:value-type="float" office:value="0.16999997">
                <text:p>0.16999997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69999987">
                <text:p>0.69999987</text:p>
              </table:table-cell>
              <table:table-cell office:value-type="float" office:value="0.6389062">
                <text:p>0.6389062</text:p>
              </table:table-cell>
              <table:table-cell office:value-type="float" office:value="0.17499997">
                <text:p>0.17499997</text:p>
              </table:table-cell>
              <table:table-cell office:value-type="float" office:value="0.1628878">
                <text:p>0.1628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71999985">
                <text:p>0.71999985</text:p>
              </table:table-cell>
              <table:table-cell office:value-type="float" office:value="0.7054589">
                <text:p>0.7054589</text:p>
              </table:table-cell>
              <table:table-cell office:value-type="float" office:value="0.17999996">
                <text:p>0.17999996</text:p>
              </table:table-cell>
              <table:table-cell office:value-type="float" office:value="0.1665482">
                <text:p>0.1665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73999983">
                <text:p>0.73999983</text:p>
              </table:table-cell>
              <table:table-cell office:value-type="float" office:value="0.71876943">
                <text:p>0.71876943</text:p>
              </table:table-cell>
              <table:table-cell office:value-type="float" office:value="0.18499996">
                <text:p>0.18499996</text:p>
              </table:table-cell>
              <table:table-cell office:value-type="float" office:value="0.17203881">
                <text:p>0.17203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7599998">
                <text:p>0.7599998</text:p>
              </table:table-cell>
              <table:table-cell office:value-type="float" office:value="0.73208">
                <text:p>0.73208</text:p>
              </table:table-cell>
              <table:table-cell office:value-type="float" office:value="0.18999995">
                <text:p>0.18999995</text:p>
              </table:table-cell>
              <table:table-cell office:value-type="float" office:value="0.1793596">
                <text:p>0.1793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7799998">
                <text:p>0.7799998</text:p>
              </table:table-cell>
              <table:table-cell office:value-type="float" office:value="0.7387353">
                <text:p>0.7387353</text:p>
              </table:table-cell>
              <table:table-cell office:value-type="float" office:value="0.19499995">
                <text:p>0.19499995</text:p>
              </table:table-cell>
              <table:table-cell office:value-type="float" office:value="0.1875955">
                <text:p>0.18759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7999998">
                <text:p>0.7999998</text:p>
              </table:table-cell>
              <table:table-cell office:value-type="float" office:value="0.7453906">
                <text:p>0.7453906</text:p>
              </table:table-cell>
              <table:table-cell office:value-type="float" office:value="0.19999994">
                <text:p>0.19999994</text:p>
              </table:table-cell>
              <table:table-cell office:value-type="float" office:value="0.1940012">
                <text:p>0.19400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81999975">
                <text:p>0.81999975</text:p>
              </table:table-cell>
              <table:table-cell office:value-type="float" office:value="0.7986327">
                <text:p>0.7986327</text:p>
              </table:table-cell>
              <table:table-cell office:value-type="float" office:value="0.20499994">
                <text:p>0.20499994</text:p>
              </table:table-cell>
              <table:table-cell office:value-type="float" office:value="0.19949181">
                <text:p>0.199491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83999974">
                <text:p>0.83999974</text:p>
              </table:table-cell>
              <table:table-cell office:value-type="float" office:value="0.778667">
                <text:p>0.778667</text:p>
              </table:table-cell>
              <table:table-cell office:value-type="float" office:value="0.20999993">
                <text:p>0.20999993</text:p>
              </table:table-cell>
              <table:table-cell office:value-type="float" office:value="0.1949163">
                <text:p>0.19491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8599997">
                <text:p>0.8599997</text:p>
              </table:table-cell>
              <table:table-cell office:value-type="float" office:value="0.81194323">
                <text:p>0.81194323</text:p>
              </table:table-cell>
              <table:table-cell office:value-type="float" office:value="0.21499993">
                <text:p>0.21499993</text:p>
              </table:table-cell>
              <table:table-cell office:value-type="float" office:value="0.19949181">
                <text:p>0.199491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8799997">
                <text:p>0.8799997</text:p>
              </table:table-cell>
              <table:table-cell office:value-type="float" office:value="0.8319091">
                <text:p>0.8319091</text:p>
              </table:table-cell>
              <table:table-cell office:value-type="float" office:value="0.21999992">
                <text:p>0.21999992</text:p>
              </table:table-cell>
              <table:table-cell office:value-type="float" office:value="0.20772772">
                <text:p>0.207727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8999997">
                <text:p>0.8999997</text:p>
              </table:table-cell>
              <table:table-cell office:value-type="float" office:value="0.83856434">
                <text:p>0.83856434</text:p>
              </table:table-cell>
              <table:table-cell office:value-type="float" office:value="0.22499992">
                <text:p>0.22499992</text:p>
              </table:table-cell>
              <table:table-cell office:value-type="float" office:value="0.2159636">
                <text:p>0.21596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91999966">
                <text:p>0.91999966</text:p>
              </table:table-cell>
              <table:table-cell office:value-type="float" office:value="0.8718408">
                <text:p>0.8718408</text:p>
              </table:table-cell>
              <table:table-cell office:value-type="float" office:value="0.22999991">
                <text:p>0.22999991</text:p>
              </table:table-cell>
              <table:table-cell office:value-type="float" office:value="0.2205391">
                <text:p>0.22053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93999964">
                <text:p>0.93999964</text:p>
              </table:table-cell>
              <table:table-cell office:value-type="float" office:value="0.9184277">
                <text:p>0.9184277</text:p>
              </table:table-cell>
              <table:table-cell office:value-type="float" office:value="0.23499991">
                <text:p>0.23499991</text:p>
              </table:table-cell>
              <table:table-cell office:value-type="float" office:value="0.2251146">
                <text:p>0.22511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9599996">
                <text:p>0.9599996</text:p>
              </table:table-cell>
              <table:table-cell office:value-type="float" office:value="0.8984618">
                <text:p>0.8984618</text:p>
              </table:table-cell>
              <table:table-cell office:value-type="float" office:value="0.2399999">
                <text:p>0.2399999</text:p>
              </table:table-cell>
              <table:table-cell office:value-type="float" office:value="0.22969012">
                <text:p>0.22969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9799996">
                <text:p>0.9799996</text:p>
              </table:table-cell>
              <table:table-cell office:value-type="float" office:value="0.9117724">
                <text:p>0.9117724</text:p>
              </table:table-cell>
              <table:table-cell office:value-type="float" office:value="0.2449999">
                <text:p>0.2449999</text:p>
              </table:table-cell>
              <table:table-cell office:value-type="float" office:value="0.2406713">
                <text:p>0.2406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9999996">
                <text:p>0.9999996</text:p>
              </table:table-cell>
              <table:table-cell office:value-type="float" office:value="0.9184277">
                <text:p>0.9184277</text:p>
              </table:table-cell>
              <table:table-cell office:value-type="float" office:value="0.2499999">
                <text:p>0.2499999</text:p>
              </table:table-cell>
              <table:table-cell office:value-type="float" office:value="0.24524681">
                <text:p>0.245246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.0199996">
                <text:p>1.0199996</text:p>
              </table:table-cell>
              <table:table-cell office:value-type="float" office:value="0.97832507">
                <text:p>0.97832507</text:p>
              </table:table-cell>
              <table:table-cell office:value-type="float" office:value="0.2549999">
                <text:p>0.2549999</text:p>
              </table:table-cell>
              <table:table-cell office:value-type="float" office:value="0.24433172">
                <text:p>0.24433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.0399996">
                <text:p>1.0399996</text:p>
              </table:table-cell>
              <table:table-cell office:value-type="float" office:value="0.95170397">
                <text:p>0.95170397</text:p>
              </table:table-cell>
              <table:table-cell office:value-type="float" office:value="0.2599999">
                <text:p>0.2599999</text:p>
              </table:table-cell>
              <table:table-cell office:value-type="float" office:value="0.2388411">
                <text:p>0.23884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.0599996">
                <text:p>1.0599996</text:p>
              </table:table-cell>
              <table:table-cell office:value-type="float" office:value="0.9383935">
                <text:p>0.9383935</text:p>
              </table:table-cell>
              <table:table-cell office:value-type="float" office:value="0.2649999">
                <text:p>0.2649999</text:p>
              </table:table-cell>
              <table:table-cell office:value-type="float" office:value="0.2498223">
                <text:p>0.24982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.0799996">
                <text:p>1.0799996</text:p>
              </table:table-cell>
              <table:table-cell office:value-type="float" office:value="0.95170397">
                <text:p>0.95170397</text:p>
              </table:table-cell>
              <table:table-cell office:value-type="float" office:value="0.2699999">
                <text:p>0.2699999</text:p>
              </table:table-cell>
              <table:table-cell office:value-type="float" office:value="0.25897333">
                <text:p>0.25897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.0999995">
                <text:p>1.0999995</text:p>
              </table:table-cell>
              <table:table-cell office:value-type="float" office:value="0.9650146">
                <text:p>0.9650146</text:p>
              </table:table-cell>
              <table:table-cell office:value-type="float" office:value="0.2727274">
                <text:p>0.2727274</text:p>
              </table:table-cell>
              <table:table-cell office:value-type="float" office:value="0.2571431">
                <text:p>0.25714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.1199995">
                <text:p>1.1199995</text:p>
              </table:table-cell>
              <table:table-cell office:value-type="float" office:value="1.0981199">
                <text:p>1.0981199</text:p>
              </table:table-cell>
              <table:table-cell office:value-type="float" office:value="0.26785725">
                <text:p>0.26785725</text:p>
              </table:table-cell>
              <table:table-cell office:value-type="float" office:value="0.2754451">
                <text:p>0.2754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.1399995">
                <text:p>1.1399995</text:p>
              </table:table-cell>
              <table:table-cell office:value-type="float" office:value="1.0781542">
                <text:p>1.0781542</text:p>
              </table:table-cell>
              <table:table-cell office:value-type="float" office:value="0.26315802">
                <text:p>0.26315802</text:p>
              </table:table-cell>
              <table:table-cell office:value-type="float" office:value="0.2891716">
                <text:p>0.2891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.1599995">
                <text:p>1.1599995</text:p>
              </table:table-cell>
              <table:table-cell office:value-type="float" office:value="1.0515331">
                <text:p>1.0515331</text:p>
              </table:table-cell>
              <table:table-cell office:value-type="float" office:value="0.25862083">
                <text:p>0.25862083</text:p>
              </table:table-cell>
              <table:table-cell office:value-type="float" office:value="0.2763602">
                <text:p>0.2763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.1799995">
                <text:p>1.1799995</text:p>
              </table:table-cell>
              <table:table-cell office:value-type="float" office:value="1.2179149">
                <text:p>1.2179149</text:p>
              </table:table-cell>
              <table:table-cell office:value-type="float" office:value="0.2542374">
                <text:p>0.2542374</text:p>
              </table:table-cell>
              <table:table-cell office:value-type="float" office:value="0.26995453">
                <text:p>0.269954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.1999995">
                <text:p>1.1999995</text:p>
              </table:table-cell>
              <table:table-cell office:value-type="float" office:value="1.2445359">
                <text:p>1.2445359</text:p>
              </table:table-cell>
              <table:table-cell office:value-type="float" office:value="0.25000012">
                <text:p>0.25000012</text:p>
              </table:table-cell>
              <table:table-cell office:value-type="float" office:value="0.2534827">
                <text:p>0.25348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.2199994">
                <text:p>1.2199994</text:p>
              </table:table-cell>
              <table:table-cell office:value-type="float" office:value="1.2711571">
                <text:p>1.2711571</text:p>
              </table:table-cell>
              <table:table-cell office:value-type="float" office:value="0.24590176">
                <text:p>0.24590176</text:p>
              </table:table-cell>
              <table:table-cell office:value-type="float" office:value="0.25531292">
                <text:p>0.25531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.2399994">
                <text:p>1.2399994</text:p>
              </table:table-cell>
              <table:table-cell office:value-type="float" office:value="1.2046045">
                <text:p>1.2046045</text:p>
              </table:table-cell>
              <table:table-cell office:value-type="float" office:value="0.24193561">
                <text:p>0.24193561</text:p>
              </table:table-cell>
              <table:table-cell office:value-type="float" office:value="0.24799211">
                <text:p>0.24799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.2599994">
                <text:p>1.2599994</text:p>
              </table:table-cell>
              <table:table-cell office:value-type="float" office:value="1.2046044">
                <text:p>1.2046044</text:p>
              </table:table-cell>
              <table:table-cell office:value-type="float" office:value="0.23809536">
                <text:p>0.23809536</text:p>
              </table:table-cell>
              <table:table-cell office:value-type="float" office:value="0.23701091">
                <text:p>0.23701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.2799994">
                <text:p>1.2799994</text:p>
              </table:table-cell>
              <table:table-cell office:value-type="float" office:value="1.271157">
                <text:p>1.271157</text:p>
              </table:table-cell>
              <table:table-cell office:value-type="float" office:value="0.23437512">
                <text:p>0.23437512</text:p>
              </table:table-cell>
              <table:table-cell office:value-type="float" office:value="0.2370109">
                <text:p>0.23701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.2999994">
                <text:p>1.2999994</text:p>
              </table:table-cell>
              <table:table-cell office:value-type="float" office:value="1.3443651">
                <text:p>1.3443651</text:p>
              </table:table-cell>
              <table:table-cell office:value-type="float" office:value="0.23076935">
                <text:p>0.23076935</text:p>
              </table:table-cell>
              <table:table-cell office:value-type="float" office:value="0.23426561">
                <text:p>0.234265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.3199993">
                <text:p>1.3199993</text:p>
              </table:table-cell>
              <table:table-cell office:value-type="float" office:value="1.2911229">
                <text:p>1.2911229</text:p>
              </table:table-cell>
              <table:table-cell office:value-type="float" office:value="0.22727285">
                <text:p>0.22727285</text:p>
              </table:table-cell>
              <table:table-cell office:value-type="float" office:value="0.2269448">
                <text:p>0.22694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.3399993">
                <text:p>1.3399993</text:p>
              </table:table-cell>
              <table:table-cell office:value-type="float" office:value="1.2711571">
                <text:p>1.2711571</text:p>
              </table:table-cell>
              <table:table-cell office:value-type="float" office:value="0.22388072">
                <text:p>0.22388072</text:p>
              </table:table-cell>
              <table:table-cell office:value-type="float" office:value="0.2205391">
                <text:p>0.22053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.3599993">
                <text:p>1.3599993</text:p>
              </table:table-cell>
              <table:table-cell office:value-type="float" office:value="1.2445359">
                <text:p>1.2445359</text:p>
              </table:table-cell>
              <table:table-cell office:value-type="float" office:value="0.22058836">
                <text:p>0.22058836</text:p>
              </table:table-cell>
              <table:table-cell office:value-type="float" office:value="0.21870892">
                <text:p>0.218708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.3799993">
                <text:p>1.3799993</text:p>
              </table:table-cell>
              <table:table-cell office:value-type="float" office:value="1.2645018">
                <text:p>1.2645018</text:p>
              </table:table-cell>
              <table:table-cell office:value-type="float" office:value="0.21739143">
                <text:p>0.21739143</text:p>
              </table:table-cell>
              <table:table-cell office:value-type="float" office:value="0.2141334">
                <text:p>0.2141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.3999993">
                <text:p>1.3999993</text:p>
              </table:table-cell>
              <table:table-cell office:value-type="float" office:value="1.3177441">
                <text:p>1.3177441</text:p>
              </table:table-cell>
              <table:table-cell office:value-type="float" office:value="0.21428584">
                <text:p>0.21428584</text:p>
              </table:table-cell>
              <table:table-cell office:value-type="float" office:value="0.21779382">
                <text:p>0.217793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.4199992">
                <text:p>1.4199992</text:p>
              </table:table-cell>
              <table:table-cell office:value-type="float" office:value="1.3510205">
                <text:p>1.3510205</text:p>
              </table:table-cell>
              <table:table-cell office:value-type="float" office:value="0.21126772">
                <text:p>0.21126772</text:p>
              </table:table-cell>
              <table:table-cell office:value-type="float" office:value="0.2150485">
                <text:p>0.21504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.4399992">
                <text:p>1.4399992</text:p>
              </table:table-cell>
              <table:table-cell office:value-type="float" office:value="1.4109179">
                <text:p>1.4109179</text:p>
              </table:table-cell>
              <table:table-cell office:value-type="float" office:value="0.20833345">
                <text:p>0.20833345</text:p>
              </table:table-cell>
              <table:table-cell office:value-type="float" office:value="0.21413341">
                <text:p>0.214133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.4599992">
                <text:p>1.4599992</text:p>
              </table:table-cell>
              <table:table-cell office:value-type="float" office:value="1.4641602">
                <text:p>1.4641602</text:p>
              </table:table-cell>
              <table:table-cell office:value-type="float" office:value="0.20547958">
                <text:p>0.20547958</text:p>
              </table:table-cell>
              <table:table-cell office:value-type="float" office:value="0.2123032">
                <text:p>0.2123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.4799992">
                <text:p>1.4799992</text:p>
              </table:table-cell>
              <table:table-cell office:value-type="float" office:value="1.46416">
                <text:p>1.46416</text:p>
              </table:table-cell>
              <table:table-cell office:value-type="float" office:value="0.20270282">
                <text:p>0.20270282</text:p>
              </table:table-cell>
              <table:table-cell office:value-type="float" office:value="0.20864281">
                <text:p>0.208642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.4999992">
                <text:p>1.4999992</text:p>
              </table:table-cell>
              <table:table-cell office:value-type="float" office:value="1.46416">
                <text:p>1.46416</text:p>
              </table:table-cell>
              <table:table-cell office:value-type="float" office:value="0.20000012">
                <text:p>0.20000012</text:p>
              </table:table-cell>
              <table:table-cell office:value-type="float" office:value="0.201322">
                <text:p>0.201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.5199991">
                <text:p>1.5199991</text:p>
              </table:table-cell>
              <table:table-cell office:value-type="float" office:value="1.4308836">
                <text:p>1.4308836</text:p>
              </table:table-cell>
              <table:table-cell office:value-type="float" office:value="0.19736853">
                <text:p>0.19736853</text:p>
              </table:table-cell>
              <table:table-cell office:value-type="float" office:value="0.19674651">
                <text:p>0.196746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.5399991">
                <text:p>1.5399991</text:p>
              </table:table-cell>
              <table:table-cell office:value-type="float" office:value="1.4441941">
                <text:p>1.4441941</text:p>
              </table:table-cell>
              <table:table-cell office:value-type="float" office:value="0.19480531">
                <text:p>0.19480531</text:p>
              </table:table-cell>
              <table:table-cell office:value-type="float" office:value="0.1985767">
                <text:p>0.19857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.5599991">
                <text:p>1.5599991</text:p>
              </table:table-cell>
              <table:table-cell office:value-type="float" office:value="1.46416">
                <text:p>1.46416</text:p>
              </table:table-cell>
              <table:table-cell office:value-type="float" office:value="0.19230781">
                <text:p>0.19230781</text:p>
              </table:table-cell>
              <table:table-cell office:value-type="float" office:value="0.201322">
                <text:p>0.2013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.5799991">
                <text:p>1.5799991</text:p>
              </table:table-cell>
              <table:table-cell office:value-type="float" office:value="1.4774706">
                <text:p>1.4774706</text:p>
              </table:table-cell>
              <table:table-cell office:value-type="float" office:value="0.18987353">
                <text:p>0.18987353</text:p>
              </table:table-cell>
              <table:table-cell office:value-type="float" office:value="0.20315221">
                <text:p>0.203152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.5999991">
                <text:p>1.5999991</text:p>
              </table:table-cell>
              <table:table-cell office:value-type="float" office:value="1.5107468">
                <text:p>1.5107468</text:p>
              </table:table-cell>
              <table:table-cell office:value-type="float" office:value="0.18750012">
                <text:p>0.18750012</text:p>
              </table:table-cell>
              <table:table-cell office:value-type="float" office:value="0.2040673">
                <text:p>0.20406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.619999">
                <text:p>1.619999</text:p>
              </table:table-cell>
              <table:table-cell office:value-type="float" office:value="1.510747">
                <text:p>1.510747</text:p>
              </table:table-cell>
              <table:table-cell office:value-type="float" office:value="0.1851853">
                <text:p>0.1851853</text:p>
              </table:table-cell>
              <table:table-cell office:value-type="float" office:value="0.1930861">
                <text:p>0.19308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.639999">
                <text:p>1.639999</text:p>
              </table:table-cell>
              <table:table-cell office:value-type="float" office:value="1.5307128">
                <text:p>1.5307128</text:p>
              </table:table-cell>
              <table:table-cell office:value-type="float" office:value="0.18292694">
                <text:p>0.18292694</text:p>
              </table:table-cell>
              <table:table-cell office:value-type="float" office:value="0.18851061">
                <text:p>0.188510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1.659999">
                <text:p>1.659999</text:p>
              </table:table-cell>
              <table:table-cell office:value-type="float" office:value="1.5706445">
                <text:p>1.5706445</text:p>
              </table:table-cell>
              <table:table-cell office:value-type="float" office:value="0.18072301">
                <text:p>0.18072301</text:p>
              </table:table-cell>
              <table:table-cell office:value-type="float" office:value="0.1885106">
                <text:p>0.1885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1.679999">
                <text:p>1.679999</text:p>
              </table:table-cell>
              <table:table-cell office:value-type="float" office:value="1.5440233">
                <text:p>1.5440233</text:p>
              </table:table-cell>
              <table:table-cell office:value-type="float" office:value="0.17857154">
                <text:p>0.17857154</text:p>
              </table:table-cell>
              <table:table-cell office:value-type="float" office:value="0.1811898">
                <text:p>0.1811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1.699999">
                <text:p>1.699999</text:p>
              </table:table-cell>
              <table:table-cell office:value-type="float" office:value="1.5573337">
                <text:p>1.5573337</text:p>
              </table:table-cell>
              <table:table-cell office:value-type="float" office:value="0.1764707">
                <text:p>0.1764707</text:p>
              </table:table-cell>
              <table:table-cell office:value-type="float" office:value="0.1811898">
                <text:p>0.18118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1.719999">
                <text:p>1.719999</text:p>
              </table:table-cell>
              <table:table-cell office:value-type="float" office:value="1.5906101">
                <text:p>1.5906101</text:p>
              </table:table-cell>
              <table:table-cell office:value-type="float" office:value="0.17441872">
                <text:p>0.17441872</text:p>
              </table:table-cell>
              <table:table-cell office:value-type="float" office:value="0.1821049">
                <text:p>0.18210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1.7399989">
                <text:p>1.7399989</text:p>
              </table:table-cell>
              <table:table-cell office:value-type="float" office:value="1.6305419">
                <text:p>1.6305419</text:p>
              </table:table-cell>
              <table:table-cell office:value-type="float" office:value="0.1724139">
                <text:p>0.1724139</text:p>
              </table:table-cell>
              <table:table-cell office:value-type="float" office:value="0.18210492">
                <text:p>0.18210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1.7599989">
                <text:p>1.7599989</text:p>
              </table:table-cell>
              <table:table-cell office:value-type="float" office:value="1.6371971">
                <text:p>1.6371971</text:p>
              </table:table-cell>
              <table:table-cell office:value-type="float" office:value="0.17045465">
                <text:p>0.17045465</text:p>
              </table:table-cell>
              <table:table-cell office:value-type="float" office:value="0.1811898">
                <text:p>0.1811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.7799989">
                <text:p>1.7799989</text:p>
              </table:table-cell>
              <table:table-cell office:value-type="float" office:value="1.6039206">
                <text:p>1.6039206</text:p>
              </table:table-cell>
              <table:table-cell office:value-type="float" office:value="0.16853943">
                <text:p>0.16853943</text:p>
              </table:table-cell>
              <table:table-cell office:value-type="float" office:value="0.16929351">
                <text:p>0.169293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1.7999989">
                <text:p>1.7999989</text:p>
              </table:table-cell>
              <table:table-cell office:value-type="float" office:value="1.610576">
                <text:p>1.610576</text:p>
              </table:table-cell>
              <table:table-cell office:value-type="float" office:value="0.16666678">
                <text:p>0.16666678</text:p>
              </table:table-cell>
              <table:table-cell office:value-type="float" office:value="0.16837841">
                <text:p>0.168378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1.8199989">
                <text:p>1.8199989</text:p>
              </table:table-cell>
              <table:table-cell office:value-type="float" office:value="1.6904393">
                <text:p>1.6904393</text:p>
              </table:table-cell>
              <table:table-cell office:value-type="float" office:value="0.16483527">
                <text:p>0.16483527</text:p>
              </table:table-cell>
              <table:table-cell office:value-type="float" office:value="0.1665482">
                <text:p>0.16654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1.8399988">
                <text:p>1.8399988</text:p>
              </table:table-cell>
              <table:table-cell office:value-type="float" office:value="1.7769578">
                <text:p>1.7769578</text:p>
              </table:table-cell>
              <table:table-cell office:value-type="float" office:value="0.16304359">
                <text:p>0.16304359</text:p>
              </table:table-cell>
              <table:table-cell office:value-type="float" office:value="0.16746329">
                <text:p>0.167463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1.8599988">
                <text:p>1.8599988</text:p>
              </table:table-cell>
              <table:table-cell office:value-type="float" office:value="1.8102343">
                <text:p>1.8102343</text:p>
              </table:table-cell>
              <table:table-cell office:value-type="float" office:value="0.16129044">
                <text:p>0.16129044</text:p>
              </table:table-cell>
              <table:table-cell office:value-type="float" office:value="0.1702086">
                <text:p>0.17020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1.8799988">
                <text:p>1.8799988</text:p>
              </table:table-cell>
              <table:table-cell office:value-type="float" office:value="1.8035791">
                <text:p>1.8035791</text:p>
              </table:table-cell>
              <table:table-cell office:value-type="float" office:value="0.15957458">
                <text:p>0.15957458</text:p>
              </table:table-cell>
              <table:table-cell office:value-type="float" office:value="0.17295392">
                <text:p>0.172953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1.8999988">
                <text:p>1.8999988</text:p>
              </table:table-cell>
              <table:table-cell office:value-type="float" office:value="1.8035791">
                <text:p>1.8035791</text:p>
              </table:table-cell>
              <table:table-cell office:value-type="float" office:value="0.15789485">
                <text:p>0.15789485</text:p>
              </table:table-cell>
              <table:table-cell office:value-type="float" office:value="0.17478411">
                <text:p>0.174784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1.9199988">
                <text:p>1.9199988</text:p>
              </table:table-cell>
              <table:table-cell office:value-type="float" office:value="1.8102343">
                <text:p>1.8102343</text:p>
              </table:table-cell>
              <table:table-cell office:value-type="float" office:value="0.1562501">
                <text:p>0.1562501</text:p>
              </table:table-cell>
              <table:table-cell office:value-type="float" office:value="0.17386901">
                <text:p>0.173869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1.9399987">
                <text:p>1.9399987</text:p>
              </table:table-cell>
              <table:table-cell office:value-type="float" office:value="1.8501658">
                <text:p>1.8501658</text:p>
              </table:table-cell>
              <table:table-cell office:value-type="float" office:value="0.15463929">
                <text:p>0.15463929</text:p>
              </table:table-cell>
              <table:table-cell office:value-type="float" office:value="0.16288781">
                <text:p>0.162887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1.9599987">
                <text:p>1.9599987</text:p>
              </table:table-cell>
              <table:table-cell office:value-type="float" office:value="1.876787">
                <text:p>1.876787</text:p>
              </table:table-cell>
              <table:table-cell office:value-type="float" office:value="0.15306133">
                <text:p>0.15306133</text:p>
              </table:table-cell>
              <table:table-cell office:value-type="float" office:value="0.15739721">
                <text:p>0.157397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1.9799987">
                <text:p>1.9799987</text:p>
              </table:table-cell>
              <table:table-cell office:value-type="float" office:value="1.8368554">
                <text:p>1.8368554</text:p>
              </table:table-cell>
              <table:table-cell office:value-type="float" office:value="0.15151526">
                <text:p>0.15151526</text:p>
              </table:table-cell>
              <table:table-cell office:value-type="float" office:value="0.1519066">
                <text:p>0.15190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1.9999987">
                <text:p>1.9999987</text:p>
              </table:table-cell>
              <table:table-cell office:value-type="float" office:value="1.8302002">
                <text:p>1.8302002</text:p>
              </table:table-cell>
              <table:table-cell office:value-type="float" office:value="0.15000011">
                <text:p>0.15000011</text:p>
              </table:table-cell>
              <table:table-cell office:value-type="float" office:value="0.1564821">
                <text:p>0.15648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2">
                <text:p>2</text:p>
              </table:table-cell>
              <table:table-cell office:value-type="float" office:value="1.8834422">
                <text:p>1.8834422</text:p>
              </table:table-cell>
              <table:table-cell office:value-type="float" office:value="0.15">
                <text:p>0.15</text:p>
              </table:table-cell>
              <table:table-cell office:value-type="float" office:value="0.1601425">
                <text:p>0.16014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2">
                <text:p>2</text:p>
              </table:table-cell>
              <table:table-cell office:value-type="float" office:value="1.9233737">
                <text:p>1.9233737</text:p>
              </table:table-cell>
              <table:table-cell office:value-type="float" office:value="0.15">
                <text:p>0.15</text:p>
              </table:table-cell>
              <table:table-cell office:value-type="float" office:value="0.1601425">
                <text:p>0.16014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2">
                <text:p>2</text:p>
              </table:table-cell>
              <table:table-cell office:value-type="float" office:value="1.9366844">
                <text:p>1.9366844</text:p>
              </table:table-cell>
              <table:table-cell office:value-type="float" office:value="0.15">
                <text:p>0.15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2">
                <text:p>2</text:p>
              </table:table-cell>
              <table:table-cell office:value-type="float" office:value="1.8900974">
                <text:p>1.8900974</text:p>
              </table:table-cell>
              <table:table-cell office:value-type="float" office:value="0.15">
                <text:p>0.15</text:p>
              </table:table-cell>
              <table:table-cell office:value-type="float" office:value="0.15373681">
                <text:p>0.153736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2">
                <text:p>2</text:p>
              </table:table-cell>
              <table:table-cell office:value-type="float" office:value="1.876787">
                <text:p>1.876787</text:p>
              </table:table-cell>
              <table:table-cell office:value-type="float" office:value="0.15">
                <text:p>0.15</text:p>
              </table:table-cell>
              <table:table-cell office:value-type="float" office:value="0.15739721">
                <text:p>0.157397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2">
                <text:p>2</text:p>
              </table:table-cell>
              <table:table-cell office:value-type="float" office:value="1.8634765">
                <text:p>1.8634765</text:p>
              </table:table-cell>
              <table:table-cell office:value-type="float" office:value="0.15">
                <text:p>0.15</text:p>
              </table:table-cell>
              <table:table-cell office:value-type="float" office:value="0.15739723">
                <text:p>0.157397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2">
                <text:p>2</text:p>
              </table:table-cell>
              <table:table-cell office:value-type="float" office:value="1.9366844">
                <text:p>1.9366844</text:p>
              </table:table-cell>
              <table:table-cell office:value-type="float" office:value="0.15">
                <text:p>0.15</text:p>
              </table:table-cell>
              <table:table-cell office:value-type="float" office:value="0.15465191">
                <text:p>0.154651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2">
                <text:p>2</text:p>
              </table:table-cell>
              <table:table-cell office:value-type="float" office:value="1.9300292">
                <text:p>1.9300292</text:p>
              </table:table-cell>
              <table:table-cell office:value-type="float" office:value="0.15">
                <text:p>0.15</text:p>
              </table:table-cell>
              <table:table-cell office:value-type="float" office:value="0.15739721">
                <text:p>0.157397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2">
                <text:p>2</text:p>
              </table:table-cell>
              <table:table-cell office:value-type="float" office:value="1.9366844">
                <text:p>1.9366844</text:p>
              </table:table-cell>
              <table:table-cell office:value-type="float" office:value="0.15">
                <text:p>0.15</text:p>
              </table:table-cell>
              <table:table-cell office:value-type="float" office:value="0.16197272">
                <text:p>0.161972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  <table:table-cell office:value-type="float" office:value="1.930029">
                <text:p>1.930029</text:p>
              </table:table-cell>
              <table:table-cell office:value-type="float" office:value="0.15">
                <text:p>0.15</text:p>
              </table:table-cell>
              <table:table-cell office:value-type="float" office:value="0.16105759">
                <text:p>0.161057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2">
                <text:p>2</text:p>
              </table:table-cell>
              <table:table-cell office:value-type="float" office:value="1.8967528">
                <text:p>1.8967528</text:p>
              </table:table-cell>
              <table:table-cell office:value-type="float" office:value="0.15">
                <text:p>0.15</text:p>
              </table:table-cell>
              <table:table-cell office:value-type="float" office:value="0.16014251">
                <text:p>0.160142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2">
                <text:p>2</text:p>
              </table:table-cell>
              <table:table-cell office:value-type="float" office:value="1.9433396">
                <text:p>1.9433396</text:p>
              </table:table-cell>
              <table:table-cell office:value-type="float" office:value="0.15">
                <text:p>0.15</text:p>
              </table:table-cell>
              <table:table-cell office:value-type="float" office:value="0.15373681">
                <text:p>0.153736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2">
                <text:p>2</text:p>
              </table:table-cell>
              <table:table-cell office:value-type="float" office:value="1.9300292">
                <text:p>1.9300292</text:p>
              </table:table-cell>
              <table:table-cell office:value-type="float" office:value="0.15">
                <text:p>0.15</text:p>
              </table:table-cell>
              <table:table-cell office:value-type="float" office:value="0.155567">
                <text:p>0.1555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2">
                <text:p>2</text:p>
              </table:table-cell>
              <table:table-cell office:value-type="float" office:value="1.9433396">
                <text:p>1.9433396</text:p>
              </table:table-cell>
              <table:table-cell office:value-type="float" office:value="0.15">
                <text:p>0.15</text:p>
              </table:table-cell>
              <table:table-cell office:value-type="float" office:value="0.1573972">
                <text:p>0.15739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2">
                <text:p>2</text:p>
              </table:table-cell>
              <table:table-cell office:value-type="float" office:value="1.9366843">
                <text:p>1.9366843</text:p>
              </table:table-cell>
              <table:table-cell office:value-type="float" office:value="0.15">
                <text:p>0.15</text:p>
              </table:table-cell>
              <table:table-cell office:value-type="float" office:value="0.1583123">
                <text:p>0.15831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2">
                <text:p>2</text:p>
              </table:table-cell>
              <table:table-cell office:value-type="float" office:value="1.930029">
                <text:p>1.930029</text:p>
              </table:table-cell>
              <table:table-cell office:value-type="float" office:value="0.15">
                <text:p>0.15</text:p>
              </table:table-cell>
              <table:table-cell office:value-type="float" office:value="0.146416">
                <text:p>0.1464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2">
                <text:p>2</text:p>
              </table:table-cell>
              <table:table-cell office:value-type="float" office:value="1.8967526">
                <text:p>1.8967526</text:p>
              </table:table-cell>
              <table:table-cell office:value-type="float" office:value="0.15">
                <text:p>0.15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2">
                <text:p>2</text:p>
              </table:table-cell>
              <table:table-cell office:value-type="float" office:value="1.9233737">
                <text:p>1.9233737</text:p>
              </table:table-cell>
              <table:table-cell office:value-type="float" office:value="0.15">
                <text:p>0.15</text:p>
              </table:table-cell>
              <table:table-cell office:value-type="float" office:value="0.16197269">
                <text:p>0.161972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2">
                <text:p>2</text:p>
              </table:table-cell>
              <table:table-cell office:value-type="float" office:value="1.9100633">
                <text:p>1.9100633</text:p>
              </table:table-cell>
              <table:table-cell office:value-type="float" office:value="0.15">
                <text:p>0.15</text:p>
              </table:table-cell>
              <table:table-cell office:value-type="float" office:value="0.15831232">
                <text:p>0.158312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2">
                <text:p>2</text:p>
              </table:table-cell>
              <table:table-cell office:value-type="float" office:value="1.9832714">
                <text:p>1.9832714</text:p>
              </table:table-cell>
              <table:table-cell office:value-type="float" office:value="0.15">
                <text:p>0.15</text:p>
              </table:table-cell>
              <table:table-cell office:value-type="float" office:value="0.16471802">
                <text:p>0.16471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2">
                <text:p>2</text:p>
              </table:table-cell>
              <table:table-cell office:value-type="float" office:value="1.9965819">
                <text:p>1.9965819</text:p>
              </table:table-cell>
              <table:table-cell office:value-type="float" office:value="0.15">
                <text:p>0.15</text:p>
              </table:table-cell>
              <table:table-cell office:value-type="float" office:value="0.1592274">
                <text:p>0.15922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2">
                <text:p>2</text:p>
              </table:table-cell>
              <table:table-cell office:value-type="float" office:value="2.0098922">
                <text:p>2.0098922</text:p>
              </table:table-cell>
              <table:table-cell office:value-type="float" office:value="0.15">
                <text:p>0.15</text:p>
              </table:table-cell>
              <table:table-cell office:value-type="float" office:value="0.16288781">
                <text:p>0.162887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2">
                <text:p>2</text:p>
              </table:table-cell>
              <table:table-cell office:value-type="float" office:value="1.9965819">
                <text:p>1.9965819</text:p>
              </table:table-cell>
              <table:table-cell office:value-type="float" office:value="0.15">
                <text:p>0.15</text:p>
              </table:table-cell>
              <table:table-cell office:value-type="float" office:value="0.1573972">
                <text:p>0.15739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2">
                <text:p>2</text:p>
              </table:table-cell>
              <table:table-cell office:value-type="float" office:value="1.930029">
                <text:p>1.930029</text:p>
              </table:table-cell>
              <table:table-cell office:value-type="float" office:value="0.15">
                <text:p>0.15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2">
                <text:p>2</text:p>
              </table:table-cell>
              <table:table-cell office:value-type="float" office:value="1.876787">
                <text:p>1.876787</text:p>
              </table:table-cell>
              <table:table-cell office:value-type="float" office:value="0.15">
                <text:p>0.15</text:p>
              </table:table-cell>
              <table:table-cell office:value-type="float" office:value="0.146416">
                <text:p>0.1464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2">
                <text:p>2</text:p>
              </table:table-cell>
              <table:table-cell office:value-type="float" office:value="1.949995">
                <text:p>1.949995</text:p>
              </table:table-cell>
              <table:table-cell office:value-type="float" office:value="0.15">
                <text:p>0.15</text:p>
              </table:table-cell>
              <table:table-cell office:value-type="float" office:value="0.15282172">
                <text:p>0.15282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2">
                <text:p>2</text:p>
              </table:table-cell>
              <table:table-cell office:value-type="float" office:value="1.9566503">
                <text:p>1.9566503</text:p>
              </table:table-cell>
              <table:table-cell office:value-type="float" office:value="0.15">
                <text:p>0.15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2">
                <text:p>2</text:p>
              </table:table-cell>
              <table:table-cell office:value-type="float" office:value="1.9566501">
                <text:p>1.9566501</text:p>
              </table:table-cell>
              <table:table-cell office:value-type="float" office:value="0.15">
                <text:p>0.15</text:p>
              </table:table-cell>
              <table:table-cell office:value-type="float" office:value="0.1573972">
                <text:p>0.15739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2">
                <text:p>2</text:p>
              </table:table-cell>
              <table:table-cell office:value-type="float" office:value="1.9965819">
                <text:p>1.9965819</text:p>
              </table:table-cell>
              <table:table-cell office:value-type="float" office:value="0.15">
                <text:p>0.15</text:p>
              </table:table-cell>
              <table:table-cell office:value-type="float" office:value="0.15373681">
                <text:p>0.153736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2">
                <text:p>2</text:p>
              </table:table-cell>
              <table:table-cell office:value-type="float" office:value="1.976616">
                <text:p>1.976616</text:p>
              </table:table-cell>
              <table:table-cell office:value-type="float" office:value="0.15">
                <text:p>0.15</text:p>
              </table:table-cell>
              <table:table-cell office:value-type="float" office:value="0.1546519">
                <text:p>0.15465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2">
                <text:p>2</text:p>
              </table:table-cell>
              <table:table-cell office:value-type="float" office:value="1.9832712">
                <text:p>1.9832712</text:p>
              </table:table-cell>
              <table:table-cell office:value-type="float" office:value="0.15">
                <text:p>0.15</text:p>
              </table:table-cell>
              <table:table-cell office:value-type="float" office:value="0.15922742">
                <text:p>0.159227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2">
                <text:p>2</text:p>
              </table:table-cell>
              <table:table-cell office:value-type="float" office:value="1.9965819">
                <text:p>1.9965819</text:p>
              </table:table-cell>
              <table:table-cell office:value-type="float" office:value="0.15">
                <text:p>0.15</text:p>
              </table:table-cell>
              <table:table-cell office:value-type="float" office:value="0.15373681">
                <text:p>0.153736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2">
                <text:p>2</text:p>
              </table:table-cell>
              <table:table-cell office:value-type="float" office:value="2.0032372">
                <text:p>2.0032372</text:p>
              </table:table-cell>
              <table:table-cell office:value-type="float" office:value="0.15">
                <text:p>0.15</text:p>
              </table:table-cell>
              <table:table-cell office:value-type="float" office:value="0.15282172">
                <text:p>0.152821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2">
                <text:p>2</text:p>
              </table:table-cell>
              <table:table-cell office:value-type="float" office:value="1.9566503">
                <text:p>1.9566503</text:p>
              </table:table-cell>
              <table:table-cell office:value-type="float" office:value="0.15">
                <text:p>0.15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2">
                <text:p>2</text:p>
              </table:table-cell>
              <table:table-cell office:value-type="float" office:value="1.930029">
                <text:p>1.930029</text:p>
              </table:table-cell>
              <table:table-cell office:value-type="float" office:value="0.15">
                <text:p>0.15</text:p>
              </table:table-cell>
              <table:table-cell office:value-type="float" office:value="0.1537368">
                <text:p>0.1537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2">
                <text:p>2</text:p>
              </table:table-cell>
              <table:table-cell office:value-type="float" office:value="1.9566501">
                <text:p>1.9566501</text:p>
              </table:table-cell>
              <table:table-cell office:value-type="float" office:value="0.15">
                <text:p>0.15</text:p>
              </table:table-cell>
              <table:table-cell office:value-type="float" office:value="0.14641601">
                <text:p>0.146416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2">
                <text:p>2</text:p>
              </table:table-cell>
              <table:table-cell office:value-type="float" office:value="1.9899265">
                <text:p>1.9899265</text:p>
              </table:table-cell>
              <table:table-cell office:value-type="float" office:value="0.15">
                <text:p>0.15</text:p>
              </table:table-cell>
              <table:table-cell office:value-type="float" office:value="0.1509915">
                <text:p>0.15099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2">
                <text:p>2</text:p>
              </table:table-cell>
              <table:table-cell office:value-type="float" office:value="1.9965819">
                <text:p>1.9965819</text:p>
              </table:table-cell>
              <table:table-cell office:value-type="float" office:value="0.15">
                <text:p>0.15</text:p>
              </table:table-cell>
              <table:table-cell office:value-type="float" office:value="0.1519066">
                <text:p>0.15190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2">
                <text:p>2</text:p>
              </table:table-cell>
              <table:table-cell office:value-type="float" office:value="1.976616">
                <text:p>1.976616</text:p>
              </table:table-cell>
              <table:table-cell office:value-type="float" office:value="0.15">
                <text:p>0.15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2">
                <text:p>2</text:p>
              </table:table-cell>
              <table:table-cell office:value-type="float" office:value="1.976616">
                <text:p>1.976616</text:p>
              </table:table-cell>
              <table:table-cell office:value-type="float" office:value="0.15">
                <text:p>0.15</text:p>
              </table:table-cell>
              <table:table-cell office:value-type="float" office:value="0.1455009">
                <text:p>0.14550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2">
                <text:p>2</text:p>
              </table:table-cell>
              <table:table-cell office:value-type="float" office:value="1.9499949">
                <text:p>1.9499949</text:p>
              </table:table-cell>
              <table:table-cell office:value-type="float" office:value="0.15">
                <text:p>0.15</text:p>
              </table:table-cell>
              <table:table-cell office:value-type="float" office:value="0.14733112">
                <text:p>0.147331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2">
                <text:p>2</text:p>
              </table:table-cell>
              <table:table-cell office:value-type="float" office:value="1.9832712">
                <text:p>1.9832712</text:p>
              </table:table-cell>
              <table:table-cell office:value-type="float" office:value="0.15">
                <text:p>0.15</text:p>
              </table:table-cell>
              <table:table-cell office:value-type="float" office:value="0.146416">
                <text:p>0.1464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2">
                <text:p>2</text:p>
              </table:table-cell>
              <table:table-cell office:value-type="float" office:value="1.9699606">
                <text:p>1.9699606</text:p>
              </table:table-cell>
              <table:table-cell office:value-type="float" office:value="0.15">
                <text:p>0.15</text:p>
              </table:table-cell>
              <table:table-cell office:value-type="float" office:value="0.1482462">
                <text:p>0.14824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2">
                <text:p>2</text:p>
              </table:table-cell>
              <table:table-cell office:value-type="float" office:value="1.9832712">
                <text:p>1.9832712</text:p>
              </table:table-cell>
              <table:table-cell office:value-type="float" office:value="0.15">
                <text:p>0.15</text:p>
              </table:table-cell>
              <table:table-cell office:value-type="float" office:value="0.146416">
                <text:p>0.1464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2">
                <text:p>2</text:p>
              </table:table-cell>
              <table:table-cell office:value-type="float" office:value="1.9899266">
                <text:p>1.9899266</text:p>
              </table:table-cell>
              <table:table-cell office:value-type="float" office:value="0.15">
                <text:p>0.15</text:p>
              </table:table-cell>
              <table:table-cell office:value-type="float" office:value="0.14733112">
                <text:p>0.147331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2">
                <text:p>2</text:p>
              </table:table-cell>
              <table:table-cell office:value-type="float" office:value="2.0098922">
                <text:p>2.0098922</text:p>
              </table:table-cell>
              <table:table-cell office:value-type="float" office:value="0.15">
                <text:p>0.15</text:p>
              </table:table-cell>
              <table:table-cell office:value-type="float" office:value="0.14641601">
                <text:p>0.146416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2">
                <text:p>2</text:p>
              </table:table-cell>
              <table:table-cell office:value-type="float" office:value="2.049824">
                <text:p>2.049824</text:p>
              </table:table-cell>
              <table:table-cell office:value-type="float" office:value="0.15">
                <text:p>0.15</text:p>
              </table:table-cell>
              <table:table-cell office:value-type="float" office:value="0.15007639">
                <text:p>0.150076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2">
                <text:p>2</text:p>
              </table:table-cell>
              <table:table-cell office:value-type="float" office:value="2.0365133">
                <text:p>2.0365133</text:p>
              </table:table-cell>
              <table:table-cell office:value-type="float" office:value="0.15">
                <text:p>0.15</text:p>
              </table:table-cell>
              <table:table-cell office:value-type="float" office:value="0.1537368">
                <text:p>0.15373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2">
                <text:p>2</text:p>
              </table:table-cell>
              <table:table-cell office:value-type="float" office:value="1.9965819">
                <text:p>1.9965819</text:p>
              </table:table-cell>
              <table:table-cell office:value-type="float" office:value="0.15">
                <text:p>0.15</text:p>
              </table:table-cell>
              <table:table-cell office:value-type="float" office:value="0.14824621">
                <text:p>0.148246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2">
                <text:p>2</text:p>
              </table:table-cell>
              <table:table-cell office:value-type="float" office:value="1.9366843">
                <text:p>1.9366843</text:p>
              </table:table-cell>
              <table:table-cell office:value-type="float" office:value="0.15">
                <text:p>0.15</text:p>
              </table:table-cell>
              <table:table-cell office:value-type="float" office:value="0.14367071">
                <text:p>0.143670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2">
                <text:p>2</text:p>
              </table:table-cell>
              <table:table-cell office:value-type="float" office:value="2.003237">
                <text:p>2.003237</text:p>
              </table:table-cell>
              <table:table-cell office:value-type="float" office:value="0.15">
                <text:p>0.15</text:p>
              </table:table-cell>
              <table:table-cell office:value-type="float" office:value="0.14733112">
                <text:p>0.14733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2">
                <text:p>2</text:p>
              </table:table-cell>
              <table:table-cell office:value-type="float" office:value="2.003237">
                <text:p>2.003237</text:p>
              </table:table-cell>
              <table:table-cell office:value-type="float" office:value="0.15">
                <text:p>0.15</text:p>
              </table:table-cell>
              <table:table-cell office:value-type="float" office:value="0.14733112">
                <text:p>0.147331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2">
                <text:p>2</text:p>
              </table:table-cell>
              <table:table-cell office:value-type="float" office:value="1.9699607">
                <text:p>1.9699607</text:p>
              </table:table-cell>
              <table:table-cell office:value-type="float" office:value="0.15">
                <text:p>0.15</text:p>
              </table:table-cell>
              <table:table-cell office:value-type="float" office:value="0.14275561">
                <text:p>0.142755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  <table:table-cell office:value-type="float" office:value="2.0165477">
                <text:p>2.0165477</text:p>
              </table:table-cell>
              <table:table-cell office:value-type="float" office:value="0.15">
                <text:p>0.15</text:p>
              </table:table-cell>
              <table:table-cell office:value-type="float" office:value="0.1455009">
                <text:p>0.14550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2">
                <text:p>2</text:p>
              </table:table-cell>
              <table:table-cell office:value-type="float" office:value="2.049824">
                <text:p>2.049824</text:p>
              </table:table-cell>
              <table:table-cell office:value-type="float" office:value="0.15">
                <text:p>0.15</text:p>
              </table:table-cell>
              <table:table-cell office:value-type="float" office:value="0.14824621">
                <text:p>0.148246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2">
                <text:p>2</text:p>
              </table:table-cell>
              <table:table-cell office:value-type="float" office:value="2.0365133">
                <text:p>2.0365133</text:p>
              </table:table-cell>
              <table:table-cell office:value-type="float" office:value="0.15">
                <text:p>0.15</text:p>
              </table:table-cell>
              <table:table-cell office:value-type="float" office:value="0.146416">
                <text:p>0.1464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2">
                <text:p>2</text:p>
              </table:table-cell>
              <table:table-cell office:value-type="float" office:value="2.0165477">
                <text:p>2.0165477</text:p>
              </table:table-cell>
              <table:table-cell office:value-type="float" office:value="0.15">
                <text:p>0.15</text:p>
              </table:table-cell>
              <table:table-cell office:value-type="float" office:value="0.14367071">
                <text:p>0.143670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2">
                <text:p>2</text:p>
              </table:table-cell>
              <table:table-cell office:value-type="float" office:value="1.9899266">
                <text:p>1.9899266</text:p>
              </table:table-cell>
              <table:table-cell office:value-type="float" office:value="0.15">
                <text:p>0.15</text:p>
              </table:table-cell>
              <table:table-cell office:value-type="float" office:value="0.14733112">
                <text:p>0.14733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1.98">
                <text:p>1.98</text:p>
              </table:table-cell>
              <table:table-cell office:value-type="float" office:value="2.003237">
                <text:p>2.003237</text:p>
              </table:table-cell>
              <table:table-cell office:value-type="float" office:value="0.15151516">
                <text:p>0.15151516</text:p>
              </table:table-cell>
              <table:table-cell office:value-type="float" office:value="0.14733112">
                <text:p>0.147331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1.96">
                <text:p>1.96</text:p>
              </table:table-cell>
              <table:table-cell office:value-type="float" office:value="1.9699607">
                <text:p>1.9699607</text:p>
              </table:table-cell>
              <table:table-cell office:value-type="float" office:value="0.15306123">
                <text:p>0.15306123</text:p>
              </table:table-cell>
              <table:table-cell office:value-type="float" office:value="0.1390952">
                <text:p>0.13909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1.94">
                <text:p>1.94</text:p>
              </table:table-cell>
              <table:table-cell office:value-type="float" office:value="1.9366843">
                <text:p>1.9366843</text:p>
              </table:table-cell>
              <table:table-cell office:value-type="float" office:value="0.15463917">
                <text:p>0.15463917</text:p>
              </table:table-cell>
              <table:table-cell office:value-type="float" office:value="0.1381801">
                <text:p>0.13818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1.9200001">
                <text:p>1.9200001</text:p>
              </table:table-cell>
              <table:table-cell office:value-type="float" office:value="1.9433396">
                <text:p>1.9433396</text:p>
              </table:table-cell>
              <table:table-cell office:value-type="float" office:value="0.15625">
                <text:p>0.15625</text:p>
              </table:table-cell>
              <table:table-cell office:value-type="float" office:value="0.14458579">
                <text:p>0.144585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1.9000001">
                <text:p>1.9000001</text:p>
              </table:table-cell>
              <table:table-cell office:value-type="float" office:value="1.930029">
                <text:p>1.930029</text:p>
              </table:table-cell>
              <table:table-cell office:value-type="float" office:value="0.15789473">
                <text:p>0.15789473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1.8800001">
                <text:p>1.8800001</text:p>
              </table:table-cell>
              <table:table-cell office:value-type="float" office:value="1.9300292">
                <text:p>1.9300292</text:p>
              </table:table-cell>
              <table:table-cell office:value-type="float" office:value="0.15957446">
                <text:p>0.15957446</text:p>
              </table:table-cell>
              <table:table-cell office:value-type="float" office:value="0.15739721">
                <text:p>0.157397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1.8600001">
                <text:p>1.8600001</text:p>
              </table:table-cell>
              <table:table-cell office:value-type="float" office:value="1.8834422">
                <text:p>1.8834422</text:p>
              </table:table-cell>
              <table:table-cell office:value-type="float" office:value="0.16129032">
                <text:p>0.16129032</text:p>
              </table:table-cell>
              <table:table-cell office:value-type="float" office:value="0.1601425">
                <text:p>0.16014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1.8400002">
                <text:p>1.8400002</text:p>
              </table:table-cell>
              <table:table-cell office:value-type="float" office:value="1.8701317">
                <text:p>1.8701317</text:p>
              </table:table-cell>
              <table:table-cell office:value-type="float" office:value="0.16304347">
                <text:p>0.16304347</text:p>
              </table:table-cell>
              <table:table-cell office:value-type="float" office:value="0.15831232">
                <text:p>0.158312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1.8200002">
                <text:p>1.8200002</text:p>
              </table:table-cell>
              <table:table-cell office:value-type="float" office:value="1.8634765">
                <text:p>1.8634765</text:p>
              </table:table-cell>
              <table:table-cell office:value-type="float" office:value="0.16483516">
                <text:p>0.16483516</text:p>
              </table:table-cell>
              <table:table-cell office:value-type="float" office:value="0.16105759">
                <text:p>0.161057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1.8000002">
                <text:p>1.8000002</text:p>
              </table:table-cell>
              <table:table-cell office:value-type="float" office:value="1.8368554">
                <text:p>1.8368554</text:p>
              </table:table-cell>
              <table:table-cell office:value-type="float" office:value="0.16666666">
                <text:p>0.16666666</text:p>
              </table:table-cell>
              <table:table-cell office:value-type="float" office:value="0.16105762">
                <text:p>0.161057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1.7800002">
                <text:p>1.7800002</text:p>
              </table:table-cell>
              <table:table-cell office:value-type="float" office:value="1.8168896">
                <text:p>1.8168896</text:p>
              </table:table-cell>
              <table:table-cell office:value-type="float" office:value="0.16853932">
                <text:p>0.16853932</text:p>
              </table:table-cell>
              <table:table-cell office:value-type="float" office:value="0.16380292">
                <text:p>0.163802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1.7600002">
                <text:p>1.7600002</text:p>
              </table:table-cell>
              <table:table-cell office:value-type="float" office:value="1.7636473">
                <text:p>1.7636473</text:p>
              </table:table-cell>
              <table:table-cell office:value-type="float" office:value="0.17045453">
                <text:p>0.17045453</text:p>
              </table:table-cell>
              <table:table-cell office:value-type="float" office:value="0.16197269">
                <text:p>0.161972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1.7400002">
                <text:p>1.7400002</text:p>
              </table:table-cell>
              <table:table-cell office:value-type="float" office:value="1.7569921">
                <text:p>1.7569921</text:p>
              </table:table-cell>
              <table:table-cell office:value-type="float" office:value="0.17241378">
                <text:p>0.17241378</text:p>
              </table:table-cell>
              <table:table-cell office:value-type="float" office:value="0.1628878">
                <text:p>0.16288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1.7200003">
                <text:p>1.7200003</text:p>
              </table:table-cell>
              <table:table-cell office:value-type="float" office:value="1.7569921">
                <text:p>1.7569921</text:p>
              </table:table-cell>
              <table:table-cell office:value-type="float" office:value="0.17441858">
                <text:p>0.17441858</text:p>
              </table:table-cell>
              <table:table-cell office:value-type="float" office:value="0.1702086">
                <text:p>0.17020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1.7000003">
                <text:p>1.7000003</text:p>
              </table:table-cell>
              <table:table-cell office:value-type="float" office:value="1.7769579">
                <text:p>1.7769579</text:p>
              </table:table-cell>
              <table:table-cell office:value-type="float" office:value="0.17647056">
                <text:p>0.17647056</text:p>
              </table:table-cell>
              <table:table-cell office:value-type="float" office:value="0.1784445">
                <text:p>0.17844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1.6800003">
                <text:p>1.6800003</text:p>
              </table:table-cell>
              <table:table-cell office:value-type="float" office:value="1.7170603">
                <text:p>1.7170603</text:p>
              </table:table-cell>
              <table:table-cell office:value-type="float" office:value="0.1785714">
                <text:p>0.1785714</text:p>
              </table:table-cell>
              <table:table-cell office:value-type="float" office:value="0.1756992">
                <text:p>0.17569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1.6600003">
                <text:p>1.6600003</text:p>
              </table:table-cell>
              <table:table-cell office:value-type="float" office:value="1.6704735">
                <text:p>1.6704735</text:p>
              </table:table-cell>
              <table:table-cell office:value-type="float" office:value="0.18072286">
                <text:p>0.18072286</text:p>
              </table:table-cell>
              <table:table-cell office:value-type="float" office:value="0.1729539">
                <text:p>0.17295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1.6400003">
                <text:p>1.6400003</text:p>
              </table:table-cell>
              <table:table-cell office:value-type="float" office:value="1.5706445">
                <text:p>1.5706445</text:p>
              </table:table-cell>
              <table:table-cell office:value-type="float" office:value="0.1829268">
                <text:p>0.1829268</text:p>
              </table:table-cell>
              <table:table-cell office:value-type="float" office:value="0.1665482">
                <text:p>0.16654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1.6200004">
                <text:p>1.6200004</text:p>
              </table:table-cell>
              <table:table-cell office:value-type="float" office:value="1.5506785">
                <text:p>1.5506785</text:p>
              </table:table-cell>
              <table:table-cell office:value-type="float" office:value="0.18518515">
                <text:p>0.18518515</text:p>
              </table:table-cell>
              <table:table-cell office:value-type="float" office:value="0.1729539">
                <text:p>0.17295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1.6000004">
                <text:p>1.6000004</text:p>
              </table:table-cell>
              <table:table-cell office:value-type="float" office:value="1.6238865">
                <text:p>1.6238865</text:p>
              </table:table-cell>
              <table:table-cell office:value-type="float" office:value="0.18749997">
                <text:p>0.18749997</text:p>
              </table:table-cell>
              <table:table-cell office:value-type="float" office:value="0.19034082">
                <text:p>0.190340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1.5800004">
                <text:p>1.5800004</text:p>
              </table:table-cell>
              <table:table-cell office:value-type="float" office:value="1.5839549">
                <text:p>1.5839549</text:p>
              </table:table-cell>
              <table:table-cell office:value-type="float" office:value="0.18987338">
                <text:p>0.18987338</text:p>
              </table:table-cell>
              <table:table-cell office:value-type="float" office:value="0.18851061">
                <text:p>0.188510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1.5600004">
                <text:p>1.5600004</text:p>
              </table:table-cell>
              <table:table-cell office:value-type="float" office:value="1.6771287">
                <text:p>1.6771287</text:p>
              </table:table-cell>
              <table:table-cell office:value-type="float" office:value="0.19230765">
                <text:p>0.19230765</text:p>
              </table:table-cell>
              <table:table-cell office:value-type="float" office:value="0.19583139">
                <text:p>0.195831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1.5400004">
                <text:p>1.5400004</text:p>
              </table:table-cell>
              <table:table-cell office:value-type="float" office:value="1.6771287">
                <text:p>1.6771287</text:p>
              </table:table-cell>
              <table:table-cell office:value-type="float" office:value="0.19480515">
                <text:p>0.19480515</text:p>
              </table:table-cell>
              <table:table-cell office:value-type="float" office:value="0.19583139">
                <text:p>0.195831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1.5200005">
                <text:p>1.5200005</text:p>
              </table:table-cell>
              <table:table-cell office:value-type="float" office:value="1.6238865">
                <text:p>1.6238865</text:p>
              </table:table-cell>
              <table:table-cell office:value-type="float" office:value="0.19736837">
                <text:p>0.19736837</text:p>
              </table:table-cell>
              <table:table-cell office:value-type="float" office:value="0.19766162">
                <text:p>0.197661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1.5000005">
                <text:p>1.5000005</text:p>
              </table:table-cell>
              <table:table-cell office:value-type="float" office:value="1.5706445">
                <text:p>1.5706445</text:p>
              </table:table-cell>
              <table:table-cell office:value-type="float" office:value="0.19999994">
                <text:p>0.19999994</text:p>
              </table:table-cell>
              <table:table-cell office:value-type="float" office:value="0.201322">
                <text:p>0.2013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1.4800005">
                <text:p>1.4800005</text:p>
              </table:table-cell>
              <table:table-cell office:value-type="float" office:value="1.5174022">
                <text:p>1.5174022</text:p>
              </table:table-cell>
              <table:table-cell office:value-type="float" office:value="0.20270264">
                <text:p>0.20270264</text:p>
              </table:table-cell>
              <table:table-cell office:value-type="float" office:value="0.201322">
                <text:p>0.2013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1.4600005">
                <text:p>1.4600005</text:p>
              </table:table-cell>
              <table:table-cell office:value-type="float" office:value="1.4841259">
                <text:p>1.4841259</text:p>
              </table:table-cell>
              <table:table-cell office:value-type="float" office:value="0.20547938">
                <text:p>0.20547938</text:p>
              </table:table-cell>
              <table:table-cell office:value-type="float" office:value="0.20223711">
                <text:p>0.202237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1.4400005">
                <text:p>1.4400005</text:p>
              </table:table-cell>
              <table:table-cell office:value-type="float" office:value="1.5174022">
                <text:p>1.5174022</text:p>
              </table:table-cell>
              <table:table-cell office:value-type="float" office:value="0.20833327">
                <text:p>0.20833327</text:p>
              </table:table-cell>
              <table:table-cell office:value-type="float" office:value="0.20681262">
                <text:p>0.206812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1.4200006">
                <text:p>1.4200006</text:p>
              </table:table-cell>
              <table:table-cell office:value-type="float" office:value="1.5440233">
                <text:p>1.5440233</text:p>
              </table:table-cell>
              <table:table-cell office:value-type="float" office:value="0.21126753">
                <text:p>0.21126753</text:p>
              </table:table-cell>
              <table:table-cell office:value-type="float" office:value="0.21047302">
                <text:p>0.210473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1.4000006">
                <text:p>1.4000006</text:p>
              </table:table-cell>
              <table:table-cell office:value-type="float" office:value="1.5174022">
                <text:p>1.5174022</text:p>
              </table:table-cell>
              <table:table-cell office:value-type="float" office:value="0.21428564">
                <text:p>0.21428564</text:p>
              </table:table-cell>
              <table:table-cell office:value-type="float" office:value="0.20864281">
                <text:p>0.208642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1.3800006">
                <text:p>1.3800006</text:p>
              </table:table-cell>
              <table:table-cell office:value-type="float" office:value="1.4907811">
                <text:p>1.4907811</text:p>
              </table:table-cell>
              <table:table-cell office:value-type="float" office:value="0.21739122">
                <text:p>0.21739122</text:p>
              </table:table-cell>
              <table:table-cell office:value-type="float" office:value="0.20681259">
                <text:p>0.206812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1.3600006">
                <text:p>1.3600006</text:p>
              </table:table-cell>
              <table:table-cell office:value-type="float" office:value="1.4441941">
                <text:p>1.4441941</text:p>
              </table:table-cell>
              <table:table-cell office:value-type="float" office:value="0.22058815">
                <text:p>0.22058815</text:p>
              </table:table-cell>
              <table:table-cell office:value-type="float" office:value="0.2058975">
                <text:p>0.20589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1.3400006">
                <text:p>1.3400006</text:p>
              </table:table-cell>
              <table:table-cell office:value-type="float" office:value="1.4175732">
                <text:p>1.4175732</text:p>
              </table:table-cell>
              <table:table-cell office:value-type="float" office:value="0.2238805">
                <text:p>0.2238805</text:p>
              </table:table-cell>
              <table:table-cell office:value-type="float" office:value="0.21138811">
                <text:p>0.211388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1.3200006">
                <text:p>1.3200006</text:p>
              </table:table-cell>
              <table:table-cell office:value-type="float" office:value="1.3976073">
                <text:p>1.3976073</text:p>
              </table:table-cell>
              <table:table-cell office:value-type="float" office:value="0.22727263">
                <text:p>0.22727263</text:p>
              </table:table-cell>
              <table:table-cell office:value-type="float" office:value="0.21413341">
                <text:p>0.214133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1.3000007">
                <text:p>1.3000007</text:p>
              </table:table-cell>
              <table:table-cell office:value-type="float" office:value="1.3443652">
                <text:p>1.3443652</text:p>
              </table:table-cell>
              <table:table-cell office:value-type="float" office:value="0.23076913">
                <text:p>0.23076913</text:p>
              </table:table-cell>
              <table:table-cell office:value-type="float" office:value="0.2159636">
                <text:p>0.21596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1.2800007">
                <text:p>1.2800007</text:p>
              </table:table-cell>
              <table:table-cell office:value-type="float" office:value="1.3310546">
                <text:p>1.3310546</text:p>
              </table:table-cell>
              <table:table-cell office:value-type="float" office:value="0.23437488">
                <text:p>0.23437488</text:p>
              </table:table-cell>
              <table:table-cell office:value-type="float" office:value="0.22145419">
                <text:p>0.221454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1.2600007">
                <text:p>1.2600007</text:p>
              </table:table-cell>
              <table:table-cell office:value-type="float" office:value="1.3842967">
                <text:p>1.3842967</text:p>
              </table:table-cell>
              <table:table-cell office:value-type="float" office:value="0.23809512">
                <text:p>0.23809512</text:p>
              </table:table-cell>
              <table:table-cell office:value-type="float" office:value="0.228775">
                <text:p>0.2287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1.2400007">
                <text:p>1.2400007</text:p>
              </table:table-cell>
              <table:table-cell office:value-type="float" office:value="1.317744">
                <text:p>1.317744</text:p>
              </table:table-cell>
              <table:table-cell office:value-type="float" office:value="0.24193536">
                <text:p>0.24193536</text:p>
              </table:table-cell>
              <table:table-cell office:value-type="float" office:value="0.2306052">
                <text:p>0.23060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1.2200007">
                <text:p>1.2200007</text:p>
              </table:table-cell>
              <table:table-cell office:value-type="float" office:value="1.2578466">
                <text:p>1.2578466</text:p>
              </table:table-cell>
              <table:table-cell office:value-type="float" office:value="0.2459015">
                <text:p>0.2459015</text:p>
              </table:table-cell>
              <table:table-cell office:value-type="float" office:value="0.22602971">
                <text:p>0.226029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1.2000008">
                <text:p>1.2000008</text:p>
              </table:table-cell>
              <table:table-cell office:value-type="float" office:value="1.2511913">
                <text:p>1.2511913</text:p>
              </table:table-cell>
              <table:table-cell office:value-type="float" office:value="0.24999985">
                <text:p>0.24999985</text:p>
              </table:table-cell>
              <table:table-cell office:value-type="float" office:value="0.23426561">
                <text:p>0.234265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1.1800008">
                <text:p>1.1800008</text:p>
              </table:table-cell>
              <table:table-cell office:value-type="float" office:value="1.2578466">
                <text:p>1.2578466</text:p>
              </table:table-cell>
              <table:table-cell office:value-type="float" office:value="0.25423712">
                <text:p>0.25423712</text:p>
              </table:table-cell>
              <table:table-cell office:value-type="float" office:value="0.2406713">
                <text:p>0.24067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1.1600008">
                <text:p>1.1600008</text:p>
              </table:table-cell>
              <table:table-cell office:value-type="float" office:value="1.271157">
                <text:p>1.271157</text:p>
              </table:table-cell>
              <table:table-cell office:value-type="float" office:value="0.25862053">
                <text:p>0.25862053</text:p>
              </table:table-cell>
              <table:table-cell office:value-type="float" office:value="0.25165248">
                <text:p>0.251652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1.1400008">
                <text:p>1.1400008</text:p>
              </table:table-cell>
              <table:table-cell office:value-type="float" office:value="1.2711571">
                <text:p>1.2711571</text:p>
              </table:table-cell>
              <table:table-cell office:value-type="float" office:value="0.26315773">
                <text:p>0.26315773</text:p>
              </table:table-cell>
              <table:table-cell office:value-type="float" office:value="0.25348273">
                <text:p>0.253482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1.1200008">
                <text:p>1.1200008</text:p>
              </table:table-cell>
              <table:table-cell office:value-type="float" office:value="1.197949">
                <text:p>1.197949</text:p>
              </table:table-cell>
              <table:table-cell office:value-type="float" office:value="0.26785696">
                <text:p>0.26785696</text:p>
              </table:table-cell>
              <table:table-cell office:value-type="float" office:value="0.25256762">
                <text:p>0.252567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1.1000009">
                <text:p>1.1000009</text:p>
              </table:table-cell>
              <table:table-cell office:value-type="float" office:value="1.2046045">
                <text:p>1.2046045</text:p>
              </table:table-cell>
              <table:table-cell office:value-type="float" office:value="0.27272707">
                <text:p>0.27272707</text:p>
              </table:table-cell>
              <table:table-cell office:value-type="float" office:value="0.2571431">
                <text:p>0.25714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1.0800009">
                <text:p>1.0800009</text:p>
              </table:table-cell>
              <table:table-cell office:value-type="float" office:value="1.1513621">
                <text:p>1.1513621</text:p>
              </table:table-cell>
              <table:table-cell office:value-type="float" office:value="0.27772707">
                <text:p>0.27772707</text:p>
              </table:table-cell>
              <table:table-cell office:value-type="float" office:value="0.2608035">
                <text:p>0.26080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1.0600009">
                <text:p>1.0600009</text:p>
              </table:table-cell>
              <table:table-cell office:value-type="float" office:value="1.1180857">
                <text:p>1.1180857</text:p>
              </table:table-cell>
              <table:table-cell office:value-type="float" office:value="0.28272706">
                <text:p>0.28272706</text:p>
              </table:table-cell>
              <table:table-cell office:value-type="float" office:value="0.26354882">
                <text:p>0.263548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1.0400009">
                <text:p>1.0400009</text:p>
              </table:table-cell>
              <table:table-cell office:value-type="float" office:value="1.1114305">
                <text:p>1.1114305</text:p>
              </table:table-cell>
              <table:table-cell office:value-type="float" office:value="0.28772706">
                <text:p>0.28772706</text:p>
              </table:table-cell>
              <table:table-cell office:value-type="float" office:value="0.2717847">
                <text:p>0.27178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1.0200009">
                <text:p>1.0200009</text:p>
              </table:table-cell>
              <table:table-cell office:value-type="float" office:value="1.0648437">
                <text:p>1.0648437</text:p>
              </table:table-cell>
              <table:table-cell office:value-type="float" office:value="0.29272705">
                <text:p>0.29272705</text:p>
              </table:table-cell>
              <table:table-cell office:value-type="float" office:value="0.2726998">
                <text:p>0.27269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1.000001">
                <text:p>1.000001</text:p>
              </table:table-cell>
              <table:table-cell office:value-type="float" office:value="1.0648437">
                <text:p>1.0648437</text:p>
              </table:table-cell>
              <table:table-cell office:value-type="float" office:value="0.29772705">
                <text:p>0.29772705</text:p>
              </table:table-cell>
              <table:table-cell office:value-type="float" office:value="0.2818508">
                <text:p>0.28185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0.980001">
                <text:p>0.980001</text:p>
              </table:table-cell>
              <table:table-cell office:value-type="float" office:value="1.0382227">
                <text:p>1.0382227</text:p>
              </table:table-cell>
              <table:table-cell office:value-type="float" office:value="0.30272704">
                <text:p>0.30272704</text:p>
              </table:table-cell>
              <table:table-cell office:value-type="float" office:value="0.29283202">
                <text:p>0.292832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0.960001">
                <text:p>0.960001</text:p>
              </table:table-cell>
              <table:table-cell office:value-type="float" office:value="0.99829084">
                <text:p>0.99829084</text:p>
              </table:table-cell>
              <table:table-cell office:value-type="float" office:value="0.30772704">
                <text:p>0.30772704</text:p>
              </table:table-cell>
              <table:table-cell office:value-type="float" office:value="0.2891716">
                <text:p>0.28917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0.940001">
                <text:p>0.940001</text:p>
              </table:table-cell>
              <table:table-cell office:value-type="float" office:value="0.9716698">
                <text:p>0.9716698</text:p>
              </table:table-cell>
              <table:table-cell office:value-type="float" office:value="0.31272703">
                <text:p>0.31272703</text:p>
              </table:table-cell>
              <table:table-cell office:value-type="float" office:value="0.2910018">
                <text:p>0.29100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0.92000103">
                <text:p>0.92000103</text:p>
              </table:table-cell>
              <table:table-cell office:value-type="float" office:value="0.9450487">
                <text:p>0.9450487</text:p>
              </table:table-cell>
              <table:table-cell office:value-type="float" office:value="0.31772703">
                <text:p>0.31772703</text:p>
              </table:table-cell>
              <table:table-cell office:value-type="float" office:value="0.29283202">
                <text:p>0.292832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0.90000105">
                <text:p>0.90000105</text:p>
              </table:table-cell>
              <table:table-cell office:value-type="float" office:value="0.97832507">
                <text:p>0.97832507</text:p>
              </table:table-cell>
              <table:table-cell office:value-type="float" office:value="0.32272702">
                <text:p>0.32272702</text:p>
              </table:table-cell>
              <table:table-cell office:value-type="float" office:value="0.2974075">
                <text:p>0.29740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0.88000107">
                <text:p>0.88000107</text:p>
              </table:table-cell>
              <table:table-cell office:value-type="float" office:value="0.9450488">
                <text:p>0.9450488</text:p>
              </table:table-cell>
              <table:table-cell office:value-type="float" office:value="0.32772702">
                <text:p>0.32772702</text:p>
              </table:table-cell>
              <table:table-cell office:value-type="float" office:value="0.3056434">
                <text:p>0.30564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0.8600011">
                <text:p>0.8600011</text:p>
              </table:table-cell>
              <table:table-cell office:value-type="float" office:value="0.95170414">
                <text:p>0.95170414</text:p>
              </table:table-cell>
              <table:table-cell office:value-type="float" office:value="0.33272702">
                <text:p>0.33272702</text:p>
              </table:table-cell>
              <table:table-cell office:value-type="float" office:value="0.3193699">
                <text:p>0.31936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0.8400011">
                <text:p>0.8400011</text:p>
              </table:table-cell>
              <table:table-cell office:value-type="float" office:value="0.99829096">
                <text:p>0.99829096</text:p>
              </table:table-cell>
              <table:table-cell office:value-type="float" office:value="0.337727">
                <text:p>0.337727</text:p>
              </table:table-cell>
              <table:table-cell office:value-type="float" office:value="0.3184548">
                <text:p>0.31845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0.8200011">
                <text:p>0.8200011</text:p>
              </table:table-cell>
              <table:table-cell office:value-type="float" office:value="0.95170397">
                <text:p>0.95170397</text:p>
              </table:table-cell>
              <table:table-cell office:value-type="float" office:value="0.342727">
                <text:p>0.342727</text:p>
              </table:table-cell>
              <table:table-cell office:value-type="float" office:value="0.32303032">
                <text:p>0.32303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0.80000114">
                <text:p>0.80000114</text:p>
              </table:table-cell>
              <table:table-cell office:value-type="float" office:value="0.8651854">
                <text:p>0.8651854</text:p>
              </table:table-cell>
              <table:table-cell office:value-type="float" office:value="0.347727">
                <text:p>0.347727</text:p>
              </table:table-cell>
              <table:table-cell office:value-type="float" office:value="0.329436">
                <text:p>0.3294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0.78000116">
                <text:p>0.78000116</text:p>
              </table:table-cell>
              <table:table-cell office:value-type="float" office:value="0.831909">
                <text:p>0.831909</text:p>
              </table:table-cell>
              <table:table-cell office:value-type="float" office:value="0.352727">
                <text:p>0.352727</text:p>
              </table:table-cell>
              <table:table-cell office:value-type="float" office:value="0.3413323">
                <text:p>0.34133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0.7600012">
                <text:p>0.7600012</text:p>
              </table:table-cell>
              <table:table-cell office:value-type="float" office:value="0.7986327">
                <text:p>0.7986327</text:p>
              </table:table-cell>
              <table:table-cell office:value-type="float" office:value="0.357727">
                <text:p>0.357727</text:p>
              </table:table-cell>
              <table:table-cell office:value-type="float" office:value="0.3440776">
                <text:p>0.34407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0.7400012">
                <text:p>0.7400012</text:p>
              </table:table-cell>
              <table:table-cell office:value-type="float" office:value="0.8252538">
                <text:p>0.8252538</text:p>
              </table:table-cell>
              <table:table-cell office:value-type="float" office:value="0.362727">
                <text:p>0.362727</text:p>
              </table:table-cell>
              <table:table-cell office:value-type="float" office:value="0.34590784">
                <text:p>0.345907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0.7200012">
                <text:p>0.7200012</text:p>
              </table:table-cell>
              <table:table-cell office:value-type="float" office:value="0.81859857">
                <text:p>0.81859857</text:p>
              </table:table-cell>
              <table:table-cell office:value-type="float" office:value="0.36772698">
                <text:p>0.36772698</text:p>
              </table:table-cell>
              <table:table-cell office:value-type="float" office:value="0.34682292">
                <text:p>0.346822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0.70000124">
                <text:p>0.70000124</text:p>
              </table:table-cell>
              <table:table-cell office:value-type="float" office:value="0.77866685">
                <text:p>0.77866685</text:p>
              </table:table-cell>
              <table:table-cell office:value-type="float" office:value="0.37272698">
                <text:p>0.37272698</text:p>
              </table:table-cell>
              <table:table-cell office:value-type="float" office:value="0.3559739">
                <text:p>0.35597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0.68000126">
                <text:p>0.68000126</text:p>
              </table:table-cell>
              <table:table-cell office:value-type="float" office:value="0.7254249">
                <text:p>0.7254249</text:p>
              </table:table-cell>
              <table:table-cell office:value-type="float" office:value="0.37772697">
                <text:p>0.37772697</text:p>
              </table:table-cell>
              <table:table-cell office:value-type="float" office:value="0.35780412">
                <text:p>0.35780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0.6600013">
                <text:p>0.6600013</text:p>
              </table:table-cell>
              <table:table-cell office:value-type="float" office:value="0.6988038">
                <text:p>0.6988038</text:p>
              </table:table-cell>
              <table:table-cell office:value-type="float" office:value="0.38272697">
                <text:p>0.38272697</text:p>
              </table:table-cell>
              <table:table-cell office:value-type="float" office:value="0.36878532">
                <text:p>0.368785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0.6400013">
                <text:p>0.6400013</text:p>
              </table:table-cell>
              <table:table-cell office:value-type="float" office:value="0.6854931">
                <text:p>0.6854931</text:p>
              </table:table-cell>
              <table:table-cell office:value-type="float" office:value="0.38772696">
                <text:p>0.38772696</text:p>
              </table:table-cell>
              <table:table-cell office:value-type="float" office:value="0.37976652">
                <text:p>0.379766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0.6200013">
                <text:p>0.6200013</text:p>
              </table:table-cell>
              <table:table-cell office:value-type="float" office:value="0.6455614">
                <text:p>0.6455614</text:p>
              </table:table-cell>
              <table:table-cell office:value-type="float" office:value="0.39272696">
                <text:p>0.39272696</text:p>
              </table:table-cell>
              <table:table-cell office:value-type="float" office:value="0.38891754">
                <text:p>0.388917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0.60000134">
                <text:p>0.60000134</text:p>
              </table:table-cell>
              <table:table-cell office:value-type="float" office:value="0.7054588">
                <text:p>0.7054588</text:p>
              </table:table-cell>
              <table:table-cell office:value-type="float" office:value="0.39772695">
                <text:p>0.39772695</text:p>
              </table:table-cell>
              <table:table-cell office:value-type="float" office:value="0.3825118">
                <text:p>0.38251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0.58000135">
                <text:p>0.58000135</text:p>
              </table:table-cell>
              <table:table-cell office:value-type="float" office:value="0.7320799">
                <text:p>0.7320799</text:p>
              </table:table-cell>
              <table:table-cell office:value-type="float" office:value="0.40272695">
                <text:p>0.40272695</text:p>
              </table:table-cell>
              <table:table-cell office:value-type="float" office:value="0.3861722">
                <text:p>0.38617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0.5600014">
                <text:p>0.5600014</text:p>
              </table:table-cell>
              <table:table-cell office:value-type="float" office:value="0.6522166">
                <text:p>0.6522166</text:p>
              </table:table-cell>
              <table:table-cell office:value-type="float" office:value="0.40772694">
                <text:p>0.40772694</text:p>
              </table:table-cell>
              <table:table-cell office:value-type="float" office:value="0.3898326">
                <text:p>0.38983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0.5400014">
                <text:p>0.5400014</text:p>
              </table:table-cell>
              <table:table-cell office:value-type="float" office:value="0.56569827">
                <text:p>0.56569827</text:p>
              </table:table-cell>
              <table:table-cell office:value-type="float" office:value="0.41272694">
                <text:p>0.41272694</text:p>
              </table:table-cell>
              <table:table-cell office:value-type="float" office:value="0.38708735">
                <text:p>0.387087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0.5200014">
                <text:p>0.5200014</text:p>
              </table:table-cell>
              <table:table-cell office:value-type="float" office:value="0.512456">
                <text:p>0.512456</text:p>
              </table:table-cell>
              <table:table-cell office:value-type="float" office:value="0.41772693">
                <text:p>0.41772693</text:p>
              </table:table-cell>
              <table:table-cell office:value-type="float" office:value="0.40355912">
                <text:p>0.403559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0.50000143">
                <text:p>0.50000143</text:p>
              </table:table-cell>
              <table:table-cell office:value-type="float" office:value="0.45255852">
                <text:p>0.45255852</text:p>
              </table:table-cell>
              <table:table-cell office:value-type="float" office:value="0.42272693">
                <text:p>0.42272693</text:p>
              </table:table-cell>
              <table:table-cell office:value-type="float" office:value="0.4246064">
                <text:p>0.42460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0.48000142">
                <text:p>0.48000142</text:p>
              </table:table-cell>
              <table:table-cell office:value-type="float" office:value="0.47252443">
                <text:p>0.47252443</text:p>
              </table:table-cell>
              <table:table-cell office:value-type="float" office:value="0.42772692">
                <text:p>0.42772692</text:p>
              </table:table-cell>
              <table:table-cell office:value-type="float" office:value="0.41637048">
                <text:p>0.416370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0.4600014">
                <text:p>0.4600014</text:p>
              </table:table-cell>
              <table:table-cell office:value-type="float" office:value="0.4858349">
                <text:p>0.4858349</text:p>
              </table:table-cell>
              <table:table-cell office:value-type="float" office:value="0.43272692">
                <text:p>0.43272692</text:p>
              </table:table-cell>
              <table:table-cell office:value-type="float" office:value="0.41637048">
                <text:p>0.416370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0.4400014">
                <text:p>0.4400014</text:p>
              </table:table-cell>
              <table:table-cell office:value-type="float" office:value="0.49914548">
                <text:p>0.49914548</text:p>
              </table:table-cell>
              <table:table-cell office:value-type="float" office:value="0.4377269">
                <text:p>0.4377269</text:p>
              </table:table-cell>
              <table:table-cell office:value-type="float" office:value="0.4310121">
                <text:p>0.43101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0.4200014">
                <text:p>0.4200014</text:p>
              </table:table-cell>
              <table:table-cell office:value-type="float" office:value="0.3726953">
                <text:p>0.3726953</text:p>
              </table:table-cell>
              <table:table-cell office:value-type="float" office:value="0.4427269">
                <text:p>0.4427269</text:p>
              </table:table-cell>
              <table:table-cell office:value-type="float" office:value="0.44656882">
                <text:p>0.446568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0.40000138">
                <text:p>0.40000138</text:p>
              </table:table-cell>
              <table:table-cell office:value-type="float" office:value="0.35272944">
                <text:p>0.35272944</text:p>
              </table:table-cell>
              <table:table-cell office:value-type="float" office:value="0.4477269">
                <text:p>0.4477269</text:p>
              </table:table-cell>
              <table:table-cell office:value-type="float" office:value="0.46578592">
                <text:p>0.465785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0.38000137">
                <text:p>0.38000137</text:p>
              </table:table-cell>
              <table:table-cell office:value-type="float" office:value="0.36604008">
                <text:p>0.36604008</text:p>
              </table:table-cell>
              <table:table-cell office:value-type="float" office:value="0.4527269">
                <text:p>0.4527269</text:p>
              </table:table-cell>
              <table:table-cell office:value-type="float" office:value="0.4602953">
                <text:p>0.46029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0.36000136">
                <text:p>0.36000136</text:p>
              </table:table-cell>
              <table:table-cell office:value-type="float" office:value="0.3660399">
                <text:p>0.3660399</text:p>
              </table:table-cell>
              <table:table-cell office:value-type="float" office:value="0.4577269">
                <text:p>0.4577269</text:p>
              </table:table-cell>
              <table:table-cell office:value-type="float" office:value="0.4511443">
                <text:p>0.45114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0.34000134">
                <text:p>0.34000134</text:p>
              </table:table-cell>
              <table:table-cell office:value-type="float" office:value="0.47252432">
                <text:p>0.47252432</text:p>
              </table:table-cell>
              <table:table-cell office:value-type="float" office:value="0.4627269">
                <text:p>0.4627269</text:p>
              </table:table-cell>
              <table:table-cell office:value-type="float" office:value="0.44382352">
                <text:p>0.443823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0.32000133">
                <text:p>0.32000133</text:p>
              </table:table-cell>
              <table:table-cell office:value-type="float" office:value="0.41928217">
                <text:p>0.41928217</text:p>
              </table:table-cell>
              <table:table-cell office:value-type="float" office:value="0.4677269">
                <text:p>0.4677269</text:p>
              </table:table-cell>
              <table:table-cell office:value-type="float" office:value="0.44748393">
                <text:p>0.447483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0.30000132">
                <text:p>0.30000132</text:p>
              </table:table-cell>
              <table:table-cell office:value-type="float" office:value="0.33941883">
                <text:p>0.33941883</text:p>
              </table:table-cell>
              <table:table-cell office:value-type="float" office:value="0.47272688">
                <text:p>0.47272688</text:p>
              </table:table-cell>
              <table:table-cell office:value-type="float" office:value="0.45297453">
                <text:p>0.452974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0.2800013">
                <text:p>0.2800013</text:p>
              </table:table-cell>
              <table:table-cell office:value-type="float" office:value="0.26621076">
                <text:p>0.26621076</text:p>
              </table:table-cell>
              <table:table-cell office:value-type="float" office:value="0.47772688">
                <text:p>0.47772688</text:p>
              </table:table-cell>
              <table:table-cell office:value-type="float" office:value="0.46487078">
                <text:p>0.464870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0.2600013">
                <text:p>0.2600013</text:p>
              </table:table-cell>
              <table:table-cell office:value-type="float" office:value="0.34607404">
                <text:p>0.34607404</text:p>
              </table:table-cell>
              <table:table-cell office:value-type="float" office:value="0.48272687">
                <text:p>0.48272687</text:p>
              </table:table-cell>
              <table:table-cell office:value-type="float" office:value="0.46853122">
                <text:p>0.468531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0.2400013">
                <text:p>0.2400013</text:p>
              </table:table-cell>
              <table:table-cell office:value-type="float" office:value="0.33941898">
                <text:p>0.33941898</text:p>
              </table:table-cell>
              <table:table-cell office:value-type="float" office:value="0.48772687">
                <text:p>0.48772687</text:p>
              </table:table-cell>
              <table:table-cell office:value-type="float" office:value="0.4804275">
                <text:p>0.48042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0.22000131">
                <text:p>0.22000131</text:p>
              </table:table-cell>
              <table:table-cell office:value-type="float" office:value="0.29948726">
                <text:p>0.29948726</text:p>
              </table:table-cell>
              <table:table-cell office:value-type="float" office:value="0.49272686">
                <text:p>0.49272686</text:p>
              </table:table-cell>
              <table:table-cell office:value-type="float" office:value="0.4968993">
                <text:p>0.49689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0.20000131">
                <text:p>0.20000131</text:p>
              </table:table-cell>
              <table:table-cell office:value-type="float" office:value="0.27952158">
                <text:p>0.27952158</text:p>
              </table:table-cell>
              <table:table-cell office:value-type="float" office:value="0.49772686">
                <text:p>0.49772686</text:p>
              </table:table-cell>
              <table:table-cell office:value-type="float" office:value="0.494154">
                <text:p>0.4941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0.18000132">
                <text:p>0.18000132</text:p>
              </table:table-cell>
              <table:table-cell office:value-type="float" office:value="0.27286616">
                <text:p>0.27286616</text:p>
              </table:table-cell>
              <table:table-cell office:value-type="float" office:value="0.5">
                <text:p>0.5</text:p>
              </table:table-cell>
              <table:table-cell office:value-type="float" office:value="0.49323887">
                <text:p>0.493238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0.16000132">
                <text:p>0.16000132</text:p>
              </table:table-cell>
              <table:table-cell office:value-type="float" office:value="0.29948726">
                <text:p>0.29948726</text:p>
              </table:table-cell>
              <table:table-cell office:value-type="float" office:value="0.5">
                <text:p>0.5</text:p>
              </table:table-cell>
              <table:table-cell office:value-type="float" office:value="0.48591813">
                <text:p>0.485918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0.14000133">
                <text:p>0.14000133</text:p>
              </table:table-cell>
              <table:table-cell office:value-type="float" office:value="0.21296875">
                <text:p>0.21296875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0.12000133">
                <text:p>0.12000133</text:p>
              </table:table-cell>
              <table:table-cell office:value-type="float" office:value="0.15972656">
                <text:p>0.15972656</text:p>
              </table:table-cell>
              <table:table-cell office:value-type="float" office:value="0.5">
                <text:p>0.5</text:p>
              </table:table-cell>
              <table:table-cell office:value-type="float" office:value="0.4996446">
                <text:p>0.49964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0.100001335">
                <text:p>0.100001335</text:p>
              </table:table-cell>
              <table:table-cell office:value-type="float" office:value="0.19965813">
                <text:p>0.19965813</text:p>
              </table:table-cell>
              <table:table-cell office:value-type="float" office:value="0.5">
                <text:p>0.5</text:p>
              </table:table-cell>
              <table:table-cell office:value-type="float" office:value="0.50147486">
                <text:p>0.501474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0.08000134">
                <text:p>0.08000134</text:p>
              </table:table-cell>
              <table:table-cell office:value-type="float" office:value="0.21962398">
                <text:p>0.21962398</text:p>
              </table:table-cell>
              <table:table-cell office:value-type="float" office:value="0.5">
                <text:p>0.5</text:p>
              </table:table-cell>
              <table:table-cell office:value-type="float" office:value="0.4895785">
                <text:p>0.48957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0.06000134">
                <text:p>0.06000134</text:p>
              </table:table-cell>
              <table:table-cell office:value-type="float" office:value="0.20631336">
                <text:p>0.20631336</text:p>
              </table:table-cell>
              <table:table-cell office:value-type="float" office:value="0.5">
                <text:p>0.5</text:p>
              </table:table-cell>
              <table:table-cell office:value-type="float" office:value="0.5023899">
                <text:p>0.50238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0.04000134">
                <text:p>0.04000134</text:p>
              </table:table-cell>
              <table:table-cell office:value-type="float" office:value="0.15972656">
                <text:p>0.15972656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0.02000134">
                <text:p>0.02000134</text:p>
              </table:table-cell>
              <table:table-cell office:value-type="float" office:value="0.046586957">
                <text:p>0.046586957</text:p>
              </table:table-cell>
              <table:table-cell office:value-type="float" office:value="0.5">
                <text:p>0.5</text:p>
              </table:table-cell>
              <table:table-cell office:value-type="float" office:value="0.48591813">
                <text:p>0.485918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0.0000013411045">
                <text:p>0.0000013411045</text:p>
              </table:table-cell>
              <table:table-cell office:value-type="float" office:value="0.11313961">
                <text:p>0.11313961</text:p>
              </table:table-cell>
              <table:table-cell office:value-type="float" office:value="0.5">
                <text:p>0.5</text:p>
              </table:table-cell>
              <table:table-cell office:value-type="float" office:value="0.47676712">
                <text:p>0.476767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-0.019998658">
                <text:p>-0.019998658</text:p>
              </table:table-cell>
              <table:table-cell office:value-type="float" office:value="-0.006655231">
                <text:p>-0.006655231</text:p>
              </table:table-cell>
              <table:table-cell office:value-type="float" office:value="0.5">
                <text:p>0.5</text:p>
              </table:table-cell>
              <table:table-cell office:value-type="float" office:value="0.5042201">
                <text:p>0.50422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-0.039998658">
                <text:p>-0.039998658</text:p>
              </table:table-cell>
              <table:table-cell office:value-type="float" office:value="-0.033276327">
                <text:p>-0.033276327</text:p>
              </table:table-cell>
              <table:table-cell office:value-type="float" office:value="0.5">
                <text:p>0.5</text:p>
              </table:table-cell>
              <table:table-cell office:value-type="float" office:value="0.48774832">
                <text:p>0.487748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-0.059998658">
                <text:p>-0.059998658</text:p>
              </table:table-cell>
              <table:table-cell office:value-type="float" office:value="-0.066552654">
                <text:p>-0.066552654</text:p>
              </table:table-cell>
              <table:table-cell office:value-type="float" office:value="0.5">
                <text:p>0.5</text:p>
              </table:table-cell>
              <table:table-cell office:value-type="float" office:value="0.485003">
                <text:p>0.4850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-0.07999866">
                <text:p>-0.07999866</text:p>
              </table:table-cell>
              <table:table-cell office:value-type="float" office:value="-0.08651868">
                <text:p>-0.08651868</text:p>
              </table:table-cell>
              <table:table-cell office:value-type="float" office:value="0.5">
                <text:p>0.5</text:p>
              </table:table-cell>
              <table:table-cell office:value-type="float" office:value="0.49140874">
                <text:p>0.491408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-0.09999865">
                <text:p>-0.09999865</text:p>
              </table:table-cell>
              <table:table-cell office:value-type="float" office:value="-0.15972656">
                <text:p>-0.15972656</text:p>
              </table:table-cell>
              <table:table-cell office:value-type="float" office:value="0.5">
                <text:p>0.5</text:p>
              </table:table-cell>
              <table:table-cell office:value-type="float" office:value="0.503305">
                <text:p>0.5033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-0.11999865">
                <text:p>-0.11999865</text:p>
              </table:table-cell>
              <table:table-cell office:value-type="float" office:value="-0.07986328">
                <text:p>-0.07986328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-0.13999864">
                <text:p>-0.13999864</text:p>
              </table:table-cell>
              <table:table-cell office:value-type="float" office:value="-0.046586957">
                <text:p>-0.046586957</text:p>
              </table:table-cell>
              <table:table-cell office:value-type="float" office:value="0.5">
                <text:p>0.5</text:p>
              </table:table-cell>
              <table:table-cell office:value-type="float" office:value="0.4895785">
                <text:p>0.48957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-0.15999864">
                <text:p>-0.15999864</text:p>
              </table:table-cell>
              <table:table-cell office:value-type="float" office:value="-0.05989742">
                <text:p>-0.05989742</text:p>
              </table:table-cell>
              <table:table-cell office:value-type="float" office:value="0.5">
                <text:p>0.5</text:p>
              </table:table-cell>
              <table:table-cell office:value-type="float" office:value="0.49689934">
                <text:p>0.496899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-0.17999864">
                <text:p>-0.17999864</text:p>
              </table:table-cell>
              <table:table-cell office:value-type="float" office:value="-0.09317391">
                <text:p>-0.09317391</text:p>
              </table:table-cell>
              <table:table-cell office:value-type="float" office:value="0.5">
                <text:p>0.5</text:p>
              </table:table-cell>
              <table:table-cell office:value-type="float" office:value="0.4996446">
                <text:p>0.49964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-0.19999863">
                <text:p>-0.19999863</text:p>
              </table:table-cell>
              <table:table-cell office:value-type="float" office:value="-0.13310546">
                <text:p>-0.13310546</text:p>
              </table:table-cell>
              <table:table-cell office:value-type="float" office:value="0.5">
                <text:p>0.5</text:p>
              </table:table-cell>
              <table:table-cell office:value-type="float" office:value="0.49232385">
                <text:p>0.492323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-0.21999863">
                <text:p>-0.21999863</text:p>
              </table:table-cell>
              <table:table-cell office:value-type="float" office:value="-0.17303702">
                <text:p>-0.17303702</text:p>
              </table:table-cell>
              <table:table-cell office:value-type="float" office:value="0.5">
                <text:p>0.5</text:p>
              </table:table-cell>
              <table:table-cell office:value-type="float" office:value="0.4831728">
                <text:p>0.4831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-0.23999862">
                <text:p>-0.23999862</text:p>
              </table:table-cell>
              <table:table-cell office:value-type="float" office:value="-0.24624507">
                <text:p>-0.24624507</text:p>
              </table:table-cell>
              <table:table-cell office:value-type="float" office:value="0.5">
                <text:p>0.5</text:p>
              </table:table-cell>
              <table:table-cell office:value-type="float" office:value="0.50055975">
                <text:p>0.500559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-0.25999862">
                <text:p>-0.25999862</text:p>
              </table:table-cell>
              <table:table-cell office:value-type="float" office:value="-0.17969242">
                <text:p>-0.17969242</text:p>
              </table:table-cell>
              <table:table-cell office:value-type="float" office:value="0.5">
                <text:p>0.5</text:p>
              </table:table-cell>
              <table:table-cell office:value-type="float" office:value="0.50055975">
                <text:p>0.500559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-0.27999863">
                <text:p>-0.27999863</text:p>
              </table:table-cell>
              <table:table-cell office:value-type="float" office:value="-0.13976069">
                <text:p>-0.13976069</text:p>
              </table:table-cell>
              <table:table-cell office:value-type="float" office:value="0.5">
                <text:p>0.5</text:p>
              </table:table-cell>
              <table:table-cell office:value-type="float" office:value="0.48774832">
                <text:p>0.487748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-0.29999864">
                <text:p>-0.29999864</text:p>
              </table:table-cell>
              <table:table-cell office:value-type="float" office:value="-0.18634765">
                <text:p>-0.18634765</text:p>
              </table:table-cell>
              <table:table-cell office:value-type="float" office:value="0.5">
                <text:p>0.5</text:p>
              </table:table-cell>
              <table:table-cell office:value-type="float" office:value="0.4795124">
                <text:p>0.47951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-0.31999865">
                <text:p>-0.31999865</text:p>
              </table:table-cell>
              <table:table-cell office:value-type="float" office:value="-0.2662109">
                <text:p>-0.2662109</text:p>
              </table:table-cell>
              <table:table-cell office:value-type="float" office:value="0.5">
                <text:p>0.5</text:p>
              </table:table-cell>
              <table:table-cell office:value-type="float" office:value="0.48866343">
                <text:p>0.488663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-0.33999866">
                <text:p>-0.33999866</text:p>
              </table:table-cell>
              <table:table-cell office:value-type="float" office:value="-0.23293445">
                <text:p>-0.23293445</text:p>
              </table:table-cell>
              <table:table-cell office:value-type="float" office:value="0.5">
                <text:p>0.5</text:p>
              </table:table-cell>
              <table:table-cell office:value-type="float" office:value="0.48225775">
                <text:p>0.482257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-0.35999867">
                <text:p>-0.35999867</text:p>
              </table:table-cell>
              <table:table-cell office:value-type="float" office:value="-0.17303719">
                <text:p>-0.17303719</text:p>
              </table:table-cell>
              <table:table-cell office:value-type="float" office:value="0.5">
                <text:p>0.5</text:p>
              </table:table-cell>
              <table:table-cell office:value-type="float" office:value="0.4795124">
                <text:p>0.47951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-0.37999868">
                <text:p>-0.37999868</text:p>
              </table:table-cell>
              <table:table-cell office:value-type="float" office:value="-0.25290045">
                <text:p>-0.25290045</text:p>
              </table:table-cell>
              <table:table-cell office:value-type="float" office:value="0.5">
                <text:p>0.5</text:p>
              </table:table-cell>
              <table:table-cell office:value-type="float" office:value="0.49049363">
                <text:p>0.490493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-0.3999987">
                <text:p>-0.3999987</text:p>
              </table:table-cell>
              <table:table-cell office:value-type="float" office:value="-0.2861768">
                <text:p>-0.2861768</text:p>
              </table:table-cell>
              <table:table-cell office:value-type="float" office:value="0.5">
                <text:p>0.5</text:p>
              </table:table-cell>
              <table:table-cell office:value-type="float" office:value="0.5023899">
                <text:p>0.50238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-0.4199987">
                <text:p>-0.4199987</text:p>
              </table:table-cell>
              <table:table-cell office:value-type="float" office:value="-0.32610837">
                <text:p>-0.32610837</text:p>
              </table:table-cell>
              <table:table-cell office:value-type="float" office:value="0.5">
                <text:p>0.5</text:p>
              </table:table-cell>
              <table:table-cell office:value-type="float" office:value="0.49689934">
                <text:p>0.496899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-0.43999872">
                <text:p>-0.43999872</text:p>
              </table:table-cell>
              <table:table-cell office:value-type="float" office:value="-0.29283205">
                <text:p>-0.29283205</text:p>
              </table:table-cell>
              <table:table-cell office:value-type="float" office:value="0.5">
                <text:p>0.5</text:p>
              </table:table-cell>
              <table:table-cell office:value-type="float" office:value="0.49232385">
                <text:p>0.492323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-0.45999873">
                <text:p>-0.45999873</text:p>
              </table:table-cell>
              <table:table-cell office:value-type="float" office:value="-0.35272944">
                <text:p>-0.35272944</text:p>
              </table:table-cell>
              <table:table-cell office:value-type="float" office:value="0.5">
                <text:p>0.5</text:p>
              </table:table-cell>
              <table:table-cell office:value-type="float" office:value="0.49506912">
                <text:p>0.495069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-0.47999874">
                <text:p>-0.47999874</text:p>
              </table:table-cell>
              <table:table-cell office:value-type="float" office:value="-0.34607422">
                <text:p>-0.34607422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-0.49999875">
                <text:p>-0.49999875</text:p>
              </table:table-cell>
              <table:table-cell office:value-type="float" office:value="-0.34607422">
                <text:p>-0.34607422</text:p>
              </table:table-cell>
              <table:table-cell office:value-type="float" office:value="0.5">
                <text:p>0.5</text:p>
              </table:table-cell>
              <table:table-cell office:value-type="float" office:value="0.494154">
                <text:p>0.4941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-0.5199987">
                <text:p>-0.5199987</text:p>
              </table:table-cell>
              <table:table-cell office:value-type="float" office:value="-0.41262704">
                <text:p>-0.41262704</text:p>
              </table:table-cell>
              <table:table-cell office:value-type="float" office:value="0.5">
                <text:p>0.5</text:p>
              </table:table-cell>
              <table:table-cell office:value-type="float" office:value="0.50513524">
                <text:p>0.505135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-0.5399987">
                <text:p>-0.5399987</text:p>
              </table:table-cell>
              <table:table-cell office:value-type="float" office:value="-0.5058008">
                <text:p>-0.5058008</text:p>
              </table:table-cell>
              <table:table-cell office:value-type="float" office:value="0.5">
                <text:p>0.5</text:p>
              </table:table-cell>
              <table:table-cell office:value-type="float" office:value="0.50147486">
                <text:p>0.501474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-0.5599987">
                <text:p>-0.5599987</text:p>
              </table:table-cell>
              <table:table-cell office:value-type="float" office:value="-0.5390771">
                <text:p>-0.5390771</text:p>
              </table:table-cell>
              <table:table-cell office:value-type="float" office:value="0.5">
                <text:p>0.5</text:p>
              </table:table-cell>
              <table:table-cell office:value-type="float" office:value="0.48591813">
                <text:p>0.485918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-0.5799987">
                <text:p>-0.5799987</text:p>
              </table:table-cell>
              <table:table-cell office:value-type="float" office:value="-0.5856639">
                <text:p>-0.5856639</text:p>
              </table:table-cell>
              <table:table-cell office:value-type="float" office:value="0.5">
                <text:p>0.5</text:p>
              </table:table-cell>
              <table:table-cell office:value-type="float" office:value="0.494154">
                <text:p>0.4941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-0.59999865">
                <text:p>-0.59999865</text:p>
              </table:table-cell>
              <table:table-cell office:value-type="float" office:value="-0.632251">
                <text:p>-0.632251</text:p>
              </table:table-cell>
              <table:table-cell office:value-type="float" office:value="0.5">
                <text:p>0.5</text:p>
              </table:table-cell>
              <table:table-cell office:value-type="float" office:value="0.5133711">
                <text:p>0.51337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-0.61999863">
                <text:p>-0.61999863</text:p>
              </table:table-cell>
              <table:table-cell office:value-type="float" office:value="-0.6255956">
                <text:p>-0.6255956</text:p>
              </table:table-cell>
              <table:table-cell office:value-type="float" office:value="0.48387206">
                <text:p>0.48387206</text:p>
              </table:table-cell>
              <table:table-cell office:value-type="float" office:value="0.5142862">
                <text:p>0.51428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-0.6399986">
                <text:p>-0.6399986</text:p>
              </table:table-cell>
              <table:table-cell office:value-type="float" office:value="-0.64556146">
                <text:p>-0.64556146</text:p>
              </table:table-cell>
              <table:table-cell office:value-type="float" office:value="0.46875104">
                <text:p>0.46875104</text:p>
              </table:table-cell>
              <table:table-cell office:value-type="float" office:value="0.5225221">
                <text:p>0.52252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-0.6599986">
                <text:p>-0.6599986</text:p>
              </table:table-cell>
              <table:table-cell office:value-type="float" office:value="-0.61228514">
                <text:p>-0.61228514</text:p>
              </table:table-cell>
              <table:table-cell office:value-type="float" office:value="0.45454645">
                <text:p>0.45454645</text:p>
              </table:table-cell>
              <table:table-cell office:value-type="float" office:value="0.5179466">
                <text:p>0.51794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-0.6799986">
                <text:p>-0.6799986</text:p>
              </table:table-cell>
              <table:table-cell office:value-type="float" office:value="-0.5790088">
                <text:p>-0.5790088</text:p>
              </table:table-cell>
              <table:table-cell office:value-type="float" office:value="0.4411774">
                <text:p>0.4411774</text:p>
              </table:table-cell>
              <table:table-cell office:value-type="float" office:value="0.49140874">
                <text:p>0.491408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-0.69999856">
                <text:p>-0.69999856</text:p>
              </table:table-cell>
              <table:table-cell office:value-type="float" office:value="-0.73208">
                <text:p>-0.73208</text:p>
              </table:table-cell>
              <table:table-cell office:value-type="float" office:value="0.42857233">
                <text:p>0.42857233</text:p>
              </table:table-cell>
              <table:table-cell office:value-type="float" office:value="0.4502292">
                <text:p>0.45022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-0.71999854">
                <text:p>-0.71999854</text:p>
              </table:table-cell>
              <table:table-cell office:value-type="float" office:value="-0.9383935">
                <text:p>-0.9383935</text:p>
              </table:table-cell>
              <table:table-cell office:value-type="float" office:value="0.41666752">
                <text:p>0.41666752</text:p>
              </table:table-cell>
              <table:table-cell office:value-type="float" office:value="0.3870873">
                <text:p>0.38708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-0.7399985">
                <text:p>-0.7399985</text:p>
              </table:table-cell>
              <table:table-cell office:value-type="float" office:value="-0.9250828">
                <text:p>-0.9250828</text:p>
              </table:table-cell>
              <table:table-cell office:value-type="float" office:value="0.40540624">
                <text:p>0.40540624</text:p>
              </table:table-cell>
              <table:table-cell office:value-type="float" office:value="0.35231352">
                <text:p>0.352313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-0.7599985">
                <text:p>-0.7599985</text:p>
              </table:table-cell>
              <table:table-cell office:value-type="float" office:value="-0.93173814">
                <text:p>-0.93173814</text:p>
              </table:table-cell>
              <table:table-cell office:value-type="float" office:value="0.39473763">
                <text:p>0.39473763</text:p>
              </table:table-cell>
              <table:table-cell office:value-type="float" office:value="0.3440776">
                <text:p>0.34407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-0.7799985">
                <text:p>-0.7799985</text:p>
              </table:table-cell>
              <table:table-cell office:value-type="float" office:value="-0.86518544">
                <text:p>-0.86518544</text:p>
              </table:table-cell>
              <table:table-cell office:value-type="float" office:value="0.38461614">
                <text:p>0.38461614</text:p>
              </table:table-cell>
              <table:table-cell office:value-type="float" office:value="0.3733608">
                <text:p>0.37336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-0.79999846">
                <text:p>-0.79999846</text:p>
              </table:table-cell>
              <table:table-cell office:value-type="float" office:value="-0.59897465">
                <text:p>-0.59897465</text:p>
              </table:table-cell>
              <table:table-cell office:value-type="float" office:value="0.37500075">
                <text:p>0.37500075</text:p>
              </table:table-cell>
              <table:table-cell office:value-type="float" office:value="0.43741783">
                <text:p>0.437417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-0.81999844">
                <text:p>-0.81999844</text:p>
              </table:table-cell>
              <table:table-cell office:value-type="float" office:value="-0.5390771">
                <text:p>-0.5390771</text:p>
              </table:table-cell>
              <table:table-cell office:value-type="float" office:value="0.36585438">
                <text:p>0.36585438</text:p>
              </table:table-cell>
              <table:table-cell office:value-type="float" office:value="0.4310121">
                <text:p>0.43101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-0.8399984">
                <text:p>-0.8399984</text:p>
              </table:table-cell>
              <table:table-cell office:value-type="float" office:value="-0.57235354">
                <text:p>-0.57235354</text:p>
              </table:table-cell>
              <table:table-cell office:value-type="float" office:value="0.35714355">
                <text:p>0.35714355</text:p>
              </table:table-cell>
              <table:table-cell office:value-type="float" office:value="0.4099648">
                <text:p>0.40996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-0.8599984">
                <text:p>-0.8599984</text:p>
              </table:table-cell>
              <table:table-cell office:value-type="float" office:value="-0.73208">
                <text:p>-0.73208</text:p>
              </table:table-cell>
              <table:table-cell office:value-type="float" office:value="0.34883788">
                <text:p>0.34883788</text:p>
              </table:table-cell>
              <table:table-cell office:value-type="float" office:value="0.384342">
                <text:p>0.3843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-0.8799984">
                <text:p>-0.8799984</text:p>
              </table:table-cell>
              <table:table-cell office:value-type="float" office:value="-1.144707">
                <text:p>-1.144707</text:p>
              </table:table-cell>
              <table:table-cell office:value-type="float" office:value="0.34090972">
                <text:p>0.34090972</text:p>
              </table:table-cell>
              <table:table-cell office:value-type="float" office:value="0.33126622">
                <text:p>0.331266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-0.89999837">
                <text:p>-0.89999837</text:p>
              </table:table-cell>
              <table:table-cell office:value-type="float" office:value="-1.4508495">
                <text:p>-1.4508495</text:p>
              </table:table-cell>
              <table:table-cell office:value-type="float" office:value="0.33333394">
                <text:p>0.33333394</text:p>
              </table:table-cell>
              <table:table-cell office:value-type="float" office:value="0.2763602">
                <text:p>0.27636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-0.91999835">
                <text:p>-0.91999835</text:p>
              </table:table-cell>
              <table:table-cell office:value-type="float" office:value="-1.4242282">
                <text:p>-1.4242282</text:p>
              </table:table-cell>
              <table:table-cell office:value-type="float" office:value="0.32608756">
                <text:p>0.32608756</text:p>
              </table:table-cell>
              <table:table-cell office:value-type="float" office:value="0.25256762">
                <text:p>0.252567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-0.9399983">
                <text:p>-0.9399983</text:p>
              </table:table-cell>
              <table:table-cell office:value-type="float" office:value="-1.1114305">
                <text:p>-1.1114305</text:p>
              </table:table-cell>
              <table:table-cell office:value-type="float" office:value="0.31914952">
                <text:p>0.31914952</text:p>
              </table:table-cell>
              <table:table-cell office:value-type="float" office:value="0.2937471">
                <text:p>0.29374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-0.9599983">
                <text:p>-0.9599983</text:p>
              </table:table-cell>
              <table:table-cell office:value-type="float" office:value="-0.49249014">
                <text:p>-0.49249014</text:p>
              </table:table-cell>
              <table:table-cell office:value-type="float" office:value="0.31250057">
                <text:p>0.31250057</text:p>
              </table:table-cell>
              <table:table-cell office:value-type="float" office:value="0.39532322">
                <text:p>0.395323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-0.9799983">
                <text:p>-0.9799983</text:p>
              </table:table-cell>
              <table:table-cell office:value-type="float" office:value="-0.19965829">
                <text:p>-0.19965829</text:p>
              </table:table-cell>
              <table:table-cell office:value-type="float" office:value="0.306123">
                <text:p>0.306123</text:p>
              </table:table-cell>
              <table:table-cell office:value-type="float" office:value="0.4246064">
                <text:p>0.42460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-0.9999983">
                <text:p>-0.9999983</text:p>
              </table:table-cell>
              <table:table-cell office:value-type="float" office:value="-0.2595557">
                <text:p>-0.2595557</text:p>
              </table:table-cell>
              <table:table-cell office:value-type="float" office:value="0.30000052">
                <text:p>0.30000052</text:p>
              </table:table-cell>
              <table:table-cell office:value-type="float" office:value="0.3925779">
                <text:p>0.39257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-1.0199983">
                <text:p>-1.0199983</text:p>
              </table:table-cell>
              <table:table-cell office:value-type="float" office:value="-1.0648437">
                <text:p>-1.0648437</text:p>
              </table:table-cell>
              <table:table-cell office:value-type="float" office:value="0.29411814">
                <text:p>0.29411814</text:p>
              </table:table-cell>
              <table:table-cell office:value-type="float" office:value="0.28551123">
                <text:p>0.285511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-1.0399983">
                <text:p>-1.0399983</text:p>
              </table:table-cell>
              <table:table-cell office:value-type="float" office:value="-1.9832712">
                <text:p>-1.9832712</text:p>
              </table:table-cell>
              <table:table-cell office:value-type="float" office:value="0.288462">
                <text:p>0.288462</text:p>
              </table:table-cell>
              <table:table-cell office:value-type="float" office:value="0.16105759">
                <text:p>0.161057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-1.0599983">
                <text:p>-1.0599983</text:p>
              </table:table-cell>
              <table:table-cell office:value-type="float" office:value="-2.5356588">
                <text:p>-2.5356588</text:p>
              </table:table-cell>
              <table:table-cell office:value-type="float" office:value="0.28301933">
                <text:p>0.28301933</text:p>
              </table:table-cell>
              <table:table-cell office:value-type="float" office:value="0.07229292">
                <text:p>0.072292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-1.0799983">
                <text:p>-1.0799983</text:p>
              </table:table-cell>
              <table:table-cell office:value-type="float" office:value="-2.0564792">
                <text:p>-2.0564792</text:p>
              </table:table-cell>
              <table:table-cell office:value-type="float" office:value="0.27777824">
                <text:p>0.27777824</text:p>
              </table:table-cell>
              <table:table-cell office:value-type="float" office:value="0.1290291">
                <text:p>0.12902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-1.0999982">
                <text:p>-1.0999982</text:p>
              </table:table-cell>
              <table:table-cell office:value-type="float" office:value="-1.3310547">
                <text:p>-1.3310547</text:p>
              </table:table-cell>
              <table:table-cell office:value-type="float" office:value="0.27272773">
                <text:p>0.27272773</text:p>
              </table:table-cell>
              <table:table-cell office:value-type="float" office:value="0.2159636">
                <text:p>0.21596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-1.1199982">
                <text:p>-1.1199982</text:p>
              </table:table-cell>
              <table:table-cell office:value-type="float" office:value="-0.14641592">
                <text:p>-0.14641592</text:p>
              </table:table-cell>
              <table:table-cell office:value-type="float" office:value="0.26785758">
                <text:p>0.26785758</text:p>
              </table:table-cell>
              <table:table-cell office:value-type="float" office:value="0.384342">
                <text:p>0.3843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-1.1399982">
                <text:p>-1.1399982</text:p>
              </table:table-cell>
              <table:table-cell office:value-type="float" office:value="0.8518748">
                <text:p>0.8518748</text:p>
              </table:table-cell>
              <table:table-cell office:value-type="float" office:value="0.26315832">
                <text:p>0.26315832</text:p>
              </table:table-cell>
              <table:table-cell office:value-type="float" office:value="0.5179466">
                <text:p>0.51794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-1.1599982">
                <text:p>-1.1599982</text:p>
              </table:table-cell>
              <table:table-cell office:value-type="float" office:value="0.7520458">
                <text:p>0.7520458</text:p>
              </table:table-cell>
              <table:table-cell office:value-type="float" office:value="0.2586211">
                <text:p>0.2586211</text:p>
              </table:table-cell>
              <table:table-cell office:value-type="float" office:value="0.51154095">
                <text:p>0.511540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-1.1799982">
                <text:p>-1.1799982</text:p>
              </table:table-cell>
              <table:table-cell office:value-type="float" office:value="0.13976079">
                <text:p>0.13976079</text:p>
              </table:table-cell>
              <table:table-cell office:value-type="float" office:value="0.25423768">
                <text:p>0.25423768</text:p>
              </table:table-cell>
              <table:table-cell office:value-type="float" office:value="0.37976652">
                <text:p>0.379766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-1.1999981">
                <text:p>-1.1999981</text:p>
              </table:table-cell>
              <table:table-cell office:value-type="float" office:value="-0.7254247">
                <text:p>-0.7254247</text:p>
              </table:table-cell>
              <table:table-cell office:value-type="float" office:value="0.2500004">
                <text:p>0.2500004</text:p>
              </table:table-cell>
              <table:table-cell office:value-type="float" office:value="0.2626337">
                <text:p>0.26263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-1.2199981">
                <text:p>-1.2199981</text:p>
              </table:table-cell>
              <table:table-cell office:value-type="float" office:value="-1.6172312">
                <text:p>-1.6172312</text:p>
              </table:table-cell>
              <table:table-cell office:value-type="float" office:value="0.24590203">
                <text:p>0.24590203</text:p>
              </table:table-cell>
              <table:table-cell office:value-type="float" office:value="0.1308593">
                <text:p>0.13085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-1.2399981">
                <text:p>-1.2399981</text:p>
              </table:table-cell>
              <table:table-cell office:value-type="float" office:value="-2.5223484">
                <text:p>-2.5223484</text:p>
              </table:table-cell>
              <table:table-cell office:value-type="float" office:value="0.24193586">
                <text:p>0.24193586</text:p>
              </table:table-cell>
              <table:table-cell office:value-type="float" office:value="0.022877498">
                <text:p>0.0228774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-1.2599981">
                <text:p>-1.2599981</text:p>
              </table:table-cell>
              <table:table-cell office:value-type="float" office:value="-2.828491">
                <text:p>-2.828491</text:p>
              </table:table-cell>
              <table:table-cell office:value-type="float" office:value="0.23809561">
                <text:p>0.23809561</text:p>
              </table:table-cell>
              <table:table-cell office:value-type="float" office:value="-0.011896308">
                <text:p>-0.0118963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-1.2799981">
                <text:p>-1.2799981</text:p>
              </table:table-cell>
              <table:table-cell office:value-type="float" office:value="-2.096411">
                <text:p>-2.096411</text:p>
              </table:table-cell>
              <table:table-cell office:value-type="float" office:value="0.23437536">
                <text:p>0.23437536</text:p>
              </table:table-cell>
              <table:table-cell office:value-type="float" office:value="0.07412309">
                <text:p>0.074123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-1.299998">
                <text:p>-1.299998</text:p>
              </table:table-cell>
              <table:table-cell office:value-type="float" office:value="-1.46416">
                <text:p>-1.46416</text:p>
              </table:table-cell>
              <table:table-cell office:value-type="float" office:value="0.23076959">
                <text:p>0.23076959</text:p>
              </table:table-cell>
              <table:table-cell office:value-type="float" office:value="0.17386901">
                <text:p>0.173869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-1.319998">
                <text:p>-1.319998</text:p>
              </table:table-cell>
              <table:table-cell office:value-type="float" office:value="-0.41262686">
                <text:p>-0.41262686</text:p>
              </table:table-cell>
              <table:table-cell office:value-type="float" office:value="0.22727308">
                <text:p>0.22727308</text:p>
              </table:table-cell>
              <table:table-cell office:value-type="float" office:value="0.3276058">
                <text:p>0.32760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-1.339998">
                <text:p>-1.339998</text:p>
              </table:table-cell>
              <table:table-cell office:value-type="float" office:value="0.6655273">
                <text:p>0.6655273</text:p>
              </table:table-cell>
              <table:table-cell office:value-type="float" office:value="0.22388093">
                <text:p>0.22388093</text:p>
              </table:table-cell>
              <table:table-cell office:value-type="float" office:value="0.4813426">
                <text:p>0.48134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-1.359998">
                <text:p>-1.359998</text:p>
              </table:table-cell>
              <table:table-cell office:value-type="float" office:value="0.3593847">
                <text:p>0.3593847</text:p>
              </table:table-cell>
              <table:table-cell office:value-type="float" office:value="0.22058856">
                <text:p>0.22058856</text:p>
              </table:table-cell>
              <table:table-cell office:value-type="float" office:value="0.4502292">
                <text:p>0.45022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-1.379998">
                <text:p>-1.379998</text:p>
              </table:table-cell>
              <table:table-cell office:value-type="float" office:value="-0.46586907">
                <text:p>-0.46586907</text:p>
              </table:table-cell>
              <table:table-cell office:value-type="float" office:value="0.21739164">
                <text:p>0.21739164</text:p>
              </table:table-cell>
              <table:table-cell office:value-type="float" office:value="0.29832262">
                <text:p>0.298322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-1.399998">
                <text:p>-1.399998</text:p>
              </table:table-cell>
              <table:table-cell office:value-type="float" office:value="-1.4308836">
                <text:p>-1.4308836</text:p>
              </table:table-cell>
              <table:table-cell office:value-type="float" office:value="0.21428603">
                <text:p>0.21428603</text:p>
              </table:table-cell>
              <table:table-cell office:value-type="float" office:value="0.18027471">
                <text:p>0.180274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-1.4199979">
                <text:p>-1.4199979</text:p>
              </table:table-cell>
              <table:table-cell office:value-type="float" office:value="-2.2561374">
                <text:p>-2.2561374</text:p>
              </table:table-cell>
              <table:table-cell office:value-type="float" office:value="0.21126792">
                <text:p>0.21126792</text:p>
              </table:table-cell>
              <table:table-cell office:value-type="float" office:value="0.052160703">
                <text:p>0.0521607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-1.4399979">
                <text:p>-1.4399979</text:p>
              </table:table-cell>
              <table:table-cell office:value-type="float" office:value="-2.6421435">
                <text:p>-2.6421435</text:p>
              </table:table-cell>
              <table:table-cell office:value-type="float" office:value="0.20833364">
                <text:p>0.20833364</text:p>
              </table:table-cell>
              <table:table-cell office:value-type="float" office:value="0.022877498">
                <text:p>0.0228774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-1.4599979">
                <text:p>-1.4599979</text:p>
              </table:table-cell>
              <table:table-cell office:value-type="float" office:value="-1.9899266">
                <text:p>-1.9899266</text:p>
              </table:table-cell>
              <table:table-cell office:value-type="float" office:value="0.20547976">
                <text:p>0.20547976</text:p>
              </table:table-cell>
              <table:table-cell office:value-type="float" office:value="0.1015761">
                <text:p>0.10157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-1.4799979">
                <text:p>-1.4799979</text:p>
              </table:table-cell>
              <table:table-cell office:value-type="float" office:value="-1.2977782">
                <text:p>-1.2977782</text:p>
              </table:table-cell>
              <table:table-cell office:value-type="float" office:value="0.202703">
                <text:p>0.202703</text:p>
              </table:table-cell>
              <table:table-cell office:value-type="float" office:value="0.2058975">
                <text:p>0.20589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-1.4999979">
                <text:p>-1.4999979</text:p>
              </table:table-cell>
              <table:table-cell office:value-type="float" office:value="-0.47252432">
                <text:p>-0.47252432</text:p>
              </table:table-cell>
              <table:table-cell office:value-type="float" office:value="0.2000003">
                <text:p>0.2000003</text:p>
              </table:table-cell>
              <table:table-cell office:value-type="float" office:value="0.3395021">
                <text:p>0.33950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-1.5199978">
                <text:p>-1.5199978</text:p>
              </table:table-cell>
              <table:table-cell office:value-type="float" office:value="-0.006655231">
                <text:p>-0.006655231</text:p>
              </table:table-cell>
              <table:table-cell office:value-type="float" office:value="0.19736871">
                <text:p>0.19736871</text:p>
              </table:table-cell>
              <table:table-cell office:value-type="float" office:value="0.4255215">
                <text:p>0.42552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-1.5399978">
                <text:p>-1.5399978</text:p>
              </table:table-cell>
              <table:table-cell office:value-type="float" office:value="-0.7986328">
                <text:p>-0.7986328</text:p>
              </table:table-cell>
              <table:table-cell office:value-type="float" office:value="0.19480547">
                <text:p>0.19480547</text:p>
              </table:table-cell>
              <table:table-cell office:value-type="float" office:value="0.31845483">
                <text:p>0.318454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-1.5599978">
                <text:p>-1.5599978</text:p>
              </table:table-cell>
              <table:table-cell office:value-type="float" office:value="-1.7104051">
                <text:p>-1.7104051</text:p>
              </table:table-cell>
              <table:table-cell office:value-type="float" office:value="0.19230798">
                <text:p>0.19230798</text:p>
              </table:table-cell>
              <table:table-cell office:value-type="float" office:value="0.1875955">
                <text:p>0.18759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-1.5799978">
                <text:p>-1.5799978</text:p>
              </table:table-cell>
              <table:table-cell office:value-type="float" office:value="-2.6155224">
                <text:p>-2.6155224</text:p>
              </table:table-cell>
              <table:table-cell office:value-type="float" office:value="0.1898737">
                <text:p>0.1898737</text:p>
              </table:table-cell>
              <table:table-cell office:value-type="float" office:value="0.0485003">
                <text:p>0.04850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-1.5999978">
                <text:p>-1.5999978</text:p>
              </table:table-cell>
              <table:table-cell office:value-type="float" office:value="-3.0281491">
                <text:p>-3.0281491</text:p>
              </table:table-cell>
              <table:table-cell office:value-type="float" office:value="0.18750027">
                <text:p>0.18750027</text:p>
              </table:table-cell>
              <table:table-cell office:value-type="float" office:value="-0.015556696">
                <text:p>-0.0155566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-1.6199977">
                <text:p>-1.6199977</text:p>
              </table:table-cell>
              <table:table-cell office:value-type="float" office:value="-2.4291744">
                <text:p>-2.4291744</text:p>
              </table:table-cell>
              <table:table-cell office:value-type="float" office:value="0.18518545">
                <text:p>0.18518545</text:p>
              </table:table-cell>
              <table:table-cell office:value-type="float" office:value="0.07046269">
                <text:p>0.070462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-1.6399977">
                <text:p>-1.6399977</text:p>
              </table:table-cell>
              <table:table-cell office:value-type="float" office:value="-1.6305419">
                <text:p>-1.6305419</text:p>
              </table:table-cell>
              <table:table-cell office:value-type="float" office:value="0.18292709">
                <text:p>0.18292709</text:p>
              </table:table-cell>
              <table:table-cell office:value-type="float" office:value="0.18942572">
                <text:p>0.189425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-1.6599977">
                <text:p>-1.6599977</text:p>
              </table:table-cell>
              <table:table-cell office:value-type="float" office:value="-0.45921388">
                <text:p>-0.45921388</text:p>
              </table:table-cell>
              <table:table-cell office:value-type="float" office:value="0.18072315">
                <text:p>0.18072315</text:p>
              </table:table-cell>
              <table:table-cell office:value-type="float" office:value="0.35048333">
                <text:p>0.35048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-1.6799977">
                <text:p>-1.6799977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17857169">
                <text:p>0.17857169</text:p>
              </table:table-cell>
              <table:table-cell office:value-type="float" office:value="0.4346725">
                <text:p>0.43467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-1.6999977">
                <text:p>-1.6999977</text:p>
              </table:table-cell>
              <table:table-cell office:value-type="float" office:value="-0.65887207">
                <text:p>-0.65887207</text:p>
              </table:table-cell>
              <table:table-cell office:value-type="float" office:value="0.17647083">
                <text:p>0.17647083</text:p>
              </table:table-cell>
              <table:table-cell office:value-type="float" office:value="0.3248605">
                <text:p>0.32486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-1.7199976">
                <text:p>-1.7199976</text:p>
              </table:table-cell>
              <table:table-cell office:value-type="float" office:value="-1.6438522">
                <text:p>-1.6438522</text:p>
              </table:table-cell>
              <table:table-cell office:value-type="float" office:value="0.17441885">
                <text:p>0.17441885</text:p>
              </table:table-cell>
              <table:table-cell office:value-type="float" office:value="0.1930861">
                <text:p>0.19308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-1.7399976">
                <text:p>-1.7399976</text:p>
              </table:table-cell>
              <table:table-cell office:value-type="float" office:value="-2.682075">
                <text:p>-2.682075</text:p>
              </table:table-cell>
              <table:table-cell office:value-type="float" office:value="0.17241403">
                <text:p>0.17241403</text:p>
              </table:table-cell>
              <table:table-cell office:value-type="float" office:value="0.055821102">
                <text:p>0.0558211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-1.7599976">
                <text:p>-1.7599976</text:p>
              </table:table-cell>
              <table:table-cell office:value-type="float" office:value="-3.494018">
                <text:p>-3.494018</text:p>
              </table:table-cell>
              <table:table-cell office:value-type="float" office:value="0.17045479">
                <text:p>0.17045479</text:p>
              </table:table-cell>
              <table:table-cell office:value-type="float" office:value="-0.07412311">
                <text:p>-0.074123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-1.7799976">
                <text:p>-1.7799976</text:p>
              </table:table-cell>
              <table:table-cell office:value-type="float" office:value="-3.4740527">
                <text:p>-3.4740527</text:p>
              </table:table-cell>
              <table:table-cell office:value-type="float" office:value="0.16853955">
                <text:p>0.16853955</text:p>
              </table:table-cell>
              <table:table-cell office:value-type="float" office:value="-0.07686841">
                <text:p>-0.076868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-1.7999976">
                <text:p>-1.7999976</text:p>
              </table:table-cell>
              <table:table-cell office:value-type="float" office:value="-2.655454">
                <text:p>-2.655454</text:p>
              </table:table-cell>
              <table:table-cell office:value-type="float" office:value="0.1666669">
                <text:p>0.1666669</text:p>
              </table:table-cell>
              <table:table-cell office:value-type="float" office:value="0.0430097">
                <text:p>0.04300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-1.8199975">
                <text:p>-1.8199975</text:p>
              </table:table-cell>
              <table:table-cell office:value-type="float" office:value="-1.7902684">
                <text:p>-1.7902684</text:p>
              </table:table-cell>
              <table:table-cell office:value-type="float" office:value="0.1648354">
                <text:p>0.1648354</text:p>
              </table:table-cell>
              <table:table-cell office:value-type="float" office:value="0.1381801">
                <text:p>0.13818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-1.8399975">
                <text:p>-1.8399975</text:p>
              </table:table-cell>
              <table:table-cell office:value-type="float" office:value="-0.5989745">
                <text:p>-0.5989745</text:p>
              </table:table-cell>
              <table:table-cell office:value-type="float" office:value="0.16304371">
                <text:p>0.16304371</text:p>
              </table:table-cell>
              <table:table-cell office:value-type="float" office:value="0.30747363">
                <text:p>0.307473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-1.8599975">
                <text:p>-1.8599975</text:p>
              </table:table-cell>
              <table:table-cell office:value-type="float" office:value="0.35272953">
                <text:p>0.35272953</text:p>
              </table:table-cell>
              <table:table-cell office:value-type="float" office:value="0.16129054">
                <text:p>0.16129054</text:p>
              </table:table-cell>
              <table:table-cell office:value-type="float" office:value="0.41637054">
                <text:p>0.416370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-1.8799975">
                <text:p>-1.8799975</text:p>
              </table:table-cell>
              <table:table-cell office:value-type="float" office:value="-0.3593847">
                <text:p>-0.3593847</text:p>
              </table:table-cell>
              <table:table-cell office:value-type="float" office:value="0.15957469">
                <text:p>0.15957469</text:p>
              </table:table-cell>
              <table:table-cell office:value-type="float" office:value="0.3623796">
                <text:p>0.36237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-1.8999975">
                <text:p>-1.8999975</text:p>
              </table:table-cell>
              <table:table-cell office:value-type="float" office:value="-1.6039206">
                <text:p>-1.6039206</text:p>
              </table:table-cell>
              <table:table-cell office:value-type="float" office:value="0.15789495">
                <text:p>0.15789495</text:p>
              </table:table-cell>
              <table:table-cell office:value-type="float" office:value="0.1985767">
                <text:p>0.19857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-1.9199975">
                <text:p>-1.9199975</text:p>
              </table:table-cell>
              <table:table-cell office:value-type="float" office:value="-2.5489695">
                <text:p>-2.5489695</text:p>
              </table:table-cell>
              <table:table-cell office:value-type="float" office:value="0.15625021">
                <text:p>0.15625021</text:p>
              </table:table-cell>
              <table:table-cell office:value-type="float" office:value="0.05399089">
                <text:p>0.053990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-1.9399974">
                <text:p>-1.9399974</text:p>
              </table:table-cell>
              <table:table-cell office:value-type="float" office:value="-3.0947015">
                <text:p>-3.0947015</text:p>
              </table:table-cell>
              <table:table-cell office:value-type="float" office:value="0.1546394">
                <text:p>0.1546394</text:p>
              </table:table-cell>
              <table:table-cell office:value-type="float" office:value="-0.0448399">
                <text:p>-0.0448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-1.9599974">
                <text:p>-1.9599974</text:p>
              </table:table-cell>
              <table:table-cell office:value-type="float" office:value="-3.0614252">
                <text:p>-3.0614252</text:p>
              </table:table-cell>
              <table:table-cell office:value-type="float" office:value="0.15306143">
                <text:p>0.15306143</text:p>
              </table:table-cell>
              <table:table-cell office:value-type="float" office:value="-0.032943603">
                <text:p>-0.0329436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-1.9799974">
                <text:p>-1.9799974</text:p>
              </table:table-cell>
              <table:table-cell office:value-type="float" office:value="-2.3493114">
                <text:p>-2.3493114</text:p>
              </table:table-cell>
              <table:table-cell office:value-type="float" office:value="0.15151535">
                <text:p>0.15151535</text:p>
              </table:table-cell>
              <table:table-cell office:value-type="float" office:value="0.07595331">
                <text:p>0.075953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-1.9999974">
                <text:p>-1.9999974</text:p>
              </table:table-cell>
              <table:table-cell office:value-type="float" office:value="-1.557334">
                <text:p>-1.557334</text:p>
              </table:table-cell>
              <table:table-cell office:value-type="float" office:value="0.1500002">
                <text:p>0.1500002</text:p>
              </table:table-cell>
              <table:table-cell office:value-type="float" office:value="0.1610576">
                <text:p>0.16105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-2">
                <text:p>-2</text:p>
              </table:table-cell>
              <table:table-cell office:value-type="float" office:value="-0.43924797">
                <text:p>-0.43924797</text:p>
              </table:table-cell>
              <table:table-cell office:value-type="float" office:value="0.15">
                <text:p>0.15</text:p>
              </table:table-cell>
              <table:table-cell office:value-type="float" office:value="0.3276058">
                <text:p>0.32760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-2">
                <text:p>-2</text:p>
              </table:table-cell>
              <table:table-cell office:value-type="float" office:value="-0.2529003">
                <text:p>-0.2529003</text:p>
              </table:table-cell>
              <table:table-cell office:value-type="float" office:value="0.15">
                <text:p>0.15</text:p>
              </table:table-cell>
              <table:table-cell office:value-type="float" office:value="0.39166278">
                <text:p>0.391662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-2">
                <text:p>-2</text:p>
              </table:table-cell>
              <table:table-cell office:value-type="float" office:value="-1.0116016">
                <text:p>-1.0116016</text:p>
              </table:table-cell>
              <table:table-cell office:value-type="float" office:value="0.15">
                <text:p>0.15</text:p>
              </table:table-cell>
              <table:table-cell office:value-type="float" office:value="0.29649243">
                <text:p>0.296492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-2">
                <text:p>-2</text:p>
              </table:table-cell>
              <table:table-cell office:value-type="float" office:value="-1.9034079">
                <text:p>-1.9034079</text:p>
              </table:table-cell>
              <table:table-cell office:value-type="float" office:value="0.15">
                <text:p>0.15</text:p>
              </table:table-cell>
              <table:table-cell office:value-type="float" office:value="0.16837841">
                <text:p>0.168378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-2">
                <text:p>-2</text:p>
              </table:table-cell>
              <table:table-cell office:value-type="float" office:value="-2.9349754">
                <text:p>-2.9349754</text:p>
              </table:table-cell>
              <table:table-cell office:value-type="float" office:value="0.15">
                <text:p>0.15</text:p>
              </table:table-cell>
              <table:table-cell office:value-type="float" office:value="0.02653791">
                <text:p>0.026537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-2">
                <text:p>-2</text:p>
              </table:table-cell>
              <table:table-cell office:value-type="float" office:value="-3.6071582">
                <text:p>-3.6071582</text:p>
              </table:table-cell>
              <table:table-cell office:value-type="float" office:value="0.15">
                <text:p>0.15</text:p>
              </table:table-cell>
              <table:table-cell office:value-type="float" office:value="-0.0970006">
                <text:p>-0.09700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-2">
                <text:p>-2</text:p>
              </table:table-cell>
              <table:table-cell office:value-type="float" office:value="-3.5339499">
                <text:p>-3.5339499</text:p>
              </table:table-cell>
              <table:table-cell office:value-type="float" office:value="0.15">
                <text:p>0.15</text:p>
              </table:table-cell>
              <table:table-cell office:value-type="float" office:value="-0.081443906">
                <text:p>-0.0814439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-2">
                <text:p>-2</text:p>
              </table:table-cell>
              <table:table-cell office:value-type="float" office:value="-2.9150093">
                <text:p>-2.9150093</text:p>
              </table:table-cell>
              <table:table-cell office:value-type="float" office:value="0.15">
                <text:p>0.15</text:p>
              </table:table-cell>
              <table:table-cell office:value-type="float" office:value="0.0036604004">
                <text:p>0.00366040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-2">
                <text:p>-2</text:p>
              </table:table-cell>
              <table:table-cell office:value-type="float" office:value="-2.4225194">
                <text:p>-2.4225194</text:p>
              </table:table-cell>
              <table:table-cell office:value-type="float" office:value="0.15">
                <text:p>0.15</text:p>
              </table:table-cell>
              <table:table-cell office:value-type="float" office:value="0.060396608">
                <text:p>0.0603966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-2">
                <text:p>-2</text:p>
              </table:table-cell>
              <table:table-cell office:value-type="float" office:value="-1.537368">
                <text:p>-1.537368</text:p>
              </table:table-cell>
              <table:table-cell office:value-type="float" office:value="0.15">
                <text:p>0.15</text:p>
              </table:table-cell>
              <table:table-cell office:value-type="float" office:value="0.1638029">
                <text:p>0.16380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-2">
                <text:p>-2</text:p>
              </table:table-cell>
              <table:table-cell office:value-type="float" office:value="-0.49249023">
                <text:p>-0.49249023</text:p>
              </table:table-cell>
              <table:table-cell office:value-type="float" office:value="0.15">
                <text:p>0.15</text:p>
              </table:table-cell>
              <table:table-cell office:value-type="float" office:value="0.32394543">
                <text:p>0.323945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-2">
                <text:p>-2</text:p>
              </table:table-cell>
              <table:table-cell office:value-type="float" office:value="-0.11313961">
                <text:p>-0.11313961</text:p>
              </table:table-cell>
              <table:table-cell office:value-type="float" office:value="0.15">
                <text:p>0.15</text:p>
              </table:table-cell>
              <table:table-cell office:value-type="float" office:value="0.41637048">
                <text:p>0.416370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-2">
                <text:p>-2</text:p>
              </table:table-cell>
              <table:table-cell office:value-type="float" office:value="-0.512456">
                <text:p>-0.512456</text:p>
              </table:table-cell>
              <table:table-cell office:value-type="float" office:value="0.15">
                <text:p>0.15</text:p>
              </table:table-cell>
              <table:table-cell office:value-type="float" office:value="0.35231352">
                <text:p>0.352313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-2">
                <text:p>-2</text:p>
              </table:table-cell>
              <table:table-cell office:value-type="float" office:value="-1.4708152">
                <text:p>-1.4708152</text:p>
              </table:table-cell>
              <table:table-cell office:value-type="float" office:value="0.15">
                <text:p>0.15</text:p>
              </table:table-cell>
              <table:table-cell office:value-type="float" office:value="0.22236931">
                <text:p>0.222369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-2">
                <text:p>-2</text:p>
              </table:table-cell>
              <table:table-cell office:value-type="float" office:value="-2.123032">
                <text:p>-2.123032</text:p>
              </table:table-cell>
              <table:table-cell office:value-type="float" office:value="0.15">
                <text:p>0.15</text:p>
              </table:table-cell>
              <table:table-cell office:value-type="float" office:value="0.10889691">
                <text:p>0.108896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-2">
                <text:p>-2</text:p>
              </table:table-cell>
              <table:table-cell office:value-type="float" office:value="-2.8817332">
                <text:p>-2.8817332</text:p>
              </table:table-cell>
              <table:table-cell office:value-type="float" office:value="0.15">
                <text:p>0.15</text:p>
              </table:table-cell>
              <table:table-cell office:value-type="float" office:value="-0.024707709">
                <text:p>-0.0247077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-2">
                <text:p>-2</text:p>
              </table:table-cell>
              <table:table-cell office:value-type="float" office:value="-3.4274657">
                <text:p>-3.4274657</text:p>
              </table:table-cell>
              <table:table-cell office:value-type="float" office:value="0.15">
                <text:p>0.15</text:p>
              </table:table-cell>
              <table:table-cell office:value-type="float" office:value="-0.052160703">
                <text:p>-0.0521607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-2">
                <text:p>-2</text:p>
              </table:table-cell>
              <table:table-cell office:value-type="float" office:value="-2.9349754">
                <text:p>-2.9349754</text:p>
              </table:table-cell>
              <table:table-cell office:value-type="float" office:value="0.15">
                <text:p>0.15</text:p>
              </table:table-cell>
              <table:table-cell office:value-type="float" office:value="0.028368099">
                <text:p>0.0283680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-2">
                <text:p>-2</text:p>
              </table:table-cell>
              <table:table-cell office:value-type="float" office:value="-1.876787">
                <text:p>-1.876787</text:p>
              </table:table-cell>
              <table:table-cell office:value-type="float" office:value="0.15">
                <text:p>0.15</text:p>
              </table:table-cell>
              <table:table-cell office:value-type="float" office:value="0.1409254">
                <text:p>0.14092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-2">
                <text:p>-2</text:p>
              </table:table-cell>
              <table:table-cell office:value-type="float" office:value="-1.1580175">
                <text:p>-1.1580175</text:p>
              </table:table-cell>
              <table:table-cell office:value-type="float" office:value="0.15">
                <text:p>0.15</text:p>
              </table:table-cell>
              <table:table-cell office:value-type="float" office:value="0.265379">
                <text:p>0.2653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-2">
                <text:p>-2</text:p>
              </table:table-cell>
              <table:table-cell office:value-type="float" office:value="-0.0066554006">
                <text:p>-0.0066554006</text:p>
              </table:table-cell>
              <table:table-cell office:value-type="float" office:value="0.15">
                <text:p>0.15</text:p>
              </table:table-cell>
              <table:table-cell office:value-type="float" office:value="0.42003092">
                <text:p>0.420030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-2">
                <text:p>-2</text:p>
              </table:table-cell>
              <table:table-cell office:value-type="float" office:value="-0.15972656">
                <text:p>-0.15972656</text:p>
              </table:table-cell>
              <table:table-cell office:value-type="float" office:value="0.15">
                <text:p>0.15</text:p>
              </table:table-cell>
              <table:table-cell office:value-type="float" office:value="0.40081382">
                <text:p>0.400813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-2">
                <text:p>-2</text:p>
              </table:table-cell>
              <table:table-cell office:value-type="float" office:value="-1.0781542">
                <text:p>-1.0781542</text:p>
              </table:table-cell>
              <table:table-cell office:value-type="float" office:value="0.15">
                <text:p>0.15</text:p>
              </table:table-cell>
              <table:table-cell office:value-type="float" office:value="0.28002062">
                <text:p>0.280020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-2">
                <text:p>-2</text:p>
              </table:table-cell>
              <table:table-cell office:value-type="float" office:value="-2.003237">
                <text:p>-2.003237</text:p>
              </table:table-cell>
              <table:table-cell office:value-type="float" office:value="0.15">
                <text:p>0.15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-2">
                <text:p>-2</text:p>
              </table:table-cell>
              <table:table-cell office:value-type="float" office:value="-2.781904">
                <text:p>-2.781904</text:p>
              </table:table-cell>
              <table:table-cell office:value-type="float" office:value="0.15">
                <text:p>0.15</text:p>
              </table:table-cell>
              <table:table-cell office:value-type="float" office:value="0.018302003">
                <text:p>0.0183020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-2">
                <text:p>-2</text:p>
              </table:table-cell>
              <table:table-cell office:value-type="float" office:value="-3.5805368">
                <text:p>-3.5805368</text:p>
              </table:table-cell>
              <table:table-cell office:value-type="float" office:value="0.15">
                <text:p>0.15</text:p>
              </table:table-cell>
              <table:table-cell office:value-type="float" office:value="-0.08784961">
                <text:p>-0.087849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-2">
                <text:p>-2</text:p>
              </table:table-cell>
              <table:table-cell office:value-type="float" office:value="-3.5406053">
                <text:p>-3.5406053</text:p>
              </table:table-cell>
              <table:table-cell office:value-type="float" office:value="0.15">
                <text:p>0.15</text:p>
              </table:table-cell>
              <table:table-cell office:value-type="float" office:value="-0.084189214">
                <text:p>-0.0841892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-2">
                <text:p>-2</text:p>
              </table:table-cell>
              <table:table-cell office:value-type="float" office:value="-2.6487987">
                <text:p>-2.6487987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-2">
                <text:p>-2</text:p>
              </table:table-cell>
              <table:table-cell office:value-type="float" office:value="-1.8302">
                <text:p>-1.8302</text:p>
              </table:table-cell>
              <table:table-cell office:value-type="float" office:value="0.15">
                <text:p>0.15</text:p>
              </table:table-cell>
              <table:table-cell office:value-type="float" office:value="0.1253687">
                <text:p>0.12536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-2">
                <text:p>-2</text:p>
              </table:table-cell>
              <table:table-cell office:value-type="float" office:value="-0.36604">
                <text:p>-0.36604</text:p>
              </table:table-cell>
              <table:table-cell office:value-type="float" office:value="0.15">
                <text:p>0.15</text:p>
              </table:table-cell>
              <table:table-cell office:value-type="float" office:value="0.3102189">
                <text:p>0.31021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-2">
                <text:p>-2</text:p>
              </table:table-cell>
              <table:table-cell office:value-type="float" office:value="0.24624516">
                <text:p>0.24624516</text:p>
              </table:table-cell>
              <table:table-cell office:value-type="float" office:value="0.15">
                <text:p>0.15</text:p>
              </table:table-cell>
              <table:table-cell office:value-type="float" office:value="0.41637054">
                <text:p>0.41637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